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F2000001504A6B939E31E71217.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Gothic Std B" svg:font-family="'Adobe Gothic Std B'" style:font-family-generic="roman" style:font-pitch="variable"/>
    <style:font-face style:name="Adobe Gothic Std B1" svg:font-family="'Adobe Gothic Std B'" style:font-family-generic="system" style:font-pitch="variable"/>
    <style:font-face style:name="Arial" svg:font-family="Arial" style:font-family-generic="roman" style:font-pitch="variable"/>
    <style:font-face style:name="Arial1"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Georgia" svg:font-family="Georgia" style:font-family-generic="system" style:font-pitch="variable"/>
    <style:font-face style:name="Helvetica" svg:font-family="Helvetica" style:font-family-generic="roman" style:font-pitch="variable"/>
    <style:font-face style:name="Homa" svg:font-family="Homa" style:font-family-generic="system" style:font-pitch="variable"/>
    <style:font-face style:name="IRZar" svg:font-family="IRZar" style:font-pitch="variable"/>
    <style:font-face style:name="Liberation Sans" svg:font-family="'Liberation Sans'" style:font-family-generic="swiss" style:font-pitch="variable"/>
    <style:font-face style:name="Lotus" svg:font-family="Lotus" style:font-family-generic="system" style:font-pitch="variable"/>
    <style:font-face style:name="Nazanin" svg:font-family="Nazanin"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ffic" svg:font-family="Traffic" style:font-family-generic="roman" style:font-pitch="variable"/>
    <style:font-face style:name="Wingdings" svg:font-family="Wingdings" style:font-charset="x-symbol"/>
    <style:font-face style:name="Wingdings 2" svg:font-family="'Wingdings 2'" style:font-family-generic="roman" style:font-pitch="variable" style:font-charset="x-symbol"/>
    <style:font-face style:name="Wingdings 21" svg:font-family="'Wingdings 2'" style:font-family-generic="roman" style:font-pitch="variable"/>
    <style:font-face style:name="Wingdings 22" svg:font-family="'Wingdings 2'" style:font-family-generic="system" style:font-pitch="variable"/>
  </office:font-face-decls>
  <office:automatic-styles>
    <style:style style:name="Table1" style:family="table">
      <style:table-properties style:width="6.7757in" fo:margin-top="0in" fo:margin-bottom="0in" table:align="center" style:writing-mode="rl-tb"/>
    </style:style>
    <style:style style:name="Table1.A" style:family="table-column">
      <style:table-column-properties style:column-width="1.5486in"/>
    </style:style>
    <style:style style:name="Table1.B" style:family="table-column">
      <style:table-column-properties style:column-width="1.3465in"/>
    </style:style>
    <style:style style:name="Table1.C" style:family="table-column">
      <style:table-column-properties style:column-width="1.0826in"/>
    </style:style>
    <style:style style:name="Table1.D" style:family="table-column">
      <style:table-column-properties style:column-width="2.7972in"/>
    </style:style>
    <style:style style:name="Table1.1" style:family="table-row">
      <style:table-row-properties style:min-row-height="0.6778in" fo:keep-together="always"/>
    </style:style>
    <style:style style:name="Table1.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1.B1" style:family="table-cell">
      <style:table-cell-properties style:vertical-align="middle" fo:padding-left="0.075in" fo:padding-right="0.075in" fo:padding-top="0in" fo:padding-bottom="0in" fo:border="0.5pt solid #000000" style:writing-mode="rl-tb"/>
    </style:style>
    <style:style style:name="Table1.2" style:family="table-row">
      <style:table-row-properties style:min-row-height="0.2451in" fo:keep-together="always"/>
    </style:style>
    <style:style style:name="Table1.B2" style:family="table-cell">
      <style:table-cell-properties style:vertical-align="middle" fo:padding-left="0.075in" fo:padding-right="0.075in" fo:padding-top="0in" fo:padding-bottom="0in" fo:border="0.5pt solid #000000" style:writing-mode="rl-tb"/>
    </style:style>
    <style:style style:name="Table1.D2" style:family="table-cell">
      <style:table-cell-properties style:vertical-align="middle" fo:padding-left="0.075in" fo:padding-right="0.075in" fo:padding-top="0in" fo:padding-bottom="0in" fo:border="0.5pt solid #000000" style:writing-mode="rl-tb"/>
    </style:style>
    <style:style style:name="Table2" style:family="table">
      <style:table-properties style:width="2.5639in" fo:margin-top="0in" fo:margin-bottom="0in" table:align="center" style:writing-mode="rl-tb"/>
    </style:style>
    <style:style style:name="Table2.A" style:family="table-column">
      <style:table-column-properties style:column-width="1.2701in"/>
    </style:style>
    <style:style style:name="Table2.B" style:family="table-column">
      <style:table-column-properties style:column-width="1.2931in"/>
    </style:style>
    <style:style style:name="Table2.1" style:family="table-row">
      <style:table-row-properties style:min-row-height="0.2451in" fo:keep-together="always"/>
    </style:style>
    <style:style style:name="Table2.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A2"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3" style:family="table">
      <style:table-properties style:width="3.5042in" fo:margin-top="0in" fo:margin-bottom="0in" table:align="center" style:writing-mode="rl-tb"/>
    </style:style>
    <style:style style:name="Table3.A" style:family="table-column">
      <style:table-column-properties style:column-width="1.566in"/>
    </style:style>
    <style:style style:name="Table3.B" style:family="table-column">
      <style:table-column-properties style:column-width="1.9375in"/>
    </style:style>
    <style:style style:name="Table3.1" style:family="table-row">
      <style:table-row-properties fo:keep-together="auto"/>
    </style:style>
    <style:style style:name="Table3.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B1" style:family="table-cell">
      <style:table-cell-properties style:vertical-align="middle" fo:padding-left="0.075in" fo:padding-right="0.075in" fo:padding-top="0in" fo:padding-bottom="0in" fo:border="0.5pt solid #000000" style:writing-mode="rl-tb"/>
    </style:style>
    <style:style style:name="Table3.B2" style:family="table-cell">
      <style:table-cell-properties style:vertical-align="middle" fo:padding-left="0.075in" fo:padding-right="0.075in" fo:padding-top="0in" fo:padding-bottom="0in" fo:border="0.5pt solid #000000" style:writing-mode="rl-tb"/>
    </style:style>
    <style:style style:name="Table4" style:family="table">
      <style:table-properties style:width="6.7764in" fo:margin-top="0in" fo:margin-bottom="0in" table:align="center" style:writing-mode="rl-tb"/>
    </style:style>
    <style:style style:name="Table4.A" style:family="table-column">
      <style:table-column-properties style:column-width="6.7764in"/>
    </style:style>
    <style:style style:name="Table4.1" style:family="table-row">
      <style:table-row-properties fo:keep-together="always"/>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4.2" style:family="table-row">
      <style:table-row-properties style:min-row-height="0.5313in" fo:keep-together="always"/>
    </style:style>
    <style:style style:name="Table4.A2" style:family="table-cell">
      <style:table-cell-properties fo:padding-left="0.075in" fo:padding-right="0.075in" fo:padding-top="0in" fo:padding-bottom="0in" fo:border="0.5pt solid #000000" style:writing-mode="rl-tb"/>
    </style:style>
    <style:style style:name="Table4.A3" style:family="table-cell">
      <style:table-cell-properties fo:padding-left="0.075in" fo:padding-right="0.075in" fo:padding-top="0in" fo:padding-bottom="0in" fo:border-left="none" fo:border-right="none" fo:border-top="0.5pt solid #000000" fo:border-bottom="none" style:writing-mode="rl-tb"/>
    </style:style>
    <style:style style:name="Table5" style:family="table">
      <style:table-properties style:width="6.7764in" fo:margin-top="0in" fo:margin-bottom="0in" table:align="center" style:writing-mode="rl-tb"/>
    </style:style>
    <style:style style:name="Table5.A" style:family="table-column">
      <style:table-column-properties style:column-width="6.7764in"/>
    </style:style>
    <style:style style:name="Table5.1" style:family="table-row">
      <style:table-row-properties fo:keep-together="always"/>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5.2" style:family="table-row">
      <style:table-row-properties style:min-row-height="0.5313in" fo:keep-together="always"/>
    </style:style>
    <style:style style:name="Table5.A2"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5.A3" style:family="table-cell">
      <style:table-cell-properties fo:padding-left="0.075in" fo:padding-right="0.075in" fo:padding-top="0in" fo:padding-bottom="0in" fo:border-left="none" fo:border-right="none" fo:border-top="0.5pt solid #000000" fo:border-bottom="none" style:writing-mode="rl-tb"/>
    </style:style>
    <style:style style:name="Table6" style:family="table">
      <style:table-properties style:width="6.7764in" fo:margin-top="0in" fo:margin-bottom="0in" table:align="center" style:writing-mode="rl-tb"/>
    </style:style>
    <style:style style:name="Table6.A" style:family="table-column">
      <style:table-column-properties style:column-width="6.7764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none" fo:border-bottom="0.5pt solid #000000" style:writing-mode="rl-tb"/>
    </style:style>
    <style:style style:name="Table6.2" style:family="table-row">
      <style:table-row-properties fo:keep-together="always"/>
    </style:style>
    <style:style style:name="Table6.A2" style:family="table-cell">
      <style:table-cell-properties fo:padding-left="0.075in" fo:padding-right="0.075in" fo:padding-top="0in" fo:padding-bottom="0in" fo:border="0.5pt solid #000000" style:writing-mode="rl-tb"/>
    </style:style>
    <style:style style:name="Table7" style:family="table">
      <style:table-properties style:width="6.7764in" fo:margin-top="0in" fo:margin-bottom="0in" table:align="center" style:writing-mode="rl-tb"/>
    </style:style>
    <style:style style:name="Table7.A" style:family="table-column">
      <style:table-column-properties style:column-width="3.4507in"/>
    </style:style>
    <style:style style:name="Table7.B" style:family="table-column">
      <style:table-column-properties style:column-width="0.3757in"/>
    </style:style>
    <style:style style:name="Table7.C" style:family="table-column">
      <style:table-column-properties style:column-width="2.95in"/>
    </style:style>
    <style:style style:name="Table7.1" style:family="table-row">
      <style:table-row-properties fo:keep-together="always"/>
    </style:style>
    <style:style style:name="Table7.A1" style:family="table-cell">
      <style:table-cell-properties fo:padding-left="0.075in" fo:padding-right="0.075in" fo:padding-top="0in" fo:padding-bottom="0in" fo:border-left="none" fo:border-right="none" fo:border-top="none" fo:border-bottom="0.5pt solid #000000" style:writing-mode="rl-tb"/>
    </style:style>
    <style:style style:name="Table7.A2" style:family="table-cell">
      <style:table-cell-properties style:vertical-align="middle" fo:padding-left="0.075in" fo:padding-right="0.075in" fo:padding-top="0in" fo:padding-bottom="0in" fo:border-left="0.5pt solid #000000" fo:border-right="none" fo:border-top="0.5pt solid #000000" fo:border-bottom="none" style:writing-mode="rl-tb"/>
    </style:style>
    <style:style style:name="Table7.B2" style:family="table-cell">
      <style:table-cell-properties style:vertical-align="middle" fo:padding-left="0.075in" fo:padding-right="0.075in" fo:padding-top="0in" fo:padding-bottom="0in" fo:border-left="none" fo:border-right="none" fo:border-top="0.5pt solid #000000" fo:border-bottom="none" style:writing-mode="rl-tb"/>
    </style:style>
    <style:style style:name="Table7.C2" style:family="table-cell">
      <style:table-cell-properties style:vertical-align="middle" fo:padding-left="0.075in" fo:padding-right="0.075in" fo:padding-top="0in" fo:padding-bottom="0in" fo:border-left="none" fo:border-right="0.5pt solid #000000" fo:border-top="0.5pt solid #000000" fo:border-bottom="none" style:writing-mode="rl-tb"/>
    </style:style>
    <style:style style:name="Table7.A3" style:family="table-cell">
      <style:table-cell-properties style:vertical-align="middle" fo:padding-left="0.075in" fo:padding-right="0.075in" fo:padding-top="0in" fo:padding-bottom="0in" fo:border-left="0.5pt solid #000000" fo:border-right="none" fo:border-top="none" fo:border-bottom="none" style:writing-mode="rl-tb"/>
    </style:style>
    <style:style style:name="Table7.B3" style:family="table-cell">
      <style:table-cell-properties style:vertical-align="middle" fo:padding-left="0.075in" fo:padding-right="0.075in" fo:padding-top="0in" fo:padding-bottom="0in" fo:border="none" style:writing-mode="rl-tb"/>
    </style:style>
    <style:style style:name="Table7.C3" style:family="table-cell">
      <style:table-cell-properties style:vertical-align="middle" fo:padding-left="0.075in" fo:padding-right="0.075in" fo:padding-top="0in" fo:padding-bottom="0in" fo:border-left="none" fo:border-right="0.5pt solid #000000" fo:border-top="none" fo:border-bottom="none" style:writing-mode="rl-tb"/>
    </style:style>
    <style:style style:name="Table7.4" style:family="table-row">
      <style:table-row-properties style:min-row-height="0.1563in" fo:keep-together="always"/>
    </style:style>
    <style:style style:name="Table7.A5" style:family="table-cell">
      <style:table-cell-properties style:vertical-align="middle" fo:padding-left="0.075in" fo:padding-right="0.075in" fo:padding-top="0in" fo:padding-bottom="0in" fo:border-left="0.5pt solid #000000" fo:border-right="none" fo:border-top="none" fo:border-bottom="0.5pt solid #000000" style:writing-mode="rl-tb"/>
    </style:style>
    <style:style style:name="Table7.B5"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7.C5" style:family="table-cell">
      <style:table-cell-properties style:vertical-align="middle" fo:padding-left="0.075in" fo:padding-right="0.075in" fo:padding-top="0in" fo:padding-bottom="0in" fo:border-left="none" fo:border-right="0.5pt solid #000000" fo:border-top="none" fo:border-bottom="0.5pt solid #000000" style:writing-mode="rl-tb"/>
    </style:style>
    <style:style style:name="Table8" style:family="table">
      <style:table-properties style:width="6.7764in" fo:margin-top="0in" fo:margin-bottom="0in" table:align="center" style:writing-mode="rl-tb"/>
    </style:style>
    <style:style style:name="Table8.A" style:family="table-column">
      <style:table-column-properties style:column-width="1.6965in"/>
    </style:style>
    <style:style style:name="Table8.B" style:family="table-column">
      <style:table-column-properties style:column-width="5.0792in"/>
    </style:style>
    <style:style style:name="Table8.1" style:family="table-row">
      <style:table-row-properties fo:keep-together="always"/>
    </style:style>
    <style:style style:name="Table8.A1" style:family="table-cell">
      <style:table-cell-properties fo:padding-left="0.075in" fo:padding-right="0.075in" fo:padding-top="0in" fo:padding-bottom="0in" fo:border-left="none" fo:border-right="none" fo:border-top="none" fo:border-bottom="0.5pt solid #000000" style:writing-mode="rl-tb"/>
    </style:style>
    <style:style style:name="Table8.A2" style:family="table-cell">
      <style:table-cell-properties style:vertical-align="middle" fo:padding-left="0.075in" fo:padding-right="0.075in" fo:padding-top="0in" fo:padding-bottom="0in" fo:border="0.5pt solid #000000" style:writing-mode="rl-tb"/>
    </style:style>
    <style:style style:name="Table8.B2" style:family="table-cell">
      <style:table-cell-properties fo:padding-left="0.075in" fo:padding-right="0.075in" fo:padding-top="0in" fo:padding-bottom="0in" fo:border="0.5pt solid #000000" style:writing-mode="rl-tb"/>
    </style:style>
    <style:style style:name="Table8.B3" style:family="table-cell">
      <style:table-cell-properties fo:padding-left="0.075in" fo:padding-right="0.075in" fo:padding-top="0in" fo:padding-bottom="0in" fo:border="0.5pt solid #000000" style:writing-mode="rl-tb"/>
    </style:style>
    <style:style style:name="Table8.B4" style:family="table-cell">
      <style:table-cell-properties fo:padding-left="0.075in" fo:padding-right="0.075in" fo:padding-top="0in" fo:padding-bottom="0in" fo:border="0.5pt solid #000000" style:writing-mode="rl-tb"/>
    </style:style>
    <style:style style:name="Table8.B5" style:family="table-cell">
      <style:table-cell-properties fo:padding-left="0.075in" fo:padding-right="0.075in" fo:padding-top="0in" fo:padding-bottom="0in" fo:border="0.5pt solid #000000" style:writing-mode="rl-tb"/>
    </style:style>
    <style:style style:name="Table8.B6" style:family="table-cell">
      <style:table-cell-properties fo:padding-left="0.075in" fo:padding-right="0.075in" fo:padding-top="0in" fo:padding-bottom="0in" fo:border="0.5pt solid #000000" style:writing-mode="rl-tb"/>
    </style:style>
    <style:style style:name="Table8.B7" style:family="table-cell">
      <style:table-cell-properties fo:padding-left="0.075in" fo:padding-right="0.075in" fo:padding-top="0in" fo:padding-bottom="0in" fo:border="0.5pt solid #000000" style:writing-mode="rl-tb"/>
    </style:style>
    <style:style style:name="Table8.B8" style:family="table-cell">
      <style:table-cell-properties fo:padding-left="0.075in" fo:padding-right="0.075in" fo:padding-top="0in" fo:padding-bottom="0in" fo:border="0.5pt solid #000000" style:writing-mode="rl-tb"/>
    </style:style>
    <style:style style:name="Table8.9" style:family="table-row">
      <style:table-row-properties style:min-row-height="0.0792in" fo:keep-together="always"/>
    </style:style>
    <style:style style:name="Table8.A9" style:family="table-cell">
      <style:table-cell-properties fo:padding-left="0.075in" fo:padding-right="0.075in" fo:padding-top="0in" fo:padding-bottom="0in" fo:border-left="none" fo:border-right="none" fo:border-top="0.5pt solid #000000" fo:border-bottom="none" style:writing-mode="rl-tb"/>
    </style:style>
    <style:style style:name="Table9" style:family="table">
      <style:table-properties style:width="6.7764in" fo:margin-top="0in" fo:margin-bottom="0in" table:align="center" style:writing-mode="rl-tb"/>
    </style:style>
    <style:style style:name="Table9.A" style:family="table-column">
      <style:table-column-properties style:column-width="1.6889in"/>
    </style:style>
    <style:style style:name="Table9.B" style:family="table-column">
      <style:table-column-properties style:column-width="1.6944in"/>
    </style:style>
    <style:style style:name="Table9.C" style:family="table-column">
      <style:table-column-properties style:column-width="1.6924in"/>
    </style:style>
    <style:style style:name="Table9.D" style:family="table-column">
      <style:table-column-properties style:column-width="1.7in"/>
    </style:style>
    <style:style style:name="Table9.1" style:family="table-row">
      <style:table-row-properties fo:keep-together="always"/>
    </style:style>
    <style:style style:name="Table9.A1" style:family="table-cell">
      <style:table-cell-properties fo:padding-left="0.075in" fo:padding-right="0.075in" fo:padding-top="0in" fo:padding-bottom="0in" fo:border-left="none" fo:border-right="none" fo:border-top="none" fo:border-bottom="0.5pt solid #000000" style:writing-mode="rl-tb"/>
    </style:style>
    <style:style style:name="Table9.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9.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9.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9.A3" style:family="table-cell">
      <style:table-cell-properties fo:padding-left="0.075in" fo:padding-right="0.075in" fo:padding-top="0in" fo:padding-bottom="0in" fo:border-left="none" fo:border-right="none" fo:border-top="0.5pt solid #000000" fo:border-bottom="none" style:writing-mode="rl-tb"/>
    </style:style>
    <style:style style:name="Table10" style:family="table">
      <style:table-properties style:width="6.8063in" fo:margin-top="0in" fo:margin-bottom="0in" table:align="center" style:writing-mode="rl-tb"/>
    </style:style>
    <style:style style:name="Table10.A" style:family="table-column">
      <style:table-column-properties style:column-width="1.6965in"/>
    </style:style>
    <style:style style:name="Table10.B" style:family="table-column">
      <style:table-column-properties style:column-width="1.5618in"/>
    </style:style>
    <style:style style:name="Table10.C" style:family="table-column">
      <style:table-column-properties style:column-width="1.6882in"/>
    </style:style>
    <style:style style:name="Table10.D" style:family="table-column">
      <style:table-column-properties style:column-width="1.8292in"/>
    </style:style>
    <style:style style:name="Table10.E" style:family="table-column">
      <style:table-column-properties style:column-width="0.0299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none" fo:border-right="none" fo:border-top="none" fo:border-bottom="0.5pt solid #000000" style:writing-mode="rl-tb"/>
    </style:style>
    <style:style style:name="Table10.E1" style:family="table-cell">
      <style:table-cell-properties fo:padding-left="0.075in" fo:padding-right="0.075in" fo:padding-top="0in" fo:padding-bottom="0in" fo:border="none" style:writing-mode="rl-tb"/>
    </style:style>
    <style:style style:name="Table10.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10.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10.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11" style:family="table">
      <style:table-properties style:width="6.8063in" fo:margin-top="0in" fo:margin-bottom="0in" table:align="center" style:writing-mode="rl-tb"/>
    </style:style>
    <style:style style:name="Table11.A" style:family="table-column">
      <style:table-column-properties style:column-width="1.6965in"/>
    </style:style>
    <style:style style:name="Table11.B" style:family="table-column">
      <style:table-column-properties style:column-width="1.5618in"/>
    </style:style>
    <style:style style:name="Table11.C" style:family="table-column">
      <style:table-column-properties style:column-width="1.6882in"/>
    </style:style>
    <style:style style:name="Table11.D" style:family="table-column">
      <style:table-column-properties style:column-width="1.8292in"/>
    </style:style>
    <style:style style:name="Table11.E" style:family="table-column">
      <style:table-column-properties style:column-width="0.0299in"/>
    </style:style>
    <style:style style:name="Table11.1" style:family="table-row">
      <style:table-row-properties fo:keep-together="always"/>
    </style:style>
    <style:style style:name="Table11.A1" style:family="table-cell">
      <style:table-cell-properties fo:padding-left="0.075in" fo:padding-right="0.075in" fo:padding-top="0in" fo:padding-bottom="0in" fo:border-left="none" fo:border-right="none" fo:border-top="none" fo:border-bottom="0.5pt solid #000000" style:writing-mode="rl-tb"/>
    </style:style>
    <style:style style:name="Table11.E1" style:family="table-cell">
      <style:table-cell-properties fo:padding-left="0.075in" fo:padding-right="0.075in" fo:padding-top="0in" fo:padding-bottom="0in" fo:border="none" style:writing-mode="rl-tb"/>
    </style:style>
    <style:style style:name="Table11.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11.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11.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12" style:family="table">
      <style:table-properties style:width="6.7625in" fo:margin-top="0in" fo:margin-bottom="0in" table:align="center" style:writing-mode="rl-tb"/>
    </style:style>
    <style:style style:name="Table12.A" style:family="table-column">
      <style:table-column-properties style:column-width="6.7625in"/>
    </style:style>
    <style:style style:name="Table12.1" style:family="table-row">
      <style:table-row-properties style:min-row-height="0.2632in" fo:keep-together="always"/>
    </style:style>
    <style:style style:name="Table12.A1" style:family="table-cell">
      <style:table-cell-properties fo:padding-left="0.075in" fo:padding-right="0.075in" fo:padding-top="0in" fo:padding-bottom="0in" fo:border-left="none" fo:border-right="none" fo:border-top="none" fo:border-bottom="0.5pt solid #000000" style:writing-mode="rl-tb"/>
    </style:style>
    <style:style style:name="Table12.2" style:family="table-row">
      <style:table-row-properties style:min-row-height="0.9625in" fo:keep-together="always"/>
    </style:style>
    <style:style style:name="Table12.A2" style:family="table-cell">
      <style:table-cell-properties fo:padding-left="0.075in" fo:padding-right="0.075in" fo:padding-top="0in" fo:padding-bottom="0in" fo:border="0.5pt solid #000000" style:writing-mode="rl-tb"/>
    </style:style>
    <style:style style:name="Table12.3" style:family="table-row">
      <style:table-row-properties style:min-row-height="0.0986in" fo:keep-together="always"/>
    </style:style>
    <style:style style:name="Table12.A3" style:family="table-cell">
      <style:table-cell-properties fo:padding-left="0.075in" fo:padding-right="0.075in" fo:padding-top="0in" fo:padding-bottom="0in" fo:border-left="none" fo:border-right="none" fo:border-top="0.5pt solid #000000" fo:border-bottom="none" style:writing-mode="rl-tb"/>
    </style:style>
    <style:style style:name="Table13" style:family="table">
      <style:table-properties style:width="6.7625in" fo:margin-top="0in" fo:margin-bottom="0in" table:align="center" style:writing-mode="rl-tb"/>
    </style:style>
    <style:style style:name="Table13.A" style:family="table-column">
      <style:table-column-properties style:column-width="6.7625in"/>
    </style:style>
    <style:style style:name="Table13.1" style:family="table-row">
      <style:table-row-properties style:min-row-height="0.0986in" fo:keep-together="always"/>
    </style:style>
    <style:style style:name="Table13.A1" style:family="table-cell">
      <style:table-cell-properties fo:padding-left="0.075in" fo:padding-right="0.075in" fo:padding-top="0in" fo:padding-bottom="0in" fo:border-left="none" fo:border-right="none" fo:border-top="none" fo:border-bottom="0.5pt solid #000000" style:writing-mode="rl-tb"/>
    </style:style>
    <style:style style:name="Table13.A2" style:family="table-cell">
      <style:table-cell-properties fo:padding-left="0.075in" fo:padding-right="0.075in" fo:padding-top="0in" fo:padding-bottom="0in" fo:border="0.5pt solid #000000" style:writing-mode="rl-tb"/>
    </style:style>
    <style:style style:name="Table13.A3" style:family="table-cell">
      <style:table-cell-properties fo:padding-left="0.075in" fo:padding-right="0.075in" fo:padding-top="0in" fo:padding-bottom="0in" fo:border-left="none" fo:border-right="none" fo:border-top="0.5pt solid #000000" fo:border-bottom="none" style:writing-mode="rl-tb"/>
    </style:style>
    <style:style style:name="Table14" style:family="table">
      <style:table-properties style:width="6.9375in" fo:margin-top="0in" fo:margin-bottom="0in" table:align="center" style:writing-mode="rl-tb"/>
    </style:style>
    <style:style style:name="Table14.A" style:family="table-column">
      <style:table-column-properties style:column-width="6.9375in"/>
    </style:style>
    <style:style style:name="Table14.1" style:family="table-row">
      <style:table-row-properties style:min-row-height="0.0986in" fo:keep-together="always"/>
    </style:style>
    <style:style style:name="Table14.A1" style:family="table-cell">
      <style:table-cell-properties fo:padding-left="0.075in" fo:padding-right="0.075in" fo:padding-top="0in" fo:padding-bottom="0in" fo:border-left="none" fo:border-right="none" fo:border-top="none" fo:border-bottom="0.5pt solid #000000" style:writing-mode="rl-tb"/>
    </style:style>
    <style:style style:name="Table14.A2" style:family="table-cell">
      <style:table-cell-properties fo:padding-left="0.075in" fo:padding-right="0.075in" fo:padding-top="0in" fo:padding-bottom="0in" fo:border="0.5pt solid #000000" style:writing-mode="rl-tb"/>
    </style:style>
    <style:style style:name="Table14.A3" style:family="table-cell">
      <style:table-cell-properties fo:padding-left="0.075in" fo:padding-right="0.075in" fo:padding-top="0in" fo:padding-bottom="0in" fo:border-left="none" fo:border-right="none" fo:border-top="0.5pt solid #000000" fo:border-bottom="none" style:writing-mode="rl-tb"/>
    </style:style>
    <style:style style:name="Table15" style:family="table">
      <style:table-properties style:width="6.7625in" fo:margin-top="0in" fo:margin-bottom="0in" table:align="center" style:writing-mode="rl-tb"/>
    </style:style>
    <style:style style:name="Table15.A" style:family="table-column">
      <style:table-column-properties style:column-width="6.7625in"/>
    </style:style>
    <style:style style:name="Table15.1" style:family="table-row">
      <style:table-row-properties style:min-row-height="0.0986in" fo:keep-together="always"/>
    </style:style>
    <style:style style:name="Table15.A1" style:family="table-cell">
      <style:table-cell-properties fo:padding-left="0.075in" fo:padding-right="0.075in" fo:padding-top="0in" fo:padding-bottom="0in" fo:border-left="none" fo:border-right="none" fo:border-top="none" fo:border-bottom="0.5pt solid #000000" style:writing-mode="rl-tb"/>
    </style:style>
    <style:style style:name="Table15.2" style:family="table-row">
      <style:table-row-properties style:min-row-height="1.1194in" fo:keep-together="always"/>
    </style:style>
    <style:style style:name="Table15.A2" style:family="table-cell">
      <style:table-cell-properties fo:padding-left="0.075in" fo:padding-right="0.075in" fo:padding-top="0in" fo:padding-bottom="0in" fo:border="0.5pt solid #000000" style:writing-mode="rl-tb"/>
    </style:style>
    <style:style style:name="Table15.A3" style:family="table-cell">
      <style:table-cell-properties fo:padding-left="0.075in" fo:padding-right="0.075in" fo:padding-top="0in" fo:padding-bottom="0in" fo:border-left="none" fo:border-right="none" fo:border-top="0.5pt solid #000000" fo:border-bottom="none" style:writing-mode="rl-tb"/>
    </style:style>
    <style:style style:name="Table16" style:family="table">
      <style:table-properties style:width="6.6938in" fo:margin-left="0.0979in" fo:margin-top="0in" fo:margin-bottom="0in" table:align="left" style:writing-mode="rl-tb"/>
    </style:style>
    <style:style style:name="Table16.A" style:family="table-column">
      <style:table-column-properties style:column-width="6.6938in"/>
    </style:style>
    <style:style style:name="Table16.1" style:family="table-row">
      <style:table-row-properties fo:keep-together="auto"/>
    </style:style>
    <style:style style:name="Table16.A1" style:family="table-cell">
      <style:table-cell-properties fo:padding-left="0.075in" fo:padding-right="0.075in" fo:padding-top="0in" fo:padding-bottom="0in" fo:border-left="none" fo:border-right="none" fo:border-top="none" fo:border-bottom="0.5pt solid #000000" style:writing-mode="rl-tb"/>
    </style:style>
    <style:style style:name="Table16.A2" style:family="table-cell">
      <style:table-cell-properties fo:padding-left="0.075in" fo:padding-right="0.075in" fo:padding-top="0in" fo:padding-bottom="0in" fo:border="0.5pt solid #000000" style:writing-mode="rl-tb"/>
    </style:style>
    <style:style style:name="Table17" style:family="table">
      <style:table-properties style:width="6.7625in" fo:margin-top="0in" fo:margin-bottom="0in" table:align="center" style:writing-mode="rl-tb"/>
    </style:style>
    <style:style style:name="Table17.A" style:family="table-column">
      <style:table-column-properties style:column-width="6.7625in"/>
    </style:style>
    <style:style style:name="Table17.1" style:family="table-row">
      <style:table-row-properties style:min-row-height="0.2597in" fo:keep-together="always"/>
    </style:style>
    <style:style style:name="Table17.A1" style:family="table-cell">
      <style:table-cell-properties fo:padding-left="0.075in" fo:padding-right="0.075in" fo:padding-top="0in" fo:padding-bottom="0in" fo:border-left="none" fo:border-right="none" fo:border-top="none" fo:border-bottom="0.5pt solid #000000" style:writing-mode="rl-tb"/>
    </style:style>
    <style:style style:name="Table17.A2" style:family="table-cell">
      <style:table-cell-properties fo:padding-left="0.075in" fo:padding-right="0.075in" fo:padding-top="0in" fo:padding-bottom="0in" fo:border="0.5pt solid #000000" style:writing-mode="rl-tb"/>
    </style:style>
    <style:style style:name="Table17.3" style:family="table-row">
      <style:table-row-properties style:min-row-height="0.0625in" fo:keep-together="always"/>
    </style:style>
    <style:style style:name="Table17.A3" style:family="table-cell">
      <style:table-cell-properties fo:padding-left="0.075in" fo:padding-right="0.075in" fo:padding-top="0in" fo:padding-bottom="0in" fo:border-left="none" fo:border-right="none" fo:border-top="0.5pt solid #000000" fo:border-bottom="none" style:writing-mode="rl-tb"/>
    </style:style>
    <style:style style:name="Table18" style:family="table">
      <style:table-properties style:width="6.7625in" fo:margin-top="0in" fo:margin-bottom="0in" table:align="center" style:writing-mode="rl-tb"/>
    </style:style>
    <style:style style:name="Table18.A" style:family="table-column">
      <style:table-column-properties style:column-width="6.7625in"/>
    </style:style>
    <style:style style:name="Table18.1" style:family="table-row">
      <style:table-row-properties style:min-row-height="0.2597in" fo:keep-together="always"/>
    </style:style>
    <style:style style:name="Table18.A1" style:family="table-cell">
      <style:table-cell-properties fo:padding-left="0.075in" fo:padding-right="0.075in" fo:padding-top="0in" fo:padding-bottom="0in" fo:border-left="none" fo:border-right="none" fo:border-top="none" fo:border-bottom="0.5pt solid #000000" style:writing-mode="rl-tb"/>
    </style:style>
    <style:style style:name="Table18.A2" style:family="table-cell">
      <style:table-cell-properties fo:padding-left="0.075in" fo:padding-right="0.075in" fo:padding-top="0in" fo:padding-bottom="0in" fo:border="0.5pt solid #000000" style:writing-mode="rl-tb"/>
    </style:style>
    <style:style style:name="Table18.3" style:family="table-row">
      <style:table-row-properties style:min-row-height="0.0917in" fo:keep-together="always"/>
    </style:style>
    <style:style style:name="Table18.A3" style:family="table-cell">
      <style:table-cell-properties fo:padding-left="0.075in" fo:padding-right="0.075in" fo:padding-top="0in" fo:padding-bottom="0in" fo:border-left="none" fo:border-right="none" fo:border-top="0.5pt solid #000000" fo:border-bottom="none" style:writing-mode="rl-tb"/>
    </style:style>
    <style:style style:name="Table19" style:family="table">
      <style:table-properties style:width="6.7625in" fo:margin-top="0in" fo:margin-bottom="0in" table:align="center" style:writing-mode="rl-tb"/>
    </style:style>
    <style:style style:name="Table19.A" style:family="table-column">
      <style:table-column-properties style:column-width="6.7625in"/>
    </style:style>
    <style:style style:name="Table19.1" style:family="table-row">
      <style:table-row-properties style:min-row-height="0.2597in" fo:keep-together="always"/>
    </style:style>
    <style:style style:name="Table19.A1" style:family="table-cell">
      <style:table-cell-properties fo:padding-left="0.075in" fo:padding-right="0.075in" fo:padding-top="0in" fo:padding-bottom="0in" fo:border-left="none" fo:border-right="none" fo:border-top="none" fo:border-bottom="0.5pt solid #000000" style:writing-mode="rl-tb"/>
    </style:style>
    <style:style style:name="Table19.2" style:family="table-row">
      <style:table-row-properties style:min-row-height="1.5014in" fo:keep-together="always"/>
    </style:style>
    <style:style style:name="Table19.A2" style:family="table-cell">
      <style:table-cell-properties fo:padding-left="0.075in" fo:padding-right="0.075in" fo:padding-top="0in" fo:padding-bottom="0in" fo:border="0.5pt solid #000000" style:writing-mode="rl-tb"/>
    </style:style>
    <style:style style:name="Table19.3" style:family="table-row">
      <style:table-row-properties style:min-row-height="0.0958in" fo:keep-together="always"/>
    </style:style>
    <style:style style:name="Table19.A3" style:family="table-cell">
      <style:table-cell-properties fo:padding-left="0.075in" fo:padding-right="0.075in" fo:padding-top="0in" fo:padding-bottom="0in" fo:border-left="none" fo:border-right="none" fo:border-top="0.5pt solid #000000" fo:border-bottom="none" style:writing-mode="rl-tb"/>
    </style:style>
    <style:style style:name="Table20" style:family="table">
      <style:table-properties style:width="6.8264in" fo:margin-top="0in" fo:margin-bottom="0in" table:align="center" style:writing-mode="rl-tb"/>
    </style:style>
    <style:style style:name="Table20.A" style:family="table-column">
      <style:table-column-properties style:column-width="6.8264in"/>
    </style:style>
    <style:style style:name="Table20.1" style:family="table-row">
      <style:table-row-properties style:min-row-height="0.2597in" fo:keep-together="always"/>
    </style:style>
    <style:style style:name="Table20.A1" style:family="table-cell">
      <style:table-cell-properties fo:padding-left="0.075in" fo:padding-right="0.075in" fo:padding-top="0in" fo:padding-bottom="0in" fo:border-left="none" fo:border-right="none" fo:border-top="none" fo:border-bottom="0.5pt solid #000000" style:writing-mode="rl-tb"/>
    </style:style>
    <style:style style:name="Table20.A2" style:family="table-cell">
      <style:table-cell-properties fo:padding-left="0.075in" fo:padding-right="0.075in" fo:padding-top="0in" fo:padding-bottom="0in" fo:border="0.5pt solid #000000" style:writing-mode="rl-tb"/>
    </style:style>
    <style:style style:name="Table21" style:family="table">
      <style:table-properties style:width="6.8917in" fo:margin-top="0in" fo:margin-bottom="0in" table:align="center" style:writing-mode="rl-tb"/>
    </style:style>
    <style:style style:name="Table21.A" style:family="table-column">
      <style:table-column-properties style:column-width="6.8917in"/>
    </style:style>
    <style:style style:name="Table21.1" style:family="table-row">
      <style:table-row-properties fo:keep-together="auto"/>
    </style:style>
    <style:style style:name="Table21.A1" style:family="table-cell">
      <style:table-cell-properties fo:padding-left="0.075in" fo:padding-right="0.075in" fo:padding-top="0in" fo:padding-bottom="0in" fo:border-left="none" fo:border-right="none" fo:border-top="none" fo:border-bottom="0.5pt solid #000000" style:writing-mode="rl-tb"/>
    </style:style>
    <style:style style:name="Table21.A2" style:family="table-cell">
      <style:table-cell-properties fo:padding-left="0.075in" fo:padding-right="0.075in" fo:padding-top="0in" fo:padding-bottom="0in" fo:border="0.5pt solid #000000" style:writing-mode="rl-tb"/>
    </style:style>
    <style:style style:name="Table22" style:family="table">
      <style:table-properties style:width="6.875in" fo:margin-top="0in" fo:margin-bottom="0in" table:align="center" style:writing-mode="rl-tb"/>
    </style:style>
    <style:style style:name="Table22.A" style:family="table-column">
      <style:table-column-properties style:column-width="0.425in"/>
    </style:style>
    <style:style style:name="Table22.B" style:family="table-column">
      <style:table-column-properties style:column-width="1.0847in"/>
    </style:style>
    <style:style style:name="Table22.C" style:family="table-column">
      <style:table-column-properties style:column-width="1.1653in"/>
    </style:style>
    <style:style style:name="Table22.D" style:family="table-column">
      <style:table-column-properties style:column-width="0.8368in"/>
    </style:style>
    <style:style style:name="Table22.E" style:family="table-column">
      <style:table-column-properties style:column-width="0.8111in"/>
    </style:style>
    <style:style style:name="Table22.F" style:family="table-column">
      <style:table-column-properties style:column-width="1.1993in"/>
    </style:style>
    <style:style style:name="Table22.G" style:family="table-column">
      <style:table-column-properties style:column-width="1.3521in"/>
    </style:style>
    <style:style style:name="Table22.1" style:family="table-row">
      <style:table-row-properties style:min-row-height="0.2597in" fo:keep-together="always"/>
    </style:style>
    <style:style style:name="Table22.A1" style:family="table-cell">
      <style:table-cell-properties fo:padding-left="0.075in" fo:padding-right="0.075in" fo:padding-top="0in" fo:padding-bottom="0in" fo:border-left="none" fo:border-right="none" fo:border-top="none" fo:border-bottom="0.5pt solid #000000" style:writing-mode="rl-tb"/>
    </style:style>
    <style:style style:name="Table22.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2.A3" style:family="table-cell">
      <style:table-cell-properties style:vertical-align="middle" fo:padding-left="0.075in" fo:padding-right="0.075in" fo:padding-top="0in" fo:padding-bottom="0in" fo:border="0.5pt solid #000000" style:writing-mode="rl-tb"/>
    </style:style>
    <style:style style:name="Table22.B3" style:family="table-cell">
      <style:table-cell-properties style:vertical-align="middle" fo:padding-left="0.075in" fo:padding-right="0.075in" fo:padding-top="0in" fo:padding-bottom="0in" fo:border="0.5pt solid #000000" style:writing-mode="rl-tb"/>
    </style:style>
    <style:style style:name="Table22.C3" style:family="table-cell">
      <style:table-cell-properties style:vertical-align="middle" fo:padding-left="0.075in" fo:padding-right="0.075in" fo:padding-top="0in" fo:padding-bottom="0in" fo:border="0.5pt solid #000000" style:writing-mode="rl-tb"/>
    </style:style>
    <style:style style:name="Table22.D3" style:family="table-cell">
      <style:table-cell-properties fo:padding-left="0.075in" fo:padding-right="0.075in" fo:padding-top="0in" fo:padding-bottom="0in" fo:border="0.5pt solid #000000" style:writing-mode="rl-tb"/>
    </style:style>
    <style:style style:name="Table22.E3" style:family="table-cell">
      <style:table-cell-properties fo:padding-left="0.075in" fo:padding-right="0.075in" fo:padding-top="0in" fo:padding-bottom="0in" fo:border="0.5pt solid #000000" style:writing-mode="rl-tb"/>
    </style:style>
    <style:style style:name="Table22.F3" style:family="table-cell">
      <style:table-cell-properties style:vertical-align="middle" fo:padding-left="0.075in" fo:padding-right="0.075in" fo:padding-top="0in" fo:padding-bottom="0in" fo:border="0.5pt solid #000000" style:writing-mode="rl-tb"/>
    </style:style>
    <style:style style:name="Table22.G3" style:family="table-cell">
      <style:table-cell-properties style:vertical-align="middle" fo:padding-left="0.075in" fo:padding-right="0.075in" fo:padding-top="0in" fo:padding-bottom="0in" fo:border="0.5pt solid #000000" style:writing-mode="rl-tb"/>
    </style:style>
    <style:style style:name="Table22.A4" style:family="table-cell">
      <style:table-cell-properties style:vertical-align="middle" fo:padding-left="0.075in" fo:padding-right="0.075in" fo:padding-top="0in" fo:padding-bottom="0in" fo:border="0.5pt solid #000000" style:writing-mode="rl-tb"/>
    </style:style>
    <style:style style:name="Table22.B4" style:family="table-cell">
      <style:table-cell-properties style:vertical-align="middle" fo:padding-left="0.075in" fo:padding-right="0.075in" fo:padding-top="0in" fo:padding-bottom="0in" fo:border="0.5pt solid #000000" style:writing-mode="rl-tb"/>
    </style:style>
    <style:style style:name="Table22.C4" style:family="table-cell">
      <style:table-cell-properties style:vertical-align="middle" fo:padding-left="0.075in" fo:padding-right="0.075in" fo:padding-top="0in" fo:padding-bottom="0in" fo:border="0.5pt solid #000000" style:writing-mode="rl-tb"/>
    </style:style>
    <style:style style:name="Table22.D4" style:family="table-cell">
      <style:table-cell-properties fo:padding-left="0.075in" fo:padding-right="0.075in" fo:padding-top="0in" fo:padding-bottom="0in" fo:border="0.5pt solid #000000" style:writing-mode="rl-tb"/>
    </style:style>
    <style:style style:name="Table22.E4" style:family="table-cell">
      <style:table-cell-properties fo:padding-left="0.075in" fo:padding-right="0.075in" fo:padding-top="0in" fo:padding-bottom="0in" fo:border="0.5pt solid #000000" style:writing-mode="rl-tb"/>
    </style:style>
    <style:style style:name="Table22.F4" style:family="table-cell">
      <style:table-cell-properties style:vertical-align="middle" fo:padding-left="0.075in" fo:padding-right="0.075in" fo:padding-top="0in" fo:padding-bottom="0in" fo:border="0.5pt solid #000000" style:writing-mode="rl-tb"/>
    </style:style>
    <style:style style:name="Table22.G4" style:family="table-cell">
      <style:table-cell-properties style:vertical-align="middle" fo:padding-left="0.075in" fo:padding-right="0.075in" fo:padding-top="0in" fo:padding-bottom="0in" fo:border="0.5pt solid #000000" style:writing-mode="rl-tb"/>
    </style:style>
    <style:style style:name="Table23" style:family="table">
      <style:table-properties style:width="6.9472in" fo:margin-top="0in" fo:margin-bottom="0in" table:align="center" style:writing-mode="rl-tb"/>
    </style:style>
    <style:style style:name="Table23.A" style:family="table-column">
      <style:table-column-properties style:column-width="0.4215in"/>
    </style:style>
    <style:style style:name="Table23.B" style:family="table-column">
      <style:table-column-properties style:column-width="1.5882in"/>
    </style:style>
    <style:style style:name="Table23.C" style:family="table-column">
      <style:table-column-properties style:column-width="0.6583in"/>
    </style:style>
    <style:style style:name="Table23.D" style:family="table-column">
      <style:table-column-properties style:column-width="0.6854in"/>
    </style:style>
    <style:style style:name="Table23.E" style:family="table-column">
      <style:table-column-properties style:column-width="0.6868in"/>
    </style:style>
    <style:style style:name="Table23.F" style:family="table-column">
      <style:table-column-properties style:column-width="0.6285in"/>
    </style:style>
    <style:style style:name="Table23.G" style:family="table-column">
      <style:table-column-properties style:column-width="1.6583in"/>
    </style:style>
    <style:style style:name="Table23.H" style:family="table-column">
      <style:table-column-properties style:column-width="0.6188in"/>
    </style:style>
    <style:style style:name="Table23.1" style:family="table-row">
      <style:table-row-properties style:min-row-height="0.2597in" fo:keep-together="always"/>
    </style:style>
    <style:style style:name="Table23.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3.A2"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3.B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3.3" style:family="table-row">
      <style:table-row-properties style:min-row-height="0.5194in" fo:keep-together="always"/>
    </style:style>
    <style:style style:name="Table23.B3" style:family="table-cell">
      <style:table-cell-properties style:vertical-align="middle" fo:background-color="#ccffcc" fo:padding-left="0.075in" fo:padding-right="0.075in" fo:padding-top="0in" fo:padding-bottom="0in" fo:border-left="0.5pt solid #000000" fo:border-right="0.5pt solid #000000" fo:border-top="1.5pt solid #000000" fo:border-bottom="0.5pt solid #000000" style:writing-mode="rl-tb">
        <style:background-image/>
      </style:table-cell-properties>
    </style:style>
    <style:style style:name="Table23.4" style:family="table-row">
      <style:table-row-properties style:min-row-height="0.4354in" fo:keep-together="always"/>
    </style:style>
    <style:style style:name="Table23.A4" style:family="table-cell">
      <style:table-cell-properties style:vertical-align="middle" fo:padding-left="0.075in" fo:padding-right="0.075in" fo:padding-top="0in" fo:padding-bottom="0in" fo:border="0.5pt solid #000000" style:writing-mode="rl-tb"/>
    </style:style>
    <style:style style:name="Table23.B4" style:family="table-cell">
      <style:table-cell-properties style:vertical-align="middle" fo:padding-left="0.075in" fo:padding-right="0.075in" fo:padding-top="0in" fo:padding-bottom="0in" fo:border="0.5pt solid #000000" style:writing-mode="rl-tb"/>
    </style:style>
    <style:style style:name="Table23.C4"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23.G4" style:family="table-cell">
      <style:table-cell-properties style:vertical-align="middle" fo:padding-left="0.075in" fo:padding-right="0.075in" fo:padding-top="0in" fo:padding-bottom="0in" fo:border="0.5pt solid #000000" style:writing-mode="rl-tb"/>
    </style:style>
    <style:style style:name="Table23.H4" style:family="table-cell">
      <style:table-cell-properties style:vertical-align="middle" fo:padding-left="0.075in" fo:padding-right="0.075in" fo:padding-top="0in" fo:padding-bottom="0in" fo:border="0.5pt solid #000000" style:writing-mode="rl-tb"/>
    </style:style>
    <style:style style:name="Table23.A5" style:family="table-cell">
      <style:table-cell-properties style:vertical-align="middle" fo:padding-left="0.075in" fo:padding-right="0.075in" fo:padding-top="0in" fo:padding-bottom="0in" fo:border="0.5pt solid #000000" style:writing-mode="rl-tb"/>
    </style:style>
    <style:style style:name="Table23.B5" style:family="table-cell">
      <style:table-cell-properties style:vertical-align="middle" fo:padding-left="0.075in" fo:padding-right="0.075in" fo:padding-top="0in" fo:padding-bottom="0in" fo:border="0.5pt solid #000000" style:writing-mode="rl-tb"/>
    </style:style>
    <style:style style:name="Table23.G5" style:family="table-cell">
      <style:table-cell-properties style:vertical-align="middle" fo:padding-left="0.075in" fo:padding-right="0.075in" fo:padding-top="0in" fo:padding-bottom="0in" fo:border="0.5pt solid #000000" style:writing-mode="rl-tb"/>
    </style:style>
    <style:style style:name="Table23.H5" style:family="table-cell">
      <style:table-cell-properties style:vertical-align="middle" fo:padding-left="0.075in" fo:padding-right="0.075in" fo:padding-top="0in" fo:padding-bottom="0in" fo:border="0.5pt solid #000000" style:writing-mode="rl-tb"/>
    </style:style>
    <style:style style:name="Table23.6" style:family="table-row">
      <style:table-row-properties fo:keep-together="always"/>
    </style:style>
    <style:style style:name="Table23.A6" style:family="table-cell">
      <style:table-cell-properties style:vertical-align="middle" fo:padding-left="0.075in" fo:padding-right="0.075in" fo:padding-top="0in" fo:padding-bottom="0in" fo:border="0.5pt solid #000000" style:writing-mode="rl-tb"/>
    </style:style>
    <style:style style:name="Table23.B6" style:family="table-cell">
      <style:table-cell-properties style:vertical-align="middle" fo:padding-left="0.075in" fo:padding-right="0.075in" fo:padding-top="0in" fo:padding-bottom="0in" fo:border="0.5pt solid #000000" style:writing-mode="rl-tb"/>
    </style:style>
    <style:style style:name="Table23.G6" style:family="table-cell">
      <style:table-cell-properties style:vertical-align="middle" fo:padding-left="0.075in" fo:padding-right="0.075in" fo:padding-top="0in" fo:padding-bottom="0in" fo:border="0.5pt solid #000000" style:writing-mode="rl-tb"/>
    </style:style>
    <style:style style:name="Table23.H6" style:family="table-cell">
      <style:table-cell-properties style:vertical-align="middle" fo:padding-left="0.075in" fo:padding-right="0.075in" fo:padding-top="0in" fo:padding-bottom="0in" fo:border="0.5pt solid #000000" style:writing-mode="rl-tb"/>
    </style:style>
    <style:style style:name="Table23.7" style:family="table-row">
      <style:table-row-properties fo:keep-together="always"/>
    </style:style>
    <style:style style:name="Table23.A7" style:family="table-cell">
      <style:table-cell-properties style:vertical-align="middle" fo:padding-left="0.075in" fo:padding-right="0.075in" fo:padding-top="0in" fo:padding-bottom="0in" fo:border="0.5pt solid #000000" style:writing-mode="rl-tb"/>
    </style:style>
    <style:style style:name="Table23.B7" style:family="table-cell">
      <style:table-cell-properties style:vertical-align="middle" fo:padding-left="0.075in" fo:padding-right="0.075in" fo:padding-top="0in" fo:padding-bottom="0in" fo:border="0.5pt solid #000000" style:writing-mode="rl-tb"/>
    </style:style>
    <style:style style:name="Table23.G7" style:family="table-cell">
      <style:table-cell-properties style:vertical-align="middle" fo:padding-left="0.075in" fo:padding-right="0.075in" fo:padding-top="0in" fo:padding-bottom="0in" fo:border="0.5pt solid #000000" style:writing-mode="rl-tb"/>
    </style:style>
    <style:style style:name="Table23.H7" style:family="table-cell">
      <style:table-cell-properties style:vertical-align="middle" fo:padding-left="0.075in" fo:padding-right="0.075in" fo:padding-top="0in" fo:padding-bottom="0in" fo:border="0.5pt solid #000000" style:writing-mode="rl-tb"/>
    </style:style>
    <style:style style:name="Table23.8" style:family="table-row">
      <style:table-row-properties fo:keep-together="always"/>
    </style:style>
    <style:style style:name="Table23.A8" style:family="table-cell">
      <style:table-cell-properties style:vertical-align="middle" fo:padding-left="0.075in" fo:padding-right="0.075in" fo:padding-top="0in" fo:padding-bottom="0in" fo:border="0.5pt solid #000000" style:writing-mode="rl-tb"/>
    </style:style>
    <style:style style:name="Table23.B8" style:family="table-cell">
      <style:table-cell-properties style:vertical-align="middle" fo:padding-left="0.075in" fo:padding-right="0.075in" fo:padding-top="0in" fo:padding-bottom="0in" fo:border="0.5pt solid #000000" style:writing-mode="rl-tb"/>
    </style:style>
    <style:style style:name="Table23.G8" style:family="table-cell">
      <style:table-cell-properties style:vertical-align="middle" fo:padding-left="0.075in" fo:padding-right="0.075in" fo:padding-top="0in" fo:padding-bottom="0in" fo:border="0.5pt solid #000000" style:writing-mode="rl-tb"/>
    </style:style>
    <style:style style:name="Table23.H8" style:family="table-cell">
      <style:table-cell-properties style:vertical-align="middle" fo:padding-left="0.075in" fo:padding-right="0.075in" fo:padding-top="0in" fo:padding-bottom="0in" fo:border="0.5pt solid #000000" style:writing-mode="rl-tb"/>
    </style:style>
    <style:style style:name="Table23.9" style:family="table-row">
      <style:table-row-properties fo:keep-together="always"/>
    </style:style>
    <style:style style:name="Table23.A9" style:family="table-cell">
      <style:table-cell-properties style:vertical-align="middle" fo:padding-left="0.075in" fo:padding-right="0.075in" fo:padding-top="0in" fo:padding-bottom="0in" fo:border="0.5pt solid #000000" style:writing-mode="rl-tb"/>
    </style:style>
    <style:style style:name="Table23.B9" style:family="table-cell">
      <style:table-cell-properties style:vertical-align="middle" fo:padding-left="0.075in" fo:padding-right="0.075in" fo:padding-top="0in" fo:padding-bottom="0in" fo:border="0.5pt solid #000000" style:writing-mode="rl-tb"/>
    </style:style>
    <style:style style:name="Table23.G9" style:family="table-cell">
      <style:table-cell-properties style:vertical-align="middle" fo:padding-left="0.075in" fo:padding-right="0.075in" fo:padding-top="0in" fo:padding-bottom="0in" fo:border="0.5pt solid #000000" style:writing-mode="rl-tb"/>
    </style:style>
    <style:style style:name="Table23.H9" style:family="table-cell">
      <style:table-cell-properties style:vertical-align="middle" fo:padding-left="0.075in" fo:padding-right="0.075in" fo:padding-top="0in" fo:padding-bottom="0in" fo:border="0.5pt solid #000000" style:writing-mode="rl-tb"/>
    </style:style>
    <style:style style:name="Table23.10" style:family="table-row">
      <style:table-row-properties fo:keep-together="always"/>
    </style:style>
    <style:style style:name="Table23.A10" style:family="table-cell">
      <style:table-cell-properties style:vertical-align="middle" fo:padding-left="0.075in" fo:padding-right="0.075in" fo:padding-top="0in" fo:padding-bottom="0in" fo:border="0.5pt solid #000000" style:writing-mode="rl-tb"/>
    </style:style>
    <style:style style:name="Table23.B10" style:family="table-cell">
      <style:table-cell-properties style:vertical-align="middle" fo:padding-left="0.075in" fo:padding-right="0.075in" fo:padding-top="0in" fo:padding-bottom="0in" fo:border="0.5pt solid #000000" style:writing-mode="rl-tb"/>
    </style:style>
    <style:style style:name="Table23.G10" style:family="table-cell">
      <style:table-cell-properties style:vertical-align="middle" fo:padding-left="0.075in" fo:padding-right="0.075in" fo:padding-top="0in" fo:padding-bottom="0in" fo:border="0.5pt solid #000000" style:writing-mode="rl-tb"/>
    </style:style>
    <style:style style:name="Table23.H10" style:family="table-cell">
      <style:table-cell-properties style:vertical-align="middle" fo:padding-left="0.075in" fo:padding-right="0.075in" fo:padding-top="0in" fo:padding-bottom="0in" fo:border="0.5pt solid #000000" style:writing-mode="rl-tb"/>
    </style:style>
    <style:style style:name="Table23.11" style:family="table-row">
      <style:table-row-properties fo:keep-together="always"/>
    </style:style>
    <style:style style:name="Table23.A11" style:family="table-cell">
      <style:table-cell-properties style:vertical-align="middle" fo:padding-left="0.075in" fo:padding-right="0.075in" fo:padding-top="0in" fo:padding-bottom="0in" fo:border="0.5pt solid #000000" style:writing-mode="rl-tb"/>
    </style:style>
    <style:style style:name="Table23.B11" style:family="table-cell">
      <style:table-cell-properties style:vertical-align="middle" fo:padding-left="0.075in" fo:padding-right="0.075in" fo:padding-top="0in" fo:padding-bottom="0in" fo:border="0.5pt solid #000000" style:writing-mode="rl-tb"/>
    </style:style>
    <style:style style:name="Table23.G11" style:family="table-cell">
      <style:table-cell-properties style:vertical-align="middle" fo:padding-left="0.075in" fo:padding-right="0.075in" fo:padding-top="0in" fo:padding-bottom="0in" fo:border="0.5pt solid #000000" style:writing-mode="rl-tb"/>
    </style:style>
    <style:style style:name="Table23.H11" style:family="table-cell">
      <style:table-cell-properties style:vertical-align="middle" fo:padding-left="0.075in" fo:padding-right="0.075in" fo:padding-top="0in" fo:padding-bottom="0in" fo:border="0.5pt solid #000000" style:writing-mode="rl-tb"/>
    </style:style>
    <style:style style:name="Table23.12" style:family="table-row">
      <style:table-row-properties fo:keep-together="always"/>
    </style:style>
    <style:style style:name="Table24" style:family="table" style:master-page-name="Converted1">
      <style:table-properties style:width="10.5632in" fo:margin-top="0in" fo:margin-bottom="0in" style:page-number="auto" table:align="center" style:writing-mode="rl-tb"/>
    </style:style>
    <style:style style:name="Table24.A" style:family="table-column">
      <style:table-column-properties style:column-width="0.6167in"/>
    </style:style>
    <style:style style:name="Table24.B" style:family="table-column">
      <style:table-column-properties style:column-width="1.1313in"/>
    </style:style>
    <style:style style:name="Table24.C" style:family="table-column">
      <style:table-column-properties style:column-width="1.0993in"/>
    </style:style>
    <style:style style:name="Table24.D" style:family="table-column">
      <style:table-column-properties style:column-width="1.2764in"/>
    </style:style>
    <style:style style:name="Table24.E" style:family="table-column">
      <style:table-column-properties style:column-width="1.3646in"/>
    </style:style>
    <style:style style:name="Table24.F" style:family="table-column">
      <style:table-column-properties style:column-width="1.3639in"/>
    </style:style>
    <style:style style:name="Table24.G" style:family="table-column">
      <style:table-column-properties style:column-width="1.1882in"/>
    </style:style>
    <style:style style:name="Table24.H" style:family="table-column">
      <style:table-column-properties style:column-width="1.2743in"/>
    </style:style>
    <style:style style:name="Table24.I" style:family="table-column">
      <style:table-column-properties style:column-width="1.2472in"/>
    </style:style>
    <style:style style:name="Table24.1" style:family="table-row">
      <style:table-row-properties fo:keep-together="auto"/>
    </style:style>
    <style:style style:name="Table24.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4.I1" style:family="table-cell">
      <style:table-cell-properties fo:padding-left="0.075in" fo:padding-right="0.075in" fo:padding-top="0in" fo:padding-bottom="0in" fo:border-left="none" fo:border-right="none" fo:border-top="none" fo:border-bottom="0.5pt solid #000000" style:writing-mode="rl-tb"/>
    </style:style>
    <style:style style:name="Table24.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4.B2" style:family="table-cell">
      <style:table-cell-properties fo:background-color="#ccffcc" fo:padding-left="0.075in" fo:padding-right="0.075in" fo:padding-top="0in" fo:padding-bottom="0in" fo:border="0.5pt solid #000000" style:writing-mode="rl-tb">
        <style:background-image/>
      </style:table-cell-properties>
    </style:style>
    <style:style style:name="Table24.I2" style:family="table-cell">
      <style:table-cell-properties fo:background-color="#ccffcc" fo:padding-left="0.075in" fo:padding-right="0.075in" fo:padding-top="0in" fo:padding-bottom="0in" fo:border="0.5pt solid #000000" style:writing-mode="rl-tb">
        <style:background-image/>
      </style:table-cell-properties>
    </style:style>
    <style:style style:name="Table24.A3" style:family="table-cell">
      <style:table-cell-properties fo:background-color="#ccffcc" fo:padding-left="0.075in" fo:padding-right="0.075in" fo:padding-top="0in" fo:padding-bottom="0in" fo:border="0.5pt solid #000000" style:writing-mode="rl-tb">
        <style:background-image/>
      </style:table-cell-properties>
    </style:style>
    <style:style style:name="Table24.B3" style:family="table-cell">
      <style:table-cell-properties fo:background-color="#ccffcc" fo:padding-left="0.075in" fo:padding-right="0.075in" fo:padding-top="0in" fo:padding-bottom="0in" fo:border="0.5pt solid #000000" style:writing-mode="rl-tb">
        <style:background-image/>
      </style:table-cell-properties>
    </style:style>
    <style:style style:name="Table24.C3" style:family="table-cell">
      <style:table-cell-properties fo:background-color="#ccffcc" fo:padding-left="0.075in" fo:padding-right="0.075in" fo:padding-top="0in" fo:padding-bottom="0in" fo:border="0.5pt solid #000000" style:writing-mode="rl-tb">
        <style:background-image/>
      </style:table-cell-properties>
    </style:style>
    <style:style style:name="Table24.D3" style:family="table-cell">
      <style:table-cell-properties fo:background-color="#ccffcc" fo:padding-left="0.075in" fo:padding-right="0.075in" fo:padding-top="0in" fo:padding-bottom="0in" fo:border="0.5pt solid #000000" style:writing-mode="rl-tb">
        <style:background-image/>
      </style:table-cell-properties>
    </style:style>
    <style:style style:name="Table24.E3" style:family="table-cell">
      <style:table-cell-properties fo:background-color="#ccffcc" fo:padding-left="0.075in" fo:padding-right="0.075in" fo:padding-top="0in" fo:padding-bottom="0in" fo:border="0.5pt solid #000000" style:writing-mode="rl-tb">
        <style:background-image/>
      </style:table-cell-properties>
    </style:style>
    <style:style style:name="Table24.F3" style:family="table-cell">
      <style:table-cell-properties fo:background-color="#ccffcc" fo:padding-left="0.075in" fo:padding-right="0.075in" fo:padding-top="0in" fo:padding-bottom="0in" fo:border="0.5pt solid #000000" style:writing-mode="rl-tb">
        <style:background-image/>
      </style:table-cell-properties>
    </style:style>
    <style:style style:name="Table24.G3" style:family="table-cell">
      <style:table-cell-properties fo:background-color="#ccffcc" fo:padding-left="0.075in" fo:padding-right="0.075in" fo:padding-top="0in" fo:padding-bottom="0in" fo:border="0.5pt solid #000000" style:writing-mode="rl-tb">
        <style:background-image/>
      </style:table-cell-properties>
    </style:style>
    <style:style style:name="Table24.H3" style:family="table-cell">
      <style:table-cell-properties fo:background-color="#ccffcc" fo:padding-left="0.075in" fo:padding-right="0.075in" fo:padding-top="0in" fo:padding-bottom="0in" fo:border="0.5pt solid #000000" style:writing-mode="rl-tb">
        <style:background-image/>
      </style:table-cell-properties>
    </style:style>
    <style:style style:name="Table24.I3" style:family="table-cell">
      <style:table-cell-properties fo:background-color="#ccffcc" fo:padding-left="0.075in" fo:padding-right="0.075in" fo:padding-top="0in" fo:padding-bottom="0in" fo:border="0.5pt solid #000000" style:writing-mode="rl-tb">
        <style:background-image/>
      </style:table-cell-properties>
    </style:style>
    <style:style style:name="Table24.A4" style:family="table-cell">
      <style:table-cell-properties style:vertical-align="middle" fo:padding-left="0.075in" fo:padding-right="0.075in" fo:padding-top="0in" fo:padding-bottom="0in" fo:border="0.5pt solid #000000" style:writing-mode="rl-tb"/>
    </style:style>
    <style:style style:name="Table24.B4" style:family="table-cell">
      <style:table-cell-properties style:vertical-align="middle" fo:padding-left="0.075in" fo:padding-right="0.075in" fo:padding-top="0in" fo:padding-bottom="0in" fo:border="0.5pt solid #000000" style:writing-mode="rl-tb"/>
    </style:style>
    <style:style style:name="Table24.C4" style:family="table-cell">
      <style:table-cell-properties style:vertical-align="middle" fo:padding-left="0.075in" fo:padding-right="0.075in" fo:padding-top="0in" fo:padding-bottom="0in" fo:border="0.5pt solid #000000" style:writing-mode="rl-tb"/>
    </style:style>
    <style:style style:name="Table24.D4" style:family="table-cell">
      <style:table-cell-properties style:vertical-align="middle" fo:padding-left="0.075in" fo:padding-right="0.075in" fo:padding-top="0in" fo:padding-bottom="0in" fo:border="0.5pt solid #000000" style:writing-mode="rl-tb"/>
    </style:style>
    <style:style style:name="Table24.E4" style:family="table-cell">
      <style:table-cell-properties style:vertical-align="middle" fo:padding-left="0.075in" fo:padding-right="0.075in" fo:padding-top="0in" fo:padding-bottom="0in" fo:border="0.5pt solid #000000" style:writing-mode="rl-tb"/>
    </style:style>
    <style:style style:name="Table24.F4" style:family="table-cell">
      <style:table-cell-properties style:vertical-align="middle" fo:padding-left="0.075in" fo:padding-right="0.075in" fo:padding-top="0in" fo:padding-bottom="0in" fo:border="0.5pt solid #000000" style:writing-mode="rl-tb"/>
    </style:style>
    <style:style style:name="Table24.G4" style:family="table-cell">
      <style:table-cell-properties style:vertical-align="middle" fo:padding-left="0.075in" fo:padding-right="0.075in" fo:padding-top="0in" fo:padding-bottom="0in" fo:border="0.5pt solid #000000" style:writing-mode="rl-tb"/>
    </style:style>
    <style:style style:name="Table24.H4" style:family="table-cell">
      <style:table-cell-properties style:vertical-align="middle" fo:padding-left="0.075in" fo:padding-right="0.075in" fo:padding-top="0in" fo:padding-bottom="0in" fo:border="0.5pt solid #000000" style:writing-mode="rl-tb"/>
    </style:style>
    <style:style style:name="Table24.I4" style:family="table-cell">
      <style:table-cell-properties fo:padding-left="0.075in" fo:padding-right="0.075in" fo:padding-top="0in" fo:padding-bottom="0in" fo:border="0.5pt solid #000000" style:writing-mode="rl-tb"/>
    </style:style>
    <style:style style:name="Table24.A5" style:family="table-cell">
      <style:table-cell-properties style:vertical-align="middle" fo:padding-left="0.075in" fo:padding-right="0.075in" fo:padding-top="0in" fo:padding-bottom="0in" fo:border="0.5pt solid #000000" style:writing-mode="rl-tb"/>
    </style:style>
    <style:style style:name="Table24.B5" style:family="table-cell">
      <style:table-cell-properties style:vertical-align="middle" fo:padding-left="0.075in" fo:padding-right="0.075in" fo:padding-top="0in" fo:padding-bottom="0in" fo:border="0.5pt solid #000000" style:writing-mode="rl-tb"/>
    </style:style>
    <style:style style:name="Table24.C5" style:family="table-cell">
      <style:table-cell-properties style:vertical-align="middle" fo:padding-left="0.075in" fo:padding-right="0.075in" fo:padding-top="0in" fo:padding-bottom="0in" fo:border="0.5pt solid #000000" style:writing-mode="rl-tb"/>
    </style:style>
    <style:style style:name="Table24.D5" style:family="table-cell">
      <style:table-cell-properties style:vertical-align="middle" fo:padding-left="0.075in" fo:padding-right="0.075in" fo:padding-top="0in" fo:padding-bottom="0in" fo:border="0.5pt solid #000000" style:writing-mode="rl-tb"/>
    </style:style>
    <style:style style:name="Table24.E5" style:family="table-cell">
      <style:table-cell-properties style:vertical-align="middle" fo:padding-left="0.075in" fo:padding-right="0.075in" fo:padding-top="0in" fo:padding-bottom="0in" fo:border="0.5pt solid #000000" style:writing-mode="rl-tb"/>
    </style:style>
    <style:style style:name="Table24.F5" style:family="table-cell">
      <style:table-cell-properties style:vertical-align="middle" fo:padding-left="0.075in" fo:padding-right="0.075in" fo:padding-top="0in" fo:padding-bottom="0in" fo:border="0.5pt solid #000000" style:writing-mode="rl-tb"/>
    </style:style>
    <style:style style:name="Table24.G5" style:family="table-cell">
      <style:table-cell-properties style:vertical-align="middle" fo:padding-left="0.075in" fo:padding-right="0.075in" fo:padding-top="0in" fo:padding-bottom="0in" fo:border="0.5pt solid #000000" style:writing-mode="rl-tb"/>
    </style:style>
    <style:style style:name="Table24.H5" style:family="table-cell">
      <style:table-cell-properties style:vertical-align="middle" fo:padding-left="0.075in" fo:padding-right="0.075in" fo:padding-top="0in" fo:padding-bottom="0in" fo:border="0.5pt solid #000000" style:writing-mode="rl-tb"/>
    </style:style>
    <style:style style:name="Table24.I5" style:family="table-cell">
      <style:table-cell-properties fo:padding-left="0.075in" fo:padding-right="0.075in" fo:padding-top="0in" fo:padding-bottom="0in" fo:border="0.5pt solid #000000" style:writing-mode="rl-tb"/>
    </style:style>
    <style:style style:name="Table24.A6" style:family="table-cell">
      <style:table-cell-properties style:vertical-align="middle" fo:padding-left="0.075in" fo:padding-right="0.075in" fo:padding-top="0in" fo:padding-bottom="0in" fo:border="0.5pt solid #000000" style:writing-mode="rl-tb"/>
    </style:style>
    <style:style style:name="Table24.B6" style:family="table-cell">
      <style:table-cell-properties style:vertical-align="middle" fo:padding-left="0.075in" fo:padding-right="0.075in" fo:padding-top="0in" fo:padding-bottom="0in" fo:border="0.5pt solid #000000" style:writing-mode="rl-tb"/>
    </style:style>
    <style:style style:name="Table24.C6" style:family="table-cell">
      <style:table-cell-properties style:vertical-align="middle" fo:padding-left="0.075in" fo:padding-right="0.075in" fo:padding-top="0in" fo:padding-bottom="0in" fo:border="0.5pt solid #000000" style:writing-mode="rl-tb"/>
    </style:style>
    <style:style style:name="Table24.D6" style:family="table-cell">
      <style:table-cell-properties style:vertical-align="middle" fo:padding-left="0.075in" fo:padding-right="0.075in" fo:padding-top="0in" fo:padding-bottom="0in" fo:border="0.5pt solid #000000" style:writing-mode="rl-tb"/>
    </style:style>
    <style:style style:name="Table24.E6" style:family="table-cell">
      <style:table-cell-properties style:vertical-align="middle" fo:padding-left="0.075in" fo:padding-right="0.075in" fo:padding-top="0in" fo:padding-bottom="0in" fo:border="0.5pt solid #000000" style:writing-mode="rl-tb"/>
    </style:style>
    <style:style style:name="Table24.F6" style:family="table-cell">
      <style:table-cell-properties style:vertical-align="middle" fo:padding-left="0.075in" fo:padding-right="0.075in" fo:padding-top="0in" fo:padding-bottom="0in" fo:border="0.5pt solid #000000" style:writing-mode="rl-tb"/>
    </style:style>
    <style:style style:name="Table24.G6" style:family="table-cell">
      <style:table-cell-properties style:vertical-align="middle" fo:padding-left="0.075in" fo:padding-right="0.075in" fo:padding-top="0in" fo:padding-bottom="0in" fo:border="0.5pt solid #000000" style:writing-mode="rl-tb"/>
    </style:style>
    <style:style style:name="Table24.H6" style:family="table-cell">
      <style:table-cell-properties style:vertical-align="middle" fo:padding-left="0.075in" fo:padding-right="0.075in" fo:padding-top="0in" fo:padding-bottom="0in" fo:border="0.5pt solid #000000" style:writing-mode="rl-tb"/>
    </style:style>
    <style:style style:name="Table24.I6" style:family="table-cell">
      <style:table-cell-properties fo:padding-left="0.075in" fo:padding-right="0.075in" fo:padding-top="0in" fo:padding-bottom="0in" fo:border="0.5pt solid #000000" style:writing-mode="rl-tb"/>
    </style:style>
    <style:style style:name="Table24.A7" style:family="table-cell">
      <style:table-cell-properties style:vertical-align="middle" fo:padding-left="0.075in" fo:padding-right="0.075in" fo:padding-top="0in" fo:padding-bottom="0in" fo:border="0.5pt solid #000000" style:writing-mode="rl-tb"/>
    </style:style>
    <style:style style:name="Table24.B7" style:family="table-cell">
      <style:table-cell-properties style:vertical-align="middle" fo:padding-left="0.075in" fo:padding-right="0.075in" fo:padding-top="0in" fo:padding-bottom="0in" fo:border="0.5pt solid #000000" style:writing-mode="rl-tb"/>
    </style:style>
    <style:style style:name="Table24.C7" style:family="table-cell">
      <style:table-cell-properties style:vertical-align="middle" fo:padding-left="0.075in" fo:padding-right="0.075in" fo:padding-top="0in" fo:padding-bottom="0in" fo:border="0.5pt solid #000000" style:writing-mode="rl-tb"/>
    </style:style>
    <style:style style:name="Table24.D7" style:family="table-cell">
      <style:table-cell-properties style:vertical-align="middle" fo:padding-left="0.075in" fo:padding-right="0.075in" fo:padding-top="0in" fo:padding-bottom="0in" fo:border="0.5pt solid #000000" style:writing-mode="rl-tb"/>
    </style:style>
    <style:style style:name="Table24.E7" style:family="table-cell">
      <style:table-cell-properties style:vertical-align="middle" fo:padding-left="0.075in" fo:padding-right="0.075in" fo:padding-top="0in" fo:padding-bottom="0in" fo:border="0.5pt solid #000000" style:writing-mode="rl-tb"/>
    </style:style>
    <style:style style:name="Table24.F7" style:family="table-cell">
      <style:table-cell-properties style:vertical-align="middle" fo:padding-left="0.075in" fo:padding-right="0.075in" fo:padding-top="0in" fo:padding-bottom="0in" fo:border="0.5pt solid #000000" style:writing-mode="rl-tb"/>
    </style:style>
    <style:style style:name="Table24.G7" style:family="table-cell">
      <style:table-cell-properties style:vertical-align="middle" fo:padding-left="0.075in" fo:padding-right="0.075in" fo:padding-top="0in" fo:padding-bottom="0in" fo:border="0.5pt solid #000000" style:writing-mode="rl-tb"/>
    </style:style>
    <style:style style:name="Table24.H7" style:family="table-cell">
      <style:table-cell-properties style:vertical-align="middle" fo:padding-left="0.075in" fo:padding-right="0.075in" fo:padding-top="0in" fo:padding-bottom="0in" fo:border="0.5pt solid #000000" style:writing-mode="rl-tb"/>
    </style:style>
    <style:style style:name="Table24.I7" style:family="table-cell">
      <style:table-cell-properties fo:padding-left="0.075in" fo:padding-right="0.075in" fo:padding-top="0in" fo:padding-bottom="0in" fo:border="0.5pt solid #000000" style:writing-mode="rl-tb"/>
    </style:style>
    <style:style style:name="Table24.A8" style:family="table-cell">
      <style:table-cell-properties style:vertical-align="middle" fo:padding-left="0.075in" fo:padding-right="0.075in" fo:padding-top="0in" fo:padding-bottom="0in" fo:border="0.5pt solid #000000" style:writing-mode="rl-tb"/>
    </style:style>
    <style:style style:name="Table24.B8" style:family="table-cell">
      <style:table-cell-properties style:vertical-align="middle" fo:padding-left="0.075in" fo:padding-right="0.075in" fo:padding-top="0in" fo:padding-bottom="0in" fo:border="0.5pt solid #000000" style:writing-mode="rl-tb"/>
    </style:style>
    <style:style style:name="Table24.C8" style:family="table-cell">
      <style:table-cell-properties style:vertical-align="middle" fo:padding-left="0.075in" fo:padding-right="0.075in" fo:padding-top="0in" fo:padding-bottom="0in" fo:border="0.5pt solid #000000" style:writing-mode="rl-tb"/>
    </style:style>
    <style:style style:name="Table24.D8" style:family="table-cell">
      <style:table-cell-properties style:vertical-align="middle" fo:padding-left="0.075in" fo:padding-right="0.075in" fo:padding-top="0in" fo:padding-bottom="0in" fo:border="0.5pt solid #000000" style:writing-mode="rl-tb"/>
    </style:style>
    <style:style style:name="Table24.E8" style:family="table-cell">
      <style:table-cell-properties style:vertical-align="middle" fo:padding-left="0.075in" fo:padding-right="0.075in" fo:padding-top="0in" fo:padding-bottom="0in" fo:border="0.5pt solid #000000" style:writing-mode="rl-tb"/>
    </style:style>
    <style:style style:name="Table24.F8" style:family="table-cell">
      <style:table-cell-properties style:vertical-align="middle" fo:padding-left="0.075in" fo:padding-right="0.075in" fo:padding-top="0in" fo:padding-bottom="0in" fo:border="0.5pt solid #000000" style:writing-mode="rl-tb"/>
    </style:style>
    <style:style style:name="Table24.G8" style:family="table-cell">
      <style:table-cell-properties style:vertical-align="middle" fo:padding-left="0.075in" fo:padding-right="0.075in" fo:padding-top="0in" fo:padding-bottom="0in" fo:border="0.5pt solid #000000" style:writing-mode="rl-tb"/>
    </style:style>
    <style:style style:name="Table24.H8" style:family="table-cell">
      <style:table-cell-properties style:vertical-align="middle" fo:padding-left="0.075in" fo:padding-right="0.075in" fo:padding-top="0in" fo:padding-bottom="0in" fo:border="0.5pt solid #000000" style:writing-mode="rl-tb"/>
    </style:style>
    <style:style style:name="Table24.I8" style:family="table-cell">
      <style:table-cell-properties fo:padding-left="0.075in" fo:padding-right="0.075in" fo:padding-top="0in" fo:padding-bottom="0in" fo:border="0.5pt solid #000000" style:writing-mode="rl-tb"/>
    </style:style>
    <style:style style:name="Table24.A9" style:family="table-cell">
      <style:table-cell-properties style:vertical-align="middle" fo:padding-left="0.075in" fo:padding-right="0.075in" fo:padding-top="0in" fo:padding-bottom="0in" fo:border="0.5pt solid #000000" style:writing-mode="rl-tb"/>
    </style:style>
    <style:style style:name="Table24.B9" style:family="table-cell">
      <style:table-cell-properties style:vertical-align="middle" fo:padding-left="0.075in" fo:padding-right="0.075in" fo:padding-top="0in" fo:padding-bottom="0in" fo:border="0.5pt solid #000000" style:writing-mode="rl-tb"/>
    </style:style>
    <style:style style:name="Table24.C9" style:family="table-cell">
      <style:table-cell-properties style:vertical-align="middle" fo:padding-left="0.075in" fo:padding-right="0.075in" fo:padding-top="0in" fo:padding-bottom="0in" fo:border="0.5pt solid #000000" style:writing-mode="rl-tb"/>
    </style:style>
    <style:style style:name="Table24.D9" style:family="table-cell">
      <style:table-cell-properties style:vertical-align="middle" fo:padding-left="0.075in" fo:padding-right="0.075in" fo:padding-top="0in" fo:padding-bottom="0in" fo:border="0.5pt solid #000000" style:writing-mode="rl-tb"/>
    </style:style>
    <style:style style:name="Table24.E9" style:family="table-cell">
      <style:table-cell-properties style:vertical-align="middle" fo:padding-left="0.075in" fo:padding-right="0.075in" fo:padding-top="0in" fo:padding-bottom="0in" fo:border="0.5pt solid #000000" style:writing-mode="rl-tb"/>
    </style:style>
    <style:style style:name="Table24.F9" style:family="table-cell">
      <style:table-cell-properties style:vertical-align="middle" fo:padding-left="0.075in" fo:padding-right="0.075in" fo:padding-top="0in" fo:padding-bottom="0in" fo:border="0.5pt solid #000000" style:writing-mode="rl-tb"/>
    </style:style>
    <style:style style:name="Table24.G9" style:family="table-cell">
      <style:table-cell-properties style:vertical-align="middle" fo:padding-left="0.075in" fo:padding-right="0.075in" fo:padding-top="0in" fo:padding-bottom="0in" fo:border="0.5pt solid #000000" style:writing-mode="rl-tb"/>
    </style:style>
    <style:style style:name="Table24.H9" style:family="table-cell">
      <style:table-cell-properties style:vertical-align="middle" fo:padding-left="0.075in" fo:padding-right="0.075in" fo:padding-top="0in" fo:padding-bottom="0in" fo:border="0.5pt solid #000000" style:writing-mode="rl-tb"/>
    </style:style>
    <style:style style:name="Table24.I9" style:family="table-cell">
      <style:table-cell-properties fo:padding-left="0.075in" fo:padding-right="0.075in" fo:padding-top="0in" fo:padding-bottom="0in" fo:border="0.5pt solid #000000" style:writing-mode="rl-tb"/>
    </style:style>
    <style:style style:name="Table24.A10" style:family="table-cell">
      <style:table-cell-properties style:vertical-align="middle" fo:padding-left="0.075in" fo:padding-right="0.075in" fo:padding-top="0in" fo:padding-bottom="0in" fo:border="0.5pt solid #000000" style:writing-mode="rl-tb"/>
    </style:style>
    <style:style style:name="Table24.B10" style:family="table-cell">
      <style:table-cell-properties style:vertical-align="middle" fo:padding-left="0.075in" fo:padding-right="0.075in" fo:padding-top="0in" fo:padding-bottom="0in" fo:border="0.5pt solid #000000" style:writing-mode="rl-tb"/>
    </style:style>
    <style:style style:name="Table24.C10" style:family="table-cell">
      <style:table-cell-properties style:vertical-align="middle" fo:padding-left="0.075in" fo:padding-right="0.075in" fo:padding-top="0in" fo:padding-bottom="0in" fo:border="0.5pt solid #000000" style:writing-mode="rl-tb"/>
    </style:style>
    <style:style style:name="Table24.D10" style:family="table-cell">
      <style:table-cell-properties style:vertical-align="middle" fo:padding-left="0.075in" fo:padding-right="0.075in" fo:padding-top="0in" fo:padding-bottom="0in" fo:border="0.5pt solid #000000" style:writing-mode="rl-tb"/>
    </style:style>
    <style:style style:name="Table24.E10" style:family="table-cell">
      <style:table-cell-properties style:vertical-align="middle" fo:padding-left="0.075in" fo:padding-right="0.075in" fo:padding-top="0in" fo:padding-bottom="0in" fo:border="0.5pt solid #000000" style:writing-mode="rl-tb"/>
    </style:style>
    <style:style style:name="Table24.F10" style:family="table-cell">
      <style:table-cell-properties style:vertical-align="middle" fo:padding-left="0.075in" fo:padding-right="0.075in" fo:padding-top="0in" fo:padding-bottom="0in" fo:border="0.5pt solid #000000" style:writing-mode="rl-tb"/>
    </style:style>
    <style:style style:name="Table24.G10" style:family="table-cell">
      <style:table-cell-properties style:vertical-align="middle" fo:padding-left="0.075in" fo:padding-right="0.075in" fo:padding-top="0in" fo:padding-bottom="0in" fo:border="0.5pt solid #000000" style:writing-mode="rl-tb"/>
    </style:style>
    <style:style style:name="Table24.H10" style:family="table-cell">
      <style:table-cell-properties style:vertical-align="middle" fo:padding-left="0.075in" fo:padding-right="0.075in" fo:padding-top="0in" fo:padding-bottom="0in" fo:border="0.5pt solid #000000" style:writing-mode="rl-tb"/>
    </style:style>
    <style:style style:name="Table24.I10" style:family="table-cell">
      <style:table-cell-properties fo:padding-left="0.075in" fo:padding-right="0.075in" fo:padding-top="0in" fo:padding-bottom="0in" fo:border="0.5pt solid #000000" style:writing-mode="rl-tb"/>
    </style:style>
    <style:style style:name="Table24.A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B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C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D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E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F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G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H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I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A12" style:family="table-cell">
      <style:table-cell-properties fo:background-color="#ccffcc" fo:padding-left="0.075in" fo:padding-right="0.075in" fo:padding-top="0in" fo:padding-bottom="0in" fo:border="0.5pt solid #000000" style:writing-mode="rl-tb">
        <style:background-image/>
      </style:table-cell-properties>
    </style:style>
    <style:style style:name="Table24.I12" style:family="table-cell">
      <style:table-cell-properties fo:background-color="#ccffcc" fo:padding-left="0.075in" fo:padding-right="0.075in" fo:padding-top="0in" fo:padding-bottom="0in" fo:border="0.5pt solid #000000" style:writing-mode="rl-tb">
        <style:background-image/>
      </style:table-cell-properties>
    </style:style>
    <style:style style:name="Table25" style:family="table">
      <style:table-properties style:width="6.9653in" fo:margin-top="0in" fo:margin-bottom="0in" table:align="center" style:writing-mode="rl-tb"/>
    </style:style>
    <style:style style:name="Table25.A" style:family="table-column">
      <style:table-column-properties style:column-width="6.9653in"/>
    </style:style>
    <style:style style:name="Table25.1" style:family="table-row">
      <style:table-row-properties style:min-row-height="0.0819in" fo:keep-together="auto"/>
    </style:style>
    <style:style style:name="Table25.A1" style:family="table-cell">
      <style:table-cell-properties style:vertical-align="middle" fo:padding-left="0.075in" fo:padding-right="0.075in" fo:padding-top="0in" fo:padding-bottom="0in" fo:border="none" style:writing-mode="rl-tb"/>
    </style:style>
    <style:style style:name="Table25.2" style:family="table-row">
      <style:table-row-properties style:min-row-height="0.7264in" fo:keep-together="auto"/>
    </style:style>
    <style:style style:name="Table25.A2"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26" style:family="table">
      <style:table-properties style:width="7.0215in" fo:margin-top="0in" fo:margin-bottom="0in" table:align="center" style:writing-mode="rl-tb"/>
    </style:style>
    <style:style style:name="Table26.A" style:family="table-column">
      <style:table-column-properties style:column-width="0.5201in"/>
    </style:style>
    <style:style style:name="Table26.B" style:family="table-column">
      <style:table-column-properties style:column-width="2.4625in"/>
    </style:style>
    <style:style style:name="Table26.C" style:family="table-column">
      <style:table-column-properties style:column-width="0.9826in"/>
    </style:style>
    <style:style style:name="Table26.D" style:family="table-column">
      <style:table-column-properties style:column-width="1.5507in"/>
    </style:style>
    <style:style style:name="Table26.E" style:family="table-column">
      <style:table-column-properties style:column-width="1.5056in"/>
    </style:style>
    <style:style style:name="Table26.1" style:family="table-row">
      <style:table-row-properties fo:keep-together="auto"/>
    </style:style>
    <style:style style:name="Table26.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6.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6.A3" style:family="table-cell">
      <style:table-cell-properties style:vertical-align="middle" fo:padding-left="0.075in" fo:padding-right="0.075in" fo:padding-top="0in" fo:padding-bottom="0in" fo:border="0.5pt solid #000000" style:writing-mode="rl-tb"/>
    </style:style>
    <style:style style:name="Table26.B3" style:family="table-cell">
      <style:table-cell-properties style:vertical-align="middle" fo:padding-left="0.075in" fo:padding-right="0.075in" fo:padding-top="0in" fo:padding-bottom="0in" fo:border="0.5pt solid #000000" style:writing-mode="rl-tb"/>
    </style:style>
    <style:style style:name="Table26.C3" style:family="table-cell">
      <style:table-cell-properties style:vertical-align="middle" fo:padding-left="0.075in" fo:padding-right="0.075in" fo:padding-top="0in" fo:padding-bottom="0in" fo:border="0.5pt solid #000000" style:writing-mode="rl-tb"/>
    </style:style>
    <style:style style:name="Table26.D3" style:family="table-cell">
      <style:table-cell-properties style:vertical-align="middle" fo:padding-left="0.075in" fo:padding-right="0.075in" fo:padding-top="0in" fo:padding-bottom="0in" fo:border="0.5pt solid #000000" style:writing-mode="rl-tb"/>
    </style:style>
    <style:style style:name="Table26.E3" style:family="table-cell">
      <style:table-cell-properties style:vertical-align="middle" fo:padding-left="0.075in" fo:padding-right="0.075in" fo:padding-top="0in" fo:padding-bottom="0in" fo:border="0.5pt solid #000000" style:writing-mode="rl-tb"/>
    </style:style>
    <style:style style:name="Table26.A4" style:family="table-cell">
      <style:table-cell-properties style:vertical-align="middle" fo:padding-left="0.075in" fo:padding-right="0.075in" fo:padding-top="0in" fo:padding-bottom="0in" fo:border="0.5pt solid #000000" style:writing-mode="rl-tb"/>
    </style:style>
    <style:style style:name="Table26.B4" style:family="table-cell">
      <style:table-cell-properties style:vertical-align="middle" fo:padding-left="0.075in" fo:padding-right="0.075in" fo:padding-top="0in" fo:padding-bottom="0in" fo:border="0.5pt solid #000000" style:writing-mode="rl-tb"/>
    </style:style>
    <style:style style:name="Table26.C4" style:family="table-cell">
      <style:table-cell-properties style:vertical-align="middle" fo:padding-left="0.075in" fo:padding-right="0.075in" fo:padding-top="0in" fo:padding-bottom="0in" fo:border="0.5pt solid #000000" style:writing-mode="rl-tb"/>
    </style:style>
    <style:style style:name="Table26.D4" style:family="table-cell">
      <style:table-cell-properties style:vertical-align="middle" fo:padding-left="0.075in" fo:padding-right="0.075in" fo:padding-top="0in" fo:padding-bottom="0in" fo:border="0.5pt solid #000000" style:writing-mode="rl-tb"/>
    </style:style>
    <style:style style:name="Table26.E4" style:family="table-cell">
      <style:table-cell-properties style:vertical-align="middle" fo:padding-left="0.075in" fo:padding-right="0.075in" fo:padding-top="0in" fo:padding-bottom="0in" fo:border="0.5pt solid #000000" style:writing-mode="rl-tb"/>
    </style:style>
    <style:style style:name="Table26.A5" style:family="table-cell">
      <style:table-cell-properties style:vertical-align="middle" fo:padding-left="0.075in" fo:padding-right="0.075in" fo:padding-top="0in" fo:padding-bottom="0in" fo:border="0.5pt solid #000000" style:writing-mode="rl-tb"/>
    </style:style>
    <style:style style:name="Table26.B5" style:family="table-cell">
      <style:table-cell-properties style:vertical-align="middle" fo:padding-left="0.075in" fo:padding-right="0.075in" fo:padding-top="0in" fo:padding-bottom="0in" fo:border="0.5pt solid #000000" style:writing-mode="rl-tb"/>
    </style:style>
    <style:style style:name="Table26.C5" style:family="table-cell">
      <style:table-cell-properties style:vertical-align="middle" fo:padding-left="0.075in" fo:padding-right="0.075in" fo:padding-top="0in" fo:padding-bottom="0in" fo:border="0.5pt solid #000000" style:writing-mode="rl-tb"/>
    </style:style>
    <style:style style:name="Table26.D5" style:family="table-cell">
      <style:table-cell-properties style:vertical-align="middle" fo:padding-left="0.075in" fo:padding-right="0.075in" fo:padding-top="0in" fo:padding-bottom="0in" fo:border="0.5pt solid #000000" style:writing-mode="rl-tb"/>
    </style:style>
    <style:style style:name="Table26.E5" style:family="table-cell">
      <style:table-cell-properties style:vertical-align="middle" fo:padding-left="0.075in" fo:padding-right="0.075in" fo:padding-top="0in" fo:padding-bottom="0in" fo:border="0.5pt solid #000000" style:writing-mode="rl-tb"/>
    </style:style>
    <style:style style:name="Table26.A6" style:family="table-cell">
      <style:table-cell-properties style:vertical-align="middle" fo:padding-left="0.075in" fo:padding-right="0.075in" fo:padding-top="0in" fo:padding-bottom="0in" fo:border="0.5pt solid #000000" style:writing-mode="rl-tb"/>
    </style:style>
    <style:style style:name="Table26.B6" style:family="table-cell">
      <style:table-cell-properties style:vertical-align="middle" fo:padding-left="0.075in" fo:padding-right="0.075in" fo:padding-top="0in" fo:padding-bottom="0in" fo:border="0.5pt solid #000000" style:writing-mode="rl-tb"/>
    </style:style>
    <style:style style:name="Table26.C6" style:family="table-cell">
      <style:table-cell-properties style:vertical-align="middle" fo:padding-left="0.075in" fo:padding-right="0.075in" fo:padding-top="0in" fo:padding-bottom="0in" fo:border="0.5pt solid #000000" style:writing-mode="rl-tb"/>
    </style:style>
    <style:style style:name="Table26.D6" style:family="table-cell">
      <style:table-cell-properties style:vertical-align="middle" fo:padding-left="0.075in" fo:padding-right="0.075in" fo:padding-top="0in" fo:padding-bottom="0in" fo:border="0.5pt solid #000000" style:writing-mode="rl-tb"/>
    </style:style>
    <style:style style:name="Table26.E6" style:family="table-cell">
      <style:table-cell-properties style:vertical-align="middle" fo:padding-left="0.075in" fo:padding-right="0.075in" fo:padding-top="0in" fo:padding-bottom="0in" fo:border="0.5pt solid #000000" style:writing-mode="rl-tb"/>
    </style:style>
    <style:style style:name="Table26.A7" style:family="table-cell">
      <style:table-cell-properties style:vertical-align="middle" fo:padding-left="0.075in" fo:padding-right="0.075in" fo:padding-top="0in" fo:padding-bottom="0in" fo:border="0.5pt solid #000000" style:writing-mode="rl-tb"/>
    </style:style>
    <style:style style:name="Table26.B7" style:family="table-cell">
      <style:table-cell-properties style:vertical-align="middle" fo:padding-left="0.075in" fo:padding-right="0.075in" fo:padding-top="0in" fo:padding-bottom="0in" fo:border="0.5pt solid #000000" style:writing-mode="rl-tb"/>
    </style:style>
    <style:style style:name="Table26.C7" style:family="table-cell">
      <style:table-cell-properties style:vertical-align="middle" fo:padding-left="0.075in" fo:padding-right="0.075in" fo:padding-top="0in" fo:padding-bottom="0in" fo:border="0.5pt solid #000000" style:writing-mode="rl-tb"/>
    </style:style>
    <style:style style:name="Table26.D7" style:family="table-cell">
      <style:table-cell-properties style:vertical-align="middle" fo:padding-left="0.075in" fo:padding-right="0.075in" fo:padding-top="0in" fo:padding-bottom="0in" fo:border="0.5pt solid #000000" style:writing-mode="rl-tb"/>
    </style:style>
    <style:style style:name="Table26.E7" style:family="table-cell">
      <style:table-cell-properties style:vertical-align="middle" fo:padding-left="0.075in" fo:padding-right="0.075in" fo:padding-top="0in" fo:padding-bottom="0in" fo:border="0.5pt solid #000000" style:writing-mode="rl-tb"/>
    </style:style>
    <style:style style:name="Table27" style:family="table">
      <style:table-properties style:width="6.9514in" fo:margin-top="0in" fo:margin-bottom="0in" table:align="center" style:writing-mode="rl-tb"/>
    </style:style>
    <style:style style:name="Table27.A" style:family="table-column">
      <style:table-column-properties style:column-width="0.5215in"/>
    </style:style>
    <style:style style:name="Table27.B" style:family="table-column">
      <style:table-column-properties style:column-width="3.2799in"/>
    </style:style>
    <style:style style:name="Table27.C" style:family="table-column">
      <style:table-column-properties style:column-width="0.3938in"/>
    </style:style>
    <style:style style:name="Table27.D" style:family="table-column">
      <style:table-column-properties style:column-width="0.4132in"/>
    </style:style>
    <style:style style:name="Table27.E" style:family="table-column">
      <style:table-column-properties style:column-width="0.5007in"/>
    </style:style>
    <style:style style:name="Table27.F" style:family="table-column">
      <style:table-column-properties style:column-width="0.5in"/>
    </style:style>
    <style:style style:name="Table27.G" style:family="table-column">
      <style:table-column-properties style:column-width="0.6535in"/>
    </style:style>
    <style:style style:name="Table27.H" style:family="table-column">
      <style:table-column-properties style:column-width="0.6875in"/>
    </style:style>
    <style:style style:name="Table27.1" style:family="table-row">
      <style:table-row-properties fo:keep-together="auto"/>
    </style:style>
    <style:style style:name="Table27.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7.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7.3" style:family="table-row">
      <style:table-row-properties style:min-row-height="0.5569in" fo:keep-together="auto"/>
    </style:style>
    <style:style style:name="Table27.C3"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7.A4" style:family="table-cell">
      <style:table-cell-properties style:vertical-align="middle" fo:padding-left="0.075in" fo:padding-right="0.075in" fo:padding-top="0in" fo:padding-bottom="0in" fo:border="0.5pt solid #000000" style:writing-mode="rl-tb"/>
    </style:style>
    <style:style style:name="Table27.B4" style:family="table-cell">
      <style:table-cell-properties style:vertical-align="middle" fo:padding-left="0.075in" fo:padding-right="0.075in" fo:padding-top="0in" fo:padding-bottom="0in" fo:border="0.5pt solid #000000" style:writing-mode="rl-tb"/>
    </style:style>
    <style:style style:name="Table27.C4" style:family="table-cell">
      <style:table-cell-properties style:vertical-align="middle" fo:background-color="#000000" fo:padding-left="0.075in" fo:padding-right="0.075in" fo:padding-top="0in" fo:padding-bottom="0in" fo:border="0.5pt solid #000000" style:writing-mode="rl-tb">
        <style:background-image/>
      </style:table-cell-properties>
    </style:style>
    <style:style style:name="Table27.D4" style:family="table-cell">
      <style:table-cell-properties style:vertical-align="middle" fo:padding-left="0.075in" fo:padding-right="0.075in" fo:padding-top="0in" fo:padding-bottom="0in" fo:border="0.5pt solid #000000" style:writing-mode="rl-tb"/>
    </style:style>
    <style:style style:name="Table27.E4" style:family="table-cell">
      <style:table-cell-properties style:vertical-align="middle" fo:padding-left="0.075in" fo:padding-right="0.075in" fo:padding-top="0in" fo:padding-bottom="0in" fo:border="0.5pt solid #000000" style:writing-mode="rl-tb"/>
    </style:style>
    <style:style style:name="Table27.G4" style:family="table-cell">
      <style:table-cell-properties style:vertical-align="middle" fo:padding-left="0.075in" fo:padding-right="0.075in" fo:padding-top="0in" fo:padding-bottom="0in" fo:border="0.5pt solid #000000" style:writing-mode="rl-tb"/>
    </style:style>
    <style:style style:name="Table27.H4" style:family="table-cell">
      <style:table-cell-properties style:vertical-align="middle" fo:padding-left="0.075in" fo:padding-right="0.075in" fo:padding-top="0in" fo:padding-bottom="0in" fo:border="0.5pt solid #000000" style:writing-mode="rl-tb"/>
    </style:style>
    <style:style style:name="Table28" style:family="table">
      <style:table-properties style:width="6.8917in" fo:margin-top="0in" fo:margin-bottom="0in" table:align="center" style:writing-mode="rl-tb"/>
    </style:style>
    <style:style style:name="Table28.A" style:family="table-column">
      <style:table-column-properties style:column-width="0.4924in"/>
    </style:style>
    <style:style style:name="Table28.B" style:family="table-column">
      <style:table-column-properties style:column-width="3.0965in"/>
    </style:style>
    <style:style style:name="Table28.C" style:family="table-column">
      <style:table-column-properties style:column-width="1.159in"/>
    </style:style>
    <style:style style:name="Table28.E" style:family="table-column">
      <style:table-column-properties style:column-width="0.9847in"/>
    </style:style>
    <style:style style:name="Table28.1" style:family="table-row">
      <style:table-row-properties style:min-row-height="0.2639in" fo:keep-together="auto"/>
    </style:style>
    <style:style style:name="Table28.A1" style:family="table-cell">
      <style:table-cell-properties fo:padding-left="0.075in" fo:padding-right="0.075in" fo:padding-top="0in" fo:padding-bottom="0in" fo:border-left="none" fo:border-right="none" fo:border-top="none" fo:border-bottom="0.5pt solid #000000" style:writing-mode="rl-tb"/>
    </style:style>
    <style:style style:name="Table28.2" style:family="table-row">
      <style:table-row-properties style:min-row-height="0.5389in" fo:keep-together="auto"/>
    </style:style>
    <style:style style:name="Table28.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8.3" style:family="table-row">
      <style:table-row-properties fo:keep-together="auto"/>
    </style:style>
    <style:style style:name="Table28.A3" style:family="table-cell">
      <style:table-cell-properties style:vertical-align="middle" fo:padding-left="0.075in" fo:padding-right="0.075in" fo:padding-top="0in" fo:padding-bottom="0in" fo:border="0.5pt solid #000000" style:writing-mode="rl-tb"/>
    </style:style>
    <style:style style:name="Table28.B3" style:family="table-cell">
      <style:table-cell-properties style:vertical-align="middle" fo:padding-left="0.075in" fo:padding-right="0.075in" fo:padding-top="0in" fo:padding-bottom="0in" fo:border="0.5pt solid #000000" style:writing-mode="rl-tb"/>
    </style:style>
    <style:style style:name="Table28.C3" style:family="table-cell">
      <style:table-cell-properties fo:padding-left="0.075in" fo:padding-right="0.075in" fo:padding-top="0in" fo:padding-bottom="0in" fo:border="0.5pt solid #000000" style:writing-mode="rl-tb"/>
    </style:style>
    <style:style style:name="Table28.D3" style:family="table-cell">
      <style:table-cell-properties style:vertical-align="middle" fo:padding-left="0.075in" fo:padding-right="0.075in" fo:padding-top="0in" fo:padding-bottom="0in" fo:border="0.5pt solid #000000" style:writing-mode="rl-tb"/>
    </style:style>
    <style:style style:name="Table28.E3" style:family="table-cell">
      <style:table-cell-properties style:vertical-align="middle" fo:padding-left="0.075in" fo:padding-right="0.075in" fo:padding-top="0in" fo:padding-bottom="0in" fo:border="0.5pt solid #000000" style:writing-mode="rl-tb"/>
    </style:style>
    <style:style style:name="Table28.4" style:family="table-row">
      <style:table-row-properties fo:keep-together="auto"/>
    </style:style>
    <style:style style:name="Table28.A4" style:family="table-cell">
      <style:table-cell-properties style:vertical-align="middle" fo:padding-left="0.075in" fo:padding-right="0.075in" fo:padding-top="0in" fo:padding-bottom="0in" fo:border="0.5pt solid #000000" style:writing-mode="rl-tb"/>
    </style:style>
    <style:style style:name="Table28.B4" style:family="table-cell">
      <style:table-cell-properties style:vertical-align="middle" fo:padding-left="0.075in" fo:padding-right="0.075in" fo:padding-top="0in" fo:padding-bottom="0in" fo:border="0.5pt solid #000000" style:writing-mode="rl-tb"/>
    </style:style>
    <style:style style:name="Table28.C4" style:family="table-cell">
      <style:table-cell-properties fo:padding-left="0.075in" fo:padding-right="0.075in" fo:padding-top="0in" fo:padding-bottom="0in" fo:border="0.5pt solid #000000" style:writing-mode="rl-tb"/>
    </style:style>
    <style:style style:name="Table28.D4" style:family="table-cell">
      <style:table-cell-properties style:vertical-align="middle" fo:padding-left="0.075in" fo:padding-right="0.075in" fo:padding-top="0in" fo:padding-bottom="0in" fo:border="0.5pt solid #000000" style:writing-mode="rl-tb"/>
    </style:style>
    <style:style style:name="Table28.E4" style:family="table-cell">
      <style:table-cell-properties style:vertical-align="middle" fo:padding-left="0.075in" fo:padding-right="0.075in" fo:padding-top="0in" fo:padding-bottom="0in" fo:border="0.5pt solid #000000" style:writing-mode="rl-tb"/>
    </style:style>
    <style:style style:name="Table29" style:family="table">
      <style:table-properties style:width="6.8903in" fo:margin-top="0in" fo:margin-bottom="0in" table:align="center" style:writing-mode="rl-tb"/>
    </style:style>
    <style:style style:name="Table29.A" style:family="table-column">
      <style:table-column-properties style:column-width="0.4236in"/>
    </style:style>
    <style:style style:name="Table29.B" style:family="table-column">
      <style:table-column-properties style:column-width="2.3285in"/>
    </style:style>
    <style:style style:name="Table29.C" style:family="table-column">
      <style:table-column-properties style:column-width="0.9639in"/>
    </style:style>
    <style:style style:name="Table29.D" style:family="table-column">
      <style:table-column-properties style:column-width="0.7in"/>
    </style:style>
    <style:style style:name="Table29.E" style:family="table-column">
      <style:table-column-properties style:column-width="1.0139in"/>
    </style:style>
    <style:style style:name="Table29.F" style:family="table-column">
      <style:table-column-properties style:column-width="0.7222in"/>
    </style:style>
    <style:style style:name="Table29.G" style:family="table-column">
      <style:table-column-properties style:column-width="0.7375in"/>
    </style:style>
    <style:style style:name="Table29.1" style:family="table-row">
      <style:table-row-properties style:min-row-height="0.1535in" fo:keep-together="auto"/>
    </style:style>
    <style:style style:name="Table29.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29.2" style:family="table-row">
      <style:table-row-properties style:min-row-height="0.2694in" fo:keep-together="auto"/>
    </style:style>
    <style:style style:name="Table29.A2"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9.B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9.3" style:family="table-row">
      <style:table-row-properties style:min-row-height="0.2639in" fo:keep-together="auto"/>
    </style:style>
    <style:style style:name="Table29.4" style:family="table-row">
      <style:table-row-properties fo:keep-together="auto"/>
    </style:style>
    <style:style style:name="Table29.A4" style:family="table-cell">
      <style:table-cell-properties style:vertical-align="middle" fo:padding-left="0.075in" fo:padding-right="0.075in" fo:padding-top="0in" fo:padding-bottom="0in" fo:border="0.5pt solid #000000" style:writing-mode="rl-tb"/>
    </style:style>
    <style:style style:name="Table29.B4" style:family="table-cell">
      <style:table-cell-properties style:vertical-align="middle" fo:padding-left="0.075in" fo:padding-right="0.075in" fo:padding-top="0in" fo:padding-bottom="0in" fo:border="0.5pt solid #000000" style:writing-mode="rl-tb"/>
    </style:style>
    <style:style style:name="Table29.C4" style:family="table-cell">
      <style:table-cell-properties style:vertical-align="middle" fo:padding-left="0.075in" fo:padding-right="0.075in" fo:padding-top="0in" fo:padding-bottom="0in" fo:border="0.5pt solid #000000" style:writing-mode="rl-tb"/>
    </style:style>
    <style:style style:name="Table29.D4" style:family="table-cell">
      <style:table-cell-properties style:vertical-align="middle" fo:padding-left="0.075in" fo:padding-right="0.075in" fo:padding-top="0in" fo:padding-bottom="0in" fo:border="0.5pt solid #000000" style:writing-mode="rl-tb"/>
    </style:style>
    <style:style style:name="Table29.E4" style:family="table-cell">
      <style:table-cell-properties fo:padding-left="0.075in" fo:padding-right="0.075in" fo:padding-top="0in" fo:padding-bottom="0in" fo:border="0.5pt solid #000000" style:writing-mode="rl-tb"/>
    </style:style>
    <style:style style:name="Table29.F4" style:family="table-cell">
      <style:table-cell-properties style:vertical-align="middle" fo:padding-left="0.075in" fo:padding-right="0.075in" fo:padding-top="0in" fo:padding-bottom="0in" fo:border="0.5pt solid #000000" style:writing-mode="rl-tb"/>
    </style:style>
    <style:style style:name="Table29.G4" style:family="table-cell">
      <style:table-cell-properties style:vertical-align="middle" fo:padding-left="0.075in" fo:padding-right="0.075in" fo:padding-top="0in" fo:padding-bottom="0in" fo:border="0.5pt solid #000000" style:writing-mode="rl-tb"/>
    </style:style>
    <style:style style:name="Table29.5" style:family="table-row">
      <style:table-row-properties fo:keep-together="auto"/>
    </style:style>
    <style:style style:name="Table29.A5" style:family="table-cell">
      <style:table-cell-properties style:vertical-align="middle" fo:padding-left="0.075in" fo:padding-right="0.075in" fo:padding-top="0in" fo:padding-bottom="0in" fo:border="0.5pt solid #000000" style:writing-mode="rl-tb"/>
    </style:style>
    <style:style style:name="Table29.B5" style:family="table-cell">
      <style:table-cell-properties style:vertical-align="middle" fo:padding-left="0.075in" fo:padding-right="0.075in" fo:padding-top="0in" fo:padding-bottom="0in" fo:border="0.5pt solid #000000" style:writing-mode="rl-tb"/>
    </style:style>
    <style:style style:name="Table29.C5" style:family="table-cell">
      <style:table-cell-properties style:vertical-align="middle" fo:padding-left="0.075in" fo:padding-right="0.075in" fo:padding-top="0in" fo:padding-bottom="0in" fo:border="0.5pt solid #000000" style:writing-mode="rl-tb"/>
    </style:style>
    <style:style style:name="Table29.D5" style:family="table-cell">
      <style:table-cell-properties style:vertical-align="middle" fo:padding-left="0.075in" fo:padding-right="0.075in" fo:padding-top="0in" fo:padding-bottom="0in" fo:border="0.5pt solid #000000" style:writing-mode="rl-tb"/>
    </style:style>
    <style:style style:name="Table29.E5" style:family="table-cell">
      <style:table-cell-properties fo:padding-left="0.075in" fo:padding-right="0.075in" fo:padding-top="0in" fo:padding-bottom="0in" fo:border="0.5pt solid #000000" style:writing-mode="rl-tb"/>
    </style:style>
    <style:style style:name="Table29.F5" style:family="table-cell">
      <style:table-cell-properties style:vertical-align="middle" fo:padding-left="0.075in" fo:padding-right="0.075in" fo:padding-top="0in" fo:padding-bottom="0in" fo:border="0.5pt solid #000000" style:writing-mode="rl-tb"/>
    </style:style>
    <style:style style:name="Table29.G5" style:family="table-cell">
      <style:table-cell-properties style:vertical-align="middle" fo:padding-left="0.075in" fo:padding-right="0.075in" fo:padding-top="0in" fo:padding-bottom="0in" fo:border="0.5pt solid #000000" style:writing-mode="rl-tb"/>
    </style:style>
    <style:style style:name="Table29.6" style:family="table-row">
      <style:table-row-properties fo:keep-together="auto"/>
    </style:style>
    <style:style style:name="Table29.A6" style:family="table-cell">
      <style:table-cell-properties style:vertical-align="middle" fo:padding-left="0.075in" fo:padding-right="0.075in" fo:padding-top="0in" fo:padding-bottom="0in" fo:border="0.5pt solid #000000" style:writing-mode="rl-tb"/>
    </style:style>
    <style:style style:name="Table29.B6" style:family="table-cell">
      <style:table-cell-properties style:vertical-align="middle" fo:padding-left="0.075in" fo:padding-right="0.075in" fo:padding-top="0in" fo:padding-bottom="0in" fo:border="0.5pt solid #000000" style:writing-mode="rl-tb"/>
    </style:style>
    <style:style style:name="Table29.C6" style:family="table-cell">
      <style:table-cell-properties style:vertical-align="middle" fo:padding-left="0.075in" fo:padding-right="0.075in" fo:padding-top="0in" fo:padding-bottom="0in" fo:border="0.5pt solid #000000" style:writing-mode="rl-tb"/>
    </style:style>
    <style:style style:name="Table29.D6" style:family="table-cell">
      <style:table-cell-properties style:vertical-align="middle" fo:padding-left="0.075in" fo:padding-right="0.075in" fo:padding-top="0in" fo:padding-bottom="0in" fo:border="0.5pt solid #000000" style:writing-mode="rl-tb"/>
    </style:style>
    <style:style style:name="Table29.E6" style:family="table-cell">
      <style:table-cell-properties fo:padding-left="0.075in" fo:padding-right="0.075in" fo:padding-top="0in" fo:padding-bottom="0in" fo:border="0.5pt solid #000000" style:writing-mode="rl-tb"/>
    </style:style>
    <style:style style:name="Table29.F6" style:family="table-cell">
      <style:table-cell-properties style:vertical-align="middle" fo:padding-left="0.075in" fo:padding-right="0.075in" fo:padding-top="0in" fo:padding-bottom="0in" fo:border="0.5pt solid #000000" style:writing-mode="rl-tb"/>
    </style:style>
    <style:style style:name="Table29.G6" style:family="table-cell">
      <style:table-cell-properties style:vertical-align="middle" fo:padding-left="0.075in" fo:padding-right="0.075in" fo:padding-top="0in" fo:padding-bottom="0in" fo:border="0.5pt solid #000000" style:writing-mode="rl-tb"/>
    </style:style>
    <style:style style:name="Table29.7" style:family="table-row">
      <style:table-row-properties fo:keep-together="auto"/>
    </style:style>
    <style:style style:name="Table29.A7" style:family="table-cell">
      <style:table-cell-properties style:vertical-align="middle" fo:padding-left="0.075in" fo:padding-right="0.075in" fo:padding-top="0in" fo:padding-bottom="0in" fo:border="0.5pt solid #000000" style:writing-mode="rl-tb"/>
    </style:style>
    <style:style style:name="Table29.B7" style:family="table-cell">
      <style:table-cell-properties style:vertical-align="middle" fo:padding-left="0.075in" fo:padding-right="0.075in" fo:padding-top="0in" fo:padding-bottom="0in" fo:border="0.5pt solid #000000" style:writing-mode="rl-tb"/>
    </style:style>
    <style:style style:name="Table29.C7" style:family="table-cell">
      <style:table-cell-properties style:vertical-align="middle" fo:padding-left="0.075in" fo:padding-right="0.075in" fo:padding-top="0in" fo:padding-bottom="0in" fo:border="0.5pt solid #000000" style:writing-mode="rl-tb"/>
    </style:style>
    <style:style style:name="Table29.D7" style:family="table-cell">
      <style:table-cell-properties style:vertical-align="middle" fo:padding-left="0.075in" fo:padding-right="0.075in" fo:padding-top="0in" fo:padding-bottom="0in" fo:border="0.5pt solid #000000" style:writing-mode="rl-tb"/>
    </style:style>
    <style:style style:name="Table29.E7" style:family="table-cell">
      <style:table-cell-properties fo:padding-left="0.075in" fo:padding-right="0.075in" fo:padding-top="0in" fo:padding-bottom="0in" fo:border="0.5pt solid #000000" style:writing-mode="rl-tb"/>
    </style:style>
    <style:style style:name="Table29.F7" style:family="table-cell">
      <style:table-cell-properties style:vertical-align="middle" fo:padding-left="0.075in" fo:padding-right="0.075in" fo:padding-top="0in" fo:padding-bottom="0in" fo:border="0.5pt solid #000000" style:writing-mode="rl-tb"/>
    </style:style>
    <style:style style:name="Table29.G7" style:family="table-cell">
      <style:table-cell-properties style:vertical-align="middle" fo:padding-left="0.075in" fo:padding-right="0.075in" fo:padding-top="0in" fo:padding-bottom="0in" fo:border="0.5pt solid #000000" style:writing-mode="rl-tb"/>
    </style:style>
    <style:style style:name="Table30" style:family="table">
      <style:table-properties style:width="6.8257in" fo:margin-top="0in" fo:margin-bottom="0in" table:align="center" style:writing-mode="rl-tb"/>
    </style:style>
    <style:style style:name="Table30.A" style:family="table-column">
      <style:table-column-properties style:column-width="0.466in"/>
    </style:style>
    <style:style style:name="Table30.B" style:family="table-column">
      <style:table-column-properties style:column-width="4.0299in"/>
    </style:style>
    <style:style style:name="Table30.C" style:family="table-column">
      <style:table-column-properties style:column-width="1.3771in"/>
    </style:style>
    <style:style style:name="Table30.D" style:family="table-column">
      <style:table-column-properties style:column-width="0.9521in"/>
    </style:style>
    <style:style style:name="Table30.1" style:family="table-row">
      <style:table-row-properties style:min-row-height="0.066in" fo:keep-together="auto"/>
    </style:style>
    <style:style style:name="Table30.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30.2" style:family="table-row">
      <style:table-row-properties style:min-row-height="0.2639in" fo:keep-together="auto"/>
    </style:style>
    <style:style style:name="Table30.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0.3" style:family="table-row">
      <style:table-row-properties style:min-row-height="0.3347in" fo:keep-together="auto"/>
    </style:style>
    <style:style style:name="Table30.4" style:family="table-row">
      <style:table-row-properties fo:keep-together="auto"/>
    </style:style>
    <style:style style:name="Table30.A4" style:family="table-cell">
      <style:table-cell-properties style:vertical-align="middle" fo:padding-left="0.075in" fo:padding-right="0.075in" fo:padding-top="0in" fo:padding-bottom="0in" fo:border="0.5pt solid #000000" style:writing-mode="rl-tb"/>
    </style:style>
    <style:style style:name="Table30.B4" style:family="table-cell">
      <style:table-cell-properties style:vertical-align="middle" fo:padding-left="0.075in" fo:padding-right="0.075in" fo:padding-top="0in" fo:padding-bottom="0in" fo:border="0.5pt solid #000000" style:writing-mode="rl-tb"/>
    </style:style>
    <style:style style:name="Table30.C4" style:family="table-cell">
      <style:table-cell-properties style:vertical-align="middle" fo:padding-left="0.075in" fo:padding-right="0.075in" fo:padding-top="0in" fo:padding-bottom="0in" fo:border="0.5pt solid #000000" style:writing-mode="rl-tb"/>
    </style:style>
    <style:style style:name="Table30.D4" style:family="table-cell">
      <style:table-cell-properties style:vertical-align="middle" fo:padding-left="0.075in" fo:padding-right="0.075in" fo:padding-top="0in" fo:padding-bottom="0in" fo:border="0.5pt solid #000000" style:writing-mode="rl-tb"/>
    </style:style>
    <style:style style:name="Table30.5" style:family="table-row">
      <style:table-row-properties fo:keep-together="auto"/>
    </style:style>
    <style:style style:name="Table30.A5" style:family="table-cell">
      <style:table-cell-properties style:vertical-align="middle" fo:padding-left="0.075in" fo:padding-right="0.075in" fo:padding-top="0in" fo:padding-bottom="0in" fo:border="0.5pt solid #000000" style:writing-mode="rl-tb"/>
    </style:style>
    <style:style style:name="Table30.B5" style:family="table-cell">
      <style:table-cell-properties style:vertical-align="middle" fo:padding-left="0.075in" fo:padding-right="0.075in" fo:padding-top="0in" fo:padding-bottom="0in" fo:border="0.5pt solid #000000" style:writing-mode="rl-tb"/>
    </style:style>
    <style:style style:name="Table30.C5" style:family="table-cell">
      <style:table-cell-properties style:vertical-align="middle" fo:padding-left="0.075in" fo:padding-right="0.075in" fo:padding-top="0in" fo:padding-bottom="0in" fo:border="0.5pt solid #000000" style:writing-mode="rl-tb"/>
    </style:style>
    <style:style style:name="Table30.D5" style:family="table-cell">
      <style:table-cell-properties style:vertical-align="middle" fo:padding-left="0.075in" fo:padding-right="0.075in" fo:padding-top="0in" fo:padding-bottom="0in" fo:border="0.5pt solid #000000" style:writing-mode="rl-tb"/>
    </style:style>
    <style:style style:name="Table30.6" style:family="table-row">
      <style:table-row-properties fo:keep-together="auto"/>
    </style:style>
    <style:style style:name="Table30.A6" style:family="table-cell">
      <style:table-cell-properties style:vertical-align="middle" fo:padding-left="0.075in" fo:padding-right="0.075in" fo:padding-top="0in" fo:padding-bottom="0in" fo:border="0.5pt solid #000000" style:writing-mode="rl-tb"/>
    </style:style>
    <style:style style:name="Table30.B6" style:family="table-cell">
      <style:table-cell-properties style:vertical-align="middle" fo:padding-left="0.075in" fo:padding-right="0.075in" fo:padding-top="0in" fo:padding-bottom="0in" fo:border="0.5pt solid #000000" style:writing-mode="rl-tb"/>
    </style:style>
    <style:style style:name="Table30.C6" style:family="table-cell">
      <style:table-cell-properties style:vertical-align="middle" fo:padding-left="0.075in" fo:padding-right="0.075in" fo:padding-top="0in" fo:padding-bottom="0in" fo:border="0.5pt solid #000000" style:writing-mode="rl-tb"/>
    </style:style>
    <style:style style:name="Table30.D6" style:family="table-cell">
      <style:table-cell-properties style:vertical-align="middle" fo:padding-left="0.075in" fo:padding-right="0.075in" fo:padding-top="0in" fo:padding-bottom="0in" fo:border="0.5pt solid #000000" style:writing-mode="rl-tb"/>
    </style:style>
    <style:style style:name="Table30.7" style:family="table-row">
      <style:table-row-properties fo:keep-together="auto"/>
    </style:style>
    <style:style style:name="Table30.A7" style:family="table-cell">
      <style:table-cell-properties style:vertical-align="middle" fo:padding-left="0.075in" fo:padding-right="0.075in" fo:padding-top="0in" fo:padding-bottom="0in" fo:border="0.5pt solid #000000" style:writing-mode="rl-tb"/>
    </style:style>
    <style:style style:name="Table30.B7" style:family="table-cell">
      <style:table-cell-properties style:vertical-align="middle" fo:padding-left="0.075in" fo:padding-right="0.075in" fo:padding-top="0in" fo:padding-bottom="0in" fo:border="0.5pt solid #000000" style:writing-mode="rl-tb"/>
    </style:style>
    <style:style style:name="Table30.C7" style:family="table-cell">
      <style:table-cell-properties style:vertical-align="middle" fo:padding-left="0.075in" fo:padding-right="0.075in" fo:padding-top="0in" fo:padding-bottom="0in" fo:border="0.5pt solid #000000" style:writing-mode="rl-tb"/>
    </style:style>
    <style:style style:name="Table30.D7" style:family="table-cell">
      <style:table-cell-properties style:vertical-align="middle" fo:padding-left="0.075in" fo:padding-right="0.075in" fo:padding-top="0in" fo:padding-bottom="0in" fo:border="0.5pt solid #000000" style:writing-mode="rl-tb"/>
    </style:style>
    <style:style style:name="Table31" style:family="table" style:master-page-name="Converted3">
      <style:table-properties style:width="9.2153in" fo:margin-top="0in" fo:margin-bottom="0in" style:page-number="auto" table:align="center" style:writing-mode="rl-tb"/>
    </style:style>
    <style:style style:name="Table31.A" style:family="table-column">
      <style:table-column-properties style:column-width="0.7313in"/>
    </style:style>
    <style:style style:name="Table31.B" style:family="table-column">
      <style:table-column-properties style:column-width="4.6882in"/>
    </style:style>
    <style:style style:name="Table31.C" style:family="table-column">
      <style:table-column-properties style:column-width="0.7868in"/>
    </style:style>
    <style:style style:name="Table31.D" style:family="table-column">
      <style:table-column-properties style:column-width="0.9847in"/>
    </style:style>
    <style:style style:name="Table31.E" style:family="table-column">
      <style:table-column-properties style:column-width="1.1819in"/>
    </style:style>
    <style:style style:name="Table31.F" style:family="table-column">
      <style:table-column-properties style:column-width="0.8264in"/>
    </style:style>
    <style:style style:name="Table31.G" style:family="table-column">
      <style:table-column-properties style:column-width="0.0153in"/>
    </style:style>
    <style:style style:name="Table31.1" style:family="table-row">
      <style:table-row-properties fo:keep-together="auto"/>
    </style:style>
    <style:style style:name="Table31.A1" style:family="table-cell">
      <style:table-cell-properties style:vertical-align="middle" fo:background-color="#ffffff" fo:padding-left="0.075in" fo:padding-right="0.075in" fo:padding-top="0in" fo:padding-bottom="0in" fo:border-left="none" fo:border-right="none" fo:border-top="none" fo:border-bottom="0.5pt solid #000000" style:writing-mode="rl-tb">
        <style:background-image/>
      </style:table-cell-properties>
    </style:style>
    <style:style style:name="Table31.G1" style:family="table-cell">
      <style:table-cell-properties fo:padding-left="0.075in" fo:padding-right="0.075in" fo:padding-top="0in" fo:padding-bottom="0in" fo:border="none" style:writing-mode="rl-tb"/>
    </style:style>
    <style:style style:name="Table31.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1.A3" style:family="table-cell">
      <style:table-cell-properties style:vertical-align="middle" fo:padding-left="0.075in" fo:padding-right="0.075in" fo:padding-top="0in" fo:padding-bottom="0in" fo:border="0.5pt solid #000000" style:writing-mode="rl-tb"/>
    </style:style>
    <style:style style:name="Table31.B3" style:family="table-cell">
      <style:table-cell-properties style:vertical-align="middle" fo:padding-left="0.075in" fo:padding-right="0.075in" fo:padding-top="0in" fo:padding-bottom="0in" fo:border="0.5pt solid #000000" style:writing-mode="rl-tb"/>
    </style:style>
    <style:style style:name="Table31.C3" style:family="table-cell">
      <style:table-cell-properties style:vertical-align="middle" fo:padding-left="0.075in" fo:padding-right="0.075in" fo:padding-top="0in" fo:padding-bottom="0in" fo:border="0.5pt solid #000000" style:writing-mode="rl-tb"/>
    </style:style>
    <style:style style:name="Table31.D3" style:family="table-cell">
      <style:table-cell-properties style:vertical-align="middle" fo:padding-left="0.075in" fo:padding-right="0.075in" fo:padding-top="0in" fo:padding-bottom="0in" fo:border="0.5pt solid #000000" style:writing-mode="rl-tb"/>
    </style:style>
    <style:style style:name="Table31.E3" style:family="table-cell">
      <style:table-cell-properties style:vertical-align="middle" fo:padding-left="0.075in" fo:padding-right="0.075in" fo:padding-top="0in" fo:padding-bottom="0in" fo:border="0.5pt solid #000000" style:writing-mode="rl-tb"/>
    </style:style>
    <style:style style:name="Table31.F3"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31.A4" style:family="table-cell">
      <style:table-cell-properties style:vertical-align="middle" fo:padding-left="0.075in" fo:padding-right="0.075in" fo:padding-top="0in" fo:padding-bottom="0in" fo:border="0.5pt solid #000000" style:writing-mode="rl-tb"/>
    </style:style>
    <style:style style:name="Table31.B4" style:family="table-cell">
      <style:table-cell-properties style:vertical-align="middle" fo:padding-left="0.075in" fo:padding-right="0.075in" fo:padding-top="0in" fo:padding-bottom="0in" fo:border="0.5pt solid #000000" style:writing-mode="rl-tb"/>
    </style:style>
    <style:style style:name="Table31.C4" style:family="table-cell">
      <style:table-cell-properties style:vertical-align="middle" fo:padding-left="0.075in" fo:padding-right="0.075in" fo:padding-top="0in" fo:padding-bottom="0in" fo:border="0.5pt solid #000000" style:writing-mode="rl-tb"/>
    </style:style>
    <style:style style:name="Table31.D4" style:family="table-cell">
      <style:table-cell-properties style:vertical-align="middle" fo:padding-left="0.075in" fo:padding-right="0.075in" fo:padding-top="0in" fo:padding-bottom="0in" fo:border="0.5pt solid #000000" style:writing-mode="rl-tb"/>
    </style:style>
    <style:style style:name="Table31.E4" style:family="table-cell">
      <style:table-cell-properties style:vertical-align="middle" fo:padding-left="0.075in" fo:padding-right="0.075in" fo:padding-top="0in" fo:padding-bottom="0in" fo:border="0.5pt solid #000000" style:writing-mode="rl-tb"/>
    </style:style>
    <style:style style:name="Table31.A5" style:family="table-cell">
      <style:table-cell-properties style:vertical-align="middle" fo:padding-left="0.075in" fo:padding-right="0.075in" fo:padding-top="0in" fo:padding-bottom="0in" fo:border="0.5pt solid #000000" style:writing-mode="rl-tb"/>
    </style:style>
    <style:style style:name="Table31.B5" style:family="table-cell">
      <style:table-cell-properties style:vertical-align="middle" fo:padding-left="0.075in" fo:padding-right="0.075in" fo:padding-top="0in" fo:padding-bottom="0in" fo:border="0.5pt solid #000000" style:writing-mode="rl-tb"/>
    </style:style>
    <style:style style:name="Table31.C5" style:family="table-cell">
      <style:table-cell-properties style:vertical-align="middle" fo:padding-left="0.075in" fo:padding-right="0.075in" fo:padding-top="0in" fo:padding-bottom="0in" fo:border="0.5pt solid #000000" style:writing-mode="rl-tb"/>
    </style:style>
    <style:style style:name="Table31.D5" style:family="table-cell">
      <style:table-cell-properties style:vertical-align="middle" fo:padding-left="0.075in" fo:padding-right="0.075in" fo:padding-top="0in" fo:padding-bottom="0in" fo:border="0.5pt solid #000000" style:writing-mode="rl-tb"/>
    </style:style>
    <style:style style:name="Table31.E5" style:family="table-cell">
      <style:table-cell-properties style:vertical-align="middle" fo:padding-left="0.075in" fo:padding-right="0.075in" fo:padding-top="0in" fo:padding-bottom="0in" fo:border="0.5pt solid #000000" style:writing-mode="rl-tb"/>
    </style:style>
    <style:style style:name="Table31.A6" style:family="table-cell">
      <style:table-cell-properties style:vertical-align="middle" fo:padding-left="0.075in" fo:padding-right="0.075in" fo:padding-top="0in" fo:padding-bottom="0in" fo:border="0.5pt solid #000000" style:writing-mode="rl-tb"/>
    </style:style>
    <style:style style:name="Table31.B6" style:family="table-cell">
      <style:table-cell-properties style:vertical-align="middle" fo:padding-left="0.075in" fo:padding-right="0.075in" fo:padding-top="0in" fo:padding-bottom="0in" fo:border="0.5pt solid #000000" style:writing-mode="rl-tb"/>
    </style:style>
    <style:style style:name="Table31.C6" style:family="table-cell">
      <style:table-cell-properties style:vertical-align="middle" fo:padding-left="0.075in" fo:padding-right="0.075in" fo:padding-top="0in" fo:padding-bottom="0in" fo:border="0.5pt solid #000000" style:writing-mode="rl-tb"/>
    </style:style>
    <style:style style:name="Table31.D6" style:family="table-cell">
      <style:table-cell-properties style:vertical-align="middle" fo:padding-left="0.075in" fo:padding-right="0.075in" fo:padding-top="0in" fo:padding-bottom="0in" fo:border="0.5pt solid #000000" style:writing-mode="rl-tb"/>
    </style:style>
    <style:style style:name="Table31.E6" style:family="table-cell">
      <style:table-cell-properties style:vertical-align="middle" fo:padding-left="0.075in" fo:padding-right="0.075in" fo:padding-top="0in" fo:padding-bottom="0in" fo:border="0.5pt solid #000000" style:writing-mode="rl-tb"/>
    </style:style>
    <style:style style:name="Table31.A7" style:family="table-cell">
      <style:table-cell-properties style:vertical-align="middle" fo:padding-left="0.075in" fo:padding-right="0.075in" fo:padding-top="0in" fo:padding-bottom="0in" fo:border="0.5pt solid #000000" style:writing-mode="rl-tb"/>
    </style:style>
    <style:style style:name="Table31.B7" style:family="table-cell">
      <style:table-cell-properties style:vertical-align="middle" fo:padding-left="0.075in" fo:padding-right="0.075in" fo:padding-top="0in" fo:padding-bottom="0in" fo:border="0.5pt solid #000000" style:writing-mode="rl-tb"/>
    </style:style>
    <style:style style:name="Table31.C7" style:family="table-cell">
      <style:table-cell-properties style:vertical-align="middle" fo:padding-left="0.075in" fo:padding-right="0.075in" fo:padding-top="0in" fo:padding-bottom="0in" fo:border="0.5pt solid #000000" style:writing-mode="rl-tb"/>
    </style:style>
    <style:style style:name="Table31.D7" style:family="table-cell">
      <style:table-cell-properties style:vertical-align="middle" fo:padding-left="0.075in" fo:padding-right="0.075in" fo:padding-top="0in" fo:padding-bottom="0in" fo:border="0.5pt solid #000000" style:writing-mode="rl-tb"/>
    </style:style>
    <style:style style:name="Table31.E7" style:family="table-cell">
      <style:table-cell-properties style:vertical-align="middle" fo:padding-left="0.075in" fo:padding-right="0.075in" fo:padding-top="0in" fo:padding-bottom="0in" fo:border="0.5pt solid #000000" style:writing-mode="rl-tb"/>
    </style:style>
    <style:style style:name="Table31.A8" style:family="table-cell">
      <style:table-cell-properties style:vertical-align="middle" fo:padding-left="0.075in" fo:padding-right="0.075in" fo:padding-top="0in" fo:padding-bottom="0in" fo:border="0.5pt solid #000000" style:writing-mode="rl-tb"/>
    </style:style>
    <style:style style:name="Table31.B8" style:family="table-cell">
      <style:table-cell-properties style:vertical-align="middle" fo:padding-left="0.075in" fo:padding-right="0.075in" fo:padding-top="0in" fo:padding-bottom="0in" fo:border="0.5pt solid #000000" style:writing-mode="rl-tb"/>
    </style:style>
    <style:style style:name="Table31.C8" style:family="table-cell">
      <style:table-cell-properties style:vertical-align="middle" fo:padding-left="0.075in" fo:padding-right="0.075in" fo:padding-top="0in" fo:padding-bottom="0in" fo:border="0.5pt solid #000000" style:writing-mode="rl-tb"/>
    </style:style>
    <style:style style:name="Table31.D8" style:family="table-cell">
      <style:table-cell-properties style:vertical-align="middle" fo:padding-left="0.075in" fo:padding-right="0.075in" fo:padding-top="0in" fo:padding-bottom="0in" fo:border="0.5pt solid #000000" style:writing-mode="rl-tb"/>
    </style:style>
    <style:style style:name="Table31.E8" style:family="table-cell">
      <style:table-cell-properties style:vertical-align="middle" fo:padding-left="0.075in" fo:padding-right="0.075in" fo:padding-top="0in" fo:padding-bottom="0in" fo:border="0.5pt solid #000000" style:writing-mode="rl-tb"/>
    </style:style>
    <style:style style:name="Table31.A9" style:family="table-cell">
      <style:table-cell-properties style:vertical-align="middle" fo:padding-left="0.075in" fo:padding-right="0.075in" fo:padding-top="0in" fo:padding-bottom="0in" fo:border="0.5pt solid #000000" style:writing-mode="rl-tb"/>
    </style:style>
    <style:style style:name="Table31.B9" style:family="table-cell">
      <style:table-cell-properties style:vertical-align="middle" fo:padding-left="0.075in" fo:padding-right="0.075in" fo:padding-top="0in" fo:padding-bottom="0in" fo:border="0.5pt solid #000000" style:writing-mode="rl-tb"/>
    </style:style>
    <style:style style:name="Table31.C9" style:family="table-cell">
      <style:table-cell-properties style:vertical-align="middle" fo:padding-left="0.075in" fo:padding-right="0.075in" fo:padding-top="0in" fo:padding-bottom="0in" fo:border="0.5pt solid #000000" style:writing-mode="rl-tb"/>
    </style:style>
    <style:style style:name="Table31.D9" style:family="table-cell">
      <style:table-cell-properties style:vertical-align="middle" fo:padding-left="0.075in" fo:padding-right="0.075in" fo:padding-top="0in" fo:padding-bottom="0in" fo:border="0.5pt solid #000000" style:writing-mode="rl-tb"/>
    </style:style>
    <style:style style:name="Table31.E9" style:family="table-cell">
      <style:table-cell-properties style:vertical-align="middle" fo:padding-left="0.075in" fo:padding-right="0.075in" fo:padding-top="0in" fo:padding-bottom="0in" fo:border="0.5pt solid #000000" style:writing-mode="rl-tb"/>
    </style:style>
    <style:style style:name="Table32" style:family="table" style:master-page-name="Converted4">
      <style:table-properties style:width="13.9368in" fo:margin-top="0in" fo:margin-bottom="0in" style:page-number="auto" table:align="center" style:writing-mode="rl-tb"/>
    </style:style>
    <style:style style:name="Table32.A" style:family="table-column">
      <style:table-column-properties style:column-width="0.734in"/>
    </style:style>
    <style:style style:name="Table32.B" style:family="table-column">
      <style:table-column-properties style:column-width="0.4868in"/>
    </style:style>
    <style:style style:name="Table32.C" style:family="table-column">
      <style:table-column-properties style:column-width="0.6896in"/>
    </style:style>
    <style:style style:name="Table32.D" style:family="table-column">
      <style:table-column-properties style:column-width="0.8625in"/>
    </style:style>
    <style:style style:name="Table32.E" style:family="table-column">
      <style:table-column-properties style:column-width="0.35in"/>
    </style:style>
    <style:style style:name="Table32.G" style:family="table-column">
      <style:table-column-properties style:column-width="0.3493in"/>
    </style:style>
    <style:style style:name="Table32.K" style:family="table-column">
      <style:table-column-properties style:column-width="0.3507in"/>
    </style:style>
    <style:style style:name="Table32.U" style:family="table-column">
      <style:table-column-properties style:column-width="0.2021in"/>
    </style:style>
    <style:style style:name="Table32.V" style:family="table-column">
      <style:table-column-properties style:column-width="0.1479in"/>
    </style:style>
    <style:style style:name="Table32.X" style:family="table-column">
      <style:table-column-properties style:column-width="0.1472in"/>
    </style:style>
    <style:style style:name="Table32.o" style:family="table-column">
      <style:table-column-properties style:column-width="0.3104in"/>
    </style:style>
    <style:style style:name="Table32.1" style:family="table-row">
      <style:table-row-properties style:min-row-height="0.2521in" fo:keep-together="auto"/>
    </style:style>
    <style:style style:name="Table32.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32.V1" style:family="table-cell">
      <style:table-cell-properties fo:padding-left="0.075in" fo:padding-right="0.075in" fo:padding-top="0in" fo:padding-bottom="0in" fo:border-left="none" fo:border-right="none" fo:border-top="none" fo:border-bottom="0.5pt solid #000000" style:writing-mode="rl-tb"/>
    </style:style>
    <style:style style:name="Table32.X1" style:family="table-cell">
      <style:table-cell-properties fo:padding-left="0.075in" fo:padding-right="0.075in" fo:padding-top="0in" fo:padding-bottom="0in" fo:border-left="none" fo:border-right="none" fo:border-top="none" fo:border-bottom="0.5pt solid #000000" style:writing-mode="rl-tb"/>
    </style:style>
    <style:style style:name="Table32.Z1" style:family="table-cell">
      <style:table-cell-properties fo:padding-left="0.075in" fo:padding-right="0.075in" fo:padding-top="0in" fo:padding-bottom="0in" fo:border-left="none" fo:border-right="none" fo:border-top="none" fo:border-bottom="0.5pt solid #000000" style:writing-mode="rl-tb"/>
    </style:style>
    <style:style style:name="Table32.b1" style:family="table-cell">
      <style:table-cell-properties fo:padding-left="0.075in" fo:padding-right="0.075in" fo:padding-top="0in" fo:padding-bottom="0in" fo:border-left="none" fo:border-right="none" fo:border-top="none" fo:border-bottom="0.5pt solid #000000" style:writing-mode="rl-tb"/>
    </style:style>
    <style:style style:name="Table32.d1" style:family="table-cell">
      <style:table-cell-properties fo:padding-left="0.075in" fo:padding-right="0.075in" fo:padding-top="0in" fo:padding-bottom="0in" fo:border="none" style:writing-mode="rl-tb"/>
    </style:style>
    <style:style style:name="Table32.e1" style:family="table-cell">
      <style:table-cell-properties fo:padding-left="0.075in" fo:padding-right="0.075in" fo:padding-top="0in" fo:padding-bottom="0in" fo:border="none" style:writing-mode="rl-tb"/>
    </style:style>
    <style:style style:name="Table32.f1" style:family="table-cell">
      <style:table-cell-properties fo:padding-left="0.075in" fo:padding-right="0.075in" fo:padding-top="0in" fo:padding-bottom="0in" fo:border="none" style:writing-mode="rl-tb"/>
    </style:style>
    <style:style style:name="Table32.g1" style:family="table-cell">
      <style:table-cell-properties fo:padding-left="0.075in" fo:padding-right="0.075in" fo:padding-top="0in" fo:padding-bottom="0in" fo:border="none" style:writing-mode="rl-tb"/>
    </style:style>
    <style:style style:name="Table32.h1" style:family="table-cell">
      <style:table-cell-properties fo:padding-left="0.075in" fo:padding-right="0.075in" fo:padding-top="0in" fo:padding-bottom="0in" fo:border="none" style:writing-mode="rl-tb"/>
    </style:style>
    <style:style style:name="Table32.i1" style:family="table-cell">
      <style:table-cell-properties fo:padding-left="0.075in" fo:padding-right="0.075in" fo:padding-top="0in" fo:padding-bottom="0in" fo:border="none" style:writing-mode="rl-tb"/>
    </style:style>
    <style:style style:name="Table32.j1" style:family="table-cell">
      <style:table-cell-properties fo:padding-left="0.075in" fo:padding-right="0.075in" fo:padding-top="0in" fo:padding-bottom="0in" fo:border="none" style:writing-mode="rl-tb"/>
    </style:style>
    <style:style style:name="Table32.k1" style:family="table-cell">
      <style:table-cell-properties fo:padding-left="0.075in" fo:padding-right="0.075in" fo:padding-top="0in" fo:padding-bottom="0in" fo:border="none" style:writing-mode="rl-tb"/>
    </style:style>
    <style:style style:name="Table32.l1" style:family="table-cell">
      <style:table-cell-properties fo:padding-left="0.075in" fo:padding-right="0.075in" fo:padding-top="0in" fo:padding-bottom="0in" fo:border="none" style:writing-mode="rl-tb"/>
    </style:style>
    <style:style style:name="Table32.m1" style:family="table-cell">
      <style:table-cell-properties fo:padding-left="0.075in" fo:padding-right="0.075in" fo:padding-top="0in" fo:padding-bottom="0in" fo:border="none" style:writing-mode="rl-tb"/>
    </style:style>
    <style:style style:name="Table32.n1" style:family="table-cell">
      <style:table-cell-properties fo:padding-left="0.075in" fo:padding-right="0.075in" fo:padding-top="0in" fo:padding-bottom="0in" fo:border="none" style:writing-mode="rl-tb"/>
    </style:style>
    <style:style style:name="Table32.o1" style:family="table-cell">
      <style:table-cell-properties fo:padding-left="0.075in" fo:padding-right="0.075in" fo:padding-top="0in" fo:padding-bottom="0in" fo:border="none" style:writing-mode="rl-tb"/>
    </style:style>
    <style:style style:name="Table32.2" style:family="table-row">
      <style:table-row-properties fo:keep-together="auto"/>
    </style:style>
    <style:style style:name="Table32.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2.E2" style:family="table-cell">
      <style:table-cell-properties fo:background-color="#ccffcc" fo:padding-left="0.075in" fo:padding-right="0.075in" fo:padding-top="0in" fo:padding-bottom="0in" fo:border="0.5pt solid #000000" style:writing-mode="rl-tb">
        <style:background-image/>
      </style:table-cell-properties>
    </style:style>
    <style:style style:name="Table32.3" style:family="table-row">
      <style:table-row-properties style:min-row-height="0.2118in" fo:keep-together="auto"/>
    </style:style>
    <style:style style:name="Table32.l3" style:family="table-cell">
      <style:table-cell-properties fo:background-color="#ccffcc" fo:padding-left="0.075in" fo:padding-right="0.075in" fo:padding-top="0in" fo:padding-bottom="0in" fo:border="0.5pt solid #000000" style:writing-mode="rl-tb">
        <style:background-image/>
      </style:table-cell-properties>
    </style:style>
    <style:style style:name="Table32.4" style:family="table-row">
      <style:table-row-properties fo:keep-together="auto"/>
    </style:style>
    <style:style style:name="Table32.A4" style:family="table-cell">
      <style:table-cell-properties style:vertical-align="middle" fo:padding-left="0.075in" fo:padding-right="0.075in" fo:padding-top="0in" fo:padding-bottom="0in" fo:border="0.5pt solid #000000" style:writing-mode="rl-tb"/>
    </style:style>
    <style:style style:name="Table32.B4" style:family="table-cell">
      <style:table-cell-properties style:vertical-align="middle" fo:padding-left="0.075in" fo:padding-right="0.075in" fo:padding-top="0in" fo:padding-bottom="0in" fo:border="0.5pt solid #000000" style:writing-mode="rl-tb"/>
    </style:style>
    <style:style style:name="Table32.C4" style:family="table-cell">
      <style:table-cell-properties style:vertical-align="middle" fo:padding-left="0.075in" fo:padding-right="0.075in" fo:padding-top="0in" fo:padding-bottom="0in" fo:border="0.5pt solid #000000" style:writing-mode="rl-tb"/>
    </style:style>
    <style:style style:name="Table32.D4" style:family="table-cell">
      <style:table-cell-properties style:vertical-align="middle" fo:padding-left="0.075in" fo:padding-right="0.075in" fo:padding-top="0in" fo:padding-bottom="0in" fo:border="0.5pt solid #000000" style:writing-mode="rl-tb"/>
    </style:style>
    <style:style style:name="Table32.E4" style:family="table-cell">
      <style:table-cell-properties style:vertical-align="middle" fo:background-color="#000000" fo:padding-left="0.075in" fo:padding-right="0.075in" fo:padding-top="0in" fo:padding-bottom="0in" fo:border="0.5pt solid #000000" style:writing-mode="rl-tb">
        <style:background-image/>
      </style:table-cell-properties>
    </style:style>
    <style:style style:name="Table32.G4"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32.l4" style:family="table-cell">
      <style:table-cell-properties fo:padding-left="0.075in" fo:padding-right="0.075in" fo:padding-top="0in" fo:padding-bottom="0in" fo:border="0.5pt solid #000000" style:writing-mode="rl-tb"/>
    </style:style>
    <style:style style:name="Table32.m4" style:family="table-cell">
      <style:table-cell-properties fo:padding-left="0.075in" fo:padding-right="0.075in" fo:padding-top="0in" fo:padding-bottom="0in" fo:border="0.5pt solid #000000" style:writing-mode="rl-tb"/>
    </style:style>
    <style:style style:name="Table32.n4" style:family="table-cell">
      <style:table-cell-properties fo:padding-left="0.075in" fo:padding-right="0.075in" fo:padding-top="0in" fo:padding-bottom="0in" fo:border="0.5pt solid #000000" style:writing-mode="rl-tb"/>
    </style:style>
    <style:style style:name="Table32.o4" style:family="table-cell">
      <style:table-cell-properties fo:padding-left="0.075in" fo:padding-right="0.075in" fo:padding-top="0in" fo:padding-bottom="0in" fo:border="0.5pt solid #000000" style:writing-mode="rl-tb"/>
    </style:style>
    <style:style style:name="Table32.5" style:family="table-row">
      <style:table-row-properties fo:keep-together="auto"/>
    </style:style>
    <style:style style:name="Table32.A5" style:family="table-cell">
      <style:table-cell-properties style:vertical-align="middle" fo:padding-left="0.075in" fo:padding-right="0.075in" fo:padding-top="0in" fo:padding-bottom="0in" fo:border="0.5pt solid #000000" style:writing-mode="rl-tb"/>
    </style:style>
    <style:style style:name="Table32.B5" style:family="table-cell">
      <style:table-cell-properties style:vertical-align="middle" fo:padding-left="0.075in" fo:padding-right="0.075in" fo:padding-top="0in" fo:padding-bottom="0in" fo:border="0.5pt solid #000000" style:writing-mode="rl-tb"/>
    </style:style>
    <style:style style:name="Table32.C5" style:family="table-cell">
      <style:table-cell-properties style:vertical-align="middle" fo:padding-left="0.075in" fo:padding-right="0.075in" fo:padding-top="0in" fo:padding-bottom="0in" fo:border="0.5pt solid #000000" style:writing-mode="rl-tb"/>
    </style:style>
    <style:style style:name="Table32.D5" style:family="table-cell">
      <style:table-cell-properties style:vertical-align="middle" fo:padding-left="0.075in" fo:padding-right="0.075in" fo:padding-top="0in" fo:padding-bottom="0in" fo:border="0.5pt solid #000000" style:writing-mode="rl-tb"/>
    </style:style>
    <style:style style:name="Table32.F5"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32.l5" style:family="table-cell">
      <style:table-cell-properties fo:padding-left="0.075in" fo:padding-right="0.075in" fo:padding-top="0in" fo:padding-bottom="0in" fo:border="0.5pt solid #000000" style:writing-mode="rl-tb"/>
    </style:style>
    <style:style style:name="Table32.m5" style:family="table-cell">
      <style:table-cell-properties fo:padding-left="0.075in" fo:padding-right="0.075in" fo:padding-top="0in" fo:padding-bottom="0in" fo:border="0.5pt solid #000000" style:writing-mode="rl-tb"/>
    </style:style>
    <style:style style:name="Table32.n5" style:family="table-cell">
      <style:table-cell-properties fo:padding-left="0.075in" fo:padding-right="0.075in" fo:padding-top="0in" fo:padding-bottom="0in" fo:border="0.5pt solid #000000" style:writing-mode="rl-tb"/>
    </style:style>
    <style:style style:name="Table32.o5" style:family="table-cell">
      <style:table-cell-properties fo:padding-left="0.075in" fo:padding-right="0.075in" fo:padding-top="0in" fo:padding-bottom="0in" fo:border="0.5pt solid #000000" style:writing-mode="rl-tb"/>
    </style:style>
    <style:style style:name="Table32.6" style:family="table-row">
      <style:table-row-properties fo:keep-together="auto"/>
    </style:style>
    <style:style style:name="Table32.A6" style:family="table-cell">
      <style:table-cell-properties style:vertical-align="middle" fo:padding-left="0.075in" fo:padding-right="0.075in" fo:padding-top="0in" fo:padding-bottom="0in" fo:border="0.5pt solid #000000" style:writing-mode="rl-tb"/>
    </style:style>
    <style:style style:name="Table32.B6" style:family="table-cell">
      <style:table-cell-properties style:vertical-align="middle" fo:padding-left="0.075in" fo:padding-right="0.075in" fo:padding-top="0in" fo:padding-bottom="0in" fo:border="0.5pt solid #000000" style:writing-mode="rl-tb"/>
    </style:style>
    <style:style style:name="Table32.C6" style:family="table-cell">
      <style:table-cell-properties style:vertical-align="middle" fo:padding-left="0.075in" fo:padding-right="0.075in" fo:padding-top="0in" fo:padding-bottom="0in" fo:border="0.5pt solid #000000" style:writing-mode="rl-tb"/>
    </style:style>
    <style:style style:name="Table32.D6" style:family="table-cell">
      <style:table-cell-properties style:vertical-align="middle" fo:padding-left="0.075in" fo:padding-right="0.075in" fo:padding-top="0in" fo:padding-bottom="0in" fo:border="0.5pt solid #000000" style:writing-mode="rl-tb"/>
    </style:style>
    <style:style style:name="Table32.l6" style:family="table-cell">
      <style:table-cell-properties fo:padding-left="0.075in" fo:padding-right="0.075in" fo:padding-top="0in" fo:padding-bottom="0in" fo:border="0.5pt solid #000000" style:writing-mode="rl-tb"/>
    </style:style>
    <style:style style:name="Table32.m6" style:family="table-cell">
      <style:table-cell-properties fo:padding-left="0.075in" fo:padding-right="0.075in" fo:padding-top="0in" fo:padding-bottom="0in" fo:border="0.5pt solid #000000" style:writing-mode="rl-tb"/>
    </style:style>
    <style:style style:name="Table32.n6" style:family="table-cell">
      <style:table-cell-properties fo:padding-left="0.075in" fo:padding-right="0.075in" fo:padding-top="0in" fo:padding-bottom="0in" fo:border="0.5pt solid #000000" style:writing-mode="rl-tb"/>
    </style:style>
    <style:style style:name="Table32.o6" style:family="table-cell">
      <style:table-cell-properties fo:padding-left="0.075in" fo:padding-right="0.075in" fo:padding-top="0in" fo:padding-bottom="0in" fo:border="0.5pt solid #000000" style:writing-mode="rl-tb"/>
    </style:style>
    <style:style style:name="Table32.7" style:family="table-row">
      <style:table-row-properties fo:keep-together="auto"/>
    </style:style>
    <style:style style:name="Table32.A7" style:family="table-cell">
      <style:table-cell-properties style:vertical-align="middle" fo:padding-left="0.075in" fo:padding-right="0.075in" fo:padding-top="0in" fo:padding-bottom="0in" fo:border="0.5pt solid #000000" style:writing-mode="rl-tb"/>
    </style:style>
    <style:style style:name="Table32.B7" style:family="table-cell">
      <style:table-cell-properties style:vertical-align="middle" fo:padding-left="0.075in" fo:padding-right="0.075in" fo:padding-top="0in" fo:padding-bottom="0in" fo:border="0.5pt solid #000000" style:writing-mode="rl-tb"/>
    </style:style>
    <style:style style:name="Table32.C7" style:family="table-cell">
      <style:table-cell-properties style:vertical-align="middle" fo:padding-left="0.075in" fo:padding-right="0.075in" fo:padding-top="0in" fo:padding-bottom="0in" fo:border="0.5pt solid #000000" style:writing-mode="rl-tb"/>
    </style:style>
    <style:style style:name="Table32.D7" style:family="table-cell">
      <style:table-cell-properties style:vertical-align="middle" fo:padding-left="0.075in" fo:padding-right="0.075in" fo:padding-top="0in" fo:padding-bottom="0in" fo:border="0.5pt solid #000000" style:writing-mode="rl-tb"/>
    </style:style>
    <style:style style:name="Table32.l7" style:family="table-cell">
      <style:table-cell-properties fo:padding-left="0.075in" fo:padding-right="0.075in" fo:padding-top="0in" fo:padding-bottom="0in" fo:border="0.5pt solid #000000" style:writing-mode="rl-tb"/>
    </style:style>
    <style:style style:name="Table32.m7" style:family="table-cell">
      <style:table-cell-properties fo:padding-left="0.075in" fo:padding-right="0.075in" fo:padding-top="0in" fo:padding-bottom="0in" fo:border="0.5pt solid #000000" style:writing-mode="rl-tb"/>
    </style:style>
    <style:style style:name="Table32.n7" style:family="table-cell">
      <style:table-cell-properties fo:padding-left="0.075in" fo:padding-right="0.075in" fo:padding-top="0in" fo:padding-bottom="0in" fo:border="0.5pt solid #000000" style:writing-mode="rl-tb"/>
    </style:style>
    <style:style style:name="Table32.o7" style:family="table-cell">
      <style:table-cell-properties fo:padding-left="0.075in" fo:padding-right="0.075in" fo:padding-top="0in" fo:padding-bottom="0in" fo:border="0.5pt solid #000000" style:writing-mode="rl-tb"/>
    </style:style>
    <style:style style:name="Table32.8" style:family="table-row">
      <style:table-row-properties fo:keep-together="auto"/>
    </style:style>
    <style:style style:name="Table32.A8" style:family="table-cell">
      <style:table-cell-properties style:vertical-align="middle" fo:padding-left="0.075in" fo:padding-right="0.075in" fo:padding-top="0in" fo:padding-bottom="0in" fo:border="0.5pt solid #000000" style:writing-mode="rl-tb"/>
    </style:style>
    <style:style style:name="Table32.B8" style:family="table-cell">
      <style:table-cell-properties style:vertical-align="middle" fo:padding-left="0.075in" fo:padding-right="0.075in" fo:padding-top="0in" fo:padding-bottom="0in" fo:border="0.5pt solid #000000" style:writing-mode="rl-tb"/>
    </style:style>
    <style:style style:name="Table32.C8" style:family="table-cell">
      <style:table-cell-properties style:vertical-align="middle" fo:padding-left="0.075in" fo:padding-right="0.075in" fo:padding-top="0in" fo:padding-bottom="0in" fo:border="0.5pt solid #000000" style:writing-mode="rl-tb"/>
    </style:style>
    <style:style style:name="Table32.D8" style:family="table-cell">
      <style:table-cell-properties style:vertical-align="middle" fo:padding-left="0.075in" fo:padding-right="0.075in" fo:padding-top="0in" fo:padding-bottom="0in" fo:border="0.5pt solid #000000" style:writing-mode="rl-tb"/>
    </style:style>
    <style:style style:name="Table32.l8" style:family="table-cell">
      <style:table-cell-properties fo:padding-left="0.075in" fo:padding-right="0.075in" fo:padding-top="0in" fo:padding-bottom="0in" fo:border="0.5pt solid #000000" style:writing-mode="rl-tb"/>
    </style:style>
    <style:style style:name="Table32.m8" style:family="table-cell">
      <style:table-cell-properties fo:padding-left="0.075in" fo:padding-right="0.075in" fo:padding-top="0in" fo:padding-bottom="0in" fo:border="0.5pt solid #000000" style:writing-mode="rl-tb"/>
    </style:style>
    <style:style style:name="Table32.n8" style:family="table-cell">
      <style:table-cell-properties fo:padding-left="0.075in" fo:padding-right="0.075in" fo:padding-top="0in" fo:padding-bottom="0in" fo:border="0.5pt solid #000000" style:writing-mode="rl-tb"/>
    </style:style>
    <style:style style:name="Table32.o8" style:family="table-cell">
      <style:table-cell-properties fo:padding-left="0.075in" fo:padding-right="0.075in" fo:padding-top="0in" fo:padding-bottom="0in" fo:border="0.5pt solid #000000" style:writing-mode="rl-tb"/>
    </style:style>
    <style:style style:name="Table32.9" style:family="table-row">
      <style:table-row-properties fo:keep-together="auto"/>
    </style:style>
    <style:style style:name="Table32.A9" style:family="table-cell">
      <style:table-cell-properties style:vertical-align="middle" fo:padding-left="0.075in" fo:padding-right="0.075in" fo:padding-top="0in" fo:padding-bottom="0in" fo:border="0.5pt solid #000000" style:writing-mode="rl-tb"/>
    </style:style>
    <style:style style:name="Table32.B9" style:family="table-cell">
      <style:table-cell-properties style:vertical-align="middle" fo:padding-left="0.075in" fo:padding-right="0.075in" fo:padding-top="0in" fo:padding-bottom="0in" fo:border="0.5pt solid #000000" style:writing-mode="rl-tb"/>
    </style:style>
    <style:style style:name="Table32.C9" style:family="table-cell">
      <style:table-cell-properties style:vertical-align="middle" fo:padding-left="0.075in" fo:padding-right="0.075in" fo:padding-top="0in" fo:padding-bottom="0in" fo:border="0.5pt solid #000000" style:writing-mode="rl-tb"/>
    </style:style>
    <style:style style:name="Table32.D9" style:family="table-cell">
      <style:table-cell-properties style:vertical-align="middle" fo:padding-left="0.075in" fo:padding-right="0.075in" fo:padding-top="0in" fo:padding-bottom="0in" fo:border="0.5pt solid #000000" style:writing-mode="rl-tb"/>
    </style:style>
    <style:style style:name="Table32.l9" style:family="table-cell">
      <style:table-cell-properties fo:padding-left="0.075in" fo:padding-right="0.075in" fo:padding-top="0in" fo:padding-bottom="0in" fo:border="0.5pt solid #000000" style:writing-mode="rl-tb"/>
    </style:style>
    <style:style style:name="Table32.m9" style:family="table-cell">
      <style:table-cell-properties fo:padding-left="0.075in" fo:padding-right="0.075in" fo:padding-top="0in" fo:padding-bottom="0in" fo:border="0.5pt solid #000000" style:writing-mode="rl-tb"/>
    </style:style>
    <style:style style:name="Table32.n9" style:family="table-cell">
      <style:table-cell-properties fo:padding-left="0.075in" fo:padding-right="0.075in" fo:padding-top="0in" fo:padding-bottom="0in" fo:border="0.5pt solid #000000" style:writing-mode="rl-tb"/>
    </style:style>
    <style:style style:name="Table32.o9" style:family="table-cell">
      <style:table-cell-properties fo:padding-left="0.075in" fo:padding-right="0.075in" fo:padding-top="0in" fo:padding-bottom="0in" fo:border="0.5pt solid #000000" style:writing-mode="rl-tb"/>
    </style:style>
    <style:style style:name="Table32.10" style:family="table-row">
      <style:table-row-properties fo:keep-together="auto"/>
    </style:style>
    <style:style style:name="Table32.A10" style:family="table-cell">
      <style:table-cell-properties style:vertical-align="middle" fo:padding-left="0.075in" fo:padding-right="0.075in" fo:padding-top="0in" fo:padding-bottom="0in" fo:border="0.5pt solid #000000" style:writing-mode="rl-tb"/>
    </style:style>
    <style:style style:name="Table32.B10" style:family="table-cell">
      <style:table-cell-properties style:vertical-align="middle" fo:padding-left="0.075in" fo:padding-right="0.075in" fo:padding-top="0in" fo:padding-bottom="0in" fo:border="0.5pt solid #000000" style:writing-mode="rl-tb"/>
    </style:style>
    <style:style style:name="Table32.C10" style:family="table-cell">
      <style:table-cell-properties style:vertical-align="middle" fo:padding-left="0.075in" fo:padding-right="0.075in" fo:padding-top="0in" fo:padding-bottom="0in" fo:border="0.5pt solid #000000" style:writing-mode="rl-tb"/>
    </style:style>
    <style:style style:name="Table32.D10" style:family="table-cell">
      <style:table-cell-properties style:vertical-align="middle" fo:padding-left="0.075in" fo:padding-right="0.075in" fo:padding-top="0in" fo:padding-bottom="0in" fo:border="0.5pt solid #000000" style:writing-mode="rl-tb"/>
    </style:style>
    <style:style style:name="Table32.l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m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n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o10" style:family="table-cell">
      <style:table-cell-properties fo:background-color="#000000" fo:padding-left="0.075in" fo:padding-right="0.075in" fo:padding-top="0in" fo:padding-bottom="0in" fo:border="0.5pt solid #000000" style:writing-mode="rl-tb">
        <style:background-image/>
      </style:table-cell-properties>
    </style:style>
    <style:style style:name="Table33" style:family="table">
      <style:table-properties style:width="7.0333in" fo:margin-left="0.0507in" fo:margin-top="0in" fo:margin-bottom="0in" table:align="left" style:writing-mode="rl-tb"/>
    </style:style>
    <style:style style:name="Table33.A" style:family="table-column">
      <style:table-column-properties style:column-width="5.6924in"/>
    </style:style>
    <style:style style:name="Table33.B" style:family="table-column">
      <style:table-column-properties style:column-width="1.3403in"/>
    </style:style>
    <style:style style:name="Table33.1" style:family="table-row">
      <style:table-row-properties style:min-row-height="0.4701in" fo:keep-together="auto"/>
    </style:style>
    <style:style style:name="Table33.A1" style:family="table-cell">
      <style:table-cell-properties style:vertical-align="middle" fo:padding-left="0.075in" fo:padding-right="0.075in" fo:padding-top="0in" fo:padding-bottom="0in" fo:border="0.5pt solid #000000" style:writing-mode="rl-tb"/>
    </style:style>
    <style:style style:name="Table34" style:family="table">
      <style:table-properties style:width="7.0875in" fo:margin-left="-0.0014in" fo:margin-top="0in" fo:margin-bottom="0in" table:align="left" style:writing-mode="rl-tb"/>
    </style:style>
    <style:style style:name="Table34.A" style:family="table-column">
      <style:table-column-properties style:column-width="2.8535in"/>
    </style:style>
    <style:style style:name="Table34.B" style:family="table-column">
      <style:table-column-properties style:column-width="1.7729in"/>
    </style:style>
    <style:style style:name="Table34.C" style:family="table-column">
      <style:table-column-properties style:column-width="2.4611in"/>
    </style:style>
    <style:style style:name="Table34.1" style:family="table-row">
      <style:table-row-properties fo:keep-together="auto"/>
    </style:style>
    <style:style style:name="Table34.A1" style:family="table-cell">
      <style:table-cell-properties fo:padding-left="0.075in" fo:padding-right="0.075in" fo:padding-top="0in" fo:padding-bottom="0in" fo:border="0.5pt solid #000000" style:writing-mode="rl-tb"/>
    </style:style>
    <style:style style:name="Table34.2" style:family="table-row">
      <style:table-row-properties style:min-row-height="0.2438in" fo:keep-together="auto"/>
    </style:style>
    <style:style style:name="Table34.3" style:family="table-row">
      <style:table-row-properties style:min-row-height="0.4646in" fo:keep-together="auto"/>
    </style:style>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Footer">
      <style:paragraph-properties fo:margin-left="0in" fo:margin-right="0.25in" fo:text-align="center" style:justify-single-word="false" fo:text-indent="0in" style:auto-text-indent="false"/>
    </style:style>
    <style:style style:name="P4" style:family="paragraph" style:parent-style-name="Header">
      <style:paragraph-properties fo:text-align="center" style:justify-single-word="false"/>
      <style:text-properties style:language-complex="fa" style:country-complex="IR"/>
    </style:style>
    <style:style style:name="P5" style:family="paragraph" style:parent-style-name="Header">
      <style:paragraph-properties fo:text-align="center" style:justify-single-word="false"/>
    </style:style>
    <style:style style:name="P6" style:family="paragraph" style:parent-style-name="Header">
      <style:paragraph-properties fo:text-align="center" style:justify-single-word="false"/>
      <style:text-properties style:font-name-complex="IRZar"/>
    </style:style>
    <style:style style:name="P7" style:family="paragraph" style:parent-style-name="List_20_Paragraph" style:list-style-name="WWNum32">
      <style:paragraph-properties fo:text-align="justify" style:justify-single-word="false" fo:orphans="0" fo:widows="0"/>
    </style:style>
    <style:style style:name="P8" style:family="paragraph" style:parent-style-name="List_20_Paragraph">
      <style:paragraph-properties fo:margin-left="0.2189in" fo:margin-right="0in" fo:text-align="justify" style:justify-single-word="false" fo:orphans="0" fo:widows="0" fo:text-indent="0in" style:auto-text-indent="false"/>
      <style:text-properties style:font-name-complex="B Nazanin"/>
    </style:style>
    <style:style style:name="P9" style:family="paragraph" style:parent-style-name="List_20_Paragraph" style:list-style-name="WWNum32">
      <style:paragraph-properties fo:text-align="justify" style:justify-single-word="false" fo:orphans="0" fo:widows="0"/>
      <style:text-properties style:font-name="IRZar" style:font-name-complex="IRZar"/>
    </style:style>
    <style:style style:name="P10" style:family="paragraph" style:parent-style-name="List_20_Paragraph" style:list-style-name="WWNum31">
      <style:paragraph-properties fo:margin-top="0in" fo:margin-bottom="0in" style:contextual-spacing="true" fo:text-align="justify" style:justify-single-word="false" fo:orphans="2" fo:widows="2"/>
      <style:text-properties style:font-name="IRZar" fo:language="en" fo:country="US" style:letter-kerning="false" style:font-name-asian="Times New Roman1" style:language-asian="en" style:country-asian="US" style:font-name-complex="IRZar"/>
    </style:style>
    <style:style style:name="P11" style:family="paragraph" style:parent-style-name="Standard">
      <style:paragraph-properties fo:text-align="center" style:justify-single-word="false" fo:orphans="0" fo:widows="0"/>
    </style:style>
    <style:style style:name="P12" style:family="paragraph" style:parent-style-name="Standard">
      <style:paragraph-properties fo:text-align="center" style:justify-single-word="false" fo:orphans="0" fo:widows="0" style:writing-mode="lr-tb"/>
    </style:style>
    <style:style style:name="P13" style:family="paragraph" style:parent-style-name="Standard">
      <style:paragraph-properties fo:margin-left="0.0783in" fo:margin-right="0.0783in" fo:text-align="center" style:justify-single-word="false" fo:orphans="0" fo:widows="0" fo:text-indent="0in" style:auto-text-indent="false"/>
    </style:style>
    <style:style style:name="P14" style:family="paragraph" style:parent-style-name="Standard">
      <style:paragraph-properties fo:margin-left="0.5in" fo:margin-right="0in" fo:text-align="center" style:justify-single-word="false" fo:orphans="0" fo:widows="0" fo:text-indent="0in" style:auto-text-indent="false" style:writing-mode="lr-tb"/>
    </style:style>
    <style:style style:name="P15" style:family="paragraph" style:parent-style-name="Standard">
      <style:paragraph-properties fo:margin-left="0.0008in" fo:margin-right="0in" fo:text-align="center" style:justify-single-word="false" fo:orphans="0" fo:widows="0" fo:text-indent="0in" style:auto-text-indent="false"/>
    </style:style>
    <style:style style:name="P16" style:family="paragraph" style:parent-style-name="Standard">
      <style:paragraph-properties fo:margin-left="0.3929in" fo:margin-right="0in" fo:text-align="center" style:justify-single-word="false" fo:orphans="0" fo:widows="0" fo:text-indent="0in" style:auto-text-indent="false"/>
    </style:style>
    <style:style style:name="P17" style:family="paragraph" style:parent-style-name="Standard">
      <style:paragraph-properties fo:margin-top="0in" fo:margin-bottom="0in" style:contextual-spacing="true" fo:text-align="center" style:justify-single-word="false" fo:orphans="0" fo:widows="0"/>
    </style:style>
    <style:style style:name="P18" style:family="paragraph" style:parent-style-name="Standard">
      <style:text-properties style:font-name-complex="B Nazanin"/>
    </style:style>
    <style:style style:name="P19" style:family="paragraph" style:parent-style-name="Standard">
      <style:paragraph-properties fo:orphans="0" fo:widows="0"/>
      <style:text-properties style:font-name-complex="B Nazanin"/>
    </style:style>
    <style:style style:name="P20" style:family="paragraph" style:parent-style-name="Standard">
      <style:paragraph-properties fo:margin-left="0.5in" fo:margin-right="0in" fo:orphans="0" fo:widows="0" fo:text-indent="0in" style:auto-text-indent="false"/>
      <style:text-properties style:font-name-complex="B Nazanin"/>
    </style:style>
    <style:style style:name="P21" style:family="paragraph" style:parent-style-name="Standard">
      <style:paragraph-properties fo:text-align="center" style:justify-single-word="false" fo:orphans="0" fo:widows="0"/>
      <style:text-properties style:font-name-complex="B Nazanin" style:language-complex="fa" style:country-complex="IR"/>
    </style:style>
    <style:style style:name="P22" style:family="paragraph" style:parent-style-name="Standard">
      <style:paragraph-properties fo:margin-left="0.3929in" fo:margin-right="0in" fo:text-align="center" style:justify-single-word="false" fo:orphans="0" fo:widows="0" fo:text-indent="0in" style:auto-text-indent="false"/>
      <style:text-properties style:font-name-complex="B Nazanin" style:language-complex="fa" style:country-complex="IR"/>
    </style:style>
    <style:style style:name="P23" style:family="paragraph" style:parent-style-name="Standard">
      <style:paragraph-properties fo:orphans="0" fo:widows="0"/>
      <style:text-properties style:font-name-complex="B Nazanin" style:language-complex="fa" style:country-complex="IR"/>
    </style:style>
    <style:style style:name="P24" style:family="paragraph" style:parent-style-name="Standard">
      <style:paragraph-properties fo:line-height="115%" fo:text-align="center" style:justify-single-word="false" fo:orphans="0" fo:widows="0"/>
      <style:text-properties style:font-name-complex="B Nazanin" style:language-complex="ar" style:country-complex="AE"/>
    </style:style>
    <style:style style:name="P25" style:family="paragraph" style:parent-style-name="Standard">
      <style:paragraph-properties fo:margin-left="-0.0008in" fo:margin-right="0in" fo:text-align="justify" style:justify-single-word="false" fo:text-indent="0in" style:auto-text-indent="false"/>
      <style:text-properties style:font-name-complex="B Nazanin"/>
    </style:style>
    <style:style style:name="P26" style:family="paragraph" style:parent-style-name="Standard">
      <style:paragraph-properties fo:margin-left="0.0075in" fo:margin-right="0in" fo:text-align="justify" style:justify-single-word="false" fo:orphans="0" fo:widows="0" fo:text-indent="0in" style:auto-text-indent="false"/>
      <style:text-properties style:font-name-complex="B Nazanin"/>
    </style:style>
    <style:style style:name="P27" style:family="paragraph" style:parent-style-name="Standard">
      <style:paragraph-properties fo:orphans="0" fo:widows="0"/>
    </style:style>
    <style:style style:name="P28" style:family="paragraph" style:parent-style-name="Standard" style:list-style-name="WWNum4">
      <style:paragraph-properties fo:margin-left="0.0547in" fo:margin-right="0in" fo:orphans="0" fo:widows="0" fo:text-indent="0in" style:auto-text-indent="false">
        <style:tab-stops>
          <style:tab-stop style:position="0.2516in"/>
        </style:tab-stops>
      </style:paragraph-properties>
    </style:style>
    <style:style style:name="P29" style:family="paragraph" style:parent-style-name="Standard">
      <style:paragraph-properties fo:margin-left="0.5in" fo:margin-right="0in" fo:orphans="0" fo:widows="0" fo:text-indent="0in" style:auto-text-indent="false"/>
    </style:style>
    <style:style style:name="P30" style:family="paragraph" style:parent-style-name="Standard">
      <style:paragraph-properties fo:margin-left="-0.0008in" fo:margin-right="0in" fo:orphans="0" fo:widows="0" fo:text-indent="0in" style:auto-text-indent="false"/>
    </style:style>
    <style:style style:name="P31" style:family="paragraph" style:parent-style-name="Standard">
      <style:text-properties fo:color="#ff0000" loext:opacity="100%" style:font-name="IRZar" style:font-name-complex="IRZar"/>
    </style:style>
    <style:style style:name="P32" style:family="paragraph" style:parent-style-name="Standard">
      <style:paragraph-properties fo:text-align="center" style:justify-single-word="false" fo:orphans="0" fo:widows="0"/>
      <style:text-properties fo:color="#ff0000" loext:opacity="100%" style:font-name="IRZar" style:font-name-complex="IRZar"/>
    </style:style>
    <style:style style:name="P33" style:family="paragraph" style:parent-style-name="Standard">
      <style:paragraph-properties fo:text-align="center" style:justify-single-word="false"/>
      <style:text-properties fo:color="#ff0000" loext:opacity="100%" style:font-name="IRZar" style:font-name-complex="IRZar"/>
    </style:style>
    <style:style style:name="P34" style:family="paragraph" style:parent-style-name="Standard">
      <style:paragraph-properties fo:orphans="0" fo:widows="0"/>
      <style:text-properties fo:color="#ff0000" loext:opacity="100%" style:font-name="IRZar" fo:font-size="5pt" fo:font-weight="bold" style:font-size-asian="5pt" style:font-weight-asian="bold" style:font-name-complex="IRZar" style:font-size-complex="5pt" style:language-complex="ar" style:country-complex="AE" style:font-weight-complex="bold"/>
    </style:style>
    <style:style style:name="P35" style:family="paragraph" style:parent-style-name="Standard">
      <style:paragraph-properties fo:line-height="115%" fo:text-align="center" style:justify-single-word="false" fo:orphans="0" fo:widows="0"/>
      <style:text-properties fo:font-size="10pt" fo:font-weight="bold" style:font-size-asian="10pt" style:font-weight-asian="bold" style:font-name-complex="B Nazanin" style:font-size-complex="10pt" style:language-complex="ar" style:country-complex="AE" style:font-weight-complex="bold"/>
    </style:style>
    <style:style style:name="P36" style:family="paragraph" style:parent-style-name="Standard">
      <style:paragraph-properties fo:text-align="start" style:justify-single-word="false" fo:orphans="0" fo:widows="0" style:writing-mode="lr-tb"/>
    </style:style>
    <style:style style:name="P37" style:family="paragraph" style:parent-style-name="Standard">
      <style:paragraph-properties fo:text-align="start" style:justify-single-word="false" fo:orphans="0" fo:widows="0"/>
    </style:style>
    <style:style style:name="P38" style:family="paragraph" style:parent-style-name="Standard">
      <style:paragraph-properties fo:text-align="justify" style:justify-single-word="false" fo:orphans="0" fo:widows="0"/>
    </style:style>
    <style:style style:name="P39" style:family="paragraph" style:parent-style-name="Standard">
      <style:paragraph-properties fo:text-align="justify" style:justify-single-word="false" fo:orphans="0" fo:widows="0" style:writing-mode="lr-tb"/>
    </style:style>
    <style:style style:name="P40" style:family="paragraph" style:parent-style-name="Standard" style:list-style-name="WWNum4">
      <style:paragraph-properties fo:margin-left="0.5457in" fo:margin-right="0in" fo:text-align="justify" style:justify-single-word="false" fo:orphans="0" fo:widows="0" fo:text-indent="-0.5in" style:auto-text-indent="false">
        <style:tab-stops>
          <style:tab-stop style:position="0.2535in"/>
        </style:tab-stops>
      </style:paragraph-properties>
    </style:style>
    <style:style style:name="P41" style:family="paragraph" style:parent-style-name="Standard" style:list-style-name="WWNum4">
      <style:paragraph-properties fo:text-align="justify" style:justify-single-word="false" fo:orphans="0" fo:widows="0"/>
    </style:style>
    <style:style style:name="P42" style:family="paragraph" style:parent-style-name="Standard">
      <style:paragraph-properties fo:margin-left="0.0965in" fo:margin-right="0in" fo:text-align="justify" style:justify-single-word="false" fo:orphans="0" fo:widows="0" fo:text-indent="0in" style:auto-text-indent="false"/>
    </style:style>
    <style:style style:name="P43" style:family="paragraph" style:parent-style-name="Standard">
      <style:paragraph-properties fo:margin-top="0in" fo:margin-bottom="0in" style:contextual-spacing="true" fo:text-align="justify" style:justify-single-word="false" fo:orphans="0" fo:widows="0"/>
    </style:style>
    <style:style style:name="P44" style:family="paragraph" style:parent-style-name="Standard" style:list-style-name="WWNum4">
      <style:paragraph-properties fo:text-align="justify" style:justify-single-word="false"/>
    </style:style>
    <style:style style:name="P45" style:family="paragraph" style:parent-style-name="Standard" style:list-style-name="WWNum4" style:master-page-name="Converted5">
      <style:paragraph-properties fo:text-align="justify" style:justify-single-word="false" style:page-number="auto"/>
    </style:style>
    <style:style style:name="P46" style:family="paragraph" style:parent-style-name="Standard">
      <style:text-properties fo:font-weight="bold" style:font-weight-asian="bold" style:font-name-complex="B Nazanin" style:language-complex="fa" style:country-complex="IR" style:font-weight-complex="bold"/>
    </style:style>
    <style:style style:name="P47" style:family="paragraph" style:parent-style-name="Standard">
      <style:paragraph-properties fo:margin-left="0.3929in" fo:margin-right="0in" fo:text-indent="0in" style:auto-text-indent="false"/>
      <style:text-properties fo:font-weight="bold" style:font-weight-asian="bold" style:font-name-complex="B Nazanin" style:language-complex="fa" style:country-complex="IR" style:font-weight-complex="bold"/>
    </style:style>
    <style:style style:name="P48" style:family="paragraph" style:parent-style-name="Standard">
      <style:paragraph-properties fo:text-align="center" style:justify-single-word="false" fo:orphans="0" fo:widows="0"/>
      <style:text-properties fo:font-weight="bold" style:font-weight-asian="bold" style:font-name-complex="B Nazanin" style:language-complex="fa" style:country-complex="IR" style:font-weight-complex="bold"/>
    </style:style>
    <style:style style:name="P49" style:family="paragraph" style:parent-style-name="Standard">
      <style:paragraph-properties fo:text-align="center" style:justify-single-word="false" fo:orphans="0" fo:widows="0"/>
      <style:text-properties fo:font-weight="bold" style:font-weight-asian="bold" style:font-name-complex="B Nazanin" style:font-weight-complex="bold"/>
    </style:style>
    <style:style style:name="P50" style:family="paragraph" style:parent-style-name="Standard">
      <style:paragraph-properties fo:margin-left="0.5457in" fo:margin-right="0in" fo:text-align="justify" style:justify-single-word="false" fo:orphans="0" fo:widows="0" fo:text-indent="0in" style:auto-text-indent="false"/>
      <style:text-properties fo:font-weight="bold" style:font-weight-asian="bold" style:font-name-complex="B Nazanin" style:font-weight-complex="bold"/>
    </style:style>
    <style:style style:name="P51" style:family="paragraph" style:parent-style-name="Standard">
      <style:paragraph-properties fo:orphans="0" fo:widows="0"/>
      <style:text-properties fo:font-weight="bold" style:font-weight-asian="bold" style:font-name-complex="B Nazanin" style:font-weight-complex="bold"/>
    </style:style>
    <style:style style:name="P52" style:family="paragraph" style:parent-style-name="Standard">
      <style:paragraph-properties fo:margin-left="0.25in" fo:margin-right="0in" fo:text-indent="0in" style:auto-text-indent="false"/>
      <style:text-properties fo:font-weight="bold" style:font-weight-asian="bold" style:font-name-complex="B Nazanin" style:language-complex="ar" style:country-complex="AE" style:font-weight-complex="bold"/>
    </style:style>
    <style:style style:name="P53" style:family="paragraph" style:parent-style-name="Standard">
      <style:paragraph-properties fo:margin-top="0in" fo:margin-bottom="0in" style:contextual-spacing="true" fo:text-align="justify" style:justify-single-word="false" fo:orphans="0" fo:widows="0"/>
      <style:text-properties fo:font-weight="bold" style:font-weight-asian="bold" style:font-name-complex="B Nazanin" style:language-complex="ar" style:country-complex="AE" style:font-weight-complex="bold"/>
    </style:style>
    <style:style style:name="P54" style:family="paragraph" style:parent-style-name="Standard">
      <style:paragraph-properties fo:text-align="justify" style:justify-single-word="false" fo:orphans="0" fo:widows="0" style:writing-mode="lr-tb"/>
      <style:text-properties fo:color="#222222" loext:opacity="100%" style:font-name="IRZar" fo:font-size="10pt" fo:background-color="#ffffff" style:font-size-asian="10pt" style:font-name-complex="IRZar" style:font-size-complex="10pt"/>
    </style:style>
    <style:style style:name="P55" style:family="paragraph" style:parent-style-name="Standard">
      <style:paragraph-properties fo:text-align="justify" style:justify-single-word="false" fo:orphans="0" fo:widows="0"/>
      <style:text-properties fo:color="#222222" loext:opacity="100%" style:font-name="IRZar" fo:font-size="10pt" fo:background-color="#ffffff" style:font-size-asian="10pt" style:font-name-complex="IRZar" style:font-size-complex="10pt"/>
    </style:style>
    <style:style style:name="P56" style:family="paragraph" style:parent-style-name="Standard">
      <style:paragraph-properties fo:text-align="justify" style:justify-single-word="false" fo:orphans="0" fo:widows="0"/>
      <style:text-properties fo:color="#222222" loext:opacity="100%" style:font-name="IRZar" fo:font-size="10pt" fo:language="de" fo:country="DE" fo:background-color="#ffffff" style:font-size-asian="10pt" style:font-name-complex="IRZar" style:font-size-complex="10pt" style:language-complex="fa" style:country-complex="IR"/>
    </style:style>
    <style:style style:name="P57" style:family="paragraph" style:parent-style-name="Standard">
      <style:paragraph-properties fo:margin-top="0in" fo:margin-bottom="0in" style:contextual-spacing="false" fo:text-align="justify" style:justify-single-word="false" fo:orphans="2" fo:widows="2"/>
      <style:text-properties style:font-name="Times New Roman" fo:font-size="10pt" fo:language="en" fo:country="US" style:letter-kerning="false" style:font-name-asian="Times New Roman1" style:language-asian="en" style:country-asian="US"/>
    </style:style>
    <style:style style:name="P58" style:family="paragraph" style:parent-style-name="Standard">
      <style:paragraph-properties fo:margin-top="0in" fo:margin-bottom="0in" style:contextual-spacing="false" fo:orphans="2" fo:widows="2"/>
      <style:text-properties style:font-name="Times New Roman" fo:font-size="10pt" fo:language="en" fo:country="US" style:letter-kerning="false" style:font-name-asian="Times New Roman1" style:language-asian="en" style:country-asian="US"/>
    </style:style>
    <style:style style:name="P59" style:family="paragraph" style:parent-style-name="Standard">
      <style:paragraph-properties fo:margin-top="0in" fo:margin-bottom="0in" style:contextual-spacing="false" fo:text-align="center" style:justify-single-word="false" fo:orphans="2" fo:widows="2"/>
      <style:text-properties style:font-name="Times New Roman" fo:font-size="10pt" fo:language="en" fo:country="US" style:letter-kerning="false" style:font-name-asian="Times New Roman1" style:language-asian="en" style:country-asian="US"/>
    </style:style>
    <style:style style:name="P60" style:family="paragraph" style:parent-style-name="Standard">
      <style:text-properties style:language-complex="fa" style:country-complex="IR"/>
    </style:style>
    <style:style style:name="P61" style:family="paragraph" style:parent-style-name="Standard">
      <style:paragraph-properties>
        <style:tab-stops>
          <style:tab-stop style:position="1.5272in"/>
        </style:tab-stops>
      </style:paragraph-properties>
      <style:text-properties style:language-complex="fa" style:country-complex="IR"/>
    </style:style>
    <style:style style:name="P62" style:family="paragraph" style:parent-style-name="Standard" style:master-page-name="Converted2">
      <style:paragraph-properties style:page-number="auto"/>
      <style:text-properties style:language-complex="fa" style:country-complex="IR"/>
    </style:style>
    <style:style style:name="P63" style:family="paragraph" style:parent-style-name="Standard">
      <style:paragraph-properties fo:line-height="115%" fo:text-align="center" style:justify-single-word="false" fo:orphans="0" fo:widows="0"/>
    </style:style>
    <style:style style:name="P64" style:family="paragraph" style:parent-style-name="Standard">
      <style:paragraph-properties fo:line-height="115%" fo:text-align="justify" style:justify-single-word="false" fo:orphans="0" fo:widows="0"/>
    </style:style>
    <style:style style:name="P65" style:family="paragraph" style:parent-style-name="Standard">
      <style:paragraph-properties>
        <style:tab-stops>
          <style:tab-stop style:position="1.5272in"/>
        </style:tab-stops>
      </style:paragraph-properties>
    </style:style>
    <style:style style:name="P66" style:family="paragraph" style:parent-style-name="Standard">
      <style:paragraph-properties fo:text-align="center" style:justify-single-word="false" fo:orphans="0" fo:widows="0"/>
      <style:text-properties fo:font-size="11pt" fo:font-weight="bold" style:font-size-asian="11pt" style:font-weight-asian="bold" style:font-name-complex="B Nazanin" style:font-size-complex="11pt" style:language-complex="fa" style:country-complex="IR" style:font-weight-complex="bold"/>
    </style:style>
    <style:style style:name="P67" style:family="paragraph" style:parent-style-name="Standard">
      <style:text-properties fo:font-size="11pt" style:font-size-asian="11pt" style:font-name-complex="B Nazanin" style:font-size-complex="11pt" style:language-complex="ar" style:country-complex="AE"/>
    </style:style>
    <style:style style:name="P68" style:family="paragraph" style:parent-style-name="Standard">
      <style:paragraph-properties fo:text-align="center" style:justify-single-word="false" fo:orphans="0" fo:widows="0"/>
      <style:text-properties fo:letter-spacing="-0.0055in" style:font-name-complex="B Nazanin" style:language-complex="fa" style:country-complex="IR"/>
    </style:style>
    <style:style style:name="P69" style:family="paragraph" style:parent-style-name="Standard">
      <style:paragraph-properties fo:line-height="125%" fo:text-align="center" style:justify-single-word="false" fo:orphans="0" fo:widows="0"/>
      <style:text-properties fo:font-size="13pt" style:font-size-asian="13pt" style:font-name-complex="B Nazanin" style:font-size-complex="13pt" style:language-complex="fa" style:country-complex="IR"/>
    </style:style>
    <style:style style:name="P70" style:family="paragraph" style:parent-style-name="Standard">
      <style:paragraph-properties fo:line-height="125%" fo:text-align="center" style:justify-single-word="false" fo:orphans="0" fo:widows="0"/>
      <style:text-properties fo:font-size="14pt" style:font-size-asian="14pt" style:font-name-complex="B Nazanin" style:font-size-complex="14pt" style:language-complex="fa" style:country-complex="IR"/>
    </style:style>
    <style:style style:name="P71" style:family="paragraph" style:parent-style-name="Standard">
      <style:text-properties fo:font-size="14pt" style:font-size-asian="14pt" style:font-name-complex="B Nazanin" style:font-size-complex="14pt" style:language-complex="fa" style:country-complex="IR"/>
    </style:style>
    <style:style style:name="P72" style:family="paragraph" style:parent-style-name="Standard">
      <style:paragraph-properties fo:margin-left="0.1252in" fo:margin-right="0in" fo:text-indent="0in" style:auto-text-indent="false"/>
      <style:text-properties fo:font-size="14pt" fo:font-weight="bold" style:font-size-asian="14pt" style:font-weight-asian="bold" style:font-name-complex="B Nazanin" style:font-size-complex="14pt" style:language-complex="fa" style:country-complex="IR" style:font-weight-complex="bold"/>
    </style:style>
    <style:style style:name="P73" style:family="paragraph" style:parent-style-name="Standard">
      <style:paragraph-properties fo:orphans="0" fo:widows="0"/>
      <style:text-properties style:font-name="Tahoma" style:font-name-complex="B Nazanin" style:language-complex="fa" style:country-complex="IR"/>
    </style:style>
    <style:style style:name="P74" style:family="paragraph" style:parent-style-name="Standard">
      <style:paragraph-properties fo:orphans="0" fo:widows="0"/>
      <style:text-properties style:font-name="Tahoma" style:font-name-complex="B Nazanin" style:language-complex="fa" style:country-complex="IR" fo:background-color="#ff0000"/>
    </style:style>
    <style:style style:name="P75" style:family="paragraph" style:parent-style-name="Standard">
      <style:paragraph-properties fo:margin-top="0in" fo:margin-bottom="0in" style:contextual-spacing="true" fo:text-align="center" style:justify-single-word="false" fo:orphans="0" fo:widows="0"/>
      <style:text-properties style:font-name-asian="Georgia" style:font-name-complex="B Nazanin"/>
    </style:style>
    <style:style style:name="P76" style:family="paragraph" style:parent-style-name="Standard">
      <style:paragraph-properties fo:margin-top="0in" fo:margin-bottom="0in" style:contextual-spacing="true" fo:text-align="center" style:justify-single-word="false" fo:orphans="0" fo:widows="0"/>
      <style:text-properties fo:color="#c00000" loext:opacity="100%" fo:font-size="10pt" fo:font-weight="bold" style:font-name-asian="Georgia" style:font-size-asian="10pt" style:font-weight-asian="bold" style:font-name-complex="B Nazanin" style:font-size-complex="10pt" style:font-weight-complex="bold"/>
    </style:style>
    <style:style style:name="P77" style:family="paragraph" style:parent-style-name="Standard">
      <style:paragraph-properties fo:margin-left="0.0547in" fo:margin-right="0in" fo:text-indent="0in" style:auto-text-indent="false"/>
    </style:style>
    <style:style style:name="P78" style:family="paragraph" style:parent-style-name="Standard">
      <style:text-properties fo:font-size="7pt" style:font-size-asian="7pt" style:font-name-complex="B Nazanin" style:font-size-complex="7pt" style:language-complex="fa" style:country-complex="IR"/>
    </style:style>
    <style:style style:name="P79" style:family="paragraph" style:parent-style-name="Standard">
      <style:paragraph-properties fo:text-align="justify" style:justify-single-word="false"/>
      <style:text-properties style:font-name="IRZar" fo:font-size="9.5pt" style:font-size-asian="9.5pt" style:font-name-complex="IRZar" style:font-size-complex="11.5pt"/>
    </style:style>
    <style:style style:name="P80" style:family="paragraph" style:parent-style-name="Standard">
      <style:paragraph-properties fo:text-align="center" style:justify-single-word="false">
        <style:tab-stops>
          <style:tab-stop style:position="0.7929in"/>
          <style:tab-stop style:position="3.3862in" style:type="center"/>
        </style:tab-stops>
      </style:paragraph-properties>
      <style:text-properties style:font-name="IRZar" officeooo:paragraph-rsid="001ba7cc" style:font-name-complex="IRZar"/>
    </style:style>
    <style:style style:name="P81" style:family="paragraph" style:parent-style-name="Standard">
      <style:paragraph-properties fo:text-align="center" style:justify-single-word="false"/>
      <style:text-properties style:font-name="IRZar" style:font-name-complex="IRZar"/>
    </style:style>
    <style:style style:name="P82" style:family="paragraph" style:parent-style-name="Standard">
      <style:paragraph-properties fo:text-align="center" style:justify-single-word="false" fo:orphans="0" fo:widows="0"/>
      <style:text-properties style:font-name="IRZar" style:font-name-complex="IRZar"/>
    </style:style>
    <style:style style:name="P83" style:family="paragraph" style:parent-style-name="Standard">
      <style:paragraph-properties fo:text-align="center" style:justify-single-word="false" fo:orphans="0" fo:widows="0" style:writing-mode="lr-tb"/>
      <style:text-properties style:font-name="IRZar" style:font-name-complex="IRZar"/>
    </style:style>
    <style:style style:name="P84" style:family="paragraph" style:parent-style-name="Standard">
      <style:paragraph-properties fo:text-align="center" style:justify-single-word="false" fo:orphans="0" fo:widows="0">
        <style:tab-stops>
          <style:tab-stop style:position="3in" style:type="center"/>
          <style:tab-stop style:position="6in" style:type="right"/>
        </style:tab-stops>
      </style:paragraph-properties>
      <style:text-properties style:font-name="IRZar" style:font-name-complex="IRZar"/>
    </style:style>
    <style:style style:name="P85" style:family="paragraph" style:parent-style-name="Standard">
      <style:paragraph-properties fo:margin-left="0.0236in" fo:margin-right="0in" fo:text-align="center" style:justify-single-word="false" fo:orphans="0" fo:widows="0" fo:text-indent="-0.0236in" style:auto-text-indent="false"/>
      <style:text-properties style:font-name="IRZar" style:font-name-complex="IRZar"/>
    </style:style>
    <style:style style:name="P86" style:family="paragraph" style:parent-style-name="Standard">
      <style:paragraph-properties fo:margin-left="0.0783in" fo:margin-right="0.0783in" fo:text-align="center" style:justify-single-word="false" fo:orphans="0" fo:widows="0" fo:text-indent="0in" style:auto-text-indent="false"/>
      <style:text-properties style:font-name="IRZar" style:font-name-complex="IRZar"/>
    </style:style>
    <style:style style:name="P87" style:family="paragraph" style:parent-style-name="Standard">
      <style:text-properties style:font-name="IRZar" style:font-name-complex="IRZar"/>
    </style:style>
    <style:style style:name="P88" style:family="paragraph" style:parent-style-name="Standard">
      <style:paragraph-properties fo:orphans="0" fo:widows="0"/>
      <style:text-properties style:font-name="IRZar" style:font-name-complex="IRZar"/>
    </style:style>
    <style:style style:name="P89" style:family="paragraph" style:parent-style-name="Standard" style:list-style-name="WWNum4">
      <style:paragraph-properties fo:margin-left="0.0547in" fo:margin-right="0in" fo:orphans="0" fo:widows="0" fo:text-indent="0in" style:auto-text-indent="false">
        <style:tab-stops>
          <style:tab-stop style:position="0.2516in"/>
        </style:tab-stops>
      </style:paragraph-properties>
      <style:text-properties style:font-name="IRZar" style:font-name-complex="IRZar"/>
    </style:style>
    <style:style style:name="P90" style:family="paragraph" style:parent-style-name="Standard" style:list-style-name="WWNum4">
      <style:paragraph-properties fo:margin-left="0.0547in" fo:margin-right="0in" fo:orphans="0" fo:widows="0" fo:text-indent="0in" style:auto-text-indent="false">
        <style:tab-stops>
          <style:tab-stop style:position="0.2535in"/>
        </style:tab-stops>
      </style:paragraph-properties>
      <style:text-properties style:font-name="IRZar" style:font-name-complex="IRZar"/>
    </style:style>
    <style:style style:name="P91" style:family="paragraph" style:parent-style-name="Standard">
      <style:paragraph-properties fo:margin-left="0.25in" fo:margin-right="0in" fo:orphans="0" fo:widows="0" fo:text-indent="0in" style:auto-text-indent="false"/>
      <style:text-properties style:font-name="IRZar" style:font-name-complex="IRZar"/>
    </style:style>
    <style:style style:name="P92" style:family="paragraph" style:parent-style-name="Standard">
      <style:paragraph-properties fo:text-align="start" style:justify-single-word="false" fo:orphans="0" fo:widows="0" style:writing-mode="lr-tb"/>
      <style:text-properties style:font-name="IRZar" style:font-name-complex="IRZar"/>
    </style:style>
    <style:style style:name="P93" style:family="paragraph" style:parent-style-name="Standard">
      <style:paragraph-properties fo:text-align="start" style:justify-single-word="false" fo:orphans="0" fo:widows="0"/>
      <style:text-properties style:font-name="IRZar" style:font-name-complex="IRZar"/>
    </style:style>
    <style:style style:name="P94" style:family="paragraph" style:parent-style-name="Standard">
      <style:paragraph-properties fo:text-align="justify" style:justify-single-word="false" fo:orphans="0" fo:widows="0"/>
      <style:text-properties style:font-name="IRZar" style:font-name-complex="IRZar"/>
    </style:style>
    <style:style style:name="P95" style:family="paragraph" style:parent-style-name="Standard">
      <style:paragraph-properties fo:text-align="justify" style:justify-single-word="false" fo:orphans="0" fo:widows="0" style:writing-mode="lr-tb"/>
      <style:text-properties style:font-name="IRZar" style:font-name-complex="IRZar"/>
    </style:style>
    <style:style style:name="P96" style:family="paragraph" style:parent-style-name="Standard" style:list-style-name="WWNum4">
      <style:paragraph-properties fo:margin-left="0.2535in" fo:margin-right="0in" fo:text-align="justify" style:justify-single-word="false" fo:orphans="0" fo:widows="0" fo:text-indent="-0.1965in" style:auto-text-indent="false">
        <style:tab-stops>
          <style:tab-stop style:position="0.2535in"/>
        </style:tab-stops>
      </style:paragraph-properties>
      <style:text-properties style:font-name="IRZar" style:font-name-complex="IRZar"/>
    </style:style>
    <style:style style:name="P97" style:family="paragraph" style:parent-style-name="Standard" style:list-style-name="WWNum4">
      <style:paragraph-properties fo:margin-left="0.352in" fo:margin-right="0in" fo:text-align="justify" style:justify-single-word="false" fo:orphans="0" fo:widows="0" fo:text-indent="-0.2953in" style:auto-text-indent="false">
        <style:tab-stops>
          <style:tab-stop style:position="0.2535in"/>
        </style:tab-stops>
      </style:paragraph-properties>
      <style:text-properties style:font-name="IRZar" style:font-name-complex="IRZar"/>
    </style:style>
    <style:style style:name="P98" style:family="paragraph" style:parent-style-name="Standard" style:list-style-name="WWNum4">
      <style:paragraph-properties fo:margin-left="0.5457in" fo:margin-right="0in" fo:text-align="justify" style:justify-single-word="false" fo:orphans="0" fo:widows="0" fo:text-indent="-0.5in" style:auto-text-indent="false">
        <style:tab-stops>
          <style:tab-stop style:position="0.2535in"/>
        </style:tab-stops>
      </style:paragraph-properties>
      <style:text-properties style:font-name="IRZar" style:font-name-complex="IRZar"/>
    </style:style>
    <style:style style:name="P99" style:family="paragraph" style:parent-style-name="Standard">
      <style:paragraph-properties fo:margin-left="0.0571in" fo:margin-right="0in" fo:text-align="justify" style:justify-single-word="false" fo:orphans="0" fo:widows="0" fo:text-indent="0in" style:auto-text-indent="false"/>
      <style:text-properties style:font-name="IRZar" style:font-name-complex="IRZar"/>
    </style:style>
    <style:style style:name="P100" style:family="paragraph" style:parent-style-name="Standard">
      <style:paragraph-properties style:line-height-at-least="0.1665in" fo:text-align="justify" style:justify-single-word="false" fo:orphans="0" fo:widows="0" style:writing-mode="lr-tb"/>
      <style:text-properties style:font-name="IRZar" style:font-name-complex="IRZar"/>
    </style:style>
    <style:style style:name="P101" style:family="paragraph" style:parent-style-name="Standard">
      <style:paragraph-properties fo:text-align="justify" style:justify-single-word="false" fo:orphans="0" fo:widows="0"/>
      <style:text-properties style:font-name="IRZar" style:font-name-complex="IRZar" style:language-complex="fa" style:country-complex="IR"/>
    </style:style>
    <style:style style:name="P102" style:family="paragraph" style:parent-style-name="Standard">
      <style:text-properties style:font-name="IRZar" style:font-name-complex="IRZar" style:language-complex="fa" style:country-complex="IR"/>
    </style:style>
    <style:style style:name="P103" style:family="paragraph" style:parent-style-name="Standard">
      <style:paragraph-properties fo:orphans="0" fo:widows="0"/>
      <style:text-properties style:font-name="IRZar" style:font-name-complex="IRZar" style:language-complex="ar" style:country-complex="AE"/>
    </style:style>
    <style:style style:name="P104" style:family="paragraph" style:parent-style-name="Standard">
      <style:paragraph-properties fo:margin-left="0.2937in" fo:margin-right="0in" fo:text-indent="0in" style:auto-text-indent="false"/>
      <style:text-properties style:font-name="IRZar" style:font-name-complex="IRZar"/>
    </style:style>
    <style:style style:name="P105" style:family="paragraph" style:parent-style-name="Standard">
      <style:paragraph-properties fo:text-align="center" style:justify-single-word="false" fo:orphans="0" fo:widows="0"/>
      <style:text-properties style:font-name="IRZar" officeooo:rsid="001c403b" officeooo:paragraph-rsid="001c403b" style:font-name-complex="IRZar"/>
    </style:style>
    <style:style style:name="P106" style:family="paragraph" style:parent-style-name="Standard">
      <style:paragraph-properties fo:text-align="center" style:justify-single-word="false"/>
      <style:text-properties style:font-name="IRZar" fo:font-size="10pt" style:text-underline-style="solid" style:text-underline-width="auto" style:text-underline-color="font-color" style:font-size-asian="10pt" style:font-name-complex="IRZar" style:font-size-complex="10pt" style:language-complex="fa" style:country-complex="IR"/>
    </style:style>
    <style:style style:name="P107" style:family="paragraph" style:parent-style-name="Standard" style:list-style-name="WWNum4">
      <style:paragraph-properties fo:margin-left="0.352in" fo:margin-right="0in" fo:margin-top="0in" fo:margin-bottom="0in" style:contextual-spacing="false" fo:text-align="justify" style:justify-single-word="false" fo:orphans="2" fo:widows="2" fo:text-indent="-0.2953in" style:auto-text-indent="false">
        <style:tab-stops>
          <style:tab-stop style:position="0.2535in"/>
        </style:tab-stops>
      </style:paragraph-properties>
      <style:text-properties style:font-name="IRZar" fo:font-size="10pt" fo:language="en" fo:country="US" style:letter-kerning="false" style:font-name-asian="Times New Roman1" style:language-asian="en" style:country-asian="US" style:font-name-complex="IRZar"/>
    </style:style>
    <style:style style:name="P108" style:family="paragraph" style:parent-style-name="Standard" style:list-style-name="WWNum4">
      <style:paragraph-properties fo:margin-left="0.5457in" fo:margin-right="0in" fo:margin-top="0in" fo:margin-bottom="0in" style:contextual-spacing="false" fo:text-align="justify" style:justify-single-word="false" fo:orphans="2" fo:widows="2" fo:text-indent="-0.5in" style:auto-text-indent="false">
        <style:tab-stops>
          <style:tab-stop style:position="0.2535in"/>
        </style:tab-stops>
      </style:paragraph-properties>
      <style:text-properties style:font-name="IRZar" fo:font-size="10pt" fo:language="en" fo:country="US" style:letter-kerning="false" style:font-name-asian="Times New Roman1" style:language-asian="en" style:country-asian="US" style:font-name-complex="IRZar"/>
    </style:style>
    <style:style style:name="P109" style:family="paragraph" style:parent-style-name="Standard">
      <style:paragraph-properties fo:margin-top="0in" fo:margin-bottom="0in" style:contextual-spacing="false" fo:orphans="2" fo:widows="2"/>
      <style:text-properties style:font-name="IRZar" fo:font-size="10pt" fo:language="en" fo:country="US" style:letter-kerning="false" style:font-name-asian="Times New Roman1" style:language-asian="en" style:country-asian="US" style:font-name-complex="IRZar"/>
    </style:style>
    <style:style style:name="P110" style:family="paragraph" style:parent-style-name="Standard">
      <style:paragraph-properties fo:orphans="0" fo:widows="0"/>
      <style:text-properties style:font-name="IRZar" fo:font-size="5pt" style:font-size-asian="5pt" style:font-name-complex="IRZar" style:font-size-complex="5pt"/>
    </style:style>
    <style:style style:name="P111" style:family="paragraph" style:parent-style-name="Standard">
      <style:paragraph-properties fo:orphans="0" fo:widows="0"/>
      <style:text-properties style:font-name="IRZar" fo:font-size="5pt" style:font-size-asian="5pt" style:font-name-complex="IRZar" style:font-size-complex="5pt" style:language-complex="fa" style:country-complex="IR"/>
    </style:style>
    <style:style style:name="P112" style:family="paragraph" style:parent-style-name="Standard">
      <style:text-properties style:font-name="IRZar" fo:font-size="5pt" style:font-size-asian="5pt" style:font-name-complex="IRZar" style:font-size-complex="5pt" style:language-complex="fa" style:country-complex="IR"/>
    </style:style>
    <style:style style:name="P113" style:family="paragraph" style:parent-style-name="Standard">
      <style:paragraph-properties fo:margin-left="0.0547in" fo:margin-right="0in" fo:orphans="0" fo:widows="0" fo:text-indent="0in" style:auto-text-indent="false"/>
      <style:text-properties style:font-name="IRZar" fo:font-size="5pt" fo:font-weight="bold" style:font-size-asian="5pt" style:font-weight-asian="bold" style:font-name-complex="IRZar" style:font-size-complex="5pt" style:language-complex="ar" style:country-complex="AE" style:font-weight-complex="bold"/>
    </style:style>
    <style:style style:name="P114" style:family="paragraph" style:parent-style-name="Standard">
      <style:paragraph-properties fo:orphans="0" fo:widows="0"/>
      <style:text-properties style:font-name="IRZar" fo:font-size="5pt" fo:font-weight="bold" style:font-size-asian="5pt" style:font-weight-asian="bold" style:font-name-complex="IRZar" style:font-size-complex="5pt" style:language-complex="ar" style:country-complex="AE" style:font-weight-complex="bold"/>
    </style:style>
    <style:style style:name="P115" style:family="paragraph" style:parent-style-name="Standard">
      <style:paragraph-properties fo:text-align="justify" style:justify-single-word="false" fo:orphans="0" fo:widows="0"/>
      <style:text-properties style:font-name="IRZar" fo:font-size="5pt" fo:font-weight="bold" style:font-size-asian="5pt" style:font-weight-asian="bold" style:font-name-complex="IRZar" style:font-size-complex="5pt" style:font-weight-complex="bold"/>
    </style:style>
    <style:style style:name="P116" style:family="paragraph" style:parent-style-name="Standard">
      <style:paragraph-properties fo:orphans="0" fo:widows="0"/>
      <style:text-properties style:font-name="IRZar" fo:font-weight="bold" style:font-weight-asian="bold" style:font-name-complex="IRZar" style:language-complex="fa" style:country-complex="IR" style:font-weight-complex="bold"/>
    </style:style>
    <style:style style:name="P117" style:family="paragraph" style:parent-style-name="Standard">
      <style:paragraph-properties fo:text-align="center" style:justify-single-word="false" fo:orphans="0" fo:widows="0"/>
      <style:text-properties style:font-name="IRZar" fo:font-weight="bold" style:font-weight-asian="bold" style:font-name-complex="IRZar" style:font-weight-complex="bold"/>
    </style:style>
    <style:style style:name="P118" style:family="paragraph" style:parent-style-name="Standard">
      <style:paragraph-properties fo:margin-top="0in" fo:margin-bottom="0in" style:contextual-spacing="false" fo:text-align="justify" style:justify-single-word="false" fo:orphans="2" fo:widows="2"/>
      <style:text-properties style:font-name="IRZar" fo:language="en" fo:country="US" style:letter-kerning="false" style:font-name-asian="Times New Roman1" style:language-asian="en" style:country-asian="US" style:font-name-complex="IRZar"/>
    </style:style>
    <style:style style:name="P119" style:family="paragraph" style:parent-style-name="Standard">
      <style:paragraph-properties fo:text-align="center" style:justify-single-word="false" fo:orphans="0" fo:widows="0"/>
      <style:text-properties officeooo:rsid="00254bb3" officeooo:paragraph-rsid="00254bb3"/>
    </style:style>
    <style:style style:name="P120" style:family="paragraph" style:parent-style-name="Title" style:master-page-name="Standard">
      <style:paragraph-properties style:page-number="auto"/>
      <style:text-properties style:font-name="IRZar" fo:font-size="9.5pt" officeooo:rsid="0018f598" officeooo:paragraph-rsid="0018f598" style:font-size-asian="9.5pt" style:font-name-complex="IRZar" style:font-size-complex="11.5pt" style:language-complex="fa" style:country-complex="IR"/>
    </style:style>
    <style:style style:name="P121" style:family="paragraph" style:parent-style-name="Title">
      <style:text-properties style:font-name="IRZar" style:font-name-complex="IRZar"/>
    </style:style>
    <style:style style:name="P122" style:family="paragraph">
      <style:text-properties style:font-name="Traffic" fo:font-size="1pt"/>
    </style:style>
    <style:style style:name="P123" style:family="paragraph">
      <loext:graphic-properties draw:fill="solid" draw:fill-color="#c0c0c0" draw:opacity="50%"/>
      <style:text-properties style:font-name="Traffic" fo:font-size="1pt"/>
    </style:style>
    <style:style style:name="T1" style:family="text">
      <style:text-properties style:font-name-complex="B Nazanin"/>
    </style:style>
    <style:style style:name="T2" style:family="text">
      <style:text-properties style:font-name-complex="B Nazanin" fo:background-color="#ffff00"/>
    </style:style>
    <style:style style:name="T3" style:family="text">
      <style:text-properties style:font-name-complex="B Nazanin" style:language-complex="ar" style:country-complex="AE"/>
    </style:style>
    <style:style style:name="T4" style:family="text">
      <style:text-properties style:font-name-complex="B Nazanin" style:language-complex="fa" style:country-complex="IR"/>
    </style:style>
    <style:style style:name="T5" style:family="text">
      <style:text-properties fo:font-size="48pt" officeooo:rsid="001ba7cc" style:font-size-asian="48pt" style:font-size-complex="48pt"/>
    </style:style>
    <style:style style:name="T6" style:family="text">
      <style:text-properties fo:font-size="26pt" style:font-size-asian="26pt" style:font-size-complex="26pt"/>
    </style:style>
    <style:style style:name="T7" style:family="text">
      <style:text-properties fo:font-size="26pt" officeooo:rsid="001ba7cc" style:font-size-asian="26pt" style:font-size-complex="26pt"/>
    </style:style>
    <style:style style:name="T8" style:family="text">
      <style:text-properties fo:font-weight="bold" style:font-weight-asian="bold" style:font-name-complex="B Nazanin" style:font-weight-complex="bold"/>
    </style:style>
    <style:style style:name="T9" style:family="text">
      <style:text-properties fo:font-weight="bold" style:font-weight-asian="bold" style:font-name-complex="B Nazanin" style:font-weight-complex="bold" fo:background-color="#ff0000"/>
    </style:style>
    <style:style style:name="T10" style:family="text">
      <style:text-properties fo:font-weight="bold" style:font-weight-asian="bold" style:font-name-complex="B Nazanin" style:language-complex="fa" style:country-complex="IR" style:font-weight-complex="bold"/>
    </style:style>
    <style:style style:name="T11" style:family="text">
      <style:text-properties fo:font-weight="bold" style:font-weight-asian="bold" style:font-name-complex="B Nazanin" style:language-complex="ar" style:country-complex="AE" style:font-weight-complex="bold"/>
    </style:style>
    <style:style style:name="T12" style:family="text">
      <style:text-properties fo:font-weight="bold" style:font-weight-asian="bold" style:font-weight-complex="bold"/>
    </style:style>
    <style:style style:name="T13" style:family="text">
      <style:text-properties fo:font-weight="bold" officeooo:rsid="001ba7cc" style:font-weight-asian="bold" style:font-weight-complex="bold"/>
    </style:style>
    <style:style style:name="T14" style:family="text">
      <style:text-properties fo:font-weight="bold" officeooo:rsid="001d8615" style:font-weight-asian="bold" style:font-weight-complex="bold"/>
    </style:style>
    <style:style style:name="T15" style:family="text">
      <style:text-properties fo:font-weight="bold" officeooo:rsid="001f8a98" style:font-weight-asian="bold" style:font-weight-complex="bold"/>
    </style:style>
    <style:style style:name="T16" style:family="text">
      <style:text-properties fo:font-weight="bold" officeooo:rsid="0023cc00" style:font-weight-asian="bold" style:font-weight-complex="bold"/>
    </style:style>
    <style:style style:name="T17" style:family="text">
      <style:text-properties fo:font-weight="bold" officeooo:rsid="00284769" style:font-weight-asian="bold" style:font-weight-complex="bold"/>
    </style:style>
    <style:style style:name="T18" style:family="text">
      <style:text-properties fo:font-weight="bold" officeooo:rsid="002af802" style:font-weight-asian="bold" style:font-weight-complex="bold"/>
    </style:style>
    <style:style style:name="T19" style:family="text">
      <style:text-properties fo:font-weight="bold" style:font-weight-asian="bold" style:language-complex="fa" style:country-complex="IR" style:font-weight-complex="bold"/>
    </style:style>
    <style:style style:name="T20" style:family="text">
      <style:text-properties fo:font-weight="bold" officeooo:rsid="00234004" style:font-weight-asian="bold" style:language-complex="fa" style:country-complex="IR" style:font-weight-complex="bold"/>
    </style:style>
    <style:style style:name="T21" style:family="text">
      <style:text-properties fo:font-weight="bold" style:font-weight-asian="bold" style:language-complex="ar" style:country-complex="AE" style:font-weight-complex="bold"/>
    </style:style>
    <style:style style:name="T22" style:family="text">
      <style:text-properties fo:font-weight="bold" officeooo:rsid="001f5796" style:font-weight-asian="bold" style:language-complex="ar" style:country-complex="AE" style:font-weight-complex="bold"/>
    </style:style>
    <style:style style:name="T23" style:family="text">
      <style:text-properties fo:font-weight="bold" officeooo:rsid="001f8a98" style:font-weight-asian="bold" style:language-complex="ar" style:country-complex="AE" style:font-weight-complex="bold"/>
    </style:style>
    <style:style style:name="T24" style:family="text">
      <style:text-properties fo:font-weight="bold" style:font-name-asian="Calibri" style:font-weight-asian="bold" style:font-size-complex="14pt" style:language-complex="fa" style:country-complex="IR" style:font-weight-complex="bold"/>
    </style:style>
    <style:style style:name="T25" style:family="text">
      <style:text-properties fo:font-weight="bold" style:font-name-asian="Georgia" style:font-weight-asian="bold" style:font-name-complex="B Nazanin" style:font-weight-complex="bold"/>
    </style:style>
    <style:style style:name="T26" style:family="text">
      <style:text-properties fo:font-size="14pt" fo:font-weight="bold" style:font-size-asian="14pt" style:font-weight-asian="bold" style:font-name-complex="B Nazanin" style:font-size-complex="14pt" style:language-complex="fa" style:country-complex="IR" style:font-weight-complex="bold"/>
    </style:style>
    <style:style style:name="T27" style:family="text">
      <style:text-properties fo:font-size="14pt" fo:font-weight="bold" style:font-size-asian="14pt" style:font-weight-asian="bold" style:font-size-complex="14pt" style:language-complex="fa" style:country-complex="IR" style:font-weight-complex="bold" fo:background-color="#ffff00"/>
    </style:style>
    <style:style style:name="T28" style:family="text">
      <style:text-properties fo:font-size="14pt" style:font-size-asian="14pt" style:font-name-complex="B Nazanin" style:font-size-complex="14pt" style:language-complex="fa" style:country-complex="IR"/>
    </style:style>
    <style:style style:name="T29" style:family="text">
      <style:text-properties fo:font-size="14pt" style:font-size-asian="14pt" style:font-size-complex="14pt" style:language-complex="fa" style:country-complex="IR" fo:background-color="#ffff00"/>
    </style:style>
    <style:style style:name="T30" style:family="text">
      <style:text-properties fo:letter-spacing="-0.0028in" fo:font-weight="bold" style:font-weight-asian="bold" style:font-weight-complex="bold"/>
    </style:style>
    <style:style style:name="T31" style:family="text">
      <style:text-properties fo:letter-spacing="-0.0028in" fo:font-weight="bold" officeooo:rsid="001ba7cc" style:font-weight-asian="bold" style:font-weight-complex="bold"/>
    </style:style>
    <style:style style:name="T32" style:family="text">
      <style:text-properties fo:language="de" fo:country="DE" style:font-name-complex="B Nazanin" style:language-complex="fa" style:country-complex="IR"/>
    </style:style>
    <style:style style:name="T33" style:family="text">
      <style:text-properties fo:language="de" fo:country="DE" style:language-complex="fa" style:country-complex="IR"/>
    </style:style>
    <style:style style:name="T34" style:family="text">
      <style:text-properties fo:language="de" fo:country="DE" officeooo:rsid="001c6e42" style:language-complex="fa" style:country-complex="IR"/>
    </style:style>
    <style:style style:name="T35" style:family="text">
      <style:text-properties fo:language="de" fo:country="DE" style:language-complex="ar" style:country-complex="AE"/>
    </style:style>
    <style:style style:name="T36" style:family="text">
      <style:text-properties fo:font-size="10pt"/>
    </style:style>
    <style:style style:name="T37" style:family="text">
      <style:text-properties fo:font-size="10pt" fo:font-weight="bold" style:font-size-asian="10pt" style:font-weight-asian="bold" style:font-name-complex="B Nazanin" style:font-size-complex="10pt" style:language-complex="fa" style:country-complex="IR" style:font-weight-complex="bold"/>
    </style:style>
    <style:style style:name="T38" style:family="text">
      <style:text-properties fo:font-size="10pt" fo:font-weight="bold" style:font-size-asian="10pt" style:font-weight-asian="bold" style:font-name-complex="B Nazanin" style:font-size-complex="10pt" style:language-complex="ar" style:country-complex="AE" style:font-weight-complex="bold"/>
    </style:style>
    <style:style style:name="T39" style:family="text">
      <style:text-properties fo:font-size="10pt" fo:font-weight="bold" style:font-size-asian="10pt" style:font-weight-asian="bold" style:font-size-complex="10pt" style:language-complex="fa" style:country-complex="IR" style:font-weight-complex="bold"/>
    </style:style>
    <style:style style:name="T40" style:family="text">
      <style:text-properties fo:font-size="10pt" style:font-size-asian="10pt" style:font-name-complex="B Nazanin" style:font-size-complex="10pt" style:language-complex="fa" style:country-complex="IR"/>
    </style:style>
    <style:style style:name="T41" style:family="text">
      <style:text-properties fo:font-size="10pt" style:font-size-asian="10pt" style:font-name-complex="B Nazanin" style:font-size-complex="10pt" style:language-complex="ar" style:country-complex="AE"/>
    </style:style>
    <style:style style:name="T42" style:family="text">
      <style:text-properties fo:font-size="10pt" fo:font-style="italic" style:text-underline-style="solid" style:text-underline-width="auto" style:text-underline-color="font-color" fo:font-weight="bold" style:font-size-asian="10pt" style:font-style-asian="italic" style:font-weight-asian="bold" style:font-name-complex="B Nazanin" style:font-size-complex="10pt" style:language-complex="ar" style:country-complex="AE" style:font-style-complex="italic" style:font-weight-complex="bold"/>
    </style:style>
    <style:style style:name="T43" style:family="text">
      <style:text-properties fo:font-size="10pt" fo:letter-spacing="-0.0055in" fo:font-weight="bold" style:font-size-asian="10pt" style:font-weight-asian="bold" style:font-name-complex="B Nazanin" style:font-size-complex="10pt" style:font-style-complex="italic" style:font-weight-complex="bold"/>
    </style:style>
    <style:style style:name="T44" style:family="text">
      <style:text-properties fo:font-size="10pt" style:language-complex="fa" style:country-complex="IR"/>
    </style:style>
    <style:style style:name="T45" style:family="text">
      <style:text-properties fo:font-size="10pt" officeooo:rsid="001f8a98"/>
    </style:style>
    <style:style style:name="T46" style:family="text">
      <style:text-properties fo:color="#ff0000" loext:opacity="100%" fo:font-size="10pt"/>
    </style:style>
    <style:style style:name="T47" style:family="text">
      <style:text-properties fo:color="#ff0000" loext:opacity="100%" fo:font-weight="bold" style:font-weight-asian="bold" style:font-weight-complex="bold"/>
    </style:style>
    <style:style style:name="T48" style:family="text">
      <style:text-properties fo:color="#ff0000" loext:opacity="100%"/>
    </style:style>
    <style:style style:name="T49" style:family="text">
      <style:text-properties style:font-name="Wingdings 21" fo:font-weight="bold" style:font-weight-asian="bold" style:font-name-complex="B Nazanin" style:language-complex="fa" style:country-complex="IR" style:font-weight-complex="bold"/>
    </style:style>
    <style:style style:name="T50" style:family="text">
      <style:text-properties fo:font-size="11pt" style:font-size-asian="11pt" style:font-size-complex="11pt"/>
    </style:style>
    <style:style style:name="T51" style:family="text">
      <style:text-properties fo:font-size="11pt" style:font-size-asian="11pt" style:font-size-complex="11pt" style:language-complex="fa" style:country-complex="IR"/>
    </style:style>
    <style:style style:name="T52" style:family="text">
      <style:text-properties fo:font-size="11pt" style:font-size-asian="11pt" style:font-size-complex="11pt" style:language-complex="fa" style:country-complex="IR" fo:background-color="#ffff00"/>
    </style:style>
    <style:style style:name="T53" style:family="text">
      <style:text-properties fo:font-size="11pt" style:font-size-asian="11pt" style:font-size-complex="11pt" style:language-complex="ar" style:country-complex="AE"/>
    </style:style>
    <style:style style:name="T54" style:family="text">
      <style:text-properties fo:font-size="11pt" style:font-size-asian="11pt" style:font-size-complex="11pt" style:language-complex="ar" style:country-complex="AE" fo:background-color="#ffff00"/>
    </style:style>
    <style:style style:name="T55" style:family="text">
      <style:text-properties fo:font-size="11pt" fo:font-weight="bold" style:font-size-asian="11pt" style:font-weight-asian="bold" style:font-name-complex="B Mitra" style:font-size-complex="11pt" style:language-complex="ar" style:country-complex="AE" style:font-weight-complex="bold"/>
    </style:style>
    <style:style style:name="T56" style:family="text">
      <style:text-properties fo:font-size="11pt" fo:font-weight="bold" style:font-size-asian="11pt" style:font-weight-asian="bold" style:font-name-complex="B Nazanin" style:font-size-complex="11pt" style:font-weight-complex="bold"/>
    </style:style>
    <style:style style:name="T57" style:family="text">
      <style:text-properties fo:font-size="11pt" fo:font-weight="bold" style:font-size-asian="11pt" style:font-weight-asian="bold" style:font-name-complex="B Nazanin" style:font-size-complex="11pt" style:language-complex="fa" style:country-complex="IR" style:font-weight-complex="bold"/>
    </style:style>
    <style:style style:name="T58" style:family="text">
      <style:text-properties fo:font-size="11pt" fo:font-weight="bold" style:font-size-asian="11pt" style:font-weight-asian="bold" style:font-name-complex="B Nazanin" style:font-size-complex="11pt" style:language-complex="ar" style:country-complex="AE" style:font-weight-complex="bold"/>
    </style:style>
    <style:style style:name="T59" style:family="text">
      <style:text-properties fo:font-size="11pt" fo:font-weight="bold" style:font-size-asian="11pt" style:font-weight-asian="bold" style:font-size-complex="11pt" style:language-complex="ar" style:country-complex="AE" style:font-weight-complex="bold"/>
    </style:style>
    <style:style style:name="T60" style:family="text">
      <style:text-properties fo:color="#000000" loext:opacity="100%" style:font-name-asian="Wingdings 22"/>
    </style:style>
    <style:style style:name="T61" style:family="text">
      <style:text-properties fo:font-size="5pt" style:font-size-asian="5pt" style:font-size-complex="5pt" style:language-complex="fa" style:country-complex="IR"/>
    </style:style>
    <style:style style:name="T62" style:family="text">
      <style:text-properties style:language-complex="fa" style:country-complex="IR"/>
    </style:style>
    <style:style style:name="T63" style:family="text">
      <style:text-properties style:language-complex="fa" style:country-complex="IR" fo:background-color="#ffff00"/>
    </style:style>
    <style:style style:name="T64" style:family="text">
      <style:text-properties officeooo:rsid="001d8615" style:language-complex="fa" style:country-complex="IR"/>
    </style:style>
    <style:style style:name="T65" style:family="text">
      <style:text-properties officeooo:rsid="001f8a98" style:language-complex="fa" style:country-complex="IR"/>
    </style:style>
    <style:style style:name="T66" style:family="text">
      <style:text-properties officeooo:rsid="002207e2" style:language-complex="fa" style:country-complex="IR"/>
    </style:style>
    <style:style style:name="T67" style:family="text">
      <style:text-properties officeooo:rsid="00234004" style:language-complex="fa" style:country-complex="IR"/>
    </style:style>
    <style:style style:name="T68" style:family="text">
      <style:text-properties officeooo:rsid="0026c658" style:language-complex="fa" style:country-complex="IR" fo:background-color="#ffff00"/>
    </style:style>
    <style:style style:name="T69" style:family="text">
      <style:text-properties fo:color="#222222" loext:opacity="100%" style:font-name="Arial" fo:font-size="10pt" fo:language="de" fo:country="DE" fo:background-color="#ffffff" loext:char-shading-value="0" style:font-size-asian="10pt" style:font-name-complex="Arial1" style:font-size-complex="10pt"/>
    </style:style>
    <style:style style:name="T70" style:family="text">
      <style:text-properties fo:color="#222222" loext:opacity="100%" style:font-name="Arial" fo:font-size="10pt" fo:language="de" fo:country="DE" fo:font-weight="bold" fo:background-color="#ffffff" loext:char-shading-value="0" style:font-size-asian="10pt" style:font-weight-asian="bold" style:font-name-complex="Arial1" style:font-size-complex="10pt" style:font-weight-complex="bold"/>
    </style:style>
    <style:style style:name="T71" style:family="text">
      <style:text-properties fo:color="#222222" loext:opacity="100%" style:font-name="Arial" fo:font-size="10pt" fo:background-color="#ffffff" loext:char-shading-value="0" style:font-size-asian="10pt" style:font-name-complex="Arial1" style:font-size-complex="10pt"/>
    </style:style>
    <style:style style:name="T72" style:family="text">
      <style:text-properties fo:color="#222222" loext:opacity="100%" style:font-name="Arial" fo:font-size="10pt" fo:font-style="italic" fo:background-color="#ffffff" loext:char-shading-value="0" style:font-size-asian="10pt" style:font-style-asian="italic" style:font-name-complex="Arial1" style:font-size-complex="10pt" style:font-style-complex="italic"/>
    </style:style>
    <style:style style:name="T73" style:family="text">
      <style:text-properties fo:color="#222222" loext:opacity="100%" style:font-name="Arial" fo:font-size="10pt" fo:font-weight="bold" fo:background-color="#ffffff" loext:char-shading-value="0" style:font-size-asian="10pt" style:font-weight-asian="bold" style:font-name-complex="Arial1" style:font-size-complex="10pt" style:font-weight-complex="bold"/>
    </style:style>
    <style:style style:name="T74" style:family="text">
      <style:text-properties fo:color="#222222" loext:opacity="100%" fo:font-size="10pt" fo:language="de" fo:country="DE" fo:background-color="#ffffff" loext:char-shading-value="0" style:font-size-asian="10pt" style:font-size-complex="10pt"/>
    </style:style>
    <style:style style:name="T75" style:family="text">
      <style:text-properties fo:color="#222222" loext:opacity="100%" fo:font-size="10pt" fo:background-color="#ffffff" loext:char-shading-value="0" style:font-size-asian="10pt" style:font-size-complex="10pt"/>
    </style:style>
    <style:style style:name="T76" style:family="text">
      <style:text-properties fo:color="#222222" loext:opacity="100%" fo:font-size="10pt" fo:font-style="italic" fo:background-color="#ffffff" loext:char-shading-value="0" style:font-size-asian="10pt" style:font-style-asian="italic" style:font-size-complex="10pt" style:font-style-complex="italic"/>
    </style:style>
    <style:style style:name="T77" style:family="text">
      <style:text-properties fo:color="#ffffff" loext:opacity="100%" fo:font-size="9pt" fo:letter-spacing="0.0035in" style:font-size-asian="9pt" style:font-size-complex="9pt"/>
    </style:style>
    <style:style style:name="T78" style:family="text">
      <style:text-properties fo:letter-spacing="-0.011in" fo:font-weight="bold" style:font-weight-asian="bold" style:font-weight-complex="bold"/>
    </style:style>
    <style:style style:name="T79" style:family="text">
      <style:text-properties fo:font-size="16pt" style:font-size-asian="16pt" style:font-size-complex="16pt" fo:background-color="#ffff00"/>
    </style:style>
    <style:style style:name="T80" style:family="text">
      <style:text-properties style:language-complex="ar" style:country-complex="AE"/>
    </style:style>
    <style:style style:name="T81" style:family="text">
      <style:text-properties officeooo:rsid="001d8615" style:language-complex="ar" style:country-complex="AE"/>
    </style:style>
    <style:style style:name="T82" style:family="text">
      <style:text-properties officeooo:rsid="001f5796" style:language-complex="ar" style:country-complex="AE"/>
    </style:style>
    <style:style style:name="T83" style:family="text">
      <style:text-properties officeooo:rsid="001f8a98" style:language-complex="ar" style:country-complex="AE"/>
    </style:style>
    <style:style style:name="T84" style:family="text">
      <style:text-properties officeooo:rsid="0020b553" style:language-complex="ar" style:country-complex="AE"/>
    </style:style>
    <style:style style:name="T85" style:family="text">
      <style:text-properties officeooo:rsid="002207e2" style:language-complex="ar" style:country-complex="AE"/>
    </style:style>
    <style:style style:name="T86" style:family="text">
      <style:text-properties officeooo:rsid="00234004" style:language-complex="ar" style:country-complex="AE"/>
    </style:style>
    <style:style style:name="T87" style:family="text">
      <style:text-properties officeooo:rsid="0024a066" style:language-complex="ar" style:country-complex="AE"/>
    </style:style>
    <style:style style:name="T88" style:family="text">
      <style:text-properties fo:font-size="18pt" fo:font-weight="bold" style:font-size-asian="18pt" style:font-weight-asian="bold" style:font-name-complex="B Nazanin" style:font-size-complex="18pt" style:font-weight-complex="bold" fo:background-color="#ffff00"/>
    </style:style>
    <style:style style:name="T89" style:family="text">
      <style:text-properties fo:font-size="9pt" fo:letter-spacing="-0.0098in" fo:font-weight="bold" style:font-size-asian="9pt" style:font-weight-asian="bold" style:font-name-complex="B Nazanin" style:font-size-complex="9pt" style:language-complex="fa" style:country-complex="IR" style:font-weight-complex="bold"/>
    </style:style>
    <style:style style:name="T90" style:family="text">
      <style:text-properties style:text-underline-style="solid" style:text-underline-width="auto" style:text-underline-color="font-color" fo:font-weight="bold" style:font-weight-asian="bold" style:font-name-complex="B Nazanin" style:font-weight-complex="bold"/>
    </style:style>
    <style:style style:name="T91" style:family="text">
      <style:text-properties style:text-underline-style="solid" style:text-underline-width="auto" style:text-underline-color="font-color" fo:font-weight="bold" style:font-weight-asian="bold" style:font-name-complex="B Nazanin" style:language-complex="fa" style:country-complex="IR" style:font-weight-complex="bold"/>
    </style:style>
    <style:style style:name="T92" style:family="text">
      <style:text-properties style:text-underline-style="solid" style:text-underline-width="auto" style:text-underline-color="font-color" style:font-name-complex="B Nazanin" style:language-complex="fa" style:country-complex="IR"/>
    </style:style>
    <style:style style:name="T93" style:family="text">
      <style:text-properties style:text-position="super 58%" fo:font-weight="bold" style:font-weight-asian="bold" style:font-name-complex="B Nazanin" style:language-complex="ar" style:country-complex="AE" style:font-weight-complex="bold"/>
    </style:style>
    <style:style style:name="T94" style:family="text">
      <style:text-properties fo:font-style="italic" style:text-underline-style="solid" style:text-underline-width="auto" style:text-underline-color="font-color" fo:font-weight="bold" style:font-name-asian="Calibri" style:font-style-asian="italic" style:font-weight-asian="bold" style:font-name-complex="B Nazanin" style:language-complex="fa" style:country-complex="IR" style:font-style-complex="italic" style:font-weight-complex="bold"/>
    </style:style>
    <style:style style:name="T95" style:family="text">
      <style:text-properties fo:color="#c00000" loext:opacity="100%" fo:font-weight="bold" style:font-name-asian="Georgia" style:font-weight-asian="bold" style:font-name-complex="B Nazanin" style:font-weight-complex="bold"/>
    </style:style>
    <style:style style:name="T96" style:family="text">
      <style:text-properties style:font-name="Wingdings 2" fo:font-weight="bold" style:font-name-asian="Wingdings 22" style:font-weight-asian="bold" style:font-name-complex="Wingdings 22" style:language-complex="fa" style:country-complex="IR" style:font-weight-complex="bold"/>
    </style:style>
    <style:style style:name="T97" style:family="text">
      <style:text-properties fo:font-size="13pt" style:font-size-asian="13pt" style:font-name-complex="B Nazanin" style:font-size-complex="13pt" style:language-complex="fa" style:country-complex="IR"/>
    </style:style>
    <style:style style:name="T98" style:family="text">
      <style:text-properties style:font-size-complex="12pt"/>
    </style:style>
    <style:style style:name="T99" style:family="text">
      <style:text-properties style:font-name-asian="Adobe Gothic Std B1"/>
    </style:style>
    <style:style style:name="T100" style:family="text">
      <style:text-properties fo:background-color="#ffff00"/>
    </style:style>
    <style:style style:name="T101" style:family="text">
      <style:text-properties style:font-name="IRZar" style:font-name-complex="IRZar"/>
    </style:style>
    <style:style style:name="T102" style:family="text">
      <style:text-properties style:font-name="IRZar" style:font-name-complex="IRZar" style:language-complex="fa" style:country-complex="IR"/>
    </style:style>
    <style:style style:name="T103" style:family="text">
      <style:text-properties style:font-name="IRZar" fo:font-weight="bold" style:font-weight-asian="bold" style:font-name-complex="IRZar" style:font-weight-complex="bold"/>
    </style:style>
    <style:style style:name="T104" style:family="text">
      <style:text-properties officeooo:rsid="001d8615"/>
    </style:style>
    <style:style style:name="T105" style:family="text">
      <style:text-properties officeooo:rsid="001f5796"/>
    </style:style>
    <style:style style:name="T106" style:family="text">
      <style:text-properties officeooo:rsid="001f8a98"/>
    </style:style>
    <style:style style:name="T107" style:family="text">
      <style:text-properties officeooo:rsid="00234004"/>
    </style:style>
    <style:style style:name="T108" style:family="text"/>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5in" draw:visible-area-height="1.9685in" draw:ole-draw-aspect="1"/>
    </style:style>
    <style:style style:name="Sect1" style:family="section">
      <style:section-properties style:writing-mode="rl-tb" style:editable="false">
        <style:columns fo:column-count="1" fo:column-gap="0in"/>
      </style:section-properties>
    </style:style>
    <style:style style:name="gr1" style:family="graphic">
      <style:graphic-properties draw:stroke="none" svg:stroke-width="0in" draw:fill="solid" draw:fill-color="#c0c0c0" draw:opacity="50%" draw:textarea-vertical-align="top" draw:auto-grow-height="false" draw:auto-grow-width="false" fo:min-height="2.7244in" fo:min-width="7.6862in"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tracked-changes text:track-changes="false">
        <text:changed-region xml:id="ct94084606193328" text:id="ct94084606193328">
          <text:insertion>
            <office:change-info>
              <dc:creator>Amir</dc:creator>
              <dc:date>2023-05-29T20:19:00</dc:date>
            </office:change-info>
          </text:insertion>
        </text:changed-region>
        <text:changed-region xml:id="ct94084606193088" text:id="ct94084606193088">
          <text:insertion>
            <office:change-info>
              <dc:creator>Amir</dc:creator>
              <dc:date>2023-05-29T20:19:00</dc:date>
            </office:change-info>
          </text:insertion>
        </text:changed-region>
        <text:changed-region xml:id="ct94084605796016" text:id="ct94084605796016">
          <text:insertion>
            <office:change-info>
              <dc:creator>Amir</dc:creator>
              <dc:date>2023-05-29T20:19:00</dc:date>
            </office:change-info>
          </text:insertion>
        </text:changed-region>
        <text:changed-region xml:id="ct94084605795776" text:id="ct94084605795776">
          <text:insertion>
            <office:change-info>
              <dc:creator>Amir</dc:creator>
              <dc:date>2023-05-29T20:13:00</dc:date>
            </office:change-info>
          </text:insertion>
        </text:changed-region>
        <text:changed-region xml:id="ct94084612277280" text:id="ct94084612277280">
          <text:insertion>
            <office:change-info>
              <dc:creator>pirmohammadi</dc:creator>
              <dc:date>2012-08-01T12: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0"><text:bookmark-start text:name="OLE_LINK116"/><text:bookmark-start text:name="OLE_LINK115"/></text:p>
        <text:p text:style-name="P121"><text:span text:style-name="T98">به نام خدا</text:span></text:p>
        <text:p text:style-name="P79"/>
        <text:p text:style-name="P80"><text:span text:style-name="T5">پیشنهاد پروژه پژوهشی</text:span></text:p>
        <text:p text:style-name="P81"><text:span text:style-name="T6">پرسش</text:span><text:span text:style-name="T7">‌</text:span><text:span text:style-name="T6">نامه اطلاعات فنی</text:span></text:p>
        <text:p text:style-name="P87"/>
        <text:p text:style-name="P87"/>
        <text:p text:style-name="P87"/>
        <text:p text:style-name="P8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2"><text:span text:style-name="T12">عنوان پروژه:</text:span></text:p>
            </table:table-cell>
            <table:table-cell table:style-name="Table1.B1" table:number-columns-spanned="3" office:value-type="string">
              <text:p text:style-name="P82"><text:span text:style-name="T27">تحلیل دینامیکی و محاسبات کششی و ترمزی قطار مترو</text:span></text:p>
            </table:table-cell>
            <table:covered-table-cell/>
            <table:covered-table-cell/>
          </table:table-row>
          <table:table-row table:style-name="Table1.2">
            <table:table-cell table:style-name="Table1.A1" office:value-type="string">
              <text:p text:style-name="P88"><text:span text:style-name="T30">نام پيشنهاددهنده/مجر</text:span><text:span text:style-name="T31">ی</text:span><text:span text:style-name="T30">:</text:span></text:p>
            </table:table-cell>
            <table:table-cell table:style-name="Table1.B2" office:value-type="string">
              <text:p text:style-name="P82"><text:span text:style-name="T33">کامران عاصمی</text:span></text:p>
            </table:table-cell>
            <table:table-cell table:style-name="Table1.A1" office:value-type="string">
              <text:p text:style-name="P82"><text:span text:style-name="T12">مؤسسه مجر</text:span><text:span text:style-name="T13">ی</text:span><text:span text:style-name="T12">:</text:span></text:p>
            </table:table-cell>
            <table:table-cell table:style-name="Table1.D2" office:value-type="string">
              <text:p text:style-name="P82"><text:span text:style-name="T39">باشگاه پژوهشگران و نخبگان جوان دانشگاه آزاد اسلامی</text:span></text:p>
            </table:table-cell>
          </table:table-row>
        </table:table>
        <text:p text:style-name="P87"/>
        <text:p text:style-name="P31"/>
        <table:table table:name="Table2" table:style-name="Table2">
          <table:table-column table:style-name="Table2.A"/>
          <table:table-column table:style-name="Table2.B"/>
          <table:table-row table:style-name="Table2.1">
            <table:table-cell table:style-name="Table2.A1" office:value-type="string">
              <text:p text:style-name="P82"><text:span text:style-name="T30">نسخه</text:span></text:p>
            </table:table-cell>
            <table:table-cell table:style-name="Table2.A1" office:value-type="string">
              <text:p text:style-name="P82"><text:span text:style-name="T12">تاريخ تكميل</text:span></text:p>
            </table:table-cell>
          </table:table-row>
          <table:table-row table:style-name="Table2.1">
            <table:table-cell table:style-name="Table2.A2" office:value-type="string">
              <text:p text:style-name="P105"><text:span text:style-name="T48">۱</text:span></text:p>
            </table:table-cell>
            <table:table-cell table:style-name="Table2.A2" office:value-type="string">
              <text:p text:style-name="P105"><text:span text:style-name="T48">۱۴۰۲/۰۴/۰۴</text:span></text:p>
            </table:table-cell>
          </table:table-row>
          <table:table-row table:style-name="Table2.1">
            <table:table-cell table:style-name="Table2.A2" office:value-type="string">
              <text:p text:style-name="P105"><text:span text:style-name="T48">۲</text:span></text:p>
            </table:table-cell>
            <table:table-cell table:style-name="Table2.A2" office:value-type="string">
              <text:p text:style-name="P105"><text:span text:style-name="T48">۱۴۰۲/۰۴/۱۵</text:span></text:p>
            </table:table-cell>
          </table:table-row>
          <table:table-row table:style-name="Table2.1">
            <table:table-cell table:style-name="Table2.A2" office:value-type="string">
              <text:p text:style-name="P105"><text:span text:style-name="T48">۳</text:span></text:p>
            </table:table-cell>
            <table:table-cell table:style-name="Table2.A2" office:value-type="string">
              <text:p text:style-name="P105"><text:span text:style-name="T48">۱۴۰۲/۰۵/۰۷</text:span></text:p>
            </table:table-cell>
          </table:table-row>
          <table:table-row table:style-name="Table2.1">
            <table:table-cell table:style-name="Table2.A2" office:value-type="string">
              <text:p text:style-name="P32"/>
            </table:table-cell>
            <table:table-cell table:style-name="Table2.A2" office:value-type="string">
              <text:p text:style-name="P32"/>
            </table:table-cell>
          </table:table-row>
        </table:table>
        <text:p text:style-name="P33"/>
        <text:p text:style-name="P31"/>
        <table:table table:name="Table3" table:style-name="Table3">
          <table:table-column table:style-name="Table3.A"/>
          <table:table-column table:style-name="Table3.B"/>
          <table:table-row table:style-name="Table3.1">
            <table:table-cell table:style-name="Table3.A1" office:value-type="string">
              <text:p text:style-name="P82"><text:span text:style-name="T12">كد پیشنهاد پروژه:</text:span></text:p>
            </table:table-cell>
            <table:table-cell table:style-name="Table3.B1" office:value-type="string">
              <text:p text:style-name="P88"/>
            </table:table-cell>
          </table:table-row>
          <table:table-row table:style-name="Table3.1">
            <table:table-cell table:style-name="Table3.A1" office:value-type="string">
              <text:p text:style-name="P82"><text:span text:style-name="T19">ن</text:span><text:span text:style-name="T12">تيجه </text:span><text:span text:style-name="T19">کمیته تصویب:</text:span></text:p>
            </table:table-cell>
            <table:table-cell table:style-name="Table3.B2" office:value-type="string">
              <text:p text:style-name="P82"><text:s/>تصويب <text:s text:c="2"/>اصلاح <text:s text:c="2"/>رد</text:p>
            </table:table-cell>
          </table:table-row>
        </table:table>
        <text:p text:style-name="P87"><text:tab/><text:tab/><text:tab/> <text:s text:c="6"/>اين قسمت <text:span text:style-name="T80">در معاونت تحقيق و توسعه </text:span><text:span text:style-name="T62">شرکت</text:span> مپنا تكميل خواهد شد.</text:p>
        <text:p text:style-name="P81"/>
        <text:p text:style-name="P81"/>
        <text:p text:style-name="P81"/>
        <text:p text:style-name="P81"/>
        <text:p text:style-name="P81"><text:soft-page-break/></text:p>
        <text:p text:style-name="P81"><text:span text:style-name="T24">اين پرسشنامه را به طور كامل تكميل نموده، همراه با فايل الکترونيکی آن (فايل Word) تحويل فرماييد.</text:span></text:p>
        <text:p text:style-name="P106"/>
        <table:table table:name="Table4" table:style-name="Table4">
          <table:table-column table:style-name="Table4.A"/>
          <table:table-row table:style-name="Table4.1">
            <table:table-cell table:style-name="Table4.A1" office:value-type="string">
              <text:list xml:id="list2173983714" text:style-name="WWNum4">
                <text:list-item>
                  <text:p text:style-name="P28"><text:span text:style-name="T103">عنوان پروژه به زبان فارسي:</text:span></text:p>
                </text:list-item>
              </text:list>
            </table:table-cell>
          </table:table-row>
          <table:table-row table:style-name="Table4.2">
            <table:table-cell table:style-name="Table4.A2" office:value-type="string">
              <text:p text:style-name="P88"><text:span text:style-name="T29">تحلیل دینامیکی و محاسبات کششی و ترمزی قطار مترو</text:span></text:p>
            </table:table-cell>
          </table:table-row>
          <table:table-row table:style-name="Table4.1">
            <table:table-cell table:style-name="Table4.A3" office:value-type="string">
              <text:p text:style-name="P110"/>
            </table:table-cell>
          </table:table-row>
        </table:table>
        <text:p text:style-name="P87"/>
        <table:table table:name="Table5" table:style-name="Table5">
          <table:table-column table:style-name="Table5.A"/>
          <table:table-row table:style-name="Table5.1">
            <table:table-cell table:style-name="Table5.A1" office:value-type="string">
              <text:list xml:id="list43058044138089" text:continue-numbering="true" text:style-name="WWNum4">
                <text:list-item>
                  <text:p text:style-name="P28"><text:span text:style-name="T103">عنوان پروژه به زبان انگليسي:</text:span></text:p>
                </text:list-item>
              </text:list>
            </table:table-cell>
          </table:table-row>
          <table:table-row table:style-name="Table5.2">
            <table:table-cell table:style-name="Table5.A2" office:value-type="string">
              <text:p text:style-name="P92">Dynamic analysis and traction and braking calculations of a subway train</text:p>
            </table:table-cell>
          </table:table-row>
          <table:table-row table:style-name="Table5.1">
            <table:table-cell table:style-name="Table5.A3" office:value-type="string">
              <text:p text:style-name="P111"/>
            </table:table-cell>
          </table:table-row>
        </table:table>
        <text:p text:style-name="P87"/>
        <table:table table:name="Table6" table:style-name="Table6">
          <table:table-column table:style-name="Table6.A"/>
          <table:table-row table:style-name="Table6.1">
            <table:table-cell table:style-name="Table6.A1" office:value-type="string">
              <text:list xml:id="list43057967090776" text:continue-numbering="true" text:style-name="WWNum4">
                <text:list-item>
                  <text:p text:style-name="P89"><text:span text:style-name="T12">تعريف واژه‌هاي كليدي:</text:span></text:p>
                </text:list-item>
              </text:list>
            </table:table-cell>
          </table:table-row>
          <table:table-row table:style-name="Table6.2">
            <table:table-cell table:style-name="Table6.A2" office:value-type="string">
              <text:p text:style-name="P88"><text:span text:style-name="T62">تحلیل دینامیکی: نوعی تحلیل در سازه هاست که نیروهای بین اجزا را به صورت دقیق تر بدست می آورد و برای هر سازه تعدادی درجات آزادی در نظر میگیرد که با اعمال ساده سازی ریاضی و از طریق حل معادلات حرکت این درجات آزادی و سپس نیروی بین اجزا بدست می‌آیند.</text:span></text:p>
              <text:p text:style-name="P88"><text:span text:style-name="T62">نیروی کشش و ترمز: نیروی لازم برای ایجاد حرکت و غلبه بر نیروهای مقاوم را نیروی کشش و نیروی لازم برای کاهش سرعت و یا توقف یک سیستم را نیروی ترمز می‌نامند.</text:span></text:p>
            </table:table-cell>
          </table:table-row>
        </table:table>
        <text:p text:style-name="P87"/>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list xml:id="list43058267644360" text:continue-numbering="true" text:style-name="WWNum4">
                <text:list-item>
                  <text:p text:style-name="P89"><text:span text:style-name="T12">مؤسسه طرف قرارداد:</text:span></text:p>
                </text:list-item>
              </text:list>
            </table:table-cell>
            <table:covered-table-cell/>
            <table:covered-table-cell/>
          </table:table-row>
          <table:table-row table:style-name="Table7.1">
            <table:table-cell table:style-name="Table7.A2" office:value-type="string">
              <text:p text:style-name="P88"><text:span text:style-name="T50">مراكز تحقيقاتي و مؤسسات پژوهشي</text:span></text:p>
            </table:table-cell>
            <table:table-cell table:style-name="Table7.B2" office:value-type="string">
              <text:p text:style-name="P82"><text:span text:style-name="T50"></text:span></text:p>
            </table:table-cell>
            <table:table-cell table:style-name="Table7.C2" office:value-type="string">
              <text:p text:style-name="P83"><text:span text:style-name="T51">.............................</text:span></text:p>
            </table:table-cell>
          </table:table-row>
          <table:table-row table:style-name="Table7.1">
            <table:table-cell table:style-name="Table7.A3" office:value-type="string">
              <text:p text:style-name="P88"><text:span text:style-name="T53">دانشگاهها</text:span></text:p>
            </table:table-cell>
            <table:table-cell table:style-name="Table7.B3" office:value-type="string">
              <text:p text:style-name="P82"><text:span text:style-name="T60"></text:span></text:p>
            </table:table-cell>
            <table:table-cell table:style-name="Table7.C3" office:value-type="string">
              <text:p text:style-name="P82"><text:span text:style-name="T51">باشگاه پژوهشگران و نخبگان جوان دانشگاه آزاد اسلامی</text:span></text:p>
            </table:table-cell>
          </table:table-row>
          <table:table-row table:style-name="Table7.4">
            <table:table-cell table:style-name="Table7.A3" office:value-type="string">
              <text:p text:style-name="P88"><text:span text:style-name="T53">شركت/بخش/معاونت/فرد در داخل گروه مپنا</text:span><text:span text:style-name="T50"> </text:span></text:p>
            </table:table-cell>
            <table:table-cell table:style-name="Table7.B3" office:value-type="string">
              <text:p text:style-name="P82"><text:span text:style-name="T50"></text:span></text:p>
            </table:table-cell>
            <table:table-cell table:style-name="Table7.C3" office:value-type="string">
              <text:p text:style-name="P83"><text:span text:style-name="T51">.............................</text:span></text:p>
            </table:table-cell>
          </table:table-row>
          <table:table-row table:style-name="Table7.4">
            <table:table-cell table:style-name="Table7.A5" office:value-type="string">
              <text:p text:style-name="P88"><text:span text:style-name="T53">ساير</text:span></text:p>
            </table:table-cell>
            <table:table-cell table:style-name="Table7.B5" office:value-type="string">
              <text:p text:style-name="P82"><text:span text:style-name="T50"></text:span></text:p>
            </table:table-cell>
            <table:table-cell table:style-name="Table7.C5" office:value-type="string">
              <text:p text:style-name="P83"><text:span text:style-name="T51">.............................</text:span></text:p>
            </table:table-cell>
          </table:table-row>
          <table:table-row table:style-name="Table7.1">
            <table:table-cell table:style-name="Table7.B2" table:number-columns-spanned="3" office:value-type="string">
              <text:p text:style-name="P88"><text:span text:style-name="T39">توجه: حتماً نام مؤسسه يا سازمان طرف قرارداد قيد شود.</text:span></text:p>
            </table:table-cell>
            <table:covered-table-cell/>
            <table:covered-table-cell/>
          </table:table-row>
          <table:table-row table:style-name="Table7.1">
            <table:table-cell table:style-name="Table7.B3" table:number-columns-spanned="3" office:value-type="string">
              <text:p text:style-name="P111"/>
            </table:table-cell>
            <table:covered-table-cell/>
            <table:covered-table-cell/>
          </table:table-row>
        </table:table>
        <text:p text:style-name="P87"/>
        <table:table table:name="Table8" table:style-name="Table8">
          <table:table-column table:style-name="Table8.A"/>
          <table:table-column table:style-name="Table8.B"/>
          <table:table-row table:style-name="Table8.1">
            <table:table-cell table:style-name="Table8.A1" table:number-columns-spanned="2" office:value-type="string">
              <text:list xml:id="list43058175117944" text:continue-numbering="true" text:style-name="WWNum4">
                <text:list-item>
                  <text:p text:style-name="P89"><text:span text:style-name="T12">مشخصات پيشنهاد دهنده/مجري:</text:span></text:p>
                </text:list-item>
              </text:list>
            </table:table-cell>
            <table:covered-table-cell/>
          </table:table-row>
          <table:table-row table:style-name="Table8.1">
            <table:table-cell table:style-name="Table8.A2" office:value-type="string">
              <text:p text:style-name="P88">نام و نام خانوادگي:</text:p>
            </table:table-cell>
            <table:table-cell table:style-name="Table8.B2" office:value-type="string">
              <text:p text:style-name="P88">کامران عاصمی</text:p>
            </table:table-cell>
          </table:table-row>
          <table:table-row table:style-name="Table8.1">
            <table:table-cell table:style-name="Table8.A2" office:value-type="string">
              <text:p text:style-name="P88">مدرك و رشته تحصيل<text:span text:style-name="T104">ی</text:span>:</text:p>
            </table:table-cell>
            <table:table-cell table:style-name="Table8.B3" office:value-type="string">
              <text:p text:style-name="P88"><text:span text:style-name="T62">دکتری مهندسی مکانیک</text:span></text:p>
            </table:table-cell>
          </table:table-row>
          <table:table-row table:style-name="Table8.1">
            <table:table-cell table:style-name="Table8.A2" office:value-type="string">
              <text:p text:style-name="P88">شغل و عنوان محل كار:</text:p>
            </table:table-cell>
            <table:table-cell table:style-name="Table8.B4" office:value-type="string">
              <text:p text:style-name="P88">هیات علمی دانشگاه آزاد اسلامی واحد تهران شمال</text:p>
            </table:table-cell>
          </table:table-row>
          <table:table-row table:style-name="Table8.1">
            <table:table-cell table:style-name="Table8.A2" office:value-type="string">
              <text:p text:style-name="P88">آدرس محل كار:</text:p>
            </table:table-cell>
            <table:table-cell table:style-name="Table8.B5" office:value-type="string">
              <text:p text:style-name="P88">حکیمیه- بلوار بهار- دانشکده فنی و مهندسی- دانشگاه آزاد اسلامی واحد تهران شمال </text:p>
            </table:table-cell>
          </table:table-row>
          <table:table-row table:style-name="Table8.1">
            <table:table-cell table:style-name="Table8.A2" office:value-type="string">
              <text:p text:style-name="P88">شماره تلفن محل كار:</text:p>
            </table:table-cell>
            <table:table-cell table:style-name="Table8.B6" office:value-type="string">
              <text:p text:style-name="P88"><text:span text:style-name="T34">۷۷۳۱۸۰۸۳ - ۰۲۱</text:span></text:p>
            </table:table-cell>
          </table:table-row>
          <text:soft-page-break/>
          <table:table-row table:style-name="Table8.1">
            <table:table-cell table:style-name="Table8.A2" office:value-type="string">
              <text:p text:style-name="P88">شماره تلفن همراه:</text:p>
            </table:table-cell>
            <table:table-cell table:style-name="Table8.B7" office:value-type="string">
              <text:p text:style-name="P88"><text:s/><text:span text:style-name="T104">۰۹۱۲۲۴۸۴۹۲۱ </text:span></text:p>
            </table:table-cell>
          </table:table-row>
          <table:table-row table:style-name="Table8.1">
            <table:table-cell table:style-name="Table8.A2" office:value-type="string">
              <text:p text:style-name="P88">پست الكترونيك<text:span text:style-name="T104">ی</text:span>:</text:p>
            </table:table-cell>
            <table:table-cell table:style-name="Table8.B8" office:value-type="string">
              <text:p text:style-name="P27"><text:a xlink:type="simple" xlink:href="mailto:Kamiran64@yahoo.com" text:style-name="Internet_20_link" text:visited-style-name="Visited_20_Internet_20_Link"><text:span text:style-name="Internet_20_link"><text:span text:style-name="T101">Kamiran64@yahoo.com</text:span></text:span></text:a></text:p>
            </table:table-cell>
          </table:table-row>
          <table:table-row table:style-name="Table8.9">
            <table:table-cell table:style-name="Table8.A9" table:number-columns-spanned="2" office:value-type="string">
              <text:p text:style-name="P110"/>
            </table:table-cell>
            <table:covered-table-cell/>
          </table:table-row>
        </table:table>
        <text:p text:style-name="P8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43057339953079" text:continue-numbering="true" text:style-name="WWNum4">
                <text:list-item>
                  <text:p text:style-name="P89"><text:span text:style-name="T12">ماهيت پروژه:</text:span></text:p>
                </text:list-item>
              </text:list>
            </table:table-cell>
            <table:covered-table-cell/>
            <table:covered-table-cell/>
            <table:covered-table-cell/>
          </table:table-row>
          <table:table-row table:style-name="Table9.1">
            <table:table-cell table:style-name="Table9.A2" office:value-type="string">
              <text:p text:style-name="P82">بنياد<text:span text:style-name="T104">ی</text:span> </text:p>
            </table:table-cell>
            <table:table-cell table:style-name="Table9.B2" office:value-type="string">
              <text:p text:style-name="P82"><text:span text:style-name="T99">■</text:span><text:span text:style-name="T62">كاربرد</text:span><text:span text:style-name="T67">ی</text:span><text:span text:style-name="T62"> </text:span></text:p>
            </table:table-cell>
            <table:table-cell table:style-name="Table9.B2" office:value-type="string">
              <text:p text:style-name="P82"><text:span text:style-name="T99">■</text:span><text:span text:style-name="T62">توسعه‌ا</text:span><text:span text:style-name="T67">ی</text:span></text:p>
            </table:table-cell>
            <table:table-cell table:style-name="Table9.D2" office:value-type="string">
              <text:p text:style-name="P82">مطالعات<text:span text:style-name="T107">ی</text:span></text:p>
            </table:table-cell>
          </table:table-row>
          <table:table-row table:style-name="Table9.1">
            <table:table-cell table:style-name="Table9.A3" table:number-columns-spanned="4" office:value-type="string">
              <text:p text:style-name="P111"/>
            </table:table-cell>
            <table:covered-table-cell/>
            <table:covered-table-cell/>
            <table:covered-table-cell/>
          </table:table-row>
        </table:table>
        <text:p text:style-name="P87"/>
        <text:p text:style-name="P87"/>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4" office:value-type="string">
              <text:list xml:id="list43057980668398" text:continue-numbering="true" text:style-name="WWNum4">
                <text:list-item>
                  <text:p text:style-name="P89"><text:span text:style-name="T12">مقياس پروژه:</text:span></text:p>
                </text:list-item>
              </text:list>
            </table:table-cell>
            <table:covered-table-cell/>
            <table:covered-table-cell/>
            <table:covered-table-cell/>
            <table:table-cell table:style-name="Table10.E1" office:value-type="string">
              <text:p text:style-name="P88"/>
            </table:table-cell>
          </table:table-row>
          <table:table-row table:style-name="Table10.1">
            <table:table-cell table:style-name="Table10.A2" office:value-type="string">
              <text:p text:style-name="P82">امكان‌سنج<text:span text:style-name="T104">ی</text:span></text:p>
            </table:table-cell>
            <table:table-cell table:style-name="Table10.B2" office:value-type="string">
              <text:p text:style-name="P82"><text:span text:style-name="T99">■</text:span> <text:span text:style-name="T62">آزمايشگاهي</text:span></text:p>
            </table:table-cell>
            <table:table-cell table:style-name="Table10.B2" office:value-type="string">
              <text:p text:style-name="P82"><text:s/>پایلوت (پیشتاز)</text:p>
            </table:table-cell>
            <table:table-cell table:style-name="Table10.D2" table:number-columns-spanned="2" office:value-type="string">
              <text:p text:style-name="P82"><text:s/>صنعتي</text:p>
            </table:table-cell>
            <table:covered-table-cell/>
          </table:table-row>
        </table:table>
        <text:p text:style-name="P87"><text:span text:style-name="T61"><text:s/></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4" office:value-type="string">
              <text:list xml:id="list43057360654010" text:continue-numbering="true" text:style-name="WWNum4">
                <text:list-item>
                  <text:p text:style-name="P89"><text:span text:style-name="T12">نوع پروژه:</text:span></text:p>
                </text:list-item>
              </text:list>
            </table:table-cell>
            <table:covered-table-cell/>
            <table:covered-table-cell/>
            <table:covered-table-cell/>
            <table:table-cell table:style-name="Table11.E1" office:value-type="string">
              <text:p text:style-name="P88"/>
            </table:table-cell>
          </table:table-row>
          <table:table-row table:style-name="Table11.1">
            <table:table-cell table:style-name="Table11.A2" office:value-type="string">
              <text:p text:style-name="P82">توسعه محصول</text:p>
            </table:table-cell>
            <table:table-cell table:style-name="Table11.B2" office:value-type="string">
              <text:p text:style-name="P82"> <text:span text:style-name="T62">ارتقاء محصول</text:span></text:p>
            </table:table-cell>
            <table:table-cell table:style-name="Table11.B2" office:value-type="string">
              <text:p text:style-name="P82"><text:span text:style-name="T99">■</text:span> بهبود محصول</text:p>
            </table:table-cell>
            <table:table-cell table:style-name="Table11.D2" table:number-columns-spanned="2" office:value-type="string">
              <text:p text:style-name="P82"><text:span text:style-name="T99">■</text:span> توسعه تکنولوژی و فرایندها</text:p>
            </table:table-cell>
            <table:covered-table-cell/>
          </table:table-row>
        </table:table>
        <text:p text:style-name="P112"/>
        <text:p text:style-name="P112"/>
        <text:p text:style-name="P112"/>
        <table:table table:name="Table12" table:style-name="Table12">
          <table:table-column table:style-name="Table12.A"/>
          <table:table-row table:style-name="Table12.1">
            <table:table-cell table:style-name="Table12.A1" office:value-type="string">
              <text:list xml:id="list43058518691191" text:continue-numbering="true" text:style-name="WWNum4">
                <text:list-item>
                  <text:p text:style-name="P90"><text:span text:style-name="T21">تعريف مساله، <text:s/>بيان </text:span><text:span text:style-name="T12">هدف از اجراي پروژه و ارتباط آن با استراتژی کسب و کار مپنا:</text:span></text:p>
                </text:list-item>
              </text:list>
            </table:table-cell>
          </table:table-row>
          <table:table-row table:style-name="Table12.2">
            <table:table-cell table:style-name="Table12.A2" office:value-type="string">
              <text:p text:style-name="P94"><text:span text:style-name="T62">حمل و نقل ریلی به دلیل بالا بودن ایمنی و مقرون به صرفه بودن مورد توجه مسافران و صاحبان کالا قرار دارد. چنین به نظر می رسد که در صورت داشتن یک سیستم حمل و نقل ریلی کارآمد، سریع و ایمن و با قابلیت اطمینان بالا، استقبال از این سیستم، بیشتر از سطح فعلی خواهد بود. این مهم با گسترش صنعت حمل و نقل در بخشهای سخت افزاری و نرم افزاری میسر خواهد شد. لذا با توجه به توسعه راه آهن و همچنین اعمال تغییراتی مانند احداث یا تغییر هندسی مسیر، استفاده از ناوگان پیشرفته، تغییر تعداد واگن قطار و سایر مواردی که ممکن است به مراتب رخ دهند، حمل و نقل ریلی بایستی نسبت به این تغییرات انعطاف لازم و همچنین امکان پیش بینی های مورد نیاز را داشته باشد. بنابراین در این پروژه سعی برآن شده تا بتوان در بررسی حرکت قطار تولیدی گروه مپنا ریلی، قدرت کشش قطار، درصد وزن ترمز، وزن قطار و حداکثر سرعت مجاز واگنها و ميزان سرعت مجاز در</text:span><text:change-start text:change-id="ct94084606193328"/><text:span text:style-name="T62"> </text:span><text:change-end text:change-id="ct94084606193328"/><text:span text:style-name="T62">قوس</text:span><text:change-start text:change-id="ct94084606193088"/><text:span text:style-name="T62">‌</text:span><text:change-end text:change-id="ct94084606193088"/><text:span text:style-name="T62">ها ( با توجه به شعاع قوس</text:span><text:change-start text:change-id="ct94084605796016"/><text:span text:style-name="T62">‌</text:span><text:change-end text:change-id="ct94084605796016"/><text:span text:style-name="T62">ها، و شيب عرضي خط ) و ... مشخص گردد. لذا لازم است تا با توسعه مدل دینامیکی، شبیه سازی دینامیکی حرکت قطار مورد بررسی قرار گیرد.</text:span></text:p>
              <text:p text:style-name="P94"><text:span text:style-name="T62">بطور کلی، هدف از انجام این پروژه شبیه‌سازی دینامیکی قطار متروی تولیدی گروه مپنا ریلی به منظور محاسبه نیروهای کششی و ترمزی قطار است. </text:span><text:span text:style-name="T63">بدین منظور از نرم افزار Matlab می‌توان برای کدنویسی معادلات سینماتیکی حاکم بر مساله استفاده نمود. همچنین بطور همزمان و درصورت وجود مدل سه بعدی قطار، شبیه سازی حرکت قطار در نرم افزارهای تحلیل دینامیک جسم صلب نظیر Adams و Simdesigner <text:s/>به منظور صحه</text:span><text:span text:style-name="T68">‌</text:span><text:span text:style-name="T63">گذاری نتایج کدنویسی انجام می شود.</text:span><text:span text:style-name="T62"> در شبیه‌سازی سعی بر آن است تا کلیه مجموعه‌های موثر بر نیروهای کششی و ترمزی و برهم‌کنش آن‌ها بر یکدیگر در شبیه‌سازی‌ها در نظر گرفته شود. همچنین نیروی مقاوم در برابر حرکت شامل نیروی اصطکاک بین چرخ‌ها و ریل</text:span><text:change-start text:change-id="ct94084605795776"/><text:span text:style-name="T62">‌</text:span><text:change-end text:change-id="ct94084605795776"/><text:span text:style-name="T62">ها، نیروی اصطکاک در یاتاقان‌ها و ... در نظر گرفته می‌شود. </text:span>همچنین در شبیه‌سازی وضعیت با و بدون بازیافت انرژی در قطار در نظر گرفته می‌شود.</text:p>
            </table:table-cell>
          </table:table-row>
          <table:table-row table:style-name="Table12.3">
            <table:table-cell table:style-name="Table12.A3" office:value-type="string">
              <text:p text:style-name="P113"/>
            </table:table-cell>
          </table:table-row>
        </table:table>
        <text:p text:style-name="P87"/>
        <text:p text:style-name="P87"/>
        <table:table table:name="Table13" table:style-name="Table13">
          <table:table-column table:style-name="Table13.A"/>
          <text:soft-page-break/>
          <table:table-row table:style-name="Table13.1">
            <table:table-cell table:style-name="Table13.A1" office:value-type="string">
              <text:list xml:id="list43057127102651" text:continue-numbering="true" text:style-name="WWNum4">
                <text:list-item>
                  <text:p text:style-name="P90"><text:span text:style-name="T12">دستاوردها</text:span><text:span text:style-name="T16">ی</text:span><text:span text:style-name="T12"> مورد انتظار از انجام پروژه:</text:span></text:p>
                </text:list-item>
              </text:list>
              <text:p text:style-name="P88"><text:span text:style-name="T80">توضیح دهید که این پروژه چه قابلیت</text:span><text:span text:style-name="T86">‌ه</text:span><text:span text:style-name="T80">ایی را به شرکت مپنا اضافه می</text:span><text:span text:style-name="T86">‌</text:span><text:span text:style-name="T80">کند. (شامل بازار، تکنولوژی، محصول و...)</text:span></text:p>
            </table:table-cell>
          </table:table-row>
          <table:table-row table:style-name="Table13.1">
            <table:table-cell table:style-name="Table13.A2" office:value-type="string">
              <text:p text:style-name="P116"/>
              <text:p text:style-name="P94"><text:span text:style-name="T20">۱ </text:span><text:span text:style-name="T19">- </text:span><text:span text:style-name="T62">شبیه‌سازی دینامیکی قطار مترو به منظور محاسبه نیروی کششی و ترمزی قطار </text:span><text:span text:style-name="T63">در سناریوهای مختلف وزنی <text:s/>AW0,AW1,AW2,AW3,AW4، نمودارهای </text:span><text:span text:style-name="T100">سرعت، شتاب و مکان نسبت به زمان، و توان مصرفی و بازیافتی نسبت به زمان در هر نقطه از مسیر موقعیت قطار</text:span></text:p>
              <text:p text:style-name="P94"><text:span text:style-name="T67">۲ </text:span><text:span text:style-name="T62">- </text:span>شناسایی و محاسیه نیروهای مقاوم (Resistance force ) به حرکت <text:span text:style-name="T62"><text:s/>و امکان ارائه نمودارهای کششی و </text:span><text:span text:style-name="T63">ترمز در سناریوهای مختلف وزنی و فراز</text:span><text:span text:style-name="T62"> </text:span></text:p>
              <text:p text:style-name="P94"><text:span text:style-name="T67">۳ </text:span><text:span text:style-name="T62">- ارائه مدل دینامیکی تحلیل حرکت قطار بر اساس اطلاعات ارائه شده از سمت کارفرما با قابلیت تغییر و اصلاح سیستم‌ها و زیر سیستم‌ها و توسعه به موارد و محصولات مشابه</text:span></text:p>
              <text:p text:style-name="P94"><text:span text:style-name="T67">۴ </text:span><text:span text:style-name="T62">- ارائه مدل شبیه‌سازی جهت انجام محاسبات برای سایر مدلها با تنوع واگن‌ها و مسیرها و شرایط کاری مختلف شامل پارامتر های تعداد واگن های موتور دار و بدون موتور، تعیین یک مسیر خاص، توزیع وزن مسافران، حداکثر سرعت و شتاب های مورد نیاز</text:span></text:p>
            </table:table-cell>
          </table:table-row>
          <table:table-row table:style-name="Table13.1">
            <table:table-cell table:style-name="Table13.A3" office:value-type="string">
              <text:p text:style-name="P114"/>
            </table:table-cell>
          </table:table-row>
        </table:table>
        <text:p text:style-name="P87"/>
        <text:p text:style-name="P87"/>
        <text:p text:style-name="P87"/>
        <text:p text:style-name="P87"/>
        <text:p text:style-name="P87"/>
        <table:table table:name="Table14" table:style-name="Table14">
          <table:table-column table:style-name="Table14.A"/>
          <table:table-row table:style-name="Table14.1">
            <table:table-cell table:style-name="Table14.A1" office:value-type="string">
              <text:list xml:id="list43057171755617" text:continue-numbering="true" text:style-name="WWNum4">
                <text:list-item>
                  <text:p text:style-name="P90"><text:span text:style-name="T12">سابقه انجام پژوهش ها</text:span><text:span text:style-name="T14">ی</text:span><text:span text:style-name="T12"> مرتبط در گروه مپنا، در داخل و خارج کشور: (با ذكر منابع)</text:span></text:p>
                </text:list-item>
              </text:list>
            </table:table-cell>
          </table:table-row>
          <text:soft-page-break/>
          <table:table-row table:style-name="Table14.1">
            <table:table-cell table:style-name="Table14.A2" office:value-type="string">
              <text:p text:style-name="P94"><text:span text:style-name="T62">بررسی منابع موجود نشان می‌دهد که مقالات مرتبط با تحلیل دینامیکی قطار مترو بسیار محدود بوده و فرضیات محدود کننده متفاوتی در هر کدام از کارها درنظر گرفته شده است. در زیر به برخی از آن‌ها اشاره شده است.</text:span></text:p>
              <text:p text:style-name="P94"><text:span text:style-name="T62"><text:s/>در مقاله زیر [</text:span><text:span text:style-name="T64">۱</text:span><text:span text:style-name="T62">]</text:span><text:span text:style-name="T80"> ویژگی‌های دینامیکی قطار مترو در شرایط نجات با در نظر گرفتن ویژگی‌های تماس چرخ و ریل، ویژگی‌های غیرخطی سیستم تعلیق، مواردی دیگر بررسی شده است. </text:span></text:p>
              <text:p text:style-name="P95"><text:span text:style-name="T74">1-Zou, R., Luo, S., Ma, W., &amp; Wu, Q. (2020). </text:span><text:span text:style-name="T75">Dynamic Characteristics of Metro Trains under Rescue Conditions. </text:span><text:span text:style-name="T76">Shock and Vibration</text:span><text:span text:style-name="T75">, </text:span><text:span text:style-name="T76">2020</text:span><text:span text:style-name="T75">, 1-12.</text:span></text:p>
              <text:p text:style-name="P54"/>
              <text:p text:style-name="P100"><text:span text:style-name="T77">Translation is too long to be saved</text:span></text:p>
              <text:p text:style-name="P94"><text:span text:style-name="T80">در مقاله زیر [</text:span><text:span text:style-name="T81">۲</text:span><text:span text:style-name="T80">] عوامل اصلی موثر بر عملکرد سیستم ترمز شامل نیروی ترمز، سرعت وسایل نقلیه، فاصله ترمز / توقف، وضعیت راه آهن و پارامترهای محیطی برای یک سیستم حمل و نقل ریلی بار با استفاده از مکانیزم جهانی (UM) مدل‌سازی می‌شود. </text:span></text:p>
              <text:p text:style-name="P95"><text:span text:style-name="T74">2- Mirtalaie, S. H., Salehi, M., &amp; Soleimani, A. (2022). </text:span><text:span text:style-name="T75">Modeling and simulation of a freight train brake system. </text:span><text:span text:style-name="T76">International Journal of Railway Research</text:span><text:span text:style-name="T75">, </text:span><text:span text:style-name="T76">9</text:span><text:span text:style-name="T75">(1), 57-70.</text:span></text:p>
              <text:p text:style-name="P101"/>
              <text:p text:style-name="P94"><text:span text:style-name="T62">در مقاله زیر [</text:span><text:span text:style-name="T64">۳</text:span><text:span text:style-name="T62">] م</text:span><text:span text:style-name="T80">دل محاسبه کشش دینامیکی وسیله نقلیه راه آهن شهری مورد تجزیه و تحلیل قرار گرفته است. </text:span></text:p>
              <text:p text:style-name="P95"><text:span text:style-name="T74">3- Song, R. G., Yang, J., &amp; Fang, Y. (2012). </text:span><text:span text:style-name="T75">Research on modeling of dynamic traction characteristics and test system of urban rail vehicles. </text:span><text:span text:style-name="T76">Journal of the China railway society</text:span><text:span text:style-name="T75">, </text:span><text:span text:style-name="T76">34</text:span><text:span text:style-name="T75">(7), 36-42.</text:span></text:p>
              <text:p text:style-name="P54"/>
              <text:p text:style-name="P94"><text:span text:style-name="T80">در </text:span><text:span text:style-name="T35">مقاله </text:span><text:span text:style-name="T80">[</text:span><text:span text:style-name="T82">۴</text:span><text:span text:style-name="T80">] سیستم های ترمز مانند ترمزهای دیسکی و آج، ترمزهای دینامیکی، ترمزهای آیرودینامیکی، ترمزهای خلاء، ترمزهای الکتروپنوماتیکی بررسی شده است. سیستم های ترمز در دو گروه اصلی به عنوان ترمزهای وابسته به چسبندگی و ترمزهای مستقل مورد بررسی قرار می گیرند. در این زمینه، مطالعات آنالیز عددی و تجربی بر روی تعاملات اجزای سیستم ترمز از جمله هندسه دیسک ترمز-لنت و خواص مواد در نظر گرفته شده است. </text:span></text:p>
              <text:p text:style-name="P55"/>
              <text:p text:style-name="P95"><text:span text:style-name="T75">4- Günay, M., Korkmaz, M. E., &amp; Özmen, R. (2020). An investigation on braking systems used in railway vehicles. </text:span><text:span text:style-name="T76">Engineering Science and Technology, an International Journal</text:span><text:span text:style-name="T75">, </text:span><text:span text:style-name="T76">23</text:span><text:span text:style-name="T75">(2), 421-431.</text:span></text:p>
              <text:p text:style-name="P56"/>
              <text:p text:style-name="P54"/>
              <text:p text:style-name="P95"><text:span text:style-name="T75">5- Zhang, T., Jin, T., Zhou, Z., Chen, Z., &amp; Wang, K. (2022). Dynamic modeling of a metro vehicle considering the motor–gearbox transmission system under traction conditions. </text:span><text:span text:style-name="T76">Mechanical Sciences</text:span><text:span text:style-name="T75">, </text:span><text:span text:style-name="T76">13</text:span><text:span text:style-name="T75">(2), 603-617.</text:span></text:p>
            </table:table-cell>
          </table:table-row>
          <table:table-row table:style-name="Table14.1">
            <table:table-cell table:style-name="Table14.A3" office:value-type="string">
              <text:p text:style-name="P34"/>
            </table:table-cell>
          </table:table-row>
        </table:table>
        <text:p text:style-name="P87"/>
        <table:table table:name="Table15" table:style-name="Table15">
          <table:table-column table:style-name="Table15.A"/>
          <table:table-row table:style-name="Table15.1">
            <table:table-cell table:style-name="Table15.A1" office:value-type="string">
              <text:list xml:id="list43056838071981" text:continue-numbering="true" text:style-name="WWNum4">
                <text:list-item>
                  <text:p text:style-name="P90"><text:span text:style-name="T21">جنبه</text:span><text:span text:style-name="T22">‌</text:span><text:span text:style-name="T21">ها</text:span><text:span text:style-name="T22">ی</text:span><text:span text:style-name="T21"> نوآور</text:span><text:span text:style-name="T22">ی</text:span><text:span text:style-name="T21"> و جديد بودن </text:span><text:span text:style-name="T12">پروژه</text:span><text:span text:style-name="T21">:</text:span></text:p>
                </text:list-item>
              </text:list>
            </table:table-cell>
          </table:table-row>
          <text:soft-page-break/>
          <table:table-row table:style-name="Table15.2">
            <table:table-cell table:style-name="Table15.A2" office:value-type="string">
              <text:p text:style-name="P91">در پروژه حاضر برای اولین بار سعی بر آن است تا کلیه پارمترهای موثر بر نیروی کششی و ترمز قطار مترو در نظر گرفته شود و امکان استخراج نیروهای جدید با تغییر پارامتر ها به راحتی امکان پذیر باشد. مروری بر کارهای گذشته نشان می‌دهد که تاکنون تحلیل جامعی برای محاسبه نیروی کششی و ترمز قطار ارائه نشده است.</text:p>
              <text:p text:style-name="P91">بر اساس کد توسعه یافته برای قطار <text:span text:style-name="T105">۷</text:span> واگنه می توان با تغییر پارامتر ها، نیروی های کششی و ترمزی را محاسبه کرد ( پارامتر هایی شامل تعداد مسافران در واگن ها، تعیین یک مسیر خاص و پارامتر های مسیر، شتاب ها و سرعت مورد نیاز)</text:p>
              <text:p text:style-name="P91">علاوه بر قطار <text:span text:style-name="T106">۷</text:span> واگنه با تغییر پارامتر های اصلی امکان محاسبه نیروهای کششی و ترمزی برای چیدمان های مختلف قطار هایی که در آینده ممکن است توسط گروه مپنا ریلی توسعه پیدا کند امکان پذیر خواهد بود.</text:p>
            </table:table-cell>
          </table:table-row>
          <table:table-row table:style-name="Table15.1">
            <table:table-cell table:style-name="Table15.A3" office:value-type="string">
              <text:p text:style-name="P115"/>
            </table:table-cell>
          </table:table-row>
        </table:table>
        <text:p text:style-name="P87"/>
        <table:table table:name="Table16" table:style-name="Table16">
          <table:table-column table:style-name="Table16.A"/>
          <table:table-row table:style-name="Table16.1">
            <table:table-cell table:style-name="Table16.A1" office:value-type="string">
              <text:list xml:id="list43058211787814" text:continue-numbering="true" text:style-name="WWNum4">
                <text:list-item>
                  <text:p text:style-name="P107"><text:span text:style-name="T12">توجیه اقتصاد</text:span><text:span text:style-name="T15">ی</text:span><text:span text:style-name="T12"> (ارزی- ریالی) حاصل از اجرا</text:span><text:span text:style-name="T17">ی</text:span><text:span text:style-name="T12"> پروژه:</text:span></text:p>
                </text:list-item>
              </text:list>
              <text:p text:style-name="P118"><text:span text:style-name="T36">توجیه اقتصادی باید به صورت مشروح و با استفاده از یکی از</text:span><text:span text:style-name="T51"> روش‌های NPV</text:span><text:span text:style-name="T44">، </text:span><text:span text:style-name="T51">Benefit-Cost، </text:span><text:span text:style-name="T36">زمان بازگشت سرمایه</text:span><text:span text:style-name="T51"> و </text:span><text:span text:style-name="T36">...</text:span><text:span text:style-name="T46"> </text:span><text:span text:style-name="T51">به همراه محاسبات لازم</text:span><text:span text:style-name="T36"> آورده شود و در این خصوص باید مسائلی مانند میزان سرمایه</text:span><text:span text:style-name="T45">‌</text:span><text:span text:style-name="T36">گذاری اولیه، نیاز بازار، امکان رقابت با رقبا و ... مد نظر قرار گیرد.</text:span></text:p>
            </table:table-cell>
          </table:table-row>
          <table:table-row table:style-name="Table16.1">
            <table:table-cell table:style-name="Table16.A2" office:value-type="string">
              <text:p text:style-name="P109"/>
              <text:p text:style-name="P109"/>
            </table:table-cell>
          </table:table-row>
        </table:table>
        <text:p text:style-name="P87"/>
        <text:p text:style-name="P87"/>
        <table:table table:name="Table17" table:style-name="Table17">
          <table:table-column table:style-name="Table17.A"/>
          <table:table-row table:style-name="Table17.1">
            <table:table-cell table:style-name="Table17.A1" office:value-type="string">
              <text:list xml:id="list43058002949761" text:continue-numbering="true" text:style-name="WWNum4">
                <text:list-item>
                  <text:p text:style-name="P96"><text:span text:style-name="T12"><text:s/>اگر تعریف پروژه به علت الزام قراردادی (مانند درخواست مشتری و الزامات فنی یا زیست محیطی و ...) بوده است، به صورت مشروح توضیح دهید.</text:span></text:p>
                </text:list-item>
              </text:list>
            </table:table-cell>
          </table:table-row>
          <table:table-row table:style-name="Table17.1">
            <table:table-cell table:style-name="Table17.A2" office:value-type="string">
              <text:p text:style-name="P88"><text:span text:style-name="T80">تعریف این پر</text:span><text:span text:style-name="T87">و</text:span><text:span text:style-name="T80">ژه در راستای تحقق تبصره </text:span><text:span text:style-name="T83">۲</text:span><text:span text:style-name="T80">-</text:span><text:span text:style-name="T83">۱</text:span><text:span text:style-name="T80"> از ماده </text:span><text:span text:style-name="T85">۴</text:span><text:span text:style-name="T80"> تفاهم‌نامه همکاری باشگاه پژوهشگران جوان و نخبگان دانشگاه آزاد اسلامی با شرکت حمل و نقل ریلی مپنا به شماره </text:span><text:span text:style-name="T83">۲۳۰۰</text:span><text:span text:style-name="T80">/</text:span><text:span text:style-name="T83">۳۶۴</text:span><text:span text:style-name="T80"> مورخ 29/09/1401 است که طرفین در خصوص ضرورت اجرای آن اتفاق نظر دارند.</text:span></text:p>
              <text:p text:style-name="P88"><text:span text:style-name="T80">در ضمن تعريف اين پروژه در راستای تحقق بند </text:span><text:span text:style-name="T83">۱ </text:span><text:span text:style-name="T80">از اولويتهای پژوهشی مندرج در پيوست تفاهمنامۀ همکاری گروه حمل و نقل ريلی مپنا و باشگاه پژوهشگران جوان و نخبگان دانشگاه آزاد اسلامی است.</text:span></text:p>
            </table:table-cell>
          </table:table-row>
          <table:table-row table:style-name="Table17.3">
            <table:table-cell table:style-name="Table17.A3" office:value-type="string">
              <text:p text:style-name="P114"/>
            </table:table-cell>
          </table:table-row>
        </table:table>
        <text:p text:style-name="P87"/>
        <table:table table:name="Table18" table:style-name="Table18">
          <table:table-column table:style-name="Table18.A"/>
          <table:table-row table:style-name="Table18.1">
            <table:table-cell table:style-name="Table18.A1" office:value-type="string">
              <text:list xml:id="list43057458347333" text:continue-numbering="true" text:style-name="WWNum4">
                <text:list-item>
                  <text:p text:style-name="P96"><text:span text:style-name="T21"><text:s/></text:span><text:span text:style-name="T12">اگر انجام این پروژه ایجاد مزیت رقابتی یا افزایش شهرت تجاری می کند و یا موجب جلب رضایت بیشتر مشتری (افزایش کیفیت) می</text:span><text:span text:style-name="T18">‌</text:span><text:span text:style-name="T12">شود، <text:s/>به صورت مشروح توضیح دهید.</text:span></text:p>
                </text:list-item>
              </text:list>
            </table:table-cell>
          </table:table-row>
          <table:table-row table:style-name="Table18.1">
            <table:table-cell table:style-name="Table18.A2" office:value-type="string">
              <text:p text:style-name="P88"><text:span text:style-name="T80">با توجه به این که خروجی این طرح تحقیقاتی می‌تواند منجر به بهینه سازی سیستم انتقال قدرت و ترمز قطار گردد، لذا بهره برداری از آن مزیت رقابتی در مقایسه با دیگر رقبا ایجاد می کند. همچنین تحلیل دینامیکی انجام شده می‌تواند به عنوان بستری برای سایر محصولات مشابه قرار گیرد که زمان رسیدن به نتیجه مطلوب را برای سایر محصولات قبل از انجام هزینه های گزاف برای ساخت و تامین به طور قابل ملاحظه‌ای کاهش می‌دهد.</text:span></text:p>
            </table:table-cell>
          </table:table-row>
          <table:table-row table:style-name="Table18.3">
            <table:table-cell table:style-name="Table18.A3" office:value-type="string">
              <text:p text:style-name="P114"/>
            </table:table-cell>
          </table:table-row>
        </table:table>
        <text:p text:style-name="P87"/>
        <table:table table:name="Table19" table:style-name="Table19">
          <table:table-column table:style-name="Table19.A"/>
          <table:table-row table:style-name="Table19.1">
            <table:table-cell table:style-name="Table19.A1" office:value-type="string">
              <text:list xml:id="list43056722238273" text:continue-numbering="true" text:style-name="WWNum4">
                <text:list-item>
                  <text:p text:style-name="P97"><text:span text:style-name="T12"><text:s/>روش تحقيق</text:span><text:span text:style-name="T21">(متدولوژ</text:span><text:span text:style-name="T23">ی</text:span><text:span text:style-name="T21">)</text:span><text:span text:style-name="T12">:</text:span><text:span text:style-name="T47"> </text:span></text:p>
                </text:list-item>
              </text:list>
              <text:p text:style-name="P99"><text:span text:style-name="T80">روش تحقیق برای اجرای پروژه باید با ساختار شکست کار (</text:span><text:span text:style-name="T53">WBS</text:span><text:span text:style-name="T80">)</text:span><text:span text:style-name="T62"> در جدول </text:span><text:span text:style-name="T66">۲۸</text:span><text:span text:style-name="T62">-</text:span><text:span text:style-name="T66">۱</text:span><text:span text:style-name="T62"> هم</text:span><text:span text:style-name="T65">‌</text:span><text:span text:style-name="T62">خوانی داشته باشد.</text:span></text:p>
            </table:table-cell>
          </table:table-row>
          <text:soft-page-break/>
          <table:table-row table:style-name="Table19.2">
            <table:table-cell table:style-name="Table19.A2" office:value-type="string">
              <text:p text:style-name="P103"/>
              <text:list xml:id="list150062467" text:style-name="WWNum32">
                <text:list-item>
                  <text:p text:style-name="P7"><text:span text:style-name="T101">اخذ اطلاعات اولیه شامل :فرضیات و اطلاعات مورد نیاز اعم از جنس، شرایط کاری، الزامات شبیه سازی، </text:span><text:span text:style-name="T102">مدل سه بعدی قطار، </text:span><text:span text:style-name="T101">مشخصات فنی تک تک واگنها (شامل ابعاد و وزنها و منحنی کشش و ترمز یک یا چند نمونه موجود و . . ) و کل قطار و تعداد واگنها، مشخصات مسیر (موقعیت ایستگاه ها، شیب، فراز، قوس و . . . ) طبق نظر کارفرما برای یک مسیر مشخص، محدودیت‌های حرکت قطار شامل محدودیت سرعت‌ها، محدودیت شتاب‌ها، محدودیت قدرتی که برای قطار تامین می‌شود، حداکثر مجاز قوس‌ها، دماهای کارکرد، ظرفیت حمل مسافر، هد وی و <text:s/>. . . <text:s/></text:span></text:p>
                </text:list-item>
                <text:list-item>
                  <text:p text:style-name="P9">شناسایی و محاسیه نیروهای مقاوم (Resistance force ) به حرکت </text:p>
                </text:list-item>
                <text:list-item>
                  <text:p text:style-name="P9">استخراج معادلات دینامیکی حاکم بر مساله و پارامتر های مورد نیاز آن</text:p>
                </text:list-item>
                <text:list-item>
                  <text:p text:style-name="P9">کد نویسی مدل تحلیلی به صورت پارامتریک</text:p>
                </text:list-item>
                <text:list-item>
                  <text:p text:style-name="P9"><text:span text:style-name="T100">اعتبارسنجی نتایج مدل تحلیلی (کدنویسی) از مقایسه با نتایج موجود (مقالات مرتبط) و همچنین مقایسه با نتایج شبیه سازی در نرم افزارهای دینامیک جسم صلب </text:span></text:p>
                </text:list-item>
                <text:list-item>
                  <text:p text:style-name="P9">حساسیت‌سنجی پارامترهای مد نظر کارفرما بر روی نتایج در کد نرم افزاری بر اساس مدل تحلیلی</text:p>
                </text:list-item>
                <text:list-item>
                  <text:p text:style-name="P9">مستندسازی و ارائه نتایج، گزارش‌ها و فایل‌های شبیه‌سازی</text:p>
                </text:list-item>
              </text:list>
            </table:table-cell>
          </table:table-row>
          <table:table-row table:style-name="Table19.3">
            <table:table-cell table:style-name="Table19.A3" office:value-type="string">
              <text:p text:style-name="P110"/>
            </table:table-cell>
          </table:table-row>
        </table:table>
        <text:p text:style-name="P87"/>
        <text:p text:style-name="P87"/>
        <table:table table:name="Table20" table:style-name="Table20">
          <table:table-column table:style-name="Table20.A"/>
          <table:table-row table:style-name="Table20.1">
            <table:table-cell table:style-name="Table20.A1" office:value-type="string">
              <text:list xml:id="list43057400575795" text:continue-list="list43056722238273" text:style-name="WWNum4">
                <text:list-item>
                  <text:p text:style-name="P98"><text:span text:style-name="T21"><text:s/>استانداردهاي تحويل گير</text:span><text:span text:style-name="T23">ی</text:span><text:span text:style-name="T21"> نتايج:</text:span></text:p>
                </text:list-item>
              </text:list>
              <text:p text:style-name="P94"><text:span text:style-name="T80">در این قسمت استانداردهایی که اقلام قابل تحویل پروژه توسط آن</text:span><text:span text:style-name="T83">‌ها</text:span><text:span text:style-name="T80"> تحویل</text:span><text:span text:style-name="T83">‌</text:span><text:span text:style-name="T80">گیری می</text:span><text:span text:style-name="T83">‌</text:span><text:span text:style-name="T80">شوند ذکر شوند. مانند استانداردهای مهندسی مختلف موجود یا استانداردهای حاصل از انتقال تکنولوژی و یا مشخصات فنی نمونه قطع</text:span><text:span text:style-name="T83">ه-</text:span><text:span text:style-name="T80">تحویلی در پایان پروژه. همچنین در این قسمت استانداردهای آزمایش</text:span><text:span text:style-name="T83">‌</text:span><text:span text:style-name="T80">های انجام شده در طول پروژه ذکر شوند.</text:span></text:p>
            </table:table-cell>
          </table:table-row>
          <table:table-row table:style-name="Table20.1">
            <table:table-cell table:style-name="Table20.A2" office:value-type="string">
              <text:p text:style-name="P93"><text:span text:style-name="T80">EN14198:2016</text:span></text:p>
            </table:table-cell>
          </table:table-row>
        </table:table>
        <text:p text:style-name="P87"/>
        <table:table table:name="Table21" table:style-name="Table21">
          <table:table-column table:style-name="Table21.A"/>
          <table:table-row table:style-name="Table21.1">
            <table:table-cell table:style-name="Table21.A1" office:value-type="string">
              <text:list xml:id="list43058132963782" text:continue-numbering="true" text:style-name="WWNum4">
                <text:list-item>
                  <text:p text:style-name="P108"><text:span text:style-name="T21">اقلام قابل تحویل پروژه:</text:span></text:p>
                </text:list-item>
              </text:list>
              <text:p text:style-name="P109"><text:span text:style-name="T80">در این قسمت اقلامی که تا آخر پروژه تحویل می</text:span><text:span text:style-name="T83">‌</text:span><text:span text:style-name="T80">شود را مشخصاً توضیح دهید. شامل گزارش</text:span><text:span text:style-name="T83">‌</text:span><text:span text:style-name="T80">ها و محتویات آن</text:span><text:span text:style-name="T83">‌</text:span><text:span text:style-name="T80">ها، قطعه، دستگاه، دستورالعمل و... به همراه زمان تحویل</text:span><text:span text:style-name="T83">‌</text:span><text:span text:style-name="T80">دهی.</text:span></text:p>
            </table:table-cell>
          </table:table-row>
          <table:table-row table:style-name="Table21.1">
            <table:table-cell table:style-name="Table21.A2" office:value-type="string">
              <text:list xml:id="list2688924842" text:style-name="WWNum31">
                <text:list-item>
                  <text:p text:style-name="P10"><text:bookmark text:name="_GoBack"/><text:span text:style-name="T62">گزارش مهندسی شامل مدلسازی روابط دینامیکی، محاسبات و تحلیل‌ها، شناسایی نیروهای مقاوم در برابر حرکت، محاسبه سرعت، شتاب و نیروهای کشش و ترمز و توان مورد نیاز در هر نقطه از مسیر قطار ... </text:span></text:p>
                </text:list-item>
                <text:list-item>
                  <text:p text:style-name="P10"><text:span text:style-name="T80">کد نرم افزاری </text:span><text:span text:style-name="T62">برای قطار که بتواند با تغییر پارامتر ها، نیروی های کششی و ترمزی، سرعت و شتاب و توان مورد نیاز را برای شرایط مختلف محاسبه کند</text:span></text:p>
                </text:list-item>
                <text:list-item>
                  <text:p text:style-name="P10"><text:span text:style-name="T63">فایل شبیه سازی نرم افزاری تحلیل دینامیک جسم صلب قطار</text:span></text:p>
                </text:list-item>
              </text:list>
            </table:table-cell>
          </table:table-row>
        </table:table>
        <text:p text:style-name="P87"/>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ext:soft-page-break/>
          <table:table-row table:style-name="Table22.1">
            <table:table-cell table:style-name="Table22.A1" table:number-columns-spanned="7" office:value-type="string">
              <text:list xml:id="list43056723292114" text:continue-list="list43058132963782" text:style-name="WWNum4">
                <text:list-item>
                  <text:p text:style-name="P98"><text:span text:style-name="T21">برنامه‌ریزی و تحلیل ریسک های پروژه:</text:span></text:p>
                </text:list-item>
              </text:list>
              <text:p text:style-name="P94"><text:span text:style-name="T80">لازم است در این بخش کلیه ریسک</text:span><text:span text:style-name="T84">‌</text:span><text:span text:style-name="T80">های پروژه (ریسک</text:span><text:span text:style-name="T84">‌</text:span><text:span text:style-name="T80">های فنی، محیطی، مدیریت پروژه، بازار، ...) و احتمال وقوع آن (به صورت درصد) شناسايی شود و سپس</text:span> در ستون اثر بر روي اهداف پروژه، اثر هر ريسک بر روي زمان، قيمت، محدوده و کيفيت پروژه بيان شود<text:span text:style-name="T21">.</text:span></text:p>
              <text:p text:style-name="P94"><text:span text:style-name="T80">در مرحله بعد، براي هر یک از ریسک</text:span><text:span text:style-name="T84">‌</text:span><text:span text:style-name="T80">ها برنامه پاسخ به ريسک و یا اقدام پیشگیرانه تهيه شود. و همچنین اقدامات جبرانی درصورت بروز آن ریسک در ستون اقدام جبرانی شرح داده شود.</text:span></text:p>
            </table:table-cell>
            <table:covered-table-cell/>
            <table:covered-table-cell/>
            <table:covered-table-cell/>
            <table:covered-table-cell/>
            <table:covered-table-cell/>
            <table:covered-table-cell/>
          </table:table-row>
          <table:table-row table:style-name="Table22.1">
            <table:table-cell table:style-name="Table22.A2" office:value-type="string">
              <text:p text:style-name="P84">ردیف</text:p>
            </table:table-cell>
            <table:table-cell table:style-name="Table22.A2" office:value-type="string">
              <text:p text:style-name="P84">نام ریسک</text:p>
            </table:table-cell>
            <table:table-cell table:style-name="Table22.A2" office:value-type="string">
              <text:p text:style-name="P84">دلیل وقوع</text:p>
            </table:table-cell>
            <table:table-cell table:style-name="Table22.A2" office:value-type="string">
              <text:p text:style-name="P84">احتمال وقوع ریسک</text:p>
            </table:table-cell>
            <table:table-cell table:style-name="Table22.A2" office:value-type="string">
              <text:p text:style-name="P84">اثر بر روی اهداف پروژه</text:p>
            </table:table-cell>
            <table:table-cell table:style-name="Table22.A2" office:value-type="string">
              <text:p text:style-name="P84">برنامه پاسخ به ریسک</text:p>
            </table:table-cell>
            <table:table-cell table:style-name="Table22.A2" office:value-type="string">
              <text:p text:style-name="P84">اقدام جبرانی</text:p>
            </table:table-cell>
          </table:table-row>
          <table:table-row table:style-name="Table22.1">
            <table:table-cell table:style-name="Table22.A3" office:value-type="string">
              <text:p text:style-name="P82"><text:span text:style-name="T50">1</text:span></text:p>
            </table:table-cell>
            <table:table-cell table:style-name="Table22.B3" office:value-type="string">
              <text:p text:style-name="P82"><text:span text:style-name="T51">اعتبار سنجی نتایج</text:span></text:p>
            </table:table-cell>
            <table:table-cell table:style-name="Table22.C3" office:value-type="string">
              <text:p text:style-name="P85"><text:span text:style-name="T53">عدم وجود داده معتبر</text:span></text:p>
            </table:table-cell>
            <table:table-cell table:style-name="Table22.D3" office:value-type="string">
              <text:p text:style-name="P82"><text:span text:style-name="T53">M</text:span></text:p>
            </table:table-cell>
            <table:table-cell table:style-name="Table22.E3" office:value-type="string">
              <text:p text:style-name="P82"><text:span text:style-name="T53">H</text:span></text:p>
            </table:table-cell>
            <table:table-cell table:style-name="Table22.F3" office:value-type="string">
              <text:p text:style-name="P82"><text:span text:style-name="T51">بررسی نتایج مدلهای موجود (در صورت امکان)</text:span></text:p>
            </table:table-cell>
            <table:table-cell table:style-name="Table22.G3" office:value-type="string">
              <text:p text:style-name="P82"><text:span text:style-name="T51">شبیه سازی یکی از مدلهای پیشین در صورت دارا بودن نتیجه</text:span></text:p>
            </table:table-cell>
          </table:table-row>
          <table:table-row table:style-name="Table22.1">
            <table:table-cell table:style-name="Table22.A4" office:value-type="string">
              <text:p text:style-name="P82"><text:span text:style-name="T50">2</text:span></text:p>
            </table:table-cell>
            <table:table-cell table:style-name="Table22.B4" office:value-type="string">
              <text:p text:style-name="P82"><text:span text:style-name="T52">عدم وجود مدل سه بعدی مجموعه</text:span></text:p>
            </table:table-cell>
            <table:table-cell table:style-name="Table22.C4" office:value-type="string">
              <text:p text:style-name="P85"><text:span text:style-name="T52">کمبود داده ها</text:span></text:p>
            </table:table-cell>
            <table:table-cell table:style-name="Table22.D4" office:value-type="string">
              <text:p text:style-name="P82"><text:span text:style-name="T54">H</text:span></text:p>
            </table:table-cell>
            <table:table-cell table:style-name="Table22.E4" office:value-type="string">
              <text:p text:style-name="P82"><text:span text:style-name="T54">M</text:span></text:p>
            </table:table-cell>
            <table:table-cell table:style-name="Table22.F4" office:value-type="string">
              <text:p text:style-name="P82"><text:span text:style-name="T52">مدل سازی از روی نقشه های موجود <text:s/>قبل از شروع فاز شبیه سازی</text:span></text:p>
            </table:table-cell>
            <table:table-cell table:style-name="Table22.G4" office:value-type="string">
              <text:p text:style-name="P82"><text:span text:style-name="T52">مدل سازی مجموعه</text:span></text:p>
            </table:table-cell>
          </table:table-row>
        </table:table>
        <text:p text:style-name="P104"/>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list xml:id="list43058016455785" text:continue-numbering="true" text:style-name="WWNum4">
                <text:list-item>
                  <text:p text:style-name="P98"><text:span text:style-name="T21">مشخصات مجری و همکاران پروژه:</text:span></text:p>
                </text:list-item>
              </text:list>
            </table:table-cell>
            <table:covered-table-cell/>
            <table:covered-table-cell/>
            <table:covered-table-cell/>
            <table:covered-table-cell/>
            <table:covered-table-cell/>
            <table:covered-table-cell/>
            <table:covered-table-cell/>
          </table:table-row>
          <table:table-row table:style-name="Table23.1">
            <table:table-cell table:style-name="Table23.A2" table:number-rows-spanned="2" office:value-type="string">
              <text:p text:style-name="P86"><text:bookmark-start text:name="OLE_LINK114"/><text:bookmark-start text:name="OLE_LINK113"/><text:span text:style-name="T12">رديف</text:span></text:p>
            </table:table-cell>
            <table:table-cell table:style-name="Table23.B2" table:number-rows-spanned="2" office:value-type="string">
              <text:p text:style-name="P82"><text:span text:style-name="T12">نام و نام خانوادگي</text:span></text:p>
            </table:table-cell>
            <table:table-cell table:style-name="Table23.B2" table:number-columns-spanned="4" office:value-type="string">
              <text:p text:style-name="P82"><text:span text:style-name="T78">تحصيلات</text:span></text:p>
            </table:table-cell>
            <table:covered-table-cell/>
            <table:covered-table-cell/>
            <table:covered-table-cell/>
            <table:table-cell table:style-name="Table23.B2" table:number-rows-spanned="2" office:value-type="string">
              <text:p text:style-name="P82"><text:span text:style-name="T12">زمينه همكاري</text:span></text:p>
            </table:table-cell>
            <table:table-cell table:style-name="Table23.B2" table:number-rows-spanned="2" office:value-type="string">
              <text:p text:style-name="P82"><text:span text:style-name="T12">ساعات همكاري</text:span></text:p>
            </table:table-cell>
          </table:table-row>
          <table:table-row table:style-name="Table23.3">
            <table:covered-table-cell table:style-name="Table23.B2"/>
            <table:covered-table-cell table:style-name="Table23.B3"/>
            <table:table-cell table:style-name="Table23.B2" office:value-type="string">
              <text:p text:style-name="P82"><text:span text:style-name="T78">رشته</text:span></text:p>
            </table:table-cell>
            <table:table-cell table:style-name="Table23.B2" office:value-type="string">
              <text:p text:style-name="P82"><text:span text:style-name="T78">مقطع</text:span></text:p>
            </table:table-cell>
            <table:table-cell table:style-name="Table23.B2" office:value-type="string">
              <text:p text:style-name="P82"><text:span text:style-name="T78">نام دانشگاه</text:span></text:p>
            </table:table-cell>
            <table:table-cell table:style-name="Table23.B2" office:value-type="string">
              <text:p text:style-name="P82"><text:span text:style-name="T78">كشور</text:span></text:p>
            </table:table-cell>
            <table:covered-table-cell table:style-name="Table23.B2"/>
            <table:covered-table-cell table:style-name="Table23.B3"/>
          </table:table-row>
          <table:table-row table:style-name="Table23.4">
            <table:table-cell table:style-name="Table23.A4" office:value-type="string">
              <text:p text:style-name="P82"><text:span text:style-name="T50">1</text:span></text:p>
            </table:table-cell>
            <table:table-cell table:style-name="Table23.B4" office:value-type="string">
              <text:p text:style-name="P82"><text:span text:style-name="T50">کامران عاصمی</text:span></text:p>
            </table:table-cell>
            <table:table-cell table:style-name="Table23.C4" office:value-type="string">
              <text:p text:style-name="P82"><text:span text:style-name="T50">مکانیک</text:span></text:p>
            </table:table-cell>
            <table:table-cell table:style-name="Table23.C4" office:value-type="string">
              <text:p text:style-name="P82"><text:span text:style-name="T50">دکتری</text:span></text:p>
            </table:table-cell>
            <table:table-cell table:style-name="Table23.C4" office:value-type="string">
              <text:p text:style-name="P82"><text:span text:style-name="T50">امیرکبیر</text:span></text:p>
            </table:table-cell>
            <table:table-cell table:style-name="Table23.C4" office:value-type="string">
              <text:p text:style-name="P82"><text:span text:style-name="T50">ایران</text:span></text:p>
            </table:table-cell>
            <table:table-cell table:style-name="Table23.G4" office:value-type="string">
              <text:p text:style-name="P82"><text:span text:style-name="T50">مجری </text:span></text:p>
            </table:table-cell>
            <table:table-cell table:style-name="Table23.H4" office:value-type="string">
              <text:p text:style-name="P82"><text:span text:style-name="T50">400</text:span></text:p>
            </table:table-cell>
          </table:table-row>
          <table:table-row table:style-name="Table23.4">
            <table:table-cell table:style-name="Table23.A5" office:value-type="string">
              <text:p text:style-name="P82"><text:span text:style-name="T50">2</text:span></text:p>
            </table:table-cell>
            <table:table-cell table:style-name="Table23.B5" office:value-type="string">
              <text:p text:style-name="P82"><text:span text:style-name="T50">امیر راستی</text:span></text:p>
            </table:table-cell>
            <table:table-cell table:style-name="Table23.C4" office:value-type="string">
              <text:p text:style-name="P82"><text:span text:style-name="T50">مکانیک</text:span></text:p>
            </table:table-cell>
            <table:table-cell table:style-name="Table23.C4" office:value-type="string">
              <text:p text:style-name="P82"><text:span text:style-name="T50">دکتری</text:span></text:p>
            </table:table-cell>
            <table:table-cell table:style-name="Table23.C4" office:value-type="string">
              <text:p text:style-name="P82"><text:span text:style-name="T50">تربیت مدرس</text:span></text:p>
            </table:table-cell>
            <table:table-cell table:style-name="Table23.C4" office:value-type="string">
              <text:p text:style-name="P82"><text:span text:style-name="T50">ایران</text:span></text:p>
            </table:table-cell>
            <table:table-cell table:style-name="Table23.G5" office:value-type="string">
              <text:p text:style-name="P82"><text:span text:style-name="T50">مجری </text:span></text:p>
            </table:table-cell>
            <table:table-cell table:style-name="Table23.H5" office:value-type="string">
              <text:p text:style-name="P82"><text:span text:style-name="T50">400</text:span></text:p>
            </table:table-cell>
          </table:table-row>
          <table:table-row table:style-name="Table23.6">
            <table:table-cell table:style-name="Table23.A6" office:value-type="string">
              <text:p text:style-name="P82"><text:span text:style-name="T50">3</text:span></text:p>
            </table:table-cell>
            <table:table-cell table:style-name="Table23.B6" office:value-type="string">
              <text:p text:style-name="P82"><text:span text:style-name="T50">سینا صباغی فرشی</text:span></text:p>
            </table:table-cell>
            <table:table-cell table:style-name="Table23.C4" office:value-type="string">
              <text:p text:style-name="P82"><text:span text:style-name="T50">مکانیک</text:span></text:p>
            </table:table-cell>
            <table:table-cell table:style-name="Table23.C4" office:value-type="string">
              <text:p text:style-name="P82"><text:span text:style-name="T50">کارشناسی ارشد</text:span></text:p>
            </table:table-cell>
            <table:table-cell table:style-name="Table23.C4" office:value-type="string">
              <text:p text:style-name="P82"><text:span text:style-name="T50">تربیت مدرس</text:span></text:p>
            </table:table-cell>
            <table:table-cell table:style-name="Table23.C4" office:value-type="string">
              <text:p text:style-name="P82"><text:span text:style-name="T50">ایران</text:span></text:p>
            </table:table-cell>
            <table:table-cell table:style-name="Table23.G6" office:value-type="string">
              <text:p text:style-name="P82"><text:span text:style-name="T50">همکار</text:span></text:p>
            </table:table-cell>
            <table:table-cell table:style-name="Table23.H6" office:value-type="string">
              <text:p text:style-name="P82"><text:span text:style-name="T50">350</text:span></text:p>
            </table:table-cell>
          </table:table-row>
          <table:table-row table:style-name="Table23.7">
            <table:table-cell table:style-name="Table23.A7" office:value-type="string">
              <text:p text:style-name="P82"><text:span text:style-name="T50">4</text:span></text:p>
            </table:table-cell>
            <table:table-cell table:style-name="Table23.B7" office:value-type="string">
              <text:p text:style-name="P82"><text:span text:style-name="T50">علی سلیمانی</text:span></text:p>
            </table:table-cell>
            <table:table-cell table:style-name="Table23.C4" office:value-type="string">
              <text:p text:style-name="P82"><text:span text:style-name="T50">مکانیک</text:span></text:p>
            </table:table-cell>
            <table:table-cell table:style-name="Table23.C4" office:value-type="string">
              <text:p text:style-name="P82"><text:span text:style-name="T50">کارشناسی ارشد</text:span></text:p>
            </table:table-cell>
            <table:table-cell table:style-name="Table23.C4" office:value-type="string">
              <text:p text:style-name="P82"><text:span text:style-name="T50">مالک اشتر</text:span></text:p>
            </table:table-cell>
            <table:table-cell table:style-name="Table23.C4" office:value-type="string">
              <text:p text:style-name="P82"><text:span text:style-name="T50">ایران</text:span></text:p>
            </table:table-cell>
            <table:table-cell table:style-name="Table23.G7" office:value-type="string">
              <text:p text:style-name="P82"><text:span text:style-name="T50">همکار</text:span></text:p>
            </table:table-cell>
            <table:table-cell table:style-name="Table23.H7" office:value-type="string">
              <text:p text:style-name="P82"><text:span text:style-name="T50">600</text:span></text:p>
            </table:table-cell>
          </table:table-row>
          <table:table-row table:style-name="Table23.8">
            <table:table-cell table:style-name="Table23.A8" office:value-type="string">
              <text:p text:style-name="P82"><text:span text:style-name="T50">5</text:span></text:p>
            </table:table-cell>
            <table:table-cell table:style-name="Table23.B8" office:value-type="string">
              <text:p text:style-name="P82"><text:span text:style-name="T50">علی قاسمی گورجی</text:span></text:p>
            </table:table-cell>
            <table:table-cell table:style-name="Table23.C4" office:value-type="string">
              <text:p text:style-name="P82"><text:span text:style-name="T50">مکانیک</text:span></text:p>
            </table:table-cell>
            <table:table-cell table:style-name="Table23.C4" office:value-type="string">
              <text:p text:style-name="P82"><text:span text:style-name="T50">دکتری</text:span></text:p>
            </table:table-cell>
            <table:table-cell table:style-name="Table23.C4" office:value-type="string">
              <text:p text:style-name="P82"><text:span text:style-name="T50">خواجه نصیر</text:span></text:p>
            </table:table-cell>
            <table:table-cell table:style-name="Table23.C4" office:value-type="string">
              <text:p text:style-name="P82"><text:span text:style-name="T50">ایران</text:span></text:p>
            </table:table-cell>
            <table:table-cell table:style-name="Table23.G8" office:value-type="string">
              <text:p text:style-name="P82"><text:span text:style-name="T50">همکار</text:span></text:p>
            </table:table-cell>
            <table:table-cell table:style-name="Table23.H8" office:value-type="string">
              <text:p text:style-name="P82"><text:span text:style-name="T50">650</text:span></text:p>
            </table:table-cell>
          </table:table-row>
          <table:table-row table:style-name="Table23.9">
            <table:table-cell table:style-name="Table23.A9" office:value-type="string">
              <text:p text:style-name="P82"><text:span text:style-name="T50">6</text:span></text:p>
            </table:table-cell>
            <table:table-cell table:style-name="Table23.B9" office:value-type="string">
              <text:p text:style-name="P82"><text:span text:style-name="T50">جواد هاشمی خسروشاهی</text:span></text:p>
            </table:table-cell>
            <table:table-cell table:style-name="Table23.C4" office:value-type="string">
              <text:p text:style-name="P82"><text:span text:style-name="T50">مکانیک</text:span></text:p>
            </table:table-cell>
            <table:table-cell table:style-name="Table23.C4" office:value-type="string">
              <text:p text:style-name="P82"><text:span text:style-name="T50">کارشناس ارشد</text:span></text:p>
            </table:table-cell>
            <table:table-cell table:style-name="Table23.C4" office:value-type="string">
              <text:p text:style-name="P82"><text:span text:style-name="T50">تربیت مدرس</text:span></text:p>
            </table:table-cell>
            <table:table-cell table:style-name="Table23.C4" office:value-type="string">
              <text:p text:style-name="P82"><text:span text:style-name="T50">ایران</text:span></text:p>
            </table:table-cell>
            <table:table-cell table:style-name="Table23.G9" office:value-type="string">
              <text:p text:style-name="P82"><text:span text:style-name="T50">همکار</text:span></text:p>
            </table:table-cell>
            <table:table-cell table:style-name="Table23.H9" office:value-type="string">
              <text:p text:style-name="P82"><text:span text:style-name="T50">200</text:span></text:p>
            </table:table-cell>
          </table:table-row>
          <table:table-row table:style-name="Table23.10">
            <table:table-cell table:style-name="Table23.A10" office:value-type="string">
              <text:p text:style-name="P82"><text:span text:style-name="T50">7</text:span></text:p>
            </table:table-cell>
            <table:table-cell table:style-name="Table23.B10" office:value-type="string">
              <text:p text:style-name="P82"><text:span text:style-name="T50">وحید ناظری</text:span></text:p>
            </table:table-cell>
            <table:table-cell table:style-name="Table23.C4" office:value-type="string">
              <text:p text:style-name="P82"><text:span text:style-name="T50">برق</text:span></text:p>
            </table:table-cell>
            <table:table-cell table:style-name="Table23.C4" office:value-type="string">
              <text:p text:style-name="P82"><text:span text:style-name="T50">کارشناسی ارشد</text:span></text:p>
            </table:table-cell>
            <table:table-cell table:style-name="Table23.C4" office:value-type="string">
              <text:p text:style-name="P82"><text:span text:style-name="T50">علم و صنعت</text:span></text:p>
            </table:table-cell>
            <table:table-cell table:style-name="Table23.C4" office:value-type="string">
              <text:p text:style-name="P82"><text:span text:style-name="T50">ایران</text:span></text:p>
            </table:table-cell>
            <table:table-cell table:style-name="Table23.G10" office:value-type="string">
              <text:p text:style-name="P82"><text:span text:style-name="T50">همکار</text:span></text:p>
            </table:table-cell>
            <table:table-cell table:style-name="Table23.H10" office:value-type="string">
              <text:p text:style-name="P82"><text:span text:style-name="T50">400</text:span></text:p>
            </table:table-cell>
          </table:table-row>
          <table:table-row table:style-name="Table23.11">
            <table:table-cell table:style-name="Table23.A11" office:value-type="string">
              <text:p text:style-name="P82"><text:span text:style-name="T50">8</text:span></text:p>
            </table:table-cell>
            <table:table-cell table:style-name="Table23.B11" office:value-type="string">
              <text:p text:style-name="P82"><text:span text:style-name="T50">مهدی اسدالله</text:span></text:p>
            </table:table-cell>
            <table:table-cell table:style-name="Table23.C4" office:value-type="string">
              <text:p text:style-name="P82"><text:span text:style-name="T50">مکانیک</text:span></text:p>
            </table:table-cell>
            <table:table-cell table:style-name="Table23.C4" office:value-type="string">
              <text:p text:style-name="P82"><text:span text:style-name="T50">کارشناس ارشد</text:span></text:p>
            </table:table-cell>
            <table:table-cell table:style-name="Table23.C4" office:value-type="string">
              <text:p text:style-name="P82"><text:span text:style-name="T50">کاشان</text:span></text:p>
            </table:table-cell>
            <table:table-cell table:style-name="Table23.C4" office:value-type="string">
              <text:p text:style-name="P82"><text:span text:style-name="T50">ایران</text:span></text:p>
            </table:table-cell>
            <table:table-cell table:style-name="Table23.G11" office:value-type="string">
              <text:p text:style-name="P82"><text:span text:style-name="T50">همکار</text:span></text:p>
            </table:table-cell>
            <table:table-cell table:style-name="Table23.H11" office:value-type="string">
              <text:p text:style-name="P82"><text:span text:style-name="T50">450</text:span></text:p>
            </table:table-cell>
          </table:table-row>
          <text:soft-page-break/>
          <table:table-row table:style-name="Table23.12">
            <table:table-cell table:style-name="Table23.B2" table:number-columns-spanned="7" office:value-type="string">
              <text:p text:style-name="P88"><text:span text:style-name="T12">جمع ساعات همکاری : </text:span></text:p>
            </table:table-cell>
            <table:covered-table-cell/>
            <table:covered-table-cell/>
            <table:covered-table-cell/>
            <table:covered-table-cell/>
            <table:covered-table-cell/>
            <table:covered-table-cell/>
            <table:table-cell table:style-name="Table23.B2" office:value-type="string">
              <text:p text:style-name="P82"><text:span text:style-name="T79">3450</text:span><text:bookmark-end text:name="OLE_LINK113"/><text:bookmark-end text:name="OLE_LINK114"/></text:p>
            </table:table-cell>
          </table:table-row>
        </table:table>
        <text:p text:style-name="P102"/>
      </text:section>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row table:style-name="Table24.1">
          <table:table-cell table:style-name="Table24.A1" table:number-columns-spanned="8" office:value-type="string">
            <text:list xml:id="list43058655474445" text:continue-numbering="true" text:style-name="WWNum4">
              <text:list-item>
                <text:p text:style-name="P40"><text:span text:style-name="T8">جدول نفر-ساعت مورد نیاز فعالیت­ها :</text:span></text:p>
              </text:list-item>
            </text:list>
          </table:table-cell>
          <table:covered-table-cell/>
          <table:covered-table-cell/>
          <table:covered-table-cell/>
          <table:covered-table-cell/>
          <table:covered-table-cell/>
          <table:covered-table-cell/>
          <table:covered-table-cell/>
          <table:table-cell table:style-name="Table24.I1" office:value-type="string">
            <text:p text:style-name="P50"/>
          </table:table-cell>
        </table:table-row>
        <table:table-row table:style-name="Table24.1">
          <table:table-cell table:style-name="Table24.A2" table:number-rows-spanned="2" office:value-type="string">
            <text:p text:style-name="P11"><text:span text:style-name="T8">کد </text:span><text:span text:style-name="T56">WBS</text:span></text:p>
          </table:table-cell>
          <table:table-cell table:style-name="Table24.B2" table:number-columns-spanned="7" office:value-type="string">
            <text:p text:style-name="P11"><text:span text:style-name="T8">مجری و همکاران پروژه بر اساس شماره ردیف جدول 20</text:span></text:p>
          </table:table-cell>
          <table:covered-table-cell/>
          <table:covered-table-cell/>
          <table:covered-table-cell/>
          <table:covered-table-cell/>
          <table:covered-table-cell/>
          <table:covered-table-cell/>
          <table:table-cell table:style-name="Table24.I2" office:value-type="string">
            <text:p text:style-name="P49"/>
          </table:table-cell>
        </table:table-row>
        <table:table-row table:style-name="Table24.1">
          <table:covered-table-cell table:style-name="Table24.A3"/>
          <table:table-cell table:style-name="Table24.B3" office:value-type="string">
            <text:p text:style-name="P11"><text:span text:style-name="T10">1</text:span></text:p>
          </table:table-cell>
          <table:table-cell table:style-name="Table24.C3" office:value-type="string">
            <text:p text:style-name="P11"><text:span text:style-name="T8">2</text:span></text:p>
          </table:table-cell>
          <table:table-cell table:style-name="Table24.D3" office:value-type="string">
            <text:p text:style-name="P11"><text:span text:style-name="T8">3</text:span></text:p>
          </table:table-cell>
          <table:table-cell table:style-name="Table24.E3" office:value-type="string">
            <text:p text:style-name="P11"><text:span text:style-name="T8">4</text:span></text:p>
          </table:table-cell>
          <table:table-cell table:style-name="Table24.F3" office:value-type="string">
            <text:p text:style-name="P11"><text:span text:style-name="T8">5</text:span></text:p>
          </table:table-cell>
          <table:table-cell table:style-name="Table24.G3" office:value-type="string">
            <text:p text:style-name="P11"><text:span text:style-name="T8">6</text:span></text:p>
          </table:table-cell>
          <table:table-cell table:style-name="Table24.H3" office:value-type="string">
            <text:p text:style-name="P11"><text:span text:style-name="T8">7</text:span></text:p>
          </table:table-cell>
          <table:table-cell table:style-name="Table24.I3" office:value-type="string">
            <text:p text:style-name="P11"><text:span text:style-name="T8">8</text:span></text:p>
          </table:table-cell>
        </table:table-row>
        <table:table-row table:style-name="Table24.1">
          <table:table-cell table:style-name="Table24.A4" office:value-type="string">
            <text:p text:style-name="P11"><text:span text:style-name="T3">1</text:span></text:p>
          </table:table-cell>
          <table:table-cell table:style-name="Table24.B4" office:value-type="string">
            <text:p text:style-name="P11"><text:span text:style-name="T1">55</text:span></text:p>
          </table:table-cell>
          <table:table-cell table:style-name="Table24.C4" office:value-type="string">
            <text:p text:style-name="P11"><text:span text:style-name="T1">0</text:span></text:p>
          </table:table-cell>
          <table:table-cell table:style-name="Table24.D4" office:value-type="string">
            <text:p text:style-name="P11"><text:span text:style-name="T1">40</text:span></text:p>
          </table:table-cell>
          <table:table-cell table:style-name="Table24.E4" office:value-type="string">
            <text:p text:style-name="P11"><text:span text:style-name="T1">50</text:span></text:p>
          </table:table-cell>
          <table:table-cell table:style-name="Table24.F4" office:value-type="string">
            <text:p text:style-name="P11"><text:span text:style-name="T1">0</text:span></text:p>
          </table:table-cell>
          <table:table-cell table:style-name="Table24.G4" office:value-type="string">
            <text:p text:style-name="P11"><text:span text:style-name="T1">0</text:span></text:p>
          </table:table-cell>
          <table:table-cell table:style-name="Table24.H4" office:value-type="string">
            <text:p text:style-name="P63"><text:span text:style-name="T1">30</text:span></text:p>
          </table:table-cell>
          <table:table-cell table:style-name="Table24.I4" office:value-type="string">
            <text:p text:style-name="P63"><text:span text:style-name="T1">0</text:span></text:p>
          </table:table-cell>
        </table:table-row>
        <table:table-row table:style-name="Table24.1">
          <table:table-cell table:style-name="Table24.A5" office:value-type="string">
            <text:p text:style-name="P11"><text:span text:style-name="T3">2</text:span></text:p>
          </table:table-cell>
          <table:table-cell table:style-name="Table24.B5" office:value-type="string">
            <text:p text:style-name="P11"><text:span text:style-name="T1">40</text:span></text:p>
          </table:table-cell>
          <table:table-cell table:style-name="Table24.C5" office:value-type="string">
            <text:p text:style-name="P11"><text:span text:style-name="T1">160</text:span></text:p>
          </table:table-cell>
          <table:table-cell table:style-name="Table24.D5" office:value-type="string">
            <text:p text:style-name="P11"><text:span text:style-name="T1">0</text:span></text:p>
          </table:table-cell>
          <table:table-cell table:style-name="Table24.E5" office:value-type="string">
            <text:p text:style-name="P11"><text:span text:style-name="T1">0</text:span></text:p>
          </table:table-cell>
          <table:table-cell table:style-name="Table24.F5" office:value-type="string">
            <text:p text:style-name="P11"><text:span text:style-name="T1">150</text:span></text:p>
          </table:table-cell>
          <table:table-cell table:style-name="Table24.G5" office:value-type="string">
            <text:p text:style-name="P11"><text:span text:style-name="T1">0</text:span></text:p>
          </table:table-cell>
          <table:table-cell table:style-name="Table24.H5" office:value-type="string">
            <text:p text:style-name="P11"><text:span text:style-name="T1">0</text:span></text:p>
          </table:table-cell>
          <table:table-cell table:style-name="Table24.I5" office:value-type="string">
            <text:p text:style-name="P11"><text:span text:style-name="T1">0</text:span></text:p>
          </table:table-cell>
        </table:table-row>
        <table:table-row table:style-name="Table24.1">
          <table:table-cell table:style-name="Table24.A6" office:value-type="string">
            <text:p text:style-name="P11"><text:span text:style-name="T3">3</text:span></text:p>
          </table:table-cell>
          <table:table-cell table:style-name="Table24.B6" office:value-type="string">
            <text:p text:style-name="P11"><text:span text:style-name="T1">40</text:span></text:p>
          </table:table-cell>
          <table:table-cell table:style-name="Table24.C6" office:value-type="string">
            <text:p text:style-name="P11"><text:span text:style-name="T1">0</text:span></text:p>
          </table:table-cell>
          <table:table-cell table:style-name="Table24.D6" office:value-type="string">
            <text:p text:style-name="P11"><text:span text:style-name="T1">250</text:span></text:p>
          </table:table-cell>
          <table:table-cell table:style-name="Table24.E6" office:value-type="string">
            <text:p text:style-name="P11"><text:span text:style-name="T1">310</text:span></text:p>
          </table:table-cell>
          <table:table-cell table:style-name="Table24.F6" office:value-type="string">
            <text:p text:style-name="P11"><text:span text:style-name="T1">250</text:span></text:p>
          </table:table-cell>
          <table:table-cell table:style-name="Table24.G6" office:value-type="string">
            <text:p text:style-name="P11"><text:span text:style-name="T1">0</text:span></text:p>
          </table:table-cell>
          <table:table-cell table:style-name="Table24.H6" office:value-type="string">
            <text:p text:style-name="P11"><text:span text:style-name="T1">0</text:span></text:p>
          </table:table-cell>
          <table:table-cell table:style-name="Table24.I6" office:value-type="string">
            <text:p text:style-name="P11"><text:span text:style-name="T1">0</text:span></text:p>
          </table:table-cell>
        </table:table-row>
        <table:table-row table:style-name="Table24.1">
          <table:table-cell table:style-name="Table24.A7" office:value-type="string">
            <text:p text:style-name="P11"><text:span text:style-name="T3">4</text:span></text:p>
          </table:table-cell>
          <table:table-cell table:style-name="Table24.B7" office:value-type="string">
            <text:p text:style-name="P11"><text:span text:style-name="T1">115</text:span></text:p>
          </table:table-cell>
          <table:table-cell table:style-name="Table24.C7" office:value-type="string">
            <text:p text:style-name="P11"><text:span text:style-name="T1">100</text:span></text:p>
          </table:table-cell>
          <table:table-cell table:style-name="Table24.D7" office:value-type="string">
            <text:p text:style-name="P11"><text:span text:style-name="T1">0</text:span></text:p>
          </table:table-cell>
          <table:table-cell table:style-name="Table24.E7" office:value-type="string">
            <text:p text:style-name="P11"><text:span text:style-name="T1">0</text:span></text:p>
          </table:table-cell>
          <table:table-cell table:style-name="Table24.F7" office:value-type="string">
            <text:p text:style-name="P11"><text:span text:style-name="T1">0</text:span></text:p>
          </table:table-cell>
          <table:table-cell table:style-name="Table24.G7" office:value-type="string">
            <text:p text:style-name="P11"><text:span text:style-name="T1">0</text:span></text:p>
          </table:table-cell>
          <table:table-cell table:style-name="Table24.H7" office:value-type="string">
            <text:p text:style-name="P11"><text:span text:style-name="T1">320</text:span></text:p>
          </table:table-cell>
          <table:table-cell table:style-name="Table24.I7" office:value-type="string">
            <text:p text:style-name="P11"><text:span text:style-name="T1">100</text:span></text:p>
          </table:table-cell>
        </table:table-row>
        <table:table-row table:style-name="Table24.1">
          <table:table-cell table:style-name="Table24.A8" office:value-type="string">
            <text:p text:style-name="P11"><text:span text:style-name="T3">5</text:span></text:p>
          </table:table-cell>
          <table:table-cell table:style-name="Table24.B8" office:value-type="string">
            <text:p text:style-name="P11"><text:span text:style-name="T1">70</text:span></text:p>
          </table:table-cell>
          <table:table-cell table:style-name="Table24.C8" office:value-type="string">
            <text:p text:style-name="P11"><text:span text:style-name="T1">100</text:span></text:p>
          </table:table-cell>
          <table:table-cell table:style-name="Table24.D8" office:value-type="string">
            <text:p text:style-name="P11"><text:span text:style-name="T1">0</text:span></text:p>
          </table:table-cell>
          <table:table-cell table:style-name="Table24.E8" office:value-type="string">
            <text:p text:style-name="P11"><text:span text:style-name="T1">160</text:span></text:p>
          </table:table-cell>
          <table:table-cell table:style-name="Table24.F8" office:value-type="string">
            <text:p text:style-name="P11"><text:span text:style-name="T1">75</text:span></text:p>
          </table:table-cell>
          <table:table-cell table:style-name="Table24.G8" office:value-type="string">
            <text:p text:style-name="P11"><text:span text:style-name="T1">130</text:span></text:p>
          </table:table-cell>
          <table:table-cell table:style-name="Table24.H8" office:value-type="string">
            <text:p text:style-name="P11"><text:span text:style-name="T1">0</text:span></text:p>
          </table:table-cell>
          <table:table-cell table:style-name="Table24.I8" office:value-type="string">
            <text:p text:style-name="P11"><text:span text:style-name="T1">300</text:span></text:p>
          </table:table-cell>
        </table:table-row>
        <table:table-row table:style-name="Table24.1">
          <table:table-cell table:style-name="Table24.A9" office:value-type="string">
            <text:p text:style-name="P11"><text:span text:style-name="T3">6</text:span></text:p>
          </table:table-cell>
          <table:table-cell table:style-name="Table24.B9" office:value-type="string">
            <text:p text:style-name="P11"><text:span text:style-name="T1">70</text:span></text:p>
          </table:table-cell>
          <table:table-cell table:style-name="Table24.C9" office:value-type="string">
            <text:p text:style-name="P11"><text:span text:style-name="T1">40</text:span></text:p>
          </table:table-cell>
          <table:table-cell table:style-name="Table24.D9" office:value-type="string">
            <text:p text:style-name="P11"><text:span text:style-name="T1">0</text:span></text:p>
          </table:table-cell>
          <table:table-cell table:style-name="Table24.E9" office:value-type="string">
            <text:p text:style-name="P11"><text:span text:style-name="T1">0</text:span></text:p>
          </table:table-cell>
          <table:table-cell table:style-name="Table24.F9" office:value-type="string">
            <text:p text:style-name="P11"><text:span text:style-name="T1">75</text:span></text:p>
          </table:table-cell>
          <table:table-cell table:style-name="Table24.G9" office:value-type="string">
            <text:p text:style-name="P11"><text:span text:style-name="T1">0</text:span></text:p>
          </table:table-cell>
          <table:table-cell table:style-name="Table24.H9" office:value-type="string">
            <text:p text:style-name="P63"><text:span text:style-name="T1">0</text:span></text:p>
          </table:table-cell>
          <table:table-cell table:style-name="Table24.I9" office:value-type="string">
            <text:p text:style-name="P63"><text:span text:style-name="T1">0</text:span></text:p>
          </table:table-cell>
        </table:table-row>
        <table:table-row table:style-name="Table24.1">
          <table:table-cell table:style-name="Table24.A10" office:value-type="string">
            <text:p text:style-name="P11"><text:span text:style-name="T3">7</text:span></text:p>
          </table:table-cell>
          <table:table-cell table:style-name="Table24.B10" office:value-type="string">
            <text:p text:style-name="P11"><text:span text:style-name="T1">10</text:span></text:p>
          </table:table-cell>
          <table:table-cell table:style-name="Table24.C10" office:value-type="string">
            <text:p text:style-name="P11"><text:span text:style-name="T1">0</text:span></text:p>
          </table:table-cell>
          <table:table-cell table:style-name="Table24.D10" office:value-type="string">
            <text:p text:style-name="P11"><text:span text:style-name="T1">60</text:span></text:p>
          </table:table-cell>
          <table:table-cell table:style-name="Table24.E10" office:value-type="string">
            <text:p text:style-name="P11"><text:span text:style-name="T1">80</text:span></text:p>
          </table:table-cell>
          <table:table-cell table:style-name="Table24.F10" office:value-type="string">
            <text:p text:style-name="P11"><text:span text:style-name="T1">100</text:span></text:p>
          </table:table-cell>
          <table:table-cell table:style-name="Table24.G10" office:value-type="string">
            <text:p text:style-name="P11"><text:span text:style-name="T1">70</text:span></text:p>
          </table:table-cell>
          <table:table-cell table:style-name="Table24.H10" office:value-type="string">
            <text:p text:style-name="P11"><text:span text:style-name="T1">50</text:span></text:p>
          </table:table-cell>
          <table:table-cell table:style-name="Table24.I10" office:value-type="string">
            <text:p text:style-name="P11"><text:span text:style-name="T1">50</text:span></text:p>
          </table:table-cell>
        </table:table-row>
        <table:table-row table:style-name="Table24.1">
          <table:table-cell table:style-name="Table24.A11" office:value-type="string">
            <text:p text:style-name="P11"><text:span text:style-name="T8">جمع</text:span></text:p>
          </table:table-cell>
          <table:table-cell table:style-name="Table24.B11" office:value-type="string">
            <text:p text:style-name="P11"><text:span text:style-name="T8">400</text:span></text:p>
          </table:table-cell>
          <table:table-cell table:style-name="Table24.C11" office:value-type="string">
            <text:p text:style-name="P11"><text:span text:style-name="T8">400</text:span></text:p>
          </table:table-cell>
          <table:table-cell table:style-name="Table24.D11" office:value-type="string">
            <text:p text:style-name="P11"><text:span text:style-name="T8">350</text:span></text:p>
          </table:table-cell>
          <table:table-cell table:style-name="Table24.E11" office:value-type="string">
            <text:p text:style-name="P11"><text:span text:style-name="T8">600</text:span></text:p>
          </table:table-cell>
          <table:table-cell table:style-name="Table24.F11" office:value-type="string">
            <text:p text:style-name="P11"><text:span text:style-name="T8">650</text:span></text:p>
          </table:table-cell>
          <table:table-cell table:style-name="Table24.G11" office:value-type="string">
            <text:p text:style-name="P11"><text:span text:style-name="T8">200</text:span></text:p>
          </table:table-cell>
          <table:table-cell table:style-name="Table24.H11" office:value-type="string">
            <text:p text:style-name="P11"><text:span text:style-name="T8">400</text:span></text:p>
          </table:table-cell>
          <table:table-cell table:style-name="Table24.I11" office:value-type="string">
            <text:p text:style-name="P11"><text:span text:style-name="T8">450</text:span></text:p>
          </table:table-cell>
        </table:table-row>
        <table:table-row table:style-name="Table24.1">
          <table:table-cell table:style-name="Table24.A12" table:number-columns-spanned="8" office:value-type="string">
            <text:p text:style-name="P27"><text:span text:style-name="T8">جمع کل نفر ساعت: </text:span></text:p>
          </table:table-cell>
          <table:covered-table-cell/>
          <table:covered-table-cell/>
          <table:covered-table-cell/>
          <table:covered-table-cell/>
          <table:covered-table-cell/>
          <table:covered-table-cell/>
          <table:covered-table-cell/>
          <table:table-cell table:style-name="Table24.I12" office:value-type="string">
            <text:p text:style-name="P11"><text:span text:style-name="T88">3450</text:span><text:bookmark-end text:name="OLE_LINK115"/><text:bookmark-end text:name="OLE_LINK116"/></text:p>
          </table:table-cell>
        </table:table-row>
      </table:table>
      <text:p text:style-name="P60"/>
      <text:p text:style-name="P60"/>
      <text:p text:style-name="P60"/>
      <text:p text:style-name="P65"><text:span text:style-name="T62"><text:tab/></text:span></text:p>
      <text:p text:style-name="P61"/>
      <text:p text:style-name="P60"/>
      <text:p text:style-name="P60"/>
      <text:p text:style-name="P62"/>
      <table:table table:name="Table25" table:style-name="Table25">
        <table:table-column table:style-name="Table25.A"/>
        <table:table-row table:style-name="Table25.1">
          <table:table-cell table:style-name="Table25.A1" office:value-type="string">
            <text:list xml:id="list43058080580075" text:continue-numbering="true" text:style-name="WWNum4">
              <text:list-item>
                <text:p text:style-name="P41"><text:span text:style-name="T10">سوابق شغلي و اجرايي تیم مجري پروژه:</text:span></text:p>
              </text:list-item>
            </text:list>
          </table:table-cell>
        </table:table-row>
        <table:table-row table:style-name="Table25.2">
          <table:table-cell table:style-name="Table25.A2" office:value-type="string">
            <text:p text:style-name="P42"><text:span text:style-name="T4">نسخه کاغذی و الکترونیکی رزومه کاری کامل و به روز شده هر یک از اعضای تیم مجری بصورت جداگانه به پیوست پیشنهاد پروژه پژوهشی به معاونت تحقیق و توسعه تحویل داده شود. در این رزومه طرح­ها و پروژه­هاي پژوهشی که اعضای تیم مجري اجرا کرده­اند و یا در دست اجرا دارند، قید شوند.</text:span></text:p>
          </table:table-cell>
        </table:table-row>
      </table:table>
      <text:p text:style-name="Standard"/>
      <text:p text:style-name="P25"/>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list xml:id="list43057340420628" text:continue-numbering="true" text:style-name="WWNum4">
              <text:list-item>
                <text:p text:style-name="P41"><text:span text:style-name="T8">انتشارات مهم علمي پيشنهاد دهندگان:</text:span></text:p>
              </text:list-item>
            </text:list>
            <text:p text:style-name="P27"><text:span text:style-name="T1">لازم است در این قسمت تنها انتشاراتی قید شوند که با موضوع پیشنهاد حاضر مرتبط باشند.</text:span></text:p>
          </table:table-cell>
          <table:covered-table-cell/>
          <table:covered-table-cell/>
          <table:covered-table-cell/>
          <table:covered-table-cell/>
        </table:table-row>
        <table:table-row table:style-name="Table26.1">
          <table:table-cell table:style-name="Table26.A2" office:value-type="string">
            <text:p text:style-name="P11"><text:span text:style-name="T8">رديف</text:span></text:p>
          </table:table-cell>
          <table:table-cell table:style-name="Table26.A2" office:value-type="string">
            <text:p text:style-name="P11"><text:span text:style-name="T8">عنوان</text:span></text:p>
          </table:table-cell>
          <table:table-cell table:style-name="Table26.A2" office:value-type="string">
            <text:p text:style-name="P11"><text:span text:style-name="T8">تاريخ انتشار</text:span></text:p>
          </table:table-cell>
          <table:table-cell table:style-name="Table26.A2" office:value-type="string">
            <text:p text:style-name="P11"><text:span text:style-name="T8">نام ناشر</text:span></text:p>
          </table:table-cell>
          <table:table-cell table:style-name="Table26.A2" office:value-type="string">
            <text:p text:style-name="P11"><text:span text:style-name="T8">نام نويسنده يا مترجم</text:span></text:p>
          </table:table-cell>
        </table:table-row>
        <table:table-row table:style-name="Table26.1">
          <table:table-cell table:style-name="Table26.A3" office:value-type="string">
            <text:p text:style-name="P11"><text:span text:style-name="T1">1</text:span></text:p>
          </table:table-cell>
          <table:table-cell table:style-name="Table26.B3" office:value-type="string">
            <text:p text:style-name="P39"><text:span text:style-name="T71">Numerical simulation of plastic deformation in direct-drive friction welding of AISI 4140 and ASTM A106 steel tubes. </text:span><text:span text:style-name="T72">Archives of Civil and Mechanical Engineering</text:span><text:span text:style-name="T71">, </text:span><text:span text:style-name="T72">20</text:span><text:span text:style-name="T71">, 1-13.</text:span></text:p>
          </table:table-cell>
          <table:table-cell table:style-name="Table26.C3" office:value-type="string">
            <text:p text:style-name="P29"><text:span text:style-name="T1">2020</text:span></text:p>
          </table:table-cell>
          <table:table-cell table:style-name="Table26.D3" office:value-type="string">
            <text:p text:style-name="P11"><text:span text:style-name="T4">Springer</text:span></text:p>
          </table:table-cell>
          <table:table-cell table:style-name="Table26.E3" office:value-type="string">
            <text:p text:style-name="P37"><text:span text:style-name="T71">Khosrowshahi, J. H., Sadeghi, M. H., &amp; </text:span><text:span text:style-name="T73">Rasti, A.</text:span></text:p>
          </table:table-cell>
        </table:table-row>
        <table:table-row table:style-name="Table26.1">
          <table:table-cell table:style-name="Table26.A4" office:value-type="string">
            <text:p text:style-name="P11"><text:span text:style-name="T1">2</text:span></text:p>
          </table:table-cell>
          <table:table-cell table:style-name="Table26.B4" office:value-type="string">
            <text:p text:style-name="P36"><text:span text:style-name="T71"><text:s/>Finite element prediction of fatigue lifetime for different hole making strategies. </text:span><text:span text:style-name="T72">Journal of Mechanical Science and Technology</text:span><text:span text:style-name="T71">, </text:span><text:span text:style-name="T72">33</text:span><text:span text:style-name="T71">, 5227-5233.</text:span></text:p>
          </table:table-cell>
          <table:table-cell table:style-name="Table26.C4" office:value-type="string">
            <text:p text:style-name="P29"><text:span text:style-name="T1">2019</text:span></text:p>
          </table:table-cell>
          <table:table-cell table:style-name="Table26.D4" office:value-type="string">
            <text:p text:style-name="P36"><text:span text:style-name="T4">Springer</text:span></text:p>
          </table:table-cell>
          <table:table-cell table:style-name="Table26.E4" office:value-type="string">
            <text:p text:style-name="P36"><text:span text:style-name="T73">Rasti, A</text:span><text:span text:style-name="T71">., Sadeghi, M. H., &amp; Farshi, S. S.</text:span></text:p>
          </table:table-cell>
        </table:table-row>
        <table:table-row table:style-name="Table26.1">
          <table:table-cell table:style-name="Table26.A5" office:value-type="string">
            <text:p text:style-name="P11"><text:span text:style-name="T1">3</text:span></text:p>
          </table:table-cell>
          <table:table-cell table:style-name="Table26.B5" office:value-type="string">
            <text:p text:style-name="P36"><text:span text:style-name="T71">Dynamic analysis of thick short length FGM cylinders. </text:span><text:span text:style-name="T72">Meccanica</text:span><text:span text:style-name="T71">, </text:span><text:span text:style-name="T72">47</text:span><text:span text:style-name="T71">, 1441-1453.</text:span></text:p>
          </table:table-cell>
          <table:table-cell table:style-name="Table26.C5" office:value-type="string">
            <text:p text:style-name="P14"><text:span text:style-name="T1">2012</text:span></text:p>
          </table:table-cell>
          <table:table-cell table:style-name="Table26.D5" office:value-type="string">
            <text:p text:style-name="P12"><text:span text:style-name="T1">Springer</text:span></text:p>
          </table:table-cell>
          <table:table-cell table:style-name="Table26.E5" office:value-type="string">
            <text:p text:style-name="P36"><text:span text:style-name="T73">Asemi, K</text:span><text:span text:style-name="T71">., Akhlaghi, M., &amp; Salehi, M.</text:span></text:p>
          </table:table-cell>
        </table:table-row>
        <table:table-row table:style-name="Table26.1">
          <table:table-cell table:style-name="Table26.A6" office:value-type="string">
            <text:p text:style-name="P11"><text:span text:style-name="T1">4</text:span></text:p>
          </table:table-cell>
          <table:table-cell table:style-name="Table26.B6" office:value-type="string">
            <text:p text:style-name="P12"><text:span text:style-name="T71">Static, natural frequency and dynamic analyses of functionally graded porous annular sector plates reinforced by graphene platelets. </text:span><text:span text:style-name="T72">Mechanics Based Design of Structures and Machines</text:span><text:span text:style-name="T71">, </text:span><text:span text:style-name="T72">50</text:span><text:span text:style-name="T71">(11), 3853-3881.</text:span></text:p>
          </table:table-cell>
          <table:table-cell table:style-name="Table26.C6" office:value-type="string">
            <text:p text:style-name="P14"><text:span text:style-name="T1">2022</text:span></text:p>
          </table:table-cell>
          <table:table-cell table:style-name="Table26.D6" office:value-type="string">
            <text:p text:style-name="P12"><text:span text:style-name="T1">Taylor and Francis</text:span></text:p>
          </table:table-cell>
          <table:table-cell table:style-name="Table26.E6" office:value-type="string">
            <text:p text:style-name="P12"><text:span text:style-name="T70">Asemi, K</text:span><text:span text:style-name="T69">., Babaei, M., &amp; Kiarasi, F.</text:span></text:p>
          </table:table-cell>
        </table:table-row>
        <table:table-row table:style-name="Table26.1">
          <table:table-cell table:style-name="Table26.A7" office:value-type="string">
            <text:p text:style-name="P11"><text:span text:style-name="T1">5</text:span></text:p>
          </table:table-cell>
          <table:table-cell table:style-name="Table26.B7" office:value-type="string">
            <text:p text:style-name="P27"><text:span text:style-name="T32">رزومه پیوست شده است</text:span></text:p>
          </table:table-cell>
          <table:table-cell table:style-name="Table26.C7" office:value-type="string">
            <text:p text:style-name="P20"/>
          </table:table-cell>
          <table:table-cell table:style-name="Table26.D7" office:value-type="string">
            <text:p text:style-name="P19"/>
          </table:table-cell>
          <table:table-cell table:style-name="Table26.E7" office:value-type="string">
            <text:p text:style-name="P19"/>
          </table:table-cell>
        </table:table-row>
      </table:table>
      <text:p text:style-name="P18"/>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list xml:id="list43058070888584" text:continue-numbering="true" text:style-name="WWNum4">
              <text:list-item>
                <text:p text:style-name="P41"><text:bookmark-start text:name="OLE_LINK118"/><text:bookmark-start text:name="OLE_LINK117"/><text:span text:style-name="T8"><text:s/>مواد</text:span><text:span text:style-name="T10"> و تجهیزات:</text:span></text:p>
              </text:list-item>
            </text:list>
          </table:table-cell>
          <table:covered-table-cell/>
          <table:covered-table-cell/>
          <table:covered-table-cell/>
          <table:covered-table-cell/>
          <table:covered-table-cell/>
          <table:covered-table-cell/>
          <table:covered-table-cell/>
        </table:table-row>
        <table:table-row table:style-name="Table27.1">
          <table:table-cell table:style-name="Table27.A2" table:number-rows-spanned="2" office:value-type="string">
            <text:p text:style-name="P27"><text:span text:style-name="T57">ردیف</text:span><text:span text:style-name="T10"> </text:span></text:p>
          </table:table-cell>
          <table:table-cell table:style-name="Table27.A2" table:number-rows-spanned="2" office:value-type="string">
            <text:p text:style-name="P11"><text:span text:style-name="T10">نام كالا يا مواد مورد نياز</text:span></text:p>
          </table:table-cell>
          <table:table-cell table:style-name="Table27.A2" table:number-columns-spanned="2" office:value-type="string">
            <text:p text:style-name="P11"><text:span text:style-name="T57">منبع تهيه</text:span></text:p>
          </table:table-cell>
          <table:covered-table-cell/>
          <table:table-cell table:style-name="Table27.A2" table:number-columns-spanned="2" office:value-type="string">
            <text:p text:style-name="P11"><text:span text:style-name="T57">نوع</text:span></text:p>
          </table:table-cell>
          <table:covered-table-cell/>
          <table:table-cell table:style-name="Table27.A2" table:number-columns-spanned="2" office:value-type="string">
            <text:p text:style-name="P11"><text:span text:style-name="T57">میزان</text:span></text:p>
          </table:table-cell>
          <table:covered-table-cell/>
        </table:table-row>
        <table:table-row table:style-name="Table27.3">
          <table:covered-table-cell table:style-name="Table27.A2"/>
          <table:covered-table-cell table:style-name="Table27.A2"/>
          <table:table-cell table:style-name="Table27.C3" office:value-type="string">
            <text:p text:style-name="P13"><text:span text:style-name="T89">داخلي</text:span></text:p>
          </table:table-cell>
          <table:table-cell table:style-name="Table27.C3" office:value-type="string">
            <text:p text:style-name="P13"><text:span text:style-name="T89">خارجي</text:span></text:p>
          </table:table-cell>
          <table:table-cell table:style-name="Table27.C3" office:value-type="string">
            <text:p text:style-name="P13"><text:span text:style-name="T89">مصرفي</text:span></text:p>
          </table:table-cell>
          <table:table-cell table:style-name="Table27.C3" office:value-type="string">
            <text:p text:style-name="P13"><text:span text:style-name="T89">غيرمصرفي</text:span></text:p>
          </table:table-cell>
          <table:table-cell table:style-name="Table27.A2" office:value-type="string">
            <text:p text:style-name="P11"><text:span text:style-name="T57">واحد</text:span></text:p>
          </table:table-cell>
          <table:table-cell table:style-name="Table27.A2" office:value-type="string">
            <text:p text:style-name="P11"><text:span text:style-name="T57">مقدار</text:span></text:p>
          </table:table-cell>
        </table:table-row>
        <table:table-row table:style-name="Table27.1">
          <table:table-cell table:style-name="Table27.A4" office:value-type="string">
            <text:p text:style-name="P11"><text:span text:style-name="T1">1</text:span></text:p>
          </table:table-cell>
          <table:table-cell table:style-name="Table27.B4" office:value-type="string">
            <text:p text:style-name="P11"><text:span text:style-name="T4">مدل سه بعدی و نقشه‌های دو بعدی</text:span></text:p>
          </table:table-cell>
          <table:table-cell table:style-name="Table27.C4" office:value-type="string">
            <text:p text:style-name="P68"/>
          </table:table-cell>
          <table:table-cell table:style-name="Table27.D4" office:value-type="string">
            <text:p text:style-name="P68"/>
          </table:table-cell>
          <table:table-cell table:style-name="Table27.E4" office:value-type="string">
            <text:p text:style-name="P21"/>
          </table:table-cell>
          <table:table-cell table:style-name="Table27.C4" office:value-type="string">
            <text:p text:style-name="P21"/>
          </table:table-cell>
          <table:table-cell table:style-name="Table27.G4" office:value-type="string">
            <text:p text:style-name="P21"/>
          </table:table-cell>
          <table:table-cell table:style-name="Table27.H4" office:value-type="string">
            <text:p text:style-name="P21"><text:bookmark-end text:name="OLE_LINK118"/><text:bookmark-end text:name="OLE_LINK117"/></text:p>
          </table:table-cell>
        </table:table-row>
      </table:table>
      <text:p text:style-name="P47"/>
      <text:p text:style-name="P47"/>
      <text:p text:style-name="P47"/>
      <text:p text:style-name="P47"/>
      <text:p text:style-name="P47"/>
      <text:p text:style-name="P47"/>
      <text:p text:style-name="P47"/>
      <table:table table:name="Table28" table:style-name="Table28">
        <table:table-column table:style-name="Table28.A"/>
        <table:table-column table:style-name="Table28.B"/>
        <table:table-column table:style-name="Table28.C" table:number-columns-repeated="2"/>
        <table:table-column table:style-name="Table28.E"/>
        <table:table-row table:style-name="Table28.1">
          <table:table-cell table:style-name="Table28.A1" table:number-columns-spanned="5" office:value-type="string">
            <text:list xml:id="list43058538657539" text:continue-numbering="true" text:style-name="WWNum4">
              <text:list-item>
                <text:p text:style-name="P41"><text:span text:style-name="T10"><text:s/>آزمایش­ها:</text:span></text:p>
              </text:list-item>
            </text:list>
          </table:table-cell>
          <table:covered-table-cell/>
          <table:covered-table-cell/>
          <table:covered-table-cell/>
          <table:covered-table-cell/>
        </table:table-row>
        <text:soft-page-break/>
        <table:table-row table:style-name="Table28.2">
          <table:table-cell table:style-name="Table28.A2" office:value-type="string">
            <text:p text:style-name="P11"><text:span text:style-name="T10">ردیف</text:span></text:p>
          </table:table-cell>
          <table:table-cell table:style-name="Table28.A2" office:value-type="string">
            <text:p text:style-name="P11"><text:span text:style-name="T10">نام آزمون</text:span></text:p>
          </table:table-cell>
          <table:table-cell table:style-name="Table28.A2" office:value-type="string">
            <text:p text:style-name="P15"><text:span text:style-name="T10">استاندارد مربوطه</text:span></text:p>
          </table:table-cell>
          <table:table-cell table:style-name="Table28.A2" office:value-type="string">
            <text:p text:style-name="P15"><text:span text:style-name="T10">محل انجام آزمون</text:span></text:p>
          </table:table-cell>
          <table:table-cell table:style-name="Table28.A2" office:value-type="string">
            <text:p text:style-name="P11"><text:span text:style-name="T10">تعداد آزمون</text:span></text:p>
          </table:table-cell>
        </table:table-row>
        <table:table-row table:style-name="Table28.3">
          <table:table-cell table:style-name="Table28.A3" office:value-type="string">
            <text:p text:style-name="P11"><text:span text:style-name="T4">1</text:span></text:p>
          </table:table-cell>
          <table:table-cell table:style-name="Table28.B3" office:value-type="string">
            <text:p text:style-name="P27"><text:span text:style-name="T4">انجام تستهای عملی جهت محاسبه اصطکاک چرخ و ریل </text:span></text:p>
          </table:table-cell>
          <table:table-cell table:style-name="Table28.C3" office:value-type="string">
            <text:p text:style-name="P11"><text:span text:style-name="T4">-</text:span></text:p>
          </table:table-cell>
          <table:table-cell table:style-name="Table28.D3" office:value-type="string">
            <text:p text:style-name="P27"><text:span text:style-name="T4">طبق نظر کارفرما</text:span></text:p>
          </table:table-cell>
          <table:table-cell table:style-name="Table28.E3" office:value-type="string">
            <text:p text:style-name="P16"><text:span text:style-name="T4">3</text:span></text:p>
          </table:table-cell>
        </table:table-row>
        <table:table-row table:style-name="Table28.4">
          <table:table-cell table:style-name="Table28.A4" office:value-type="string">
            <text:p text:style-name="P21"/>
          </table:table-cell>
          <table:table-cell table:style-name="Table28.B4" office:value-type="string">
            <text:p text:style-name="P23"/>
          </table:table-cell>
          <table:table-cell table:style-name="Table28.C4" office:value-type="string">
            <text:p text:style-name="P21"/>
          </table:table-cell>
          <table:table-cell table:style-name="Table28.D4" office:value-type="string">
            <text:p text:style-name="P23"/>
          </table:table-cell>
          <table:table-cell table:style-name="Table28.E4" office:value-type="string">
            <text:p text:style-name="P22"/>
          </table:table-cell>
        </table:table-row>
      </table:table>
      <text:p text:style-name="Standard"/>
      <text:p text:style-name="Standard"/>
      <text:p text:style-name="Standard"/>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style-name="Table29.1">
          <table:table-cell table:style-name="Table29.A1" table:number-columns-spanned="7" office:value-type="string">
            <text:list xml:id="list43057542743333" text:continue-numbering="true" text:style-name="WWNum4">
              <text:list-item>
                <text:p text:style-name="P41"><text:bookmark-start text:name="OLE_LINK123"/><text:bookmark-start text:name="OLE_LINK122"/><text:span text:style-name="T10"><text:s/>سفرهای</text:span><text:span text:style-name="T8"> مورد نیاز:</text:span><text:span text:style-name="T90"> (طی جلسه حضوری با کارشناسان مپنا بر حسب نیاز به بازدید در محل مشخص شده توسط کارفرما تعیین می‌گردد)</text:span></text:p>
              </text:list-item>
            </text:list>
          </table:table-cell>
          <table:covered-table-cell/>
          <table:covered-table-cell/>
          <table:covered-table-cell/>
          <table:covered-table-cell/>
          <table:covered-table-cell/>
          <table:covered-table-cell/>
        </table:table-row>
        <table:table-row table:style-name="Table29.2">
          <table:table-cell table:style-name="Table29.A2" table:number-rows-spanned="2" office:value-type="string">
            <text:p text:style-name="P13"><text:span text:style-name="T10">ردیف</text:span></text:p>
          </table:table-cell>
          <table:table-cell table:style-name="Table29.B2" table:number-rows-spanned="2" office:value-type="string">
            <text:p text:style-name="P11"><text:span text:style-name="T10">نام و نام خانوادگي</text:span></text:p>
          </table:table-cell>
          <table:table-cell table:style-name="Table29.B2" table:number-rows-spanned="2" office:value-type="string">
            <text:p text:style-name="P11"><text:span text:style-name="T10">نوع مسئوليت</text:span></text:p>
          </table:table-cell>
          <table:table-cell table:style-name="Table29.B2" table:number-rows-spanned="2" office:value-type="string">
            <text:p text:style-name="P11"><text:span text:style-name="T10">مقصد</text:span></text:p>
          </table:table-cell>
          <table:table-cell table:style-name="Table29.B2" table:number-rows-spanned="2" office:value-type="string">
            <text:p text:style-name="P11"><text:span text:style-name="T10">منظور از سفر</text:span></text:p>
          </table:table-cell>
          <table:table-cell table:style-name="Table29.B2" table:number-rows-spanned="2" office:value-type="string">
            <text:p text:style-name="P11"><text:span text:style-name="T10">نوع وسيله نقليه</text:span></text:p>
          </table:table-cell>
          <table:table-cell table:style-name="Table29.B2" table:number-rows-spanned="2" office:value-type="string">
            <text:p text:style-name="P11"><text:span text:style-name="T10">مدت مسافرت (روز)</text:span></text:p>
          </table:table-cell>
        </table:table-row>
        <table:table-row table:style-name="Table29.3">
          <table:covered-table-cell table:style-name="Table29.B2"/>
          <table:covered-table-cell table:style-name="Table29.B2"/>
          <table:covered-table-cell table:style-name="Table29.B2"/>
          <table:covered-table-cell table:style-name="Table29.B2"/>
          <table:covered-table-cell table:style-name="Table29.B2"/>
          <table:covered-table-cell table:style-name="Table29.B2"/>
          <table:covered-table-cell table:style-name="Table29.B2"/>
        </table:table-row>
        <table:table-row table:style-name="Table29.4">
          <table:table-cell table:style-name="Table29.A4" office:value-type="string">
            <text:p text:style-name="P21"/>
          </table:table-cell>
          <table:table-cell table:style-name="Table29.B4" office:value-type="string">
            <text:p text:style-name="P21"/>
          </table:table-cell>
          <table:table-cell table:style-name="Table29.C4" office:value-type="string">
            <text:p text:style-name="P21"/>
          </table:table-cell>
          <table:table-cell table:style-name="Table29.D4" office:value-type="string">
            <text:p text:style-name="P21"/>
          </table:table-cell>
          <table:table-cell table:style-name="Table29.E4" table:number-rows-spanned="4" office:value-type="string">
            <text:p text:style-name="P38"><text:span text:style-name="T40">بازدید از واگن هایی که قرار است تجهیزات مورد نظر روی آن نصب شود</text:span></text:p>
          </table:table-cell>
          <table:table-cell table:style-name="Table29.F4" office:value-type="string">
            <text:p text:style-name="P21"/>
          </table:table-cell>
          <table:table-cell table:style-name="Table29.G4" office:value-type="string">
            <text:p text:style-name="P21"/>
          </table:table-cell>
        </table:table-row>
        <table:table-row table:style-name="Table29.5">
          <table:table-cell table:style-name="Table29.A5" office:value-type="string">
            <text:p text:style-name="P21"/>
          </table:table-cell>
          <table:table-cell table:style-name="Table29.B5" office:value-type="string">
            <text:p text:style-name="P21"/>
          </table:table-cell>
          <table:table-cell table:style-name="Table29.C5" office:value-type="string">
            <text:p text:style-name="P21"/>
          </table:table-cell>
          <table:table-cell table:style-name="Table29.D5" office:value-type="string">
            <text:p text:style-name="P21"/>
          </table:table-cell>
          <table:covered-table-cell table:style-name="Table29.E5"/>
          <table:table-cell table:style-name="Table29.F5" office:value-type="string">
            <text:p text:style-name="P21"/>
          </table:table-cell>
          <table:table-cell table:style-name="Table29.G5" office:value-type="string">
            <text:p text:style-name="P21"/>
          </table:table-cell>
        </table:table-row>
        <table:table-row table:style-name="Table29.6">
          <table:table-cell table:style-name="Table29.A6" office:value-type="string">
            <text:p text:style-name="P21"/>
          </table:table-cell>
          <table:table-cell table:style-name="Table29.B6" office:value-type="string">
            <text:p text:style-name="P21"/>
          </table:table-cell>
          <table:table-cell table:style-name="Table29.C6" office:value-type="string">
            <text:p text:style-name="P21"/>
          </table:table-cell>
          <table:table-cell table:style-name="Table29.D6" office:value-type="string">
            <text:p text:style-name="P21"/>
          </table:table-cell>
          <table:covered-table-cell table:style-name="Table29.E6"/>
          <table:table-cell table:style-name="Table29.F6" office:value-type="string">
            <text:p text:style-name="P21"/>
          </table:table-cell>
          <table:table-cell table:style-name="Table29.G6" office:value-type="string">
            <text:p text:style-name="P21"/>
          </table:table-cell>
        </table:table-row>
        <table:table-row table:style-name="Table29.7">
          <table:table-cell table:style-name="Table29.A7" office:value-type="string">
            <text:p text:style-name="P21"/>
          </table:table-cell>
          <table:table-cell table:style-name="Table29.B7" office:value-type="string">
            <text:p text:style-name="P21"/>
          </table:table-cell>
          <table:table-cell table:style-name="Table29.C7" office:value-type="string">
            <text:p text:style-name="P21"/>
          </table:table-cell>
          <table:table-cell table:style-name="Table29.D7" office:value-type="string">
            <text:p text:style-name="P21"/>
          </table:table-cell>
          <table:covered-table-cell table:style-name="Table29.E7"/>
          <table:table-cell table:style-name="Table29.F7" office:value-type="string">
            <text:p text:style-name="P21"/>
          </table:table-cell>
          <table:table-cell table:style-name="Table29.G7" office:value-type="string">
            <text:p text:style-name="P21"><text:bookmark-end text:name="OLE_LINK123"/><text:bookmark-end text:name="OLE_LINK122"/></text:p>
          </table:table-cell>
        </table:table-row>
      </table:table>
      <text:p text:style-name="P18"/>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table:number-columns-spanned="4" office:value-type="string">
            <text:list xml:id="list43057148362567" text:continue-numbering="true" text:style-name="WWNum4">
              <text:list-item>
                <text:p text:style-name="P41"><text:bookmark-start text:name="OLE_LINK127"/><text:bookmark-start text:name="OLE_LINK126"/><text:span text:style-name="T8"><text:s/>قراردادها و خدمات جنبي:</text:span></text:p>
              </text:list-item>
            </text:list>
          </table:table-cell>
          <table:covered-table-cell/>
          <table:covered-table-cell/>
          <table:covered-table-cell/>
        </table:table-row>
        <table:table-row table:style-name="Table30.2">
          <table:table-cell table:style-name="Table30.A2" table:number-rows-spanned="2" office:value-type="string">
            <text:p text:style-name="P11"><text:span text:style-name="T10">رديف</text:span></text:p>
          </table:table-cell>
          <table:table-cell table:style-name="Table30.A2" table:number-rows-spanned="2" office:value-type="string">
            <text:p text:style-name="P11"><text:span text:style-name="T10">زمينه همكاري</text:span></text:p>
          </table:table-cell>
          <table:table-cell table:style-name="Table30.A2" table:number-rows-spanned="2" office:value-type="string">
            <text:p text:style-name="P11"><text:span text:style-name="T10">طرف قرارداد</text:span></text:p>
          </table:table-cell>
          <table:table-cell table:style-name="Table30.A2" table:number-rows-spanned="2" office:value-type="string">
            <text:p text:style-name="P11"><text:span text:style-name="T10">مدت قرارداد</text:span></text:p>
          </table:table-cell>
        </table:table-row>
        <table:table-row table:style-name="Table30.3">
          <table:covered-table-cell table:style-name="Table30.A2"/>
          <table:covered-table-cell table:style-name="Table30.A2"/>
          <table:covered-table-cell table:style-name="Table30.A2"/>
          <table:covered-table-cell table:style-name="Table30.A2"/>
        </table:table-row>
        <table:table-row table:style-name="Table30.4">
          <table:table-cell table:style-name="Table30.A4" office:value-type="string">
            <text:p text:style-name="P11"><text:span text:style-name="T4">1</text:span></text:p>
          </table:table-cell>
          <table:table-cell table:style-name="Table30.B4" office:value-type="string">
            <text:p text:style-name="P21"/>
          </table:table-cell>
          <table:table-cell table:style-name="Table30.C4" office:value-type="string">
            <text:p text:style-name="P21"/>
          </table:table-cell>
          <table:table-cell table:style-name="Table30.D4" office:value-type="string">
            <text:p text:style-name="P21"/>
          </table:table-cell>
        </table:table-row>
        <table:table-row table:style-name="Table30.5">
          <table:table-cell table:style-name="Table30.A5" office:value-type="string">
            <text:p text:style-name="P11"><text:span text:style-name="T4">2</text:span></text:p>
          </table:table-cell>
          <table:table-cell table:style-name="Table30.B5" office:value-type="string">
            <text:p text:style-name="P21"/>
          </table:table-cell>
          <table:table-cell table:style-name="Table30.C5" office:value-type="string">
            <text:p text:style-name="P21"/>
          </table:table-cell>
          <table:table-cell table:style-name="Table30.D5" office:value-type="string">
            <text:p text:style-name="P21"/>
          </table:table-cell>
        </table:table-row>
        <table:table-row table:style-name="Table30.6">
          <table:table-cell table:style-name="Table30.A6" office:value-type="string">
            <text:p text:style-name="P11"><text:span text:style-name="T4">3</text:span></text:p>
          </table:table-cell>
          <table:table-cell table:style-name="Table30.B6" office:value-type="string">
            <text:p text:style-name="P21"/>
          </table:table-cell>
          <table:table-cell table:style-name="Table30.C6" office:value-type="string">
            <text:p text:style-name="P21"/>
          </table:table-cell>
          <table:table-cell table:style-name="Table30.D6" office:value-type="string">
            <text:p text:style-name="P21"/>
          </table:table-cell>
        </table:table-row>
        <table:table-row table:style-name="Table30.7">
          <table:table-cell table:style-name="Table30.A7" office:value-type="string">
            <text:p text:style-name="P11"><text:span text:style-name="T4">4</text:span></text:p>
          </table:table-cell>
          <table:table-cell table:style-name="Table30.B7" office:value-type="string">
            <text:p text:style-name="P21"/>
          </table:table-cell>
          <table:table-cell table:style-name="Table30.C7" office:value-type="string">
            <text:p text:style-name="P21"/>
          </table:table-cell>
          <table:table-cell table:style-name="Table30.D7" office:value-type="string">
            <text:p text:style-name="P21"><text:bookmark-end text:name="OLE_LINK127"/><text:bookmark-end text:name="OLE_LINK126"/></text:p>
          </table:table-cell>
        </table:table-row>
      </table:table>
      <text:p text:style-name="P52"/>
      <text:p text:style-name="P52"/>
      <text:p text:style-name="P52"/>
      <text:p text:style-name="P52"/>
      <text:p text:style-name="P52"/>
      <text:p text:style-name="P52"/>
      <text:p text:style-name="P52"/>
      <text:p text:style-name="P52"/>
      <text:p text:style-name="P52"/>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style-name="Table31.1">
          <table:table-cell table:style-name="Table31.A1" table:number-columns-spanned="6" office:value-type="string">
            <text:list xml:id="list43056655195415" text:continue-numbering="true" text:style-name="WWNum4">
              <text:list-item>
                <text:p text:style-name="P41"><text:span text:style-name="T8"><text:s/>زمان مورد نياز انجام پروژه (ماه):</text:span><text:span text:style-name="T11"> </text:span></text:p>
              </text:list-item>
            </text:list>
            <text:p text:style-name="P30"><text:span text:style-name="T11">28-1- مراحل زماني اجراي پروژه:</text:span></text:p>
            <text:p text:style-name="P64"><text:span text:style-name="T38">ستون زمان ارسال گزارش­ها، نسبت به زمان شروع پروژه، در ستون زمان ارسال گزارش قيد و 10 درصد وزن هر فعاليت مرحله­اي به آن اختصاص يابد.</text:span></text:p>
            <text:p text:style-name="P64"><text:span text:style-name="T38">ستون منابع مورد نیاز، با توجه به جدول­هاي 21، 24 تا 27 تکمیل شود. </text:span><text:span text:style-name="T42">شماره جدول-ردیف-درصد</text:span><text:span text:style-name="T38"> بطور مثال: <text:s/>21-2-100% <text:s text:c="3"/>24-1-100% <text:s/>و 25-2-20%</text:span></text:p>
          </table:table-cell>
          <table:covered-table-cell/>
          <table:covered-table-cell/>
          <table:covered-table-cell/>
          <table:covered-table-cell/>
          <table:covered-table-cell/>
          <table:table-cell table:style-name="Table31.G1" office:value-type="string">
            <text:p text:style-name="P27"/>
          </table:table-cell>
        </table:table-row>
        <table:table-row table:style-name="Table31.1">
          <table:table-cell table:style-name="Table31.A2" office:value-type="string">
            <text:p text:style-name="P11"><text:span text:style-name="T11">کد </text:span><text:span text:style-name="T43">WBS</text:span></text:p>
          </table:table-cell>
          <table:table-cell table:style-name="Table31.A2" office:value-type="string">
            <text:p text:style-name="P11"><text:span text:style-name="T11">عنوان عمليات در هر مرحله</text:span></text:p>
          </table:table-cell>
          <table:table-cell table:style-name="Table31.A2" office:value-type="string">
            <text:p text:style-name="P11"><text:span text:style-name="T11">زمان ارسال گزارش</text:span></text:p>
          </table:table-cell>
          <table:table-cell table:style-name="Table31.A2" office:value-type="string">
            <text:p text:style-name="P11"><text:span text:style-name="T11">مدت اجراي هر مرحله (ماه)</text:span></text:p>
          </table:table-cell>
          <table:table-cell table:style-name="Table31.A2" office:value-type="string">
            <text:p text:style-name="P11"><text:span text:style-name="T11">منابع مورد نیاز</text:span></text:p>
          </table:table-cell>
          <table:table-cell table:style-name="Table31.A2" table:number-columns-spanned="2" office:value-type="string">
            <text:p text:style-name="P11"><text:span text:style-name="T11">درصد وزني</text:span></text:p>
          </table:table-cell>
          <table:covered-table-cell/>
        </table:table-row>
        <table:table-row table:style-name="Table31.1">
          <table:table-cell table:style-name="Table31.A3" office:value-type="string">
            <text:p text:style-name="P119"><text:span text:style-name="T3">۱</text:span></text:p>
          </table:table-cell>
          <table:table-cell table:style-name="Table31.B3" office:value-type="string">
            <text:p text:style-name="P38"><text:span text:style-name="T1">اخذ اطلاعات اولیه </text:span></text:p>
            <text:p text:style-name="P26"/>
          </table:table-cell>
          <table:table-cell table:style-name="Table31.C3" office:value-type="string">
            <text:p text:style-name="P63"><text:span text:style-name="T3">0.5</text:span></text:p>
          </table:table-cell>
          <table:table-cell table:style-name="Table31.D3" office:value-type="string">
            <text:p text:style-name="P63"><text:span text:style-name="T3">0.5</text:span></text:p>
          </table:table-cell>
          <table:table-cell table:style-name="Table31.E3" office:value-type="string">
            <text:p text:style-name="P63"><text:span text:style-name="T3">24-1-100%</text:span></text:p>
            <text:p text:style-name="P24"/>
          </table:table-cell>
          <table:table-cell table:style-name="Table31.F3" table:number-columns-spanned="2" office:value-type="string">
            <text:p text:style-name="P63"><text:span text:style-name="T3">5</text:span></text:p>
          </table:table-cell>
          <table:covered-table-cell/>
        </table:table-row>
        <table:table-row table:style-name="Table31.1">
          <table:table-cell table:style-name="Table31.A4" office:value-type="string">
            <text:p text:style-name="P119"><text:span text:style-name="T3">۲</text:span></text:p>
          </table:table-cell>
          <table:table-cell table:style-name="Table31.B4" office:value-type="string">
            <text:p text:style-name="P38"><text:span text:style-name="T1">شناسایی و محاسیه نیروهای مقاوم (Resistance force ) به حرکت </text:span></text:p>
            <text:p text:style-name="P73"/>
          </table:table-cell>
          <table:table-cell table:style-name="Table31.C4" office:value-type="string">
            <text:p text:style-name="P11"><text:span text:style-name="T3">1</text:span></text:p>
          </table:table-cell>
          <table:table-cell table:style-name="Table31.D4" office:value-type="string">
            <text:p text:style-name="P11"><text:span text:style-name="T3">1</text:span></text:p>
          </table:table-cell>
          <table:table-cell table:style-name="Table31.E4" office:value-type="string">
            <text:p text:style-name="P63"><text:span text:style-name="T3">21-1-100%</text:span></text:p>
          </table:table-cell>
          <table:table-cell table:style-name="Table31.F3" table:number-columns-spanned="2" office:value-type="string">
            <text:p text:style-name="P11"><text:span text:style-name="T3">8</text:span></text:p>
          </table:table-cell>
          <table:covered-table-cell/>
        </table:table-row>
        <table:table-row table:style-name="Table31.1">
          <table:table-cell table:style-name="Table31.A5" office:value-type="string">
            <text:p text:style-name="P119"><text:span text:style-name="T3">۳</text:span></text:p>
          </table:table-cell>
          <table:table-cell table:style-name="Table31.B5" office:value-type="string">
            <text:p text:style-name="P38"><text:span text:style-name="T1">استخراج معادلات دینامیکی حاکم بر مساله و پارامتر های مورد نیاز آن</text:span></text:p>
            <text:p text:style-name="P73"/>
          </table:table-cell>
          <table:table-cell table:style-name="Table31.C5" office:value-type="string">
            <text:p text:style-name="P11"><text:span text:style-name="T3">2</text:span></text:p>
          </table:table-cell>
          <table:table-cell table:style-name="Table31.D5" office:value-type="string">
            <text:p text:style-name="P11"><text:span text:style-name="T3">2</text:span></text:p>
          </table:table-cell>
          <table:table-cell table:style-name="Table31.E5" office:value-type="string">
            <text:p text:style-name="P63"><text:span text:style-name="T3">21-1-100%</text:span></text:p>
          </table:table-cell>
          <table:table-cell table:style-name="Table31.F3" table:number-columns-spanned="2" office:value-type="string">
            <text:p text:style-name="P11"><text:span text:style-name="T3">26</text:span></text:p>
          </table:table-cell>
          <table:covered-table-cell/>
        </table:table-row>
        <table:table-row table:style-name="Table31.1">
          <table:table-cell table:style-name="Table31.A6" office:value-type="string">
            <text:p text:style-name="P119"><text:span text:style-name="T3">۴</text:span></text:p>
          </table:table-cell>
          <table:table-cell table:style-name="Table31.B6" office:value-type="string">
            <text:p text:style-name="P38"><text:span text:style-name="T1">کد نویسی مدل تحلیلی به صورت پارامتریک</text:span><text:span text:style-name="T4"> </text:span></text:p>
            <text:p text:style-name="P73"/>
          </table:table-cell>
          <table:table-cell table:style-name="Table31.C6" office:value-type="string">
            <text:p text:style-name="P11"><text:span text:style-name="T3">1.25</text:span></text:p>
          </table:table-cell>
          <table:table-cell table:style-name="Table31.D6" office:value-type="string">
            <text:p text:style-name="P11"><text:span text:style-name="T3">1.25</text:span></text:p>
          </table:table-cell>
          <table:table-cell table:style-name="Table31.E6" office:value-type="string">
            <text:p text:style-name="P63"><text:span text:style-name="T3">21-1-100%</text:span></text:p>
          </table:table-cell>
          <table:table-cell table:style-name="Table31.F3" table:number-columns-spanned="2" office:value-type="string">
            <text:p text:style-name="P11"><text:span text:style-name="T3">22</text:span></text:p>
          </table:table-cell>
          <table:covered-table-cell/>
        </table:table-row>
        <table:table-row table:style-name="Table31.1">
          <table:table-cell table:style-name="Table31.A7" office:value-type="string">
            <text:p text:style-name="P119"><text:span text:style-name="T3">۵</text:span></text:p>
          </table:table-cell>
          <table:table-cell table:style-name="Table31.B7" office:value-type="string">
            <text:p text:style-name="P38"><text:span text:style-name="T2">اعتبارسنجی نتایج مدل تحلیلی (کدنویسی) از مقایسه با نتایج موجود (مقالات مرتبط) و همچنین مقایسه با نتایج شبیه سازی در نرم افزارهای دینامیک جسم صلب </text:span></text:p>
            <text:p text:style-name="P74"/>
          </table:table-cell>
          <table:table-cell table:style-name="Table31.C7" office:value-type="string">
            <text:p text:style-name="P11"><text:span text:style-name="T3">2</text:span></text:p>
          </table:table-cell>
          <table:table-cell table:style-name="Table31.D7" office:value-type="string">
            <text:p text:style-name="P11"><text:span text:style-name="T3">2</text:span></text:p>
          </table:table-cell>
          <table:table-cell table:style-name="Table31.E7" office:value-type="string">
            <text:p text:style-name="P63"><text:span text:style-name="T3">21-1-100%</text:span></text:p>
          </table:table-cell>
          <table:table-cell table:style-name="Table31.F3" table:number-columns-spanned="2" office:value-type="string">
            <text:p text:style-name="P11"><text:span text:style-name="T3">22</text:span></text:p>
          </table:table-cell>
          <table:covered-table-cell/>
        </table:table-row>
        <table:table-row table:style-name="Table31.1">
          <table:table-cell table:style-name="Table31.A8" office:value-type="string">
            <text:p text:style-name="P119"><text:span text:style-name="T3">۶</text:span></text:p>
          </table:table-cell>
          <table:table-cell table:style-name="Table31.B8" office:value-type="string">
            <text:p text:style-name="P38"><text:span text:style-name="T1">حساسیت‌سنجی پارامترهای مد نظر کارفرما بر روی نتایج در کد نرم افزاری بر اساس مدل تحلیلی</text:span></text:p>
            <text:p text:style-name="P8"/>
          </table:table-cell>
          <table:table-cell table:style-name="Table31.C8" office:value-type="string">
            <text:p text:style-name="P11"><text:span text:style-name="T3">0.25</text:span></text:p>
          </table:table-cell>
          <table:table-cell table:style-name="Table31.D8" office:value-type="string">
            <text:p text:style-name="P11"><text:span text:style-name="T3">0.25</text:span></text:p>
          </table:table-cell>
          <table:table-cell table:style-name="Table31.E8" office:value-type="string">
            <text:p text:style-name="P63"><text:span text:style-name="T3">21-1-100%</text:span></text:p>
          </table:table-cell>
          <table:table-cell table:style-name="Table31.F3" table:number-columns-spanned="2" office:value-type="string">
            <text:p text:style-name="P63"><text:span text:style-name="T3">6</text:span></text:p>
          </table:table-cell>
          <table:covered-table-cell/>
        </table:table-row>
        <table:table-row table:style-name="Table31.1">
          <table:table-cell table:style-name="Table31.A9" office:value-type="string">
            <text:p text:style-name="P119"><text:span text:style-name="T3">۷</text:span></text:p>
          </table:table-cell>
          <table:table-cell table:style-name="Table31.B9" office:value-type="string">
            <text:p text:style-name="P38"><text:span text:style-name="T1">مستندسازی و ارائه نتایج، گزارش‌ها و فایل‌های شبیه‌سازی</text:span></text:p>
            <text:p text:style-name="P8"/>
          </table:table-cell>
          <table:table-cell table:style-name="Table31.C9" office:value-type="string">
            <text:p text:style-name="P11"><text:span text:style-name="T3">1</text:span></text:p>
          </table:table-cell>
          <table:table-cell table:style-name="Table31.D9" office:value-type="string">
            <text:p text:style-name="P11"><text:span text:style-name="T3">1</text:span></text:p>
          </table:table-cell>
          <table:table-cell table:style-name="Table31.E9" office:value-type="string">
            <text:p text:style-name="P63"><text:span text:style-name="T3">21-1-100%</text:span></text:p>
          </table:table-cell>
          <table:table-cell table:style-name="Table31.F3" table:number-columns-spanned="2" office:value-type="string">
            <text:p text:style-name="P11"><text:span text:style-name="T3">11</text:span></text:p>
          </table:table-cell>
          <table:covered-table-cell/>
        </table:table-row>
      </table:table>
      <text:p text:style-name="P67"/>
      <table:table table:name="Table32" table:style-name="Table32">
        <table:table-column table:style-name="Table32.A"/>
        <table:table-column table:style-name="Table32.B"/>
        <table:table-column table:style-name="Table32.C"/>
        <table:table-column table:style-name="Table32.D"/>
        <table:table-column table:style-name="Table32.E" table:number-columns-repeated="2"/>
        <table:table-column table:style-name="Table32.G"/>
        <table:table-column table:style-name="Table32.E" table:number-columns-repeated="3"/>
        <table:table-column table:style-name="Table32.K"/>
        <table:table-column table:style-name="Table32.E" table:number-columns-repeated="3"/>
        <table:table-column table:style-name="Table32.G"/>
        <table:table-column table:style-name="Table32.E" table:number-columns-repeated="2"/>
        <table:table-column table:style-name="Table32.K"/>
        <table:table-column table:style-name="Table32.E" table:number-columns-repeated="2"/>
        <table:table-column table:style-name="Table32.U"/>
        <table:table-column table:style-name="Table32.V"/>
        <table:table-column table:style-name="Table32.U"/>
        <table:table-column table:style-name="Table32.X"/>
        <table:table-column table:style-name="Table32.U"/>
        <table:table-column table:style-name="Table32.V"/>
        <table:table-column table:style-name="Table32.U"/>
        <table:table-column table:style-name="Table32.V"/>
        <table:table-column table:style-name="Table32.U"/>
        <table:table-column table:style-name="Table32.V"/>
        <table:table-column table:style-name="Table32.K"/>
        <table:table-column table:style-name="Table32.E" table:number-columns-repeated="3"/>
        <table:table-column table:style-name="Table32.G"/>
        <table:table-column table:style-name="Table32.E" table:number-columns-repeated="2"/>
        <table:table-column table:style-name="Table32.K"/>
        <table:table-column table:style-name="Table32.E" table:number-columns-repeated="2"/>
        <table:table-column table:style-name="Table32.o"/>
        <table:table-row table:style-name="Table32.1">
          <table:table-cell table:style-name="Table32.A1" table:number-columns-spanned="21" office:value-type="string">
            <text:p text:style-name="P43"><text:span text:style-name="T11">28-2- </text:span><text:span text:style-name="T8">جدول زمان­بندی اجراي عمليات: </text:span><text:span text:style-name="T94">(توجه: این صفحه در سایز A3 چاپ شود.)</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2.V1" table:number-columns-spanned="2" office:value-type="string">
            <text:p text:style-name="P53"/>
          </table:table-cell>
          <table:covered-table-cell/>
          <table:table-cell table:style-name="Table32.X1" table:number-columns-spanned="2" office:value-type="string">
            <text:p text:style-name="P53"/>
          </table:table-cell>
          <table:covered-table-cell/>
          <table:table-cell table:style-name="Table32.Z1" table:number-columns-spanned="2" office:value-type="string">
            <text:p text:style-name="P53"/>
          </table:table-cell>
          <table:covered-table-cell/>
          <table:table-cell table:style-name="Table32.b1" table:number-columns-spanned="2" office:value-type="string">
            <text:p text:style-name="P53"/>
          </table:table-cell>
          <table:covered-table-cell/>
          <table:table-cell table:style-name="Table32.d1" office:value-type="string">
            <text:p text:style-name="P27"/>
          </table:table-cell>
          <table:table-cell table:style-name="Table32.e1" office:value-type="string">
            <text:p text:style-name="P27"/>
          </table:table-cell>
          <table:table-cell table:style-name="Table32.f1" office:value-type="string">
            <text:p text:style-name="P27"/>
          </table:table-cell>
          <table:table-cell table:style-name="Table32.g1" office:value-type="string">
            <text:p text:style-name="P27"/>
          </table:table-cell>
          <table:table-cell table:style-name="Table32.h1" office:value-type="string">
            <text:p text:style-name="P27"/>
          </table:table-cell>
          <table:table-cell table:style-name="Table32.i1" office:value-type="string">
            <text:p text:style-name="P27"/>
          </table:table-cell>
          <table:table-cell table:style-name="Table32.j1" office:value-type="string">
            <text:p text:style-name="P27"/>
          </table:table-cell>
          <table:table-cell table:style-name="Table32.k1" office:value-type="string">
            <text:p text:style-name="P27"/>
          </table:table-cell>
          <table:table-cell table:style-name="Table32.l1" office:value-type="string">
            <text:p text:style-name="P27"/>
          </table:table-cell>
          <table:table-cell table:style-name="Table32.m1" office:value-type="string">
            <text:p text:style-name="P27"/>
          </table:table-cell>
          <table:table-cell table:style-name="Table32.n1" office:value-type="string">
            <text:p text:style-name="P27"/>
          </table:table-cell>
          <table:table-cell table:style-name="Table32.o1" office:value-type="string">
            <text:p text:style-name="P27"/>
          </table:table-cell>
        </table:table-row>
        <table:table-row table:style-name="Table32.2">
          <table:table-cell table:style-name="Table32.A2" table:number-rows-spanned="2" office:value-type="string">
            <text:p text:style-name="P11"><text:span text:style-name="T11">کد</text:span><text:span text:style-name="T3"> </text:span><text:span text:style-name="T43">WBS</text:span></text:p>
          </table:table-cell>
          <table:table-cell table:style-name="Table32.A2" table:number-rows-spanned="2" office:value-type="string">
            <text:p text:style-name="P11"><text:span text:style-name="T11">مدت</text:span></text:p>
          </table:table-cell>
          <table:table-cell table:style-name="Table32.A2" table:number-rows-spanned="2" office:value-type="string">
            <text:p text:style-name="P11"><text:span text:style-name="T11">پيش­نياز</text:span></text:p>
          </table:table-cell>
          <table:table-cell table:style-name="Table32.A2" table:number-rows-spanned="2" office:value-type="string">
            <text:p text:style-name="P11"><text:span text:style-name="T11">درصد وزني</text:span></text:p>
          </table:table-cell>
          <table:table-cell table:style-name="Table32.E2" table:number-columns-spanned="37" office:value-type="string">
            <text:p text:style-name="P11"><text:span text:style-name="T11">شروع و پايان هر مرحله از عمليات بر حسب ماه/هفته (خانه هاي مربوط به هر مرحله را هاشور بزنيد)</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3">
          <table:covered-table-cell table:style-name="Table32.A2"/>
          <table:covered-table-cell table:style-name="Table32.A2"/>
          <table:covered-table-cell table:style-name="Table32.A2"/>
          <table:covered-table-cell table:style-name="Table32.A2"/>
          <table:table-cell table:style-name="Table32.A2" table:number-columns-spanned="4" office:value-type="string">
            <text:p text:style-name="P17"><text:span text:style-name="T25">1</text:span></text:p>
          </table:table-cell>
          <table:covered-table-cell/>
          <table:covered-table-cell/>
          <table:covered-table-cell/>
          <table:table-cell table:style-name="Table32.A2" table:number-columns-spanned="4" office:value-type="string">
            <text:p text:style-name="P17"><text:span text:style-name="T25">2</text:span></text:p>
          </table:table-cell>
          <table:covered-table-cell/>
          <table:covered-table-cell/>
          <table:covered-table-cell/>
          <table:table-cell table:style-name="Table32.A2" table:number-columns-spanned="4" office:value-type="string">
            <text:p text:style-name="P17"><text:span text:style-name="T25">3</text:span></text:p>
          </table:table-cell>
          <table:covered-table-cell/>
          <table:covered-table-cell/>
          <table:covered-table-cell/>
          <table:table-cell table:style-name="Table32.A2" table:number-columns-spanned="4" office:value-type="string">
            <text:p text:style-name="P17"><text:span text:style-name="T25">4</text:span></text:p>
          </table:table-cell>
          <table:covered-table-cell/>
          <table:covered-table-cell/>
          <table:covered-table-cell/>
          <table:table-cell table:style-name="Table32.A2" table:number-columns-spanned="8" office:value-type="string">
            <text:p text:style-name="P17"><text:span text:style-name="T25">5</text:span></text:p>
          </table:table-cell>
          <table:covered-table-cell/>
          <table:covered-table-cell/>
          <table:covered-table-cell/>
          <table:covered-table-cell/>
          <table:covered-table-cell/>
          <table:covered-table-cell/>
          <table:covered-table-cell/>
          <table:table-cell table:style-name="Table32.A2" table:number-columns-spanned="5" office:value-type="string">
            <text:p text:style-name="P17"><text:span text:style-name="T25">6</text:span></text:p>
          </table:table-cell>
          <table:covered-table-cell/>
          <table:covered-table-cell/>
          <table:covered-table-cell/>
          <table:covered-table-cell/>
          <table:table-cell table:style-name="Table32.A2" table:number-columns-spanned="4" office:value-type="string">
            <text:p text:style-name="P17"><text:span text:style-name="T25">7</text:span></text:p>
          </table:table-cell>
          <table:covered-table-cell/>
          <table:covered-table-cell/>
          <table:covered-table-cell/>
          <table:table-cell table:style-name="Table32.l3" table:number-columns-spanned="4" office:value-type="string">
            <text:p text:style-name="P17"><text:span text:style-name="T25">8</text:span></text:p>
          </table:table-cell>
          <table:covered-table-cell/>
          <table:covered-table-cell/>
          <table:covered-table-cell/>
        </table:table-row>
        <table:table-row table:style-name="Table32.4">
          <table:table-cell table:style-name="Table32.A4" office:value-type="string">
            <text:p text:style-name="P63"><text:span text:style-name="T38">1</text:span></text:p>
          </table:table-cell>
          <table:table-cell table:style-name="Table32.B4" office:value-type="string">
            <text:p text:style-name="P63"><text:span text:style-name="T3">0.5</text:span></text:p>
          </table:table-cell>
          <table:table-cell table:style-name="Table32.C4" office:value-type="string">
            <text:p text:style-name="P35"/>
          </table:table-cell>
          <table:table-cell table:style-name="Table32.D4" office:value-type="string">
            <text:p text:style-name="P63"><text:span text:style-name="T3">5</text:span></text:p>
          </table:table-cell>
          <table:table-cell table:style-name="Table32.E4" office:value-type="string">
            <text:p text:style-name="P76"/>
          </table:table-cell>
          <table:table-cell table:style-name="Table32.E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l4" office:value-type="string">
            <text:p text:style-name="P76"/>
          </table:table-cell>
          <table:table-cell table:style-name="Table32.m4" office:value-type="string">
            <text:p text:style-name="P76"/>
          </table:table-cell>
          <table:table-cell table:style-name="Table32.n4" office:value-type="string">
            <text:p text:style-name="P76"/>
          </table:table-cell>
          <table:table-cell table:style-name="Table32.o4" office:value-type="string">
            <text:p text:style-name="P76"/>
          </table:table-cell>
        </table:table-row>
        <table:table-row table:style-name="Table32.5">
          <table:table-cell table:style-name="Table32.A5" office:value-type="string">
            <text:p text:style-name="P63"><text:span text:style-name="T41">2</text:span></text:p>
          </table:table-cell>
          <table:table-cell table:style-name="Table32.B5" office:value-type="string">
            <text:p text:style-name="P11"><text:span text:style-name="T3">1</text:span></text:p>
          </table:table-cell>
          <table:table-cell table:style-name="Table32.C5" office:value-type="string">
            <text:p text:style-name="P63"><text:span text:style-name="T41">1</text:span></text:p>
          </table:table-cell>
          <table:table-cell table:style-name="Table32.D5" office:value-type="string">
            <text:p text:style-name="P11"><text:span text:style-name="T3">8</text:span></text:p>
          </table:table-cell>
          <table:table-cell table:style-name="Table32.G4" office:value-type="string">
            <text:p text:style-name="P76"/>
          </table:table-cell>
          <table:table-cell table:style-name="Table32.F5"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l5" office:value-type="string">
            <text:p text:style-name="P76"/>
          </table:table-cell>
          <table:table-cell table:style-name="Table32.m5" office:value-type="string">
            <text:p text:style-name="P76"/>
          </table:table-cell>
          <table:table-cell table:style-name="Table32.n5" office:value-type="string">
            <text:p text:style-name="P76"/>
          </table:table-cell>
          <table:table-cell table:style-name="Table32.o5" office:value-type="string">
            <text:p text:style-name="P76"/>
          </table:table-cell>
        </table:table-row>
        <table:table-row table:style-name="Table32.6">
          <table:table-cell table:style-name="Table32.A6" office:value-type="string">
            <text:p text:style-name="P63"><text:span text:style-name="T41">3</text:span></text:p>
          </table:table-cell>
          <table:table-cell table:style-name="Table32.B6" office:value-type="string">
            <text:p text:style-name="P11"><text:span text:style-name="T3">2</text:span></text:p>
          </table:table-cell>
          <table:table-cell table:style-name="Table32.C6" office:value-type="string">
            <text:p text:style-name="P63"><text:span text:style-name="T41">2</text:span></text:p>
          </table:table-cell>
          <table:table-cell table:style-name="Table32.D6" office:value-type="string">
            <text:p text:style-name="P11"><text:span text:style-name="T3">26</text:span></text:p>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F5"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l6" office:value-type="string">
            <text:p text:style-name="P76"/>
          </table:table-cell>
          <table:table-cell table:style-name="Table32.m6" office:value-type="string">
            <text:p text:style-name="P76"/>
          </table:table-cell>
          <table:table-cell table:style-name="Table32.n6" office:value-type="string">
            <text:p text:style-name="P76"/>
          </table:table-cell>
          <table:table-cell table:style-name="Table32.o6" office:value-type="string">
            <text:p text:style-name="P76"/>
          </table:table-cell>
        </table:table-row>
        <table:table-row table:style-name="Table32.7">
          <table:table-cell table:style-name="Table32.A7" office:value-type="string">
            <text:p text:style-name="P63"><text:span text:style-name="T41">4</text:span></text:p>
          </table:table-cell>
          <table:table-cell table:style-name="Table32.B7" office:value-type="string">
            <text:p text:style-name="P11"><text:span text:style-name="T3">1.25</text:span></text:p>
          </table:table-cell>
          <table:table-cell table:style-name="Table32.C7" office:value-type="string">
            <text:p text:style-name="P63"><text:span text:style-name="T41">3</text:span></text:p>
          </table:table-cell>
          <table:table-cell table:style-name="Table32.D7" office:value-type="string">
            <text:p text:style-name="P11"><text:span text:style-name="T3">22</text:span></text:p>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G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table:number-columns-spanned="2" office:value-type="string">
            <text:p text:style-name="P76"/>
          </table:table-cell>
          <table:covered-table-cell/>
          <table:table-cell table:style-name="Table32.E4" table:number-columns-spanned="2" office:value-type="string">
            <text:p text:style-name="P76"/>
          </table:table-cell>
          <table:covered-table-cell/>
          <table:table-cell table:style-name="Table32.E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l7" office:value-type="string">
            <text:p text:style-name="P76"/>
          </table:table-cell>
          <table:table-cell table:style-name="Table32.m7" office:value-type="string">
            <text:p text:style-name="P76"/>
          </table:table-cell>
          <table:table-cell table:style-name="Table32.n7" office:value-type="string">
            <text:p text:style-name="P76"/>
          </table:table-cell>
          <table:table-cell table:style-name="Table32.o7" office:value-type="string">
            <text:p text:style-name="P76"/>
          </table:table-cell>
        </table:table-row>
        <table:table-row table:style-name="Table32.8">
          <table:table-cell table:style-name="Table32.A8" office:value-type="string">
            <text:p text:style-name="P63"><text:span text:style-name="T38">5</text:span></text:p>
          </table:table-cell>
          <table:table-cell table:style-name="Table32.B8" office:value-type="string">
            <text:p text:style-name="P11"><text:span text:style-name="T3">2</text:span></text:p>
          </table:table-cell>
          <table:table-cell table:style-name="Table32.C8" office:value-type="string">
            <text:p text:style-name="P63"><text:span text:style-name="T38">4</text:span></text:p>
          </table:table-cell>
          <table:table-cell table:style-name="Table32.D8" office:value-type="string">
            <text:p text:style-name="P11"><text:span text:style-name="T3">22</text:span></text:p>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F5"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E4" table:number-columns-spanned="2" office:value-type="string">
            <text:p text:style-name="P76"/>
          </table:table-cell>
          <table:covered-table-cell/>
          <table:table-cell table:style-name="Table32.E4" table:number-columns-spanned="2" office:value-type="string">
            <text:p text:style-name="P76"/>
          </table:table-cell>
          <table:covered-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E4" office:value-type="string">
            <text:p text:style-name="P76"/>
          </table:table-cell>
          <table:table-cell table:style-name="Table32.F5" office:value-type="string">
            <text:p text:style-name="P76"/>
          </table:table-cell>
          <table:table-cell table:style-name="Table32.l8" office:value-type="string">
            <text:p text:style-name="P76"/>
          </table:table-cell>
          <table:table-cell table:style-name="Table32.m8" office:value-type="string">
            <text:p text:style-name="P76"/>
          </table:table-cell>
          <table:table-cell table:style-name="Table32.n8" office:value-type="string">
            <text:p text:style-name="P76"/>
          </table:table-cell>
          <table:table-cell table:style-name="Table32.o8" office:value-type="string">
            <text:p text:style-name="P76"/>
          </table:table-cell>
        </table:table-row>
        <table:table-row table:style-name="Table32.9">
          <table:table-cell table:style-name="Table32.A9" office:value-type="string">
            <text:p text:style-name="P63"><text:span text:style-name="T41">6</text:span></text:p>
          </table:table-cell>
          <table:table-cell table:style-name="Table32.B9" office:value-type="string">
            <text:p text:style-name="P11"><text:span text:style-name="T3">0.25</text:span></text:p>
          </table:table-cell>
          <table:table-cell table:style-name="Table32.C9" office:value-type="string">
            <text:p text:style-name="P63"><text:span text:style-name="T41">5</text:span></text:p>
          </table:table-cell>
          <table:table-cell table:style-name="Table32.D9" office:value-type="string">
            <text:p text:style-name="P63"><text:span text:style-name="T3">6</text:span></text:p>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F5" office:value-type="string">
            <text:p text:style-name="P76"/>
          </table:table-cell>
          <table:table-cell table:style-name="Table32.G4" office:value-type="string">
            <text:p text:style-name="P76"/>
          </table:table-cell>
          <table:table-cell table:style-name="Table32.F5"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E4" office:value-type="string">
            <text:p text:style-name="P76"/>
          </table:table-cell>
          <table:table-cell table:style-name="Table32.l9" office:value-type="string">
            <text:p text:style-name="P76"/>
          </table:table-cell>
          <table:table-cell table:style-name="Table32.m9" office:value-type="string">
            <text:p text:style-name="P76"/>
          </table:table-cell>
          <table:table-cell table:style-name="Table32.n9" office:value-type="string">
            <text:p text:style-name="P76"/>
          </table:table-cell>
          <table:table-cell table:style-name="Table32.o9" office:value-type="string">
            <text:p text:style-name="P76"/>
          </table:table-cell>
        </table:table-row>
        <table:table-row table:style-name="Table32.10">
          <table:table-cell table:style-name="Table32.A10" office:value-type="string">
            <text:p text:style-name="P63"><text:span text:style-name="T41">7</text:span></text:p>
          </table:table-cell>
          <table:table-cell table:style-name="Table32.B10" office:value-type="string">
            <text:p text:style-name="P11"><text:span text:style-name="T3">1</text:span></text:p>
          </table:table-cell>
          <table:table-cell table:style-name="Table32.C10" office:value-type="string">
            <text:p text:style-name="P63"><text:span text:style-name="T41">6</text:span></text:p>
          </table:table-cell>
          <table:table-cell table:style-name="Table32.D10" office:value-type="string">
            <text:p text:style-name="P11"><text:span text:style-name="T3">11</text:span></text:p>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office:value-type="string">
            <text:p text:style-name="P76"/>
          </table:table-cell>
          <table:table-cell table:style-name="Table32.G4" table:number-columns-spanned="2" office:value-type="string">
            <text:p text:style-name="P76"/>
          </table:table-cell>
          <table:covered-table-cell/>
          <table:table-cell table:style-name="Table32.G4"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F5" table:number-columns-spanned="2" office:value-type="string">
            <text:p text:style-name="P76"/>
          </table:table-cell>
          <table:covered-table-cell/>
          <table:table-cell table:style-name="Table32.F5"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F5" office:value-type="string">
            <text:p text:style-name="P76"/>
          </table:table-cell>
          <table:table-cell table:style-name="Table32.l10" office:value-type="string">
            <text:p text:style-name="P76"/>
          </table:table-cell>
          <table:table-cell table:style-name="Table32.m10" office:value-type="string">
            <text:p text:style-name="P76"/>
          </table:table-cell>
          <table:table-cell table:style-name="Table32.n10" office:value-type="string">
            <text:p text:style-name="P76"/>
          </table:table-cell>
          <table:table-cell table:style-name="Table32.o10" office:value-type="string">
            <text:p text:style-name="P76"/>
          </table:table-cell>
        </table:table-row>
      </table:table>
      <text:p text:style-name="P72"/>
      <text:p text:style-name="P72"/>
      <text:p text:style-name="P72"/>
      <text:list xml:id="list43057705407672" text:continue-numbering="true" text:style-name="WWNum4">
        <text:list-item>
          <text:p text:style-name="P45"><text:bookmark-start text:name="OLE_LINK60"/><text:bookmark-start text:name="OLE_LINK61"/><text:span text:style-name="T8"><text:s/>زمان شروع اجرا :</text:span></text:p>
        </text:list-item>
      </text:list>
      <table:table table:name="Table33" table:style-name="Table33">
        <table:table-column table:style-name="Table33.A"/>
        <table:table-column table:style-name="Table33.B"/>
        <table:table-row table:style-name="Table33.1">
          <table:table-cell table:style-name="Table33.A1" office:value-type="string">
            <text:p text:style-name="P27"><text:span text:style-name="T4">تاریخ مورد نظر برای شروع اجراء قرارداد (</text:span><text:span text:style-name="T92">در صورت تصویب پیشنهاد پروژه و عقد قرارداد</text:span><text:span text:style-name="T4">) بر اساس روز/ماه/سال در ستون مقابل قید شود.</text:span></text:p>
          </table:table-cell>
          <table:table-cell table:style-name="Table33.A1" office:value-type="string">
            <text:p text:style-name="P11"><text:span text:style-name="T10">15 /06 / 1402</text:span></text:p>
          </table:table-cell>
        </table:table-row>
      </table:table>
      <text:p text:style-name="P72"><text:bookmark-end text:name="OLE_LINK60"/><text:bookmark-end text:name="OLE_LINK61"/></text:p>
      <text:list xml:id="list43058137156683" text:continue-numbering="true" text:style-name="WWNum4">
        <text:list-item>
          <text:p text:style-name="P44"><text:span text:style-name="T8"><text:s/>نتايج</text:span><text:span text:style-name="T10"> اين پژوهش</text:span><text:span text:style-name="T91"> با توجه به فرم رازداري امضاء شده، پس از اخذ مجوزهاي لازم از شركت </text:span><text:span text:style-name="T10">مديريت پروژه هاي نيروگاهي ايران (مپنا)</text:span><text:change-start text:change-id="ct94084612277280"/><text:span text:style-name="T10"> </text:span><text:change-end text:change-id="ct94084612277280"/><text:span text:style-name="T10">قابل انتشار به صورت:</text:span></text:p>
        </text:list-item>
      </text:list>
      <text:p text:style-name="P77"><text:span text:style-name="T4"><text:s/></text:span><text:span text:style-name="T10"><text:s/>1: مقاله <text:s/></text:span><text:span text:style-name="T96"></text:span><text:span text:style-name="T10"><text:tab/><text:tab/>2ـ ثبت اختراع (Patent) </text:span><text:span text:style-name="T49"> <text:s/></text:span><text:span text:style-name="T10">مي‌باشد.</text:span></text:p>
      <text:p text:style-name="P71"/>
      <text:p text:style-name="P71"/>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57"><text:span text:style-name="T8">اينجانب ضمن وقوف به کلیه مطالب و مندرجات ارائه شده در این فرم، صحت آنها را تایید می نمایم. ضمنا نسبت به این موضوع واقف می­باشم که تکمیل و ارسال این فرم پیشنهاد به منزله پذیرش قطعی آن از سوی معاونت تحقیق و توسعه شرکت مپنا نبوده و این شرکت در رد و یا پذیرش این پیشنهاد اختیار کامل دارد.</text:span></text:p>
          </table:table-cell>
          <table:covered-table-cell/>
          <table:covered-table-cell/>
        </table:table-row>
        <table:table-row table:style-name="Table34.2">
          <table:table-cell table:style-name="Table34.A1" office:value-type="string">
            <text:p text:style-name="P59"><text:span text:style-name="T10">نام و نام خانوادگی مجري</text:span></text:p>
          </table:table-cell>
          <table:table-cell table:style-name="Table34.A1" office:value-type="string">
            <text:p text:style-name="P59"><text:span text:style-name="T10">تاريخ</text:span></text:p>
          </table:table-cell>
          <table:table-cell table:style-name="Table34.A1" office:value-type="string">
            <text:p text:style-name="P59"><text:span text:style-name="T10">امضاء</text:span></text:p>
          </table:table-cell>
        </table:table-row>
        <table:table-row table:style-name="Table34.3">
          <table:table-cell table:style-name="Table34.A1" office:value-type="string">
            <text:p text:style-name="P58"><text:span text:style-name="T10">کامران عاصمی</text:span></text:p>
          </table:table-cell>
          <table:table-cell table:style-name="Table34.A1" office:value-type="string">
            <text:p text:style-name="P58"><text:span text:style-name="T10">04/04/1402</text:span></text:p>
          </table:table-cell>
          <table:table-cell table:style-name="Table34.A1" office:value-type="string">
            <text:p text:style-name="P59"><draw:frame draw:style-name="fr3" draw:name="Object1" text:anchor-type="as-char" svg:width="1.1874in" svg:height="1.25in" draw:z-index="32"><draw:object-ole xlink:href="./Obj100" xlink:type="simple" xlink:show="embed" xlink:actuate="onLoad"/><draw:image xlink:href="./ObjectReplacements/Obj100" xlink:type="simple" xlink:show="embed" xlink:actuate="onLoad"/></draw:frame></text:p>
          </table:table-cell>
        </table:table-row>
      </table:table>
      <text:p text:style-name="P71"/>
      <text:p text:style-name="P46"/>
      <text:p text:style-name="P46"/>
      <text:p text:style-name="P46"/>
      <text:p text:style-name="Standard"><text:span text:style-name="T28"><text:tab/><text:tab/><text:tab/><text:tab/></text:span></text:p>
      <text:p text:style-name="P71"/>
      <text:p text:style-name="P78"/>
      <text:p text:style-name="P78"/>
      <text:p text:style-name="P78"/>
      <text:p text:style-name="P71"/>
      <text:p text:style-name="Standard"><text:span text:style-name="T97"><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Gothic Std B" svg:font-family="'Adobe Gothic Std B'" style:font-family-generic="roman" style:font-pitch="variable"/>
    <style:font-face style:name="Adobe Gothic Std B1" svg:font-family="'Adobe Gothic Std B'" style:font-family-generic="system" style:font-pitch="variable"/>
    <style:font-face style:name="Arial" svg:font-family="Arial" style:font-family-generic="roman" style:font-pitch="variable"/>
    <style:font-face style:name="Arial1"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Georgia" svg:font-family="Georgia" style:font-family-generic="system" style:font-pitch="variable"/>
    <style:font-face style:name="Helvetica" svg:font-family="Helvetica" style:font-family-generic="roman" style:font-pitch="variable"/>
    <style:font-face style:name="Homa" svg:font-family="Homa" style:font-family-generic="system" style:font-pitch="variable"/>
    <style:font-face style:name="IRZar" svg:font-family="IRZar" style:font-pitch="variable"/>
    <style:font-face style:name="Liberation Sans" svg:font-family="'Liberation Sans'" style:font-family-generic="swiss" style:font-pitch="variable"/>
    <style:font-face style:name="Lotus" svg:font-family="Lotus" style:font-family-generic="system" style:font-pitch="variable"/>
    <style:font-face style:name="Nazanin" svg:font-family="Nazanin"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ffic" svg:font-family="Traffic" style:font-family-generic="roman" style:font-pitch="variable"/>
    <style:font-face style:name="Wingdings" svg:font-family="Wingdings" style:font-charset="x-symbol"/>
    <style:font-face style:name="Wingdings 2" svg:font-family="'Wingdings 2'" style:font-family-generic="roman" style:font-pitch="variable" style:font-charset="x-symbol"/>
    <style:font-face style:name="Wingdings 21" svg:font-family="'Wingdings 2'" style:font-family-generic="roman" style:font-pitch="variable"/>
    <style:font-face style:name="Wingdings 2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end" style:justify-single-word="false" fo:orphans="2" fo:widows="2" style:writing-mode="rl-tb"/>
      <style:text-properties fo:font-size="12pt" style:font-size-asian="12pt"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style:line-height-at-least="0.0138in" fo:text-align="center" style:justify-single-word="false" fo:keep-with-next="always"/>
      <style:text-properties fo:font-size="14pt" fo:font-weight="bold" style:font-size-asian="14pt" style:font-weight-asian="bold" style:font-name-complex="Lotus" style:font-family-complex="Lotu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class="chapter">
      <style:paragraph-properties fo:text-align="center" style:justify-single-word="false"/>
      <style:text-properties fo:font-size="10pt" fo:font-weight="bold" style:font-size-asian="10pt" style:font-weight-asian="bold" style:font-name-complex="Homa" style:font-family-complex="Homa" style:font-family-generic-complex="system" style:font-pitch-complex="variable" style:font-size-complex="10pt" style:font-weight-complex="bold"/>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 style:family="paragraph" style:parent-style-name="Standard" loext:linked-style-name="Endnote_20_Text_20_Char" style:class="extra">
      <style:text-properties fo:font-size="10pt" style:font-size-asian="10pt"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language-complex="ar" style:country-complex="SA"/>
    </style:style>
    <style:style style:name="Comment_20_Subject_20_Char" style:display-name="Comment Subject Char" style:family="text" style:parent-style-name="Comment_20_Text_20_Char" loext:linked-style-name="annotation_20_subject">
      <style:text-properties fo:font-weight="bold" style:font-weight-asian="bold" style:language-complex="ar" style:country-complex="SA" style:font-weight-complex="bold"/>
    </style:style>
    <style:style style:name="Endnote_20_Text_20_Char" style:display-name="Endnote Text Char" style:family="text" style:parent-style-name="Default_20_Paragraph_20_Font" loext:linked-style-name="Endnote">
      <style:text-properties style:language-complex="ar" style:country-complex="SA"/>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wtze" style:family="text" style:parent-style-name="Default_20_Paragraph_20_Font"/>
    <style:style style:name="rynqvb"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Times New Roman1" style:font-family-asian="'Times New Roman'" style:font-family-generic-asian="system" style:font-pitch-asian="variable" style:font-name-complex="Nazanin" style:font-family-complex="Nazani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2pt" fo:font-weight="bold" style:font-size-asian="12pt" style:font-weight-asian="bold" style:font-size-complex="12pt"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Times New Roman1" style:font-family-asian="'Times New Roman'" style:font-family-generic-asian="system" style:font-pitch-asian="variable" style:font-name-complex="B Nazanin" style:font-family-complex="'B Nazanin'"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2pt" fo:font-weight="bold" style:font-size-asian="12pt" style:font-weight-asian="bold"/>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2pt" fo:font-weight="normal" style:font-size-asian="12pt" style:font-weight-asian="normal" style:font-weight-complex="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sian="Times New Roman1" style:font-family-asian="'Times New Roman'" style:font-family-generic-asian="system" style:font-pitch-asian="variable" style:font-name-complex="B Nazanin" style:font-family-complex="'B Nazani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2pt" fo:font-weight="bold" style:font-size-asian="12pt" style:font-weight-asian="bold" style:font-size-complex="12pt" style:font-weight-complex="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font-size="12pt" fo:font-weight="bold" style:font-size-asian="12pt" style:font-weight-asian="bold" style:font-size-complex="12pt" style:font-weight-complex="bold"/>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12pt" style:font-size-asian="12pt" style:font-size-complex="12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2pt" fo:font-weight="bold" style:font-size-asian="12pt" style:font-weight-asian="bold" style:font-size-complex="12pt" style:font-weight-complex="bold"/>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Helvetica" fo:font-family="Helvetica" style:font-family-generic="roman" style:font-pitch="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Helvetica" fo:font-family="Helvetica" style:font-family-generic="roman" style:font-pitch="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Numbering_20_Symbols" loext:num-list-format="%1%." style:num-suffix="." style:num-format="۱, ۲, ۳, ...">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17">
        <style:list-level-properties text:list-level-position-and-space-mode="label-alignment">
          <style:list-level-label-alignment text:label-followed-by="listtab" text:list-tab-stop-position="0.5339in" fo:text-indent="-0.25in" fo:margin-left="0.5339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339in" fo:text-indent="-0.1252in" fo:margin-left="1.5339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339in" fo:text-indent="-0.25in" fo:margin-left="2.5339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0339in" fo:text-indent="-0.1252in" fo:margin-left="3.0339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339in" fo:text-indent="-0.25in" fo:margin-left="3.5339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0339in" fo:text-indent="-0.25in" fo:margin-left="4.0339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339in"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1">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25">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26">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3752in" fo:text-indent="-0.25in" fo:margin-left="0.3752in"/>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0.8752in" fo:text-indent="-0.25in" fo:margin-left="0.875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3752in" fo:text-indent="-0.25in" fo:margin-left="2.375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3.8752in" fo:text-indent="-0.25in" fo:margin-left="3.875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3752in" fo:text-indent="-0.25in" fo:margin-left="4.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25">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1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3">
        <style:list-level-properties text:list-level-position-and-space-mode="label-alignment">
          <style:list-level-label-alignment text:label-followed-by="listtab" text:list-tab-stop-position="0.4819in" fo:text-indent="-0.2602in" fo:margin-left="0.4819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0.9717in" fo:text-indent="-0.25in" fo:margin-left="0.971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4717in" fo:text-indent="-0.1252in" fo:margin-left="1.471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9717in" fo:text-indent="-0.25in" fo:margin-left="1.971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4717in" fo:text-indent="-0.25in" fo:margin-left="2.471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2.9717in" fo:text-indent="-0.1252in" fo:margin-left="2.971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4717in" fo:text-indent="-0.25in" fo:margin-left="3.471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3.9717in" fo:text-indent="-0.25in" fo:margin-left="3.971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4717in" fo:text-indent="-0.1252in" fo:margin-left="4.4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20">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text:start-value="27">
        <style:list-level-properties text:list-level-position-and-space-mode="label-alignment">
          <style:list-level-label-alignment text:label-followed-by="listtab" text:list-tab-stop-position="0.3154in" fo:text-indent="-0.2602in" fo:margin-left="0.3154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23">
        <style:list-level-properties text:list-level-position-and-space-mode="label-alignment">
          <style:list-level-label-alignment text:label-followed-by="listtab" fo:text-indent="-0.2602in" fo:margin-left="0.6543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30">
        <style:list-level-properties text:list-level-position-and-space-mode="label-alignment">
          <style:list-level-label-alignment text:label-followed-by="listtab" fo:text-indent="-0.25in" fo:margin-left="0.3047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8047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3047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8047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3047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8047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3047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8047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Numbering_20_Symbols" loext:num-list-format="%1%." style:num-suffix="." style:num-format="۱, ۲, ۳, ...">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format="1" text:start-value="20">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language-complex="fa" style:country-complex="IR"/>
    </style:style>
    <style:style style:name="MP2" style:family="paragraph">
      <style:text-properties style:font-name="Traffic" fo:font-size="1pt"/>
    </style:style>
    <style:style style:name="MP3" style:family="paragraph">
      <loext:graphic-properties draw:fill="solid" draw:fill-color="#c0c0c0" draw:opacity="50%"/>
      <style:text-properties style:font-name="Traffic" fo:font-size="1pt"/>
    </style:style>
    <style:style style:name="MP4" style:family="paragraph" style:parent-style-name="Header">
      <style:paragraph-properties fo:text-align="center" style:justify-single-word="false"/>
    </style:style>
    <style:style style:name="MP5" style:family="paragraph" style:parent-style-name="Header">
      <style:paragraph-properties fo:text-align="center" style:justify-single-word="false"/>
      <style:text-properties style:font-name-complex="IRZar"/>
    </style:style>
    <style:style style:name="MP6" style:family="paragraph" style:parent-style-name="Footer">
      <style:paragraph-properties fo:margin-left="0in" fo:margin-right="0.25in" fo:text-align="center" style:justify-single-word="false" fo:text-indent="0in" style:auto-text-indent="false"/>
    </style:style>
    <style:style style:name="MT1" style:family="text">
      <style:text-properties fo:font-size="11pt" fo:font-weight="bold" style:font-size-asian="11pt" style:font-weight-asian="bold" style:font-size-complex="11pt" style:language-complex="ar" style:country-complex="AE" style:font-weight-complex="bold"/>
    </style:style>
    <style:style style:name="MT2" style:family="text">
      <style:text-properties style:font-name-complex="B Nazanin" style:language-complex="fa" style:country-complex="IR"/>
    </style:style>
    <style:style style:name="MT3" style:family="text">
      <style:text-properties style:font-name-complex="B Nazanin"/>
    </style:style>
    <style:style style:name="MT4" style:family="text">
      <style:text-properties fo:font-size="11pt" fo:font-weight="bold" style:font-size-asian="11pt" style:font-weight-asian="bold" style:font-name-complex="B Mitra" style:font-size-complex="11pt" style:language-complex="ar" style:country-complex="AE"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c0c0c0" draw:opacity="50%" draw:textarea-vertical-align="top" draw:auto-grow-height="false" draw:auto-grow-width="false" fo:min-height="2.7244in" fo:min-width="7.6862in"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4925in" fo:margin-bottom="0.4925in" fo:margin-left="0.5909in" fo:margin-right="0.7866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0984in" fo:margin-left="0in" fo:margin-right="0in" fo:margin-top="0.0591in" style:dynamic-spacing="true"/>
      </style:footer-style>
    </style:page-layout>
    <style:page-layout style:name="Mpm2">
      <style:page-layout-properties fo:page-width="8.2681in" fo:page-height="11.6929in" style:num-format="1" style:print-orientation="portrait" fo:margin-top="0.4925in" fo:margin-bottom="0.5909in" fo:margin-left="0.5909in" fo:margin-right="0.7866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page-layout>
    <style:page-layout style:name="Mpm3">
      <style:page-layout-properties fo:page-width="11.6929in" fo:page-height="8.2681in" style:num-format="1" style:print-orientation="landscape" fo:margin-top="0.4925in" fo:margin-bottom="0.4925in" fo:margin-left="0.5909in" fo:margin-right="0.689in" style:writing-mode="rl-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2937in" fo:margin-left="0in" fo:margin-right="0in" fo:margin-top="0.2547in" style:dynamic-spacing="true"/>
      </style:footer-style>
    </style:page-layout>
    <style:page-layout style:name="Mpm4">
      <style:page-layout-properties fo:page-width="8.2681in" fo:page-height="11.6929in" style:num-format="1" style:print-orientation="portrait" fo:margin-top="0.4925in" fo:margin-bottom="0.4925in" fo:margin-left="0.5909in" fo:margin-right="0.7866in" style:writing-mode="rl-tb" style:layout-grid-color="#c0c0c0" style:layout-grid-lines="2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0984in" fo:margin-left="0in" fo:margin-right="0in" fo:margin-top="0.0591in" style:dynamic-spacing="true"/>
      </style:footer-style>
    </style:page-layout>
    <style:page-layout style:name="Mpm5">
      <style:page-layout-properties fo:page-width="16.5354in" fo:page-height="11.6929in" style:num-format="1" style:print-orientation="landscape" fo:margin-top="0.4925in" fo:margin-bottom="0.4925in" fo:margin-left="0.5909in" fo:margin-right="0.689in" style:writing-mode="rl-tb" style:layout-grid-color="#c0c0c0" style:layout-grid-lines="6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6">
      <style:page-layout-properties fo:page-width="8.2681in" fo:page-height="11.6929in" style:num-format="1" style:print-orientation="portrait" fo:margin-top="0.5in" fo:margin-bottom="0.5in" fo:margin-left="0.5909in" fo:margin-right="0.5909in" style:writing-mode="rl-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29in" fo:margin-left="0in" fo:margin-right="0in" fo:margin-bottom="0.1535in" style:dynamic-spacing="true"/>
      </style:header-style>
      <style:footer-style>
        <style:header-footer-properties fo:min-height="0.0909in" fo:margin-left="0in" fo:margin-right="0in" fo:margin-top="0.0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10" draw:name="PowerPlusWaterMarkObject7873095" draw:style-name="Mgr1" draw:text-style-name="MP3" svg:width="7.6858in" svg:height="2.724in" draw:transform="rotate (0.785398163397448) translate (-0.235536964129483in 6.47575459317585in)"><text:p text:style-name="MP2">فرم A2</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Picture 1" text:anchor-type="as-char" svg:width="0.9689in" svg:height="0.6354in" draw:z-index="25"><draw:image xlink:href="Pictures/10000000000001F2000001504A6B939E31E71217.jpg" xlink:type="simple" xlink:show="embed" xlink:actuate="onLoad" draw:mime-type="image/jpeg"/><svg:desc>mapna-group-f</svg:desc></draw:frame></text:p>
        <text:p text:style-name="MP5"><text:span text:style-name="MT1">معاونت تحقیق و توسعه</text:span></text:p>
      </style:header>
      <style:footer>
        <text:p text:style-name="MP6"><text:span text:style-name="MT2">صفحه </text:span><text:span text:style-name="page_20_number"><text:span text:style-name="MT3"><text:page-number style:num-format="۱, ۲, ۳, ..." text:select-page="current">۹</text:page-number></text:span></text:span></text:p>
      </style:footer>
    </style:master-page>
    <style:master-page style:name="First_20_Page" style:display-name="First Page" style:page-layout-name="Mpm2" draw:style-name="Mdp1" style:next-style-name="Standard">
      <style:header>
        <text:p text:style-name="Header"><draw:custom-shape text:anchor-type="char" draw:z-index="0" draw:name="PowerPlusWaterMarkObject7873093" draw:style-name="Mgr1" draw:text-style-name="MP3" svg:width="7.6858in" svg:height="2.724in" draw:transform="rotate (0.785398163397448) translate (0.000596019247594038in 5.4348698600175in)"><text:p text:style-name="MP2">فرم A2</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Converted1" style:page-layout-name="Mpm3" draw:style-name="Mdp1">
      <style:header>
        <text:p text:style-name="MP1"><draw:custom-shape text:anchor-type="char" draw:z-index="11" draw:name="PowerPlusWaterMarkObject 1" draw:style-name="Mgr1" draw:text-style-name="MP3" svg:width="7.6858in" svg:height="2.724in" draw:transform="rotate (0.785398163397448) translate (1.52549212598425in 4.74666447944007in)"><text:p text:style-name="MP2">فرم A2</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text:anchor-type="as-char" svg:width="0.9689in" svg:height="0.6354in" draw:z-index="26"><draw:image xlink:href="Pictures/10000000000001F2000001504A6B939E31E71217.jpg" xlink:type="simple" xlink:show="embed" xlink:actuate="onLoad" draw:mime-type="image/jpeg"/><svg:desc>mapna-group-f</svg:desc></draw:frame></text:p>
        <text:p text:style-name="MP4"><text:span text:style-name="MT4">معاونت تحقیق و توسعه</text:span></text:p>
      </style:header>
      <style:footer>
        <text:p text:style-name="MP6"><text:span text:style-name="MT2">صفحه </text:span><text:span text:style-name="page_20_number"><text:span text:style-name="MT3"><text:page-number text:select-page="current">10</text:page-number></text:span></text:span></text:p>
      </style:footer>
    </style:master-page>
    <style:master-page style:name="Converted2" style:page-layout-name="Mpm4" draw:style-name="Mdp1">
      <style:header>
        <text:p text:style-name="MP1"><draw:custom-shape text:anchor-type="char" draw:z-index="13" draw:name="PowerPlusWaterMarkObject 2" draw:style-name="Mgr1" draw:text-style-name="MP3" svg:width="7.6858in" svg:height="2.724in" draw:transform="rotate (0.785398163397448) translate (-0.235536964129483in 6.50847003499563in)"><text:p text:style-name="MP2">فرم A2</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text:anchor-type="as-char" svg:width="0.9689in" svg:height="0.6354in" draw:z-index="28"><draw:image xlink:href="Pictures/10000000000001F2000001504A6B939E31E71217.jpg" xlink:type="simple" xlink:show="embed" xlink:actuate="onLoad" draw:mime-type="image/jpeg"/><svg:desc>mapna-group-f</svg:desc></draw:frame></text:p>
        <text:p text:style-name="MP4"><text:span text:style-name="MT4">معاونت تحقیق و توسعه</text:span></text:p>
      </style:header>
      <style:footer>
        <text:p text:style-name="MP6"><text:span text:style-name="MT2">صفحه </text:span><text:span text:style-name="page_20_number"><text:span text:style-name="MT3"><text:page-number text:select-page="current">12</text:page-number></text:span></text:span></text:p>
      </style:footer>
    </style:master-page>
    <style:master-page style:name="Converted3" style:page-layout-name="Mpm3" draw:style-name="Mdp1">
      <style:header>
        <text:p text:style-name="MP1"><draw:custom-shape text:anchor-type="char" draw:z-index="14" draw:name="PowerPlusWaterMarkObject 3" draw:style-name="Mgr1" draw:text-style-name="MP3" svg:width="7.6858in" svg:height="2.724in" draw:transform="rotate (0.785398163397448) translate (1.52549212598425in 4.74666447944007in)"><text:p text:style-name="MP2">فرم A2</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text:anchor-type="as-char" svg:width="0.9689in" svg:height="0.6354in" draw:z-index="29"><draw:image xlink:href="Pictures/10000000000001F2000001504A6B939E31E71217.jpg" xlink:type="simple" xlink:show="embed" xlink:actuate="onLoad" draw:mime-type="image/jpeg"/><svg:desc>mapna-group-f</svg:desc></draw:frame></text:p>
        <text:p text:style-name="MP4"><text:span text:style-name="MT4">معاونت تحقیق و توسعه</text:span></text:p>
      </style:header>
      <style:footer>
        <text:p text:style-name="MP6"><text:span text:style-name="MT2">صفحه </text:span><text:span text:style-name="page_20_number"><text:span text:style-name="MT3"><text:page-number text:select-page="current">13</text:page-number></text:span></text:span></text:p>
      </style:footer>
    </style:master-page>
    <style:master-page style:name="Converted4" style:page-layout-name="Mpm5" draw:style-name="Mdp1">
      <style:header>
        <text:p text:style-name="MP1"><draw:custom-shape text:anchor-type="char" draw:z-index="15" draw:name="PowerPlusWaterMarkObject 4" draw:style-name="Mgr1" draw:text-style-name="MP3" svg:width="7.6858in" svg:height="2.724in" draw:transform="rotate (0.785398163397448) translate (3.94717847769029in 6.50847003499563in)"><text:p text:style-name="MP2">فرم A2</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text:anchor-type="as-char" svg:width="0.9689in" svg:height="0.6354in" draw:z-index="30"><draw:image xlink:href="Pictures/10000000000001F2000001504A6B939E31E71217.jpg" xlink:type="simple" xlink:show="embed" xlink:actuate="onLoad" draw:mime-type="image/jpeg"/><svg:desc>mapna-group-f</svg:desc></draw:frame></text:p>
        <text:p text:style-name="MP4"><text:span text:style-name="MT4">معاونت تحقیق و توسعه</text:span></text:p>
      </style:header>
      <style:footer>
        <text:p text:style-name="MP6"><text:span text:style-name="MT2">صفحه </text:span><text:span text:style-name="page_20_number"><text:span text:style-name="MT3"><text:page-number text:select-page="current">14</text:page-number></text:span></text:span></text:p>
      </style:footer>
    </style:master-page>
    <style:master-page style:name="Converted5" style:page-layout-name="Mpm6" draw:style-name="Mdp1">
      <style:header>
        <text:p text:style-name="MP1"><draw:custom-shape text:anchor-type="char" draw:z-index="16" draw:name="PowerPlusWaterMarkObject 5" draw:style-name="Mgr1" draw:text-style-name="MP3" svg:width="7.6858in" svg:height="2.724in" draw:transform="rotate (0.785398163397448) translate (-0.137390638670166in 6.50083114610674in)"><text:p text:style-name="MP2">فرم A2</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text:anchor-type="as-char" svg:width="0.9689in" svg:height="0.6354in" draw:z-index="31"><draw:image xlink:href="Pictures/10000000000001F2000001504A6B939E31E71217.jpg" xlink:type="simple" xlink:show="embed" xlink:actuate="onLoad" draw:mime-type="image/jpeg"/><svg:desc>mapna-group-f</svg:desc></draw:frame></text:p>
        <text:p text:style-name="MP4"><text:span text:style-name="MT4">معاونت تحقیق و توسعه</text:span></text:p>
      </style:header>
      <style:footer>
        <text:p text:style-name="MP6"><text:span text:style-name="MT2">صفحه </text:span><text:span text:style-name="page_20_number"><text:span text:style-name="MT3"><text:page-number text:select-page="current">15</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 عنوان طرح به زبان فارسي:</dc:title>
    <meta:initial-creator>مهدي خبازيان</meta:initial-creator>
    <meta:editing-cycles>69</meta:editing-cycles>
    <meta:print-date>2008-09-30T04:31:00</meta:print-date>
    <meta:creation-date>2023-07-09T04:40:00</meta:creation-date>
    <dc:date>2023-08-29T04:30:56.170420473</dc:date>
    <meta:editing-duration>PT2H51M5S</meta:editing-duration>
    <meta:generator>LibreOffice/7.3.7.2$Linux_X86_64 LibreOffice_project/30$Build-2</meta:generator>
    <meta:document-statistic meta:table-count="34" meta:image-count="6" meta:object-count="1" meta:page-count="15" meta:paragraph-count="509" meta:word-count="3181" meta:character-count="16258" meta:non-whitespace-character-count="13537"/>
    <meta:user-defined meta:name="AppVersion">12.0000</meta:user-defined>
    <meta:user-defined meta:name="Company">Toshiba</meta:user-defined>
    <meta:template xlink:type="simple" xlink:actuate="onRequest" xlink:title="Normal.dotm" xlink:href=""/>
  </office:meta>
</office:document-meta>
</file>